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 fo:break-before="auto" fo:break-after="auto" style:writing-mode="rl-tb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rl-tb"/>
    </style:style>
    <style:style style:name="P3" style:family="paragraph" style:parent-style-name="Standard">
      <style:paragraph-properties fo:text-align="end" style:justify-single-word="false" fo:break-before="auto" fo:break-after="auto" style:writing-mode="rl-tb"/>
    </style:style>
    <style:style style:name="P4" style:family="paragraph" style:parent-style-name="Standard">
      <style:paragraph-properties fo:line-height="100%" fo:text-align="end" style:justify-single-word="false" fo:break-before="auto" fo:break-after="auto" style:writing-mode="rl-tb"/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fo:text-align="end" style:justify-single-word="false" fo:break-before="auto" fo:break-after="auto" style:writing-mode="rl-tb"/>
      <style:text-properties fo:font-size="18pt" style:font-size-asian="18pt" style:font-size-complex="18pt"/>
    </style:style>
    <style:style style:name="P6" style:family="paragraph" style:parent-style-name="Standard">
      <style:paragraph-properties fo:text-align="end" style:justify-single-word="false" fo:break-before="auto" fo:break-after="auto" style:writing-mode="rl-tb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27cm" fo:margin-right="0cm" fo:line-height="100%" fo:text-align="end" style:justify-single-word="false" fo:text-indent="0cm" style:auto-text-indent="false" fo:break-before="auto" fo:break-after="auto" style:writing-mode="rl-tb"/>
    </style:style>
    <style:style style:name="P8" style:family="paragraph" style:parent-style-name="Standard">
      <style:paragraph-properties fo:margin-left="1.27cm" fo:margin-right="0cm" fo:text-align="end" style:justify-single-word="false" fo:text-indent="0cm" style:auto-text-indent="false" fo:break-before="auto" fo:break-after="auto" style:writing-mode="rl-tb"/>
    </style:style>
    <style:style style:name="P9" style:family="paragraph" style:parent-style-name="Standard">
      <style:paragraph-properties fo:margin-left="1.27cm" fo:margin-right="0cm" fo:margin-top="0cm" fo:margin-bottom="0cm" fo:line-height="100%" fo:text-align="end" style:justify-single-word="false" fo:text-indent="0cm" style:auto-text-indent="false" fo:break-before="auto" fo:break-after="auto" style:writing-mode="rl-tb"/>
    </style:style>
    <style:style style:name="P10" style:family="paragraph" style:parent-style-name="Standard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1" style:family="paragraph" style:parent-style-name="Standard">
      <style:paragraph-properties fo:margin-top="0cm" fo:margin-bottom="0.353cm" fo:text-align="end" style:justify-single-word="false" fo:break-before="auto" fo:break-after="auto" style:writing-mode="rl-tb"/>
    </style:style>
    <style:style style:name="P12" style:family="paragraph" style:parent-style-name="Standard">
      <style:paragraph-properties fo:margin-top="0cm" fo:margin-bottom="0.353cm" fo:break-before="auto" fo:break-after="auto"/>
    </style:style>
    <style:style style:name="P13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rl-tb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/>
    </style:style>
    <style:style style:name="P16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/>
    </style:style>
    <style:style style:name="P17" style:family="paragraph" style:parent-style-name="Standard" style:list-style-name="LS1">
      <style:paragraph-properties fo:margin-left="1.27cm" fo:margin-right="0cm" fo:margin-top="0cm" fo:margin-bottom="0cm" fo:line-height="100%" fo:text-align="end" style:justify-single-word="false" fo:text-indent="0cm" style:auto-text-indent="false" fo:break-before="auto" fo:break-after="auto" style:writing-mode="rl-tb"/>
    </style:style>
    <style:style style:name="P18" style:family="paragraph" style:parent-style-name="Standard" style:list-style-name="LS3">
      <style:paragraph-properties fo:margin-left="1.27cm" fo:margin-right="0cm" fo:margin-top="0cm" fo:margin-bottom="0cm" fo:line-height="100%" fo:text-align="end" style:justify-single-word="false" fo:text-indent="0cm" style:auto-text-indent="false" fo:break-before="auto" fo:break-after="auto" style:writing-mode="rl-tb"/>
    </style:style>
    <style:style style:name="P19" style:family="paragraph" style:parent-style-name="Standard" style:list-style-name="LS2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  <style:text-properties fo:font-weight="bold" style:font-weight-asian="bold" style:font-weight-complex="bold"/>
    </style:style>
    <style:style style:name="P20" style:family="paragraph" style:parent-style-name="Standard" style:list-style-name="LS4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1" style:family="paragraph" style:parent-style-name="Standard" style:list-style-name="LS5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2" style:family="paragraph" style:parent-style-name="Standard" style:list-style-name="LS7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3" style:family="paragraph" style:parent-style-name="Standard" style:list-style-name="LS8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4" style:family="paragraph" style:parent-style-name="Standard" style:list-style-name="LS9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5" style:family="paragraph" style:parent-style-name="Standard" style:list-style-name="LS10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6" style:family="paragraph" style:parent-style-name="Standard" style:list-style-name="LS11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27" style:family="paragraph" style:parent-style-name="Standard" style:list-style-name="LS6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28" style:family="paragraph" style:parent-style-name="Standard">
      <style:paragraph-properties fo:text-align="end" style:justify-single-word="false" fo:break-before="auto" fo:break-after="auto" style:writing-mode="rl-tb"/>
    </style:style>
    <style:style style:name="P29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style:writing-mode="rl-tb"/>
    </style:style>
    <style:style style:name="P30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99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ב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א</text:span></text:span></text:p>
      <text:p text:style-name="P7"><text:span text:style-name="Default_20_Paragraph_20_Font">נ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ֵׁ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ב</text:span><text:span text:style-name="Default_20_Paragraph_20_Font">, </text:span><text:span text:style-name="Default_20_Paragraph_20_Font">מ</text:span><text:span text:style-name="Default_20_Paragraph_20_Font">ִ</text:span><text:span text:style-name="Default_20_Paragraph_20_Font">כ</text:span><text:span text:style-name="Default_20_Paragraph_20_Font">ֶּ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ז</text:span><text:span text:style-name="Default_20_Paragraph_20_Font">ָּ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text:s text:c="4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א</text:span><text:span text:style-name="Default_20_Paragraph_20_Font">).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מ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תרונ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</text:span><text:span text:style-name="Default_20_Paragraph_20_Font">"</text:span><text:span text:style-name="Default_20_Paragraph_20_Font">שם</text:span><text:span text:style-name="Default_20_Paragraph_20_Font">" </text:span><text:span text:style-name="Default_20_Paragraph_20_Font">וה</text:span><text:span text:style-name="Default_20_Paragraph_20_Font">"</text:span><text:span text:style-name="Default_20_Paragraph_20_Font">חן</text:span><text:span text:style-name="Default_20_Paragraph_20_Font">" </text:span><text:span text:style-name="Default_20_Paragraph_20_Font">על</text:span><text:span text:style-name="Default_20_Paragraph_20_Font">-</text:span><text:span text:style-name="Default_20_Paragraph_20_Font">פני</text:span><text:span text:style-name="Default_20_Paragraph_20_Font"> </text:span><text:span text:style-name="Default_20_Paragraph_20_Font">הקניינים</text:span><text:span text:style-name="Default_20_Paragraph_20_Font"> </text:span><text:span text:style-name="Default_20_Paragraph_20_Font">החומריים</text:span><text:span text:style-name="Default_20_Paragraph_20_Font">. </text:span><text:span text:style-name="Default_20_Paragraph_20_Font">מה</text:span><text:span text:style-name="Default_20_Paragraph_20_Font"> </text:span><text:span text:style-name="Default_20_Paragraph_20_Font">הם</text:span><text:span text:style-name="Default_20_Paragraph_20_Font"> "</text:span><text:span text:style-name="Default_20_Paragraph_20_Font">שם</text:span><text:span text:style-name="Default_20_Paragraph_20_Font">" </text:span><text:span text:style-name="Default_20_Paragraph_20_Font">ו</text:span><text:span text:style-name="Default_20_Paragraph_20_Font">"</text:span><text:span text:style-name="Default_20_Paragraph_20_Font">חן</text:span><text:span text:style-name="Default_20_Paragraph_20_Font">" - </text:span><text:span text:style-name="Default_20_Paragraph_20_Font">אפשר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הקבלות</text:span><text:note text:id="ftn1" text:note-class="footnote"><text:note-citation>1</text:note-citation><text:note-body><text:p text:style-name="P1"><text:span text:style-name="Default_20_Paragraph_20_Font"><text:span text:style-name="T3"><text:s/></text:span></text:span><text:span text:style-name="Default_20_Paragraph_20_Font"><text:span text:style-name="T3">ההקבלות</text:span></text:span><text:span text:style-name="Default_20_Paragraph_20_Font"><text:span text:style-name="T3"> </text:span></text:span><text:span text:style-name="Default_20_Paragraph_20_Font"><text:span text:style-name="T3">נזכרו</text:span></text:span><text:span text:style-name="Default_20_Paragraph_20_Font"><text:span text:style-name="T3"> </text:span></text:span><text:span text:style-name="Default_20_Paragraph_20_Font"><text:span text:style-name="T3">כבר</text:span></text:span><text:span text:style-name="Default_20_Paragraph_20_Font"><text:span text:style-name="T3"> </text:span></text:span><text:span text:style-name="Default_20_Paragraph_20_Font"><text:span text:style-name="T3">במדרש</text:span></text:span><text:span text:style-name="Default_20_Paragraph_20_Font"><text:span text:style-name="T3"> </text:span></text:span><text:span text:style-name="Default_20_Paragraph_20_Font"><text:span text:style-name="T3">שמות</text:span></text:span><text:span text:style-name="Default_20_Paragraph_20_Font"><text:span text:style-name="T3"> </text:span></text:span><text:span text:style-name="Default_20_Paragraph_20_Font"><text:span text:style-name="T3">רבה</text:span></text:span><text:span text:style-name="Default_20_Paragraph_20_Font"><text:span text:style-name="T3"> </text:span></text:span><text:span text:style-name="Default_20_Paragraph_20_Font"><text:span text:style-name="T3">פרשה</text:span></text:span><text:span text:style-name="Default_20_Paragraph_20_Font"><text:span text:style-name="T3"> </text:span></text:span><text:span text:style-name="Default_20_Paragraph_20_Font"><text:span text:style-name="T3">לג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.</text:span></text:span></text:p></text:note-body></text:note><text:span text:style-name="Default_20_Paragraph_20_Font">.</text:span></text:p>
      <text:p text:style-name="P1"/>
      <text:p text:style-name="P3"><text:span text:style-name="Default_20_Paragraph_20_Font">1. </text:span><text:span text:style-name="Default_20_Paragraph_20_Font">המושגים</text:span><text:span text:style-name="Default_20_Paragraph_20_Font"> </text:span><text:span text:style-name="Default_20_Paragraph_20_Font">נבחר</text:span><text:span text:style-name="Default_20_Paragraph_20_Font">, </text:span><text:span text:style-name="Default_20_Paragraph_20_Font">שם</text:span><text:span text:style-name="Default_20_Paragraph_20_Font">, </text:span><text:span text:style-name="Default_20_Paragraph_20_Font">חן</text:span><text:span text:style-name="Default_20_Paragraph_20_Font"> </text:span><text:span text:style-name="Default_20_Paragraph_20_Font">נזכרו</text:span><text:span text:style-name="Default_20_Paragraph_20_Font"> </text:span><text:span text:style-name="Default_20_Paragraph_20_Font">בקשר</text:span><text:span text:style-name="Default_20_Paragraph_20_Font"> </text:span><text:span text:style-name="Default_20_Paragraph_20_Font">למשה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ִ</text:span><text:span text:style-name="Default_20_Paragraph_20_Font">י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ו</text:span><text:span text:style-name="Default_20_Paragraph_20_Font">ּ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ֶׁ</text:span><text:span text:style-name="Default_20_Paragraph_20_Font">ה</text:span><text:span text:style-name="Default_20_Paragraph_20_Font"> </text:span><text:span text:style-name="Default_20_Paragraph_20_Font"><text:span text:style-name="T4">ב</text:span></text:span><text:span text:style-name="Default_20_Paragraph_20_Font"><text:span text:style-name="T4">ְ</text:span></text:span><text:span text:style-name="Default_20_Paragraph_20_Font"><text:span text:style-name="T4">ח</text:span></text:span><text:span text:style-name="Default_20_Paragraph_20_Font"><text:span text:style-name="T4">ִ</text:span></text:span><text:span text:style-name="Default_20_Paragraph_20_Font"><text:span text:style-name="T4">ירו</text:span></text:span><text:span text:style-name="Default_20_Paragraph_20_Font"><text:span text:style-name="T4">ֹ</text:span>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פ</text:span><text:span text:style-name="Default_20_Paragraph_20_Font">ֶּ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ש</text:span><text:span text:style-name="Default_20_Paragraph_20_Font">ִׁ</text:span><text:span text:style-name="Default_20_Paragraph_20_Font">יב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תו</text:span><text:span text:style-name="Default_20_Paragraph_20_Font">ֹ </text:span><text:span text:style-name="Default_20_Paragraph_20_Font">מ</text:span><text:span text:style-name="Default_20_Paragraph_20_Font">ֵ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ְׁ</text:span><text:span text:style-name="Default_20_Paragraph_20_Font">ח</text:span><text:span text:style-name="Default_20_Paragraph_20_Font">ִ</text:span><text:span text:style-name="Default_20_Paragraph_20_Font">ית</text:span><text:span text:style-name="Default_20_Paragraph_20_Font">" (</text:span><text:span text:style-name="Default_20_Paragraph_20_Font">תהלים</text:span><text:span text:style-name="Default_20_Paragraph_20_Font"> </text:span><text:span text:style-name="Default_20_Paragraph_20_Font">ק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כג</text:span><text:span text:style-name="Default_20_Paragraph_20_Font">), "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ת</text:span><text:span text:style-name="Default_20_Paragraph_20_Font">ָ </text:span><text:span text:style-name="Default_20_Paragraph_20_Font"><text:span text:style-name="T4">ח</text:span></text:span><text:span text:style-name="Default_20_Paragraph_20_Font"><text:span text:style-name="T4">ֵ</text:span></text:span><text:span text:style-name="Default_20_Paragraph_20_Font"><text:span text:style-name="T4">ן</text:span>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ע</text:span><text:span text:style-name="Default_20_Paragraph_20_Font">ֲ</text:span><text:span text:style-name="Default_20_Paragraph_20_Font">ך</text:span><text:span text:style-name="Default_20_Paragraph_20_Font">ָ </text:span><text:span text:style-name="Default_20_Paragraph_20_Font"><text:span text:style-name="T4">ב</text:span></text:span><text:span text:style-name="Default_20_Paragraph_20_Font"><text:span text:style-name="T4">ְּ</text:span></text:span><text:span text:style-name="Default_20_Paragraph_20_Font"><text:span text:style-name="T4">ש</text:span></text:span><text:span text:style-name="Default_20_Paragraph_20_Font"><text:span text:style-name="T4">ֵׁ</text:span></text:span><text:span text:style-name="Default_20_Paragraph_20_Font"><text:span text:style-name="T4">ם</text:span></text:span><text:span text:style-name="Default_20_Paragraph_20_Font">" (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ז</text:span><text:span text:style-name="Default_20_Paragraph_20_Font">). </text:span><text:span text:style-name="Default_20_Paragraph_20_Font">במחלוקת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משה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קורח</text:span><text:span text:style-name="Default_20_Paragraph_20_Font">, </text:span><text:span text:style-name="Default_20_Paragraph_20_Font">שהיה</text:span><text:span text:style-name="Default_20_Paragraph_20_Font"> (</text:span><text:span text:style-name="Default_20_Paragraph_20_Font">לפי</text:span><text:span text:style-name="Default_20_Paragraph_20_Font"> </text:span><text:span text:style-name="Default_20_Paragraph_20_Font">מסורת</text:span><text:span text:style-name="Default_20_Paragraph_20_Font"> </text:span><text:span text:style-name="Default_20_Paragraph_20_Font">חז</text:span><text:span text:style-name="Default_20_Paragraph_20_Font">"</text:span><text:span text:style-name="Default_20_Paragraph_20_Font">ל</text:span><text:span text:style-name="Default_20_Paragraph_20_Font">) </text:span><text:span text:style-name="Default_20_Paragraph_20_Font">עשיר</text:span><text:span text:style-name="Default_20_Paragraph_20_Font"> </text:span><text:span text:style-name="Default_20_Paragraph_20_Font">גדול</text:span><text:span text:style-name="Default_20_Paragraph_20_Font">, </text:span><text:span text:style-name="Default_20_Paragraph_20_Font">בח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משה</text:span><text:span text:style-name="Default_20_Paragraph_20_Font">: "</text:span><text:span text:style-name="Default_20_Paragraph_20_Font">ב</text:span><text:span text:style-name="Default_20_Paragraph_20_Font">ֹּ</text:span><text:span text:style-name="Default_20_Paragraph_20_Font">ק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ֹ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,ֹ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ָּ</text:span><text:span text:style-name="Default_20_Paragraph_20_Font">דו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ב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ב</text:span></text:span><text:span text:style-name="Default_20_Paragraph_20_Font"><text:span text:style-name="T4">ְ</text:span></text:span><text:span text:style-name="Default_20_Paragraph_20_Font"><text:span text:style-name="T4">ח</text:span></text:span><text:span text:style-name="Default_20_Paragraph_20_Font"><text:span text:style-name="T4">ַ</text:span></text:span><text:span text:style-name="Default_20_Paragraph_20_Font"><text:span text:style-name="T4">ר</text:span></text:span><text:span text:style-name="Default_20_Paragraph_20_Font">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י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ב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" (</text:span><text:span text:style-name="Default_20_Paragraph_20_Font">במדבר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ה</text:span><text:span text:style-name="Default_20_Paragraph_20_Font">).</text:span></text:p>
      <text:p text:style-name="P3"/>
      <text:p text:style-name="P3"><text:span text:style-name="Default_20_Paragraph_20_Font">לפי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זו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חירה</text:span><text:span text:style-name="Default_20_Paragraph_20_Font"> </text:span><text:span text:style-name="Default_20_Paragraph_20_Font">אלהית</text:span><text:span text:style-name="Default_20_Paragraph_20_Font">: </text:span><text:span text:style-name="Default_20_Paragraph_20_Font">ה</text:span><text:span text:style-name="Default_20_Paragraph_20_Font">' </text:span><text:span text:style-name="Default_20_Paragraph_20_Font">מעדיף</text:span><text:span text:style-name="Default_20_Paragraph_20_Font"> </text:span><text:span text:style-name="Default_20_Paragraph_20_Font"><text:span text:style-name="T4">לבחור</text:span></text:span><text:span text:style-name="Default_20_Paragraph_20_Font"> </text:span><text:span text:style-name="Default_20_Paragraph_20_Font">כנביא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בעל</text:span><text:span text:style-name="Default_20_Paragraph_20_Font"> </text:span><text:span text:style-name="Default_20_Paragraph_20_Font"><text:span text:style-name="T4">שם</text:span></text:span><text:span text:style-name="Default_20_Paragraph_20_Font"> </text:span><text:span text:style-name="Default_20_Paragraph_20_Font">טוב</text:span><text:span text:style-name="Default_20_Paragraph_20_Font">, </text:span><text:span text:style-name="Default_20_Paragraph_20_Font">המוצא</text:span><text:span text:style-name="Default_20_Paragraph_20_Font"> </text:span><text:span text:style-name="Default_20_Paragraph_20_Font"><text:span text:style-name="T4">חן</text:span></text:span><text:span text:style-name="Default_20_Paragraph_20_Font"> </text:span><text:span text:style-name="Default_20_Paragraph_20_Font">בעיניו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משה</text:span><text:span text:style-name="Default_20_Paragraph_20_Font">, </text:span><text:span text:style-name="Default_20_Paragraph_20_Font">על</text:span><text:span text:style-name="Default_20_Paragraph_20_Font">-</text:span><text:span text:style-name="Default_20_Paragraph_20_Font">פני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<text:span text:style-name="T4">עשיר</text:span></text:span><text:span text:style-name="Default_20_Paragraph_20_Font"> </text:span><text:span text:style-name="Default_20_Paragraph_20_Font">כקורח</text:span><text:span text:style-name="Default_20_Paragraph_20_Font">.</text:span></text:p>
      <text:p text:style-name="P3"/>
      <text:p text:style-name="P3"><text:span text:style-name="Default_20_Paragraph_20_Font">2. </text:span><text:span text:style-name="Default_20_Paragraph_20_Font">המושגים</text:span><text:span text:style-name="Default_20_Paragraph_20_Font"> </text:span><text:span text:style-name="Default_20_Paragraph_20_Font">כסף</text:span><text:span text:style-name="Default_20_Paragraph_20_Font">, </text:span><text:span text:style-name="Default_20_Paragraph_20_Font">חן</text:span><text:span text:style-name="Default_20_Paragraph_20_Font"> </text:span><text:span text:style-name="Default_20_Paragraph_20_Font">נזכרו</text:span><text:span text:style-name="Default_20_Paragraph_20_Font"> </text:span><text:span text:style-name="Default_20_Paragraph_20_Font">במגילת</text:span><text:span text:style-name="Default_20_Paragraph_20_Font"> </text:span><text:span text:style-name="Default_20_Paragraph_20_Font">אסתר</text:span><text:span text:style-name="Default_20_Paragraph_20_Font">: </text:span><text:span text:style-name="Default_20_Paragraph_20_Font">המן</text:span><text:span text:style-name="Default_20_Paragraph_20_Font"> </text:span><text:span text:style-name="Default_20_Paragraph_20_Font">אמר</text:span><text:span text:style-name="Default_20_Paragraph_20_Font"> "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כ</text:span><text:span text:style-name="Default_20_Paragraph_20_Font">ָּ</text:span><text:span text:style-name="Default_20_Paragraph_20_Font">ת</text:span><text:span text:style-name="Default_20_Paragraph_20_Font">ֵ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ּ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ֶׂ</text:span><text:span text:style-name="Default_20_Paragraph_20_Font">ר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ָ</text:span><text:span text:style-name="Default_20_Paragraph_20_Font">פ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כ</text:span><text:span text:style-name="Default_20_Paragraph_20_Font">ַּ</text:span><text:span text:style-name="Default_20_Paragraph_20_Font">ר</text:span><text:span text:style-name="Default_20_Paragraph_20_Font"> </text:span><text:span text:style-name="Default_20_Paragraph_20_Font"><text:span text:style-name="T4">כ</text:span></text:span><text:span text:style-name="Default_20_Paragraph_20_Font"><text:span text:style-name="T4">ֶּ</text:span></text:span><text:span text:style-name="Default_20_Paragraph_20_Font"><text:span text:style-name="T4">ס</text:span></text:span><text:span text:style-name="Default_20_Paragraph_20_Font"><text:span text:style-name="T4">ֶ</text:span></text:span><text:span text:style-name="Default_20_Paragraph_20_Font"><text:span text:style-name="T4">ף</text:span>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ש</text:span><text:span text:style-name="Default_20_Paragraph_20_Font">ְׁ</text:span><text:span text:style-name="Default_20_Paragraph_20_Font">ק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ֵׂ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ְּ</text:span><text:span text:style-name="Default_20_Paragraph_20_Font">ל</text:span><text:span text:style-name="Default_20_Paragraph_20_Font">ָ</text:span><text:span text:style-name="Default_20_Paragraph_20_Font">א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ג</text:span><text:span text:style-name="Default_20_Paragraph_20_Font">ִּ</text:span><text:span text:style-name="Default_20_Paragraph_20_Font">נ</text:span><text:span text:style-name="Default_20_Paragraph_20_Font">ְ</text:span><text:span text:style-name="Default_20_Paragraph_20_Font">ז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" (</text:span><text:span text:style-name="Default_20_Paragraph_20_Font">אסתר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ט</text:span><text:span text:style-name="Default_20_Paragraph_20_Font">), </text:span><text:span text:style-name="Default_20_Paragraph_20_Font">ועל</text:span><text:span text:style-name="Default_20_Paragraph_20_Font"> </text:span><text:span text:style-name="Default_20_Paragraph_20_Font">אסתר</text:span><text:span text:style-name="Default_20_Paragraph_20_Font"> </text:span><text:span text:style-name="Default_20_Paragraph_20_Font">נאמר</text:span><text:span text:style-name="Default_20_Paragraph_20_Font"> "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ס</text:span><text:span text:style-name="Default_20_Paragraph_20_Font">ְ</text:span><text:span text:style-name="Default_20_Paragraph_20_Font">ת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ש</text:span><text:span text:style-name="Default_20_Paragraph_20_Font">ֵׂ</text:span><text:span text:style-name="Default_20_Paragraph_20_Font">את</text:span><text:span text:style-name="Default_20_Paragraph_20_Font"> </text:span><text:span text:style-name="Default_20_Paragraph_20_Font"><text:span text:style-name="T4">ח</text:span></text:span><text:span text:style-name="Default_20_Paragraph_20_Font"><text:span text:style-name="T4">ֵ</text:span></text:span><text:span text:style-name="Default_20_Paragraph_20_Font"><text:span text:style-name="T4">ן</text:span>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א</text:span><text:span text:style-name="Default_20_Paragraph_20_Font">ֶ</text:span><text:span text:style-name="Default_20_Paragraph_20_Font">יה</text:span><text:span text:style-name="Default_20_Paragraph_20_Font">ָ" (</text:span><text:span text:style-name="Default_20_Paragraph_20_Font">אסתר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טו</text:span><text:span text:style-name="Default_20_Paragraph_20_Font">). </text:span><text:span text:style-name="Default_20_Paragraph_20_Font">במחלוקת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אסתר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המן</text:span><text:span text:style-name="Default_20_Paragraph_20_Font">, </text:span><text:span text:style-name="Default_20_Paragraph_20_Font">בחר</text:span><text:span text:style-name="Default_20_Paragraph_20_Font"> </text:span><text:span text:style-name="Default_20_Paragraph_20_Font">אחשורוש</text:span><text:span text:style-name="Default_20_Paragraph_20_Font"> </text:span><text:span text:style-name="Default_20_Paragraph_20_Font">באסתר</text:span><text:span text:style-name="Default_20_Paragraph_20_Font">, </text:span><text:span text:style-name="Default_20_Paragraph_20_Font">בעלת</text:span><text:span text:style-name="Default_20_Paragraph_20_Font"> </text:span><text:span text:style-name="Default_20_Paragraph_20_Font">החן</text:span><text:span text:style-name="Default_20_Paragraph_20_Font">, </text:span><text:span text:style-name="Default_20_Paragraph_20_Font">על</text:span><text:span text:style-name="Default_20_Paragraph_20_Font">-</text:span><text:span text:style-name="Default_20_Paragraph_20_Font">פני</text:span><text:span text:style-name="Default_20_Paragraph_20_Font"> </text:span><text:span text:style-name="Default_20_Paragraph_20_Font">המן</text:span><text:span text:style-name="Default_20_Paragraph_20_Font">, </text:span><text:span text:style-name="Default_20_Paragraph_20_Font">שהציע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סף</text:span><text:span text:style-name="Default_20_Paragraph_20_Font"> </text:span><text:span text:style-name="Default_20_Paragraph_20_Font">רב</text:span><text:span text:style-name="Default_20_Paragraph_20_Font">.</text:span></text:p>
      <text:p text:style-name="P3"/>
      <text:p text:style-name="P3"><text:span text:style-name="Default_20_Paragraph_20_Font">לפי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זו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חירה</text:span><text:span text:style-name="Default_20_Paragraph_20_Font"> </text:span><text:span text:style-name="Default_20_Paragraph_20_Font">אנושית</text:span><text:span text:style-name="Default_20_Paragraph_20_Font">: </text:span><text:span text:style-name="Default_20_Paragraph_20_Font">בסופ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</text:span><text:span text:style-name="Default_20_Paragraph_20_Font">, </text:span><text:span text:style-name="Default_20_Paragraph_20_Font">האדם</text:span><text:span text:style-name="Default_20_Paragraph_20_Font"> </text:span><text:span text:style-name="Default_20_Paragraph_20_Font">המוצא</text:span><text:span text:style-name="Default_20_Paragraph_20_Font"> </text:span><text:span text:style-name="Default_20_Paragraph_20_Font"><text:span text:style-name="T4">חן</text:span></text:span><text:span text:style-name="Default_20_Paragraph_20_Font"> </text:span><text:span text:style-name="Default_20_Paragraph_20_Font">בעיני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רואיו</text:span><text:span text:style-name="Default_20_Paragraph_20_Font"> </text:span><text:span text:style-name="Default_20_Paragraph_20_Font">יצליח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העשיר</text:span><text:span text:style-name="Default_20_Paragraph_20_Font"> </text:span><text:span text:style-name="Default_20_Paragraph_20_Font">המוכן</text:span><text:span text:style-name="Default_20_Paragraph_20_Font"> </text:span><text:span text:style-name="Default_20_Paragraph_20_Font">לתת</text:span><text:span text:style-name="Default_20_Paragraph_20_Font"> </text:span><text:span text:style-name="Default_20_Paragraph_20_Font"><text:span text:style-name="T4">כסף</text:span></text:span><text:span text:style-name="Default_20_Paragraph_20_Font"> </text:span><text:span text:style-name="Default_20_Paragraph_20_Font">רב</text:span><text:span text:style-name="Default_20_Paragraph_20_Font">.</text:span></text:p>
      <text:p text:style-name="P1"/>
      <text:p text:style-name="P1"><text:span text:style-name="Default_20_Paragraph_20_Font"><text:span text:style-name="T2"/></text:span></text:p>
      <text:p text:style-name="P3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ג</text:span></text:span></text:p>
      <text:p text:style-name="P8"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ג</text:span><text:span text:style-name="Default_20_Paragraph_20_Font">ְ</text:span><text:span text:style-name="Default_20_Paragraph_20_Font">ז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ד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ד</text:span><text:span text:style-name="Default_20_Paragraph_20_Font">ַ</text:span><text:span text:style-name="Default_20_Paragraph_20_Font">כ</text:span><text:span text:style-name="Default_20_Paragraph_20_Font">ֵּ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ַ</text:span><text:span text:style-name="Default_20_Paragraph_20_Font">ש</text:span><text:span text:style-name="Default_20_Paragraph_20_Font">ָּׁ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;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ב</text:span><text:span text:style-name="Default_20_Paragraph_20_Font"> </text:span><text:span text:style-name="Default_20_Paragraph_20_Font">ר</text:span><text:span text:style-name="Default_20_Paragraph_20_Font">ִ</text:span><text:span text:style-name="Default_20_Paragraph_20_Font">יב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ק</text:span><text:span text:style-name="Default_20_Paragraph_20_Font">ֹ</text:span><text:span text:style-name="Default_20_Paragraph_20_Font">ב</text:span><text:span text:style-name="Default_20_Paragraph_20_Font">ְ</text:span><text:span text:style-name="Default_20_Paragraph_20_Font">ע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פ</text:span><text:span text:style-name="Default_20_Paragraph_20_Font">ֶ</text:span><text:span text:style-name="Default_20_Paragraph_20_Font">ש</text:span><text:span text:style-name="Default_20_Paragraph_20_Font">ׁ</text:span><text:span text:style-name="Default_20_Paragraph_20_Font"> <text:s text:c="9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כב</text:span><text:span text:style-name="Default_20_Paragraph_20_Font">-</text:span><text:span text:style-name="Default_20_Paragraph_20_Font">כג</text:span><text:span text:style-name="Default_20_Paragraph_20_Font">).</text:span></text:p>
      <text:p text:style-name="P3"/>
      <text:p text:style-name="P3"><text:span text:style-name="Default_20_Paragraph_20_Font">הפסוק</text:span><text:span text:style-name="Default_20_Paragraph_20_Font"> </text:span><text:span text:style-name="Default_20_Paragraph_20_Font">מלמד</text:span><text:span text:style-name="Default_20_Paragraph_20_Font">, </text:span><text:span text:style-name="Default_20_Paragraph_20_Font">שגזל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עניים</text:span><text:span text:style-name="Default_20_Paragraph_20_Font"> </text:span><text:span text:style-name="Default_20_Paragraph_20_Font">חמור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גזל</text:span><text:span text:style-name="Default_20_Paragraph_20_Font"> </text:span><text:span text:style-name="Default_20_Paragraph_20_Font">רגיל</text:span><text:span text:style-name="Default_20_Paragraph_20_Font">. </text:span><text:span text:style-name="Default_20_Paragraph_20_Font">מדוע</text:span><text:span text:style-name="Default_20_Paragraph_20_Font">? </text:span><text:span text:style-name="Default_20_Paragraph_20_Font">התשובה</text:span><text:span text:style-name="Default_20_Paragraph_20_Font"> </text:span><text:span text:style-name="Default_20_Paragraph_20_Font">נמצאת</text:span><text:span text:style-name="Default_20_Paragraph_20_Font"> </text:span><text:span text:style-name="Default_20_Paragraph_20_Font">בשתי</text:span><text:span text:style-name="Default_20_Paragraph_20_Font"> </text:span><text:span text:style-name="Default_20_Paragraph_20_Font">הקבלות</text:span><text:span text:style-name="Default_20_Paragraph_20_Font">:</text:span></text:p>
      <text:p text:style-name="P3"/>
      <text:p text:style-name="P3"><text:span text:style-name="Default_20_Paragraph_20_Font">א</text:span><text:span text:style-name="Default_20_Paragraph_20_Font">. </text:span><text:span text:style-name="Default_20_Paragraph_20_Font">הפועל</text:span><text:span text:style-name="Default_20_Paragraph_20_Font"> </text:span><text:span text:style-name="Default_20_Paragraph_20_Font"><text:span text:style-name="T4">קבע</text:span></text:span><text:span text:style-name="Default_20_Paragraph_20_Font"> </text:span><text:span text:style-name="Default_20_Paragraph_20_Font">מופיע</text:span><text:span text:style-name="Default_20_Paragraph_20_Font">, </text:span><text:span text:style-name="Default_20_Paragraph_20_Font">מלבד</text:span><text:span text:style-name="Default_20_Paragraph_20_Font"> </text:span><text:span text:style-name="Default_20_Paragraph_20_Font">בפסוקנו</text:span><text:span text:style-name="Default_20_Paragraph_20_Font">, </text:span><text:span text:style-name="Default_20_Paragraph_20_Font">רק</text:span><text:span text:style-name="Default_20_Paragraph_20_Font"> </text:span><text:span text:style-name="Default_20_Paragraph_20_Font">בפרשה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נוספת</text:span><text:span text:style-name="Default_20_Paragraph_20_Font">:</text:span></text:p>
      <text:p text:style-name="P8"><text:soft-page-break/><text:span text:style-name="Default_20_Paragraph_20_Font"><text:span text:style-name="T4">ה</text:span></text:span><text:span text:style-name="Default_20_Paragraph_20_Font"><text:span text:style-name="T4">ֲ</text:span>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ק</text:span></text:span><text:span text:style-name="Default_20_Paragraph_20_Font"><text:span text:style-name="T4">ְ</text:span></text:span><text:span text:style-name="Default_20_Paragraph_20_Font"><text:span text:style-name="T4">ב</text:span></text:span><text:span text:style-name="Default_20_Paragraph_20_Font"><text:span text:style-name="T4">ַּ</text:span></text:span><text:span text:style-name="Default_20_Paragraph_20_Font"><text:span text:style-name="T4">ע</text:span>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?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 </text:span><text:span text:style-name="Default_20_Paragraph_20_Font"><text:span text:style-name="T4">ק</text:span></text:span><text:span text:style-name="Default_20_Paragraph_20_Font"><text:span text:style-name="T4">ֹ</text:span></text:span><text:span text:style-name="Default_20_Paragraph_20_Font"><text:span text:style-name="T4">ב</text:span></text:span><text:span text:style-name="Default_20_Paragraph_20_Font"><text:span text:style-name="T4">ְ</text:span></text:span><text:span text:style-name="Default_20_Paragraph_20_Font"><text:span text:style-name="T4">ע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! 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 '</text:span><text:span text:style-name="Default_20_Paragraph_20_Font">ב</text:span><text:span text:style-name="Default_20_Paragraph_20_Font">ַּ</text:span><text:span text:style-name="Default_20_Paragraph_20_Font">מ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<text:span text:style-name="T4">ק</text:span></text:span><text:span text:style-name="Default_20_Paragraph_20_Font"><text:span text:style-name="T4">ְ</text:span></text:span><text:span text:style-name="Default_20_Paragraph_20_Font"><text:span text:style-name="T4">ב</text:span></text:span><text:span text:style-name="Default_20_Paragraph_20_Font"><text:span text:style-name="T4">ַ</text:span></text:span><text:span text:style-name="Default_20_Paragraph_20_Font"><text:span text:style-name="T4">ע</text:span></text:span><text:span text:style-name="Default_20_Paragraph_20_Font"><text:span text:style-name="T4">ֲ</text:span></text:span><text:span text:style-name="Default_20_Paragraph_20_Font"><text:span text:style-name="T4">נו</text:span></text:span><text:span text:style-name="Default_20_Paragraph_20_Font"><text:span text:style-name="T4">ּ</text:span></text:span><text:span text:style-name="Default_20_Paragraph_20_Font"><text:span text:style-name="T4">ך</text:span></text:span><text:span text:style-name="Default_20_Paragraph_20_Font"><text:span text:style-name="T4">ָ</text:span></text:span><text:span text:style-name="Default_20_Paragraph_20_Font">?'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ֵ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ת</text:span><text:span text:style-name="Default_20_Paragraph_20_Font">ְּ</text:span><text:span text:style-name="Default_20_Paragraph_20_Font">רו</text:span><text:span text:style-name="Default_20_Paragraph_20_Font">ּ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! </text:span><text:span text:style-name="Default_20_Paragraph_20_Font">ב</text:span><text:span text:style-name="Default_20_Paragraph_20_Font">ַּ</text:span><text:span text:style-name="Default_20_Paragraph_20_Font">מ</text:span><text:span text:style-name="Default_20_Paragraph_20_Font">ְּ</text:span><text:span text:style-name="Default_20_Paragraph_20_Font">א</text:span><text:span text:style-name="Default_20_Paragraph_20_Font">ֵ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 </text:span><text:span text:style-name="Default_20_Paragraph_20_Font">נ</text:span><text:span text:style-name="Default_20_Paragraph_20_Font">ֵ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ֶ</text:span><text:span text:style-name="Default_20_Paragraph_20_Font">ם</text:span><text:span text:style-name="Default_20_Paragraph_20_Font"> </text:span><text:span text:style-name="Default_20_Paragraph_20_Font"><text:span text:style-name="T4">ק</text:span></text:span><text:span text:style-name="Default_20_Paragraph_20_Font"><text:span text:style-name="T4">ֹ</text:span></text:span><text:span text:style-name="Default_20_Paragraph_20_Font"><text:span text:style-name="T4">ב</text:span></text:span><text:span text:style-name="Default_20_Paragraph_20_Font"><text:span text:style-name="T4">ְ</text:span></text:span><text:span text:style-name="Default_20_Paragraph_20_Font"><text:span text:style-name="T4">ע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,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ֻּ</text:span><text:span text:style-name="Default_20_Paragraph_20_Font">ל</text:span><text:span text:style-name="Default_20_Paragraph_20_Font">ּ</text:span><text:span text:style-name="Default_20_Paragraph_20_Font">ו</text:span><text:span text:style-name="Default_20_Paragraph_20_Font">ֹ! <text:s text:c="2"/>(</text:span><text:span text:style-name="Default_20_Paragraph_20_Font">מלאכ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ח</text:span><text:span text:style-name="Default_20_Paragraph_20_Font">-</text:span><text:span text:style-name="Default_20_Paragraph_20_Font">ט</text:span><text:span text:style-name="Default_20_Paragraph_20_Font">).</text:span></text:p>
      <text:p text:style-name="P13"><text:span text:style-name="Default_20_Paragraph_20_Font">הפועל</text:span><text:span text:style-name="Default_20_Paragraph_20_Font"> </text:span><text:span text:style-name="Default_20_Paragraph_20_Font">מציין</text:span><text:span text:style-name="Default_20_Paragraph_20_Font"> </text:span><text:span text:style-name="Default_20_Paragraph_20_Font">גזל</text:span><text:span text:style-name="Default_20_Paragraph_20_Font"> </text:span><text:span text:style-name="Default_20_Paragraph_20_Font">מה</text:span><text:span text:style-name="Default_20_Paragraph_20_Font">'. </text:span><text:span text:style-name="Default_20_Paragraph_20_Font">מכאן</text:span><text:span text:style-name="Default_20_Paragraph_20_Font">, </text:span><text:span text:style-name="Default_20_Paragraph_20_Font">מסתבר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בפסוקנו</text:span><text:span text:style-name="Default_20_Paragraph_20_Font">: "</text:span><text:span text:style-name="Default_20_Paragraph_20_Font">פעל</text:span><text:span text:style-name="Default_20_Paragraph_20_Font"> </text:span><text:span text:style-name="Default_20_Paragraph_20_Font">קבע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גזל</text:span><text:span text:style-name="Default_20_Paragraph_20_Font"> </text:span><text:span text:style-name="Default_20_Paragraph_20_Font">עני</text:span><text:span text:style-name="Default_20_Paragraph_20_Font"> </text:span><text:span text:style-name="Default_20_Paragraph_20_Font">והקדש</text:span><text:span text:style-name="Default_20_Paragraph_20_Font"> </text:span><text:span text:style-name="Default_20_Paragraph_20_Font">ומתנת</text:span><text:span text:style-name="Default_20_Paragraph_20_Font"> </text:span><text:span text:style-name="Default_20_Paragraph_20_Font">שמים</text:span><text:span text:style-name="Default_20_Paragraph_20_Font">" 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, </text:span><text:span text:style-name="Default_20_Paragraph_20_Font">ביאור</text:span><text:span text:style-name="Default_20_Paragraph_20_Font"> </text:span><text:span text:style-name="Default_20_Paragraph_20_Font">המילות</text:span><text:span text:style-name="Default_20_Paragraph_20_Font">), </text:span><text:span text:style-name="Default_20_Paragraph_20_Font">השימוש</text:span><text:span text:style-name="Default_20_Paragraph_20_Font"> </text:span><text:span text:style-name="Default_20_Paragraph_20_Font">בפועל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מדגיש</text:span><text:span text:style-name="Default_20_Paragraph_20_Font">, </text:span><text:span text:style-name="Default_20_Paragraph_20_Font">שה</text:span><text:span text:style-name="Default_20_Paragraph_20_Font">' </text:span><text:span text:style-name="Default_20_Paragraph_20_Font">מתייחס</text:span><text:span text:style-name="Default_20_Paragraph_20_Font"> </text:span><text:span text:style-name="Default_20_Paragraph_20_Font">לרכו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עני</text:span><text:span text:style-name="Default_20_Paragraph_20_Font"> </text:span><text:span text:style-name="Default_20_Paragraph_20_Font">כאל</text:span><text:span text:style-name="Default_20_Paragraph_20_Font"> </text:span><text:span text:style-name="Default_20_Paragraph_20_Font">קודש</text:span><text:span text:style-name="Default_20_Paragraph_20_Font">. </text:span></text:p>
      <text:p text:style-name="P13"/>
      <text:p text:style-name="P13"><text:span text:style-name="Default_20_Paragraph_20_Font">ב</text:span><text:span text:style-name="Default_20_Paragraph_20_Font">. </text:span><text:span text:style-name="Default_20_Paragraph_20_Font">הביטוי</text:span><text:span text:style-name="Default_20_Paragraph_20_Font"> "</text:span><text:span text:style-name="Default_20_Paragraph_20_Font">וקב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קובעיהם</text:span><text:span text:style-name="Default_20_Paragraph_20_Font"> </text:span><text:span text:style-name="Default_20_Paragraph_20_Font"><text:span text:style-name="T4">נפש</text:span></text:span><text:span text:style-name="Default_20_Paragraph_20_Font">" </text:span><text:span text:style-name="Default_20_Paragraph_20_Font">מזכ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בני</text:span><text:span text:style-name="Default_20_Paragraph_20_Font"> </text:span><text:span text:style-name="Default_20_Paragraph_20_Font">נוח</text:span><text:span text:style-name="Default_20_Paragraph_20_Font">:</text:span></text:p>
      <text:p text:style-name="P10"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ד</text:span><text:span text:style-name="Default_20_Paragraph_20_Font">ִּ</text:span><text:span text:style-name="Default_20_Paragraph_20_Font">מ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<text:span text:style-name="T4">ל</text:span></text:span><text:span text:style-name="Default_20_Paragraph_20_Font"><text:span text:style-name="T4">ְ</text:span></text:span><text:span text:style-name="Default_20_Paragraph_20_Font"><text:span text:style-name="T4">נ</text:span></text:span><text:span text:style-name="Default_20_Paragraph_20_Font"><text:span text:style-name="T4">ַ</text:span></text:span><text:span text:style-name="Default_20_Paragraph_20_Font"><text:span text:style-name="T4">פ</text:span></text:span><text:span text:style-name="Default_20_Paragraph_20_Font"><text:span text:style-name="T4">ְ</text:span></text:span><text:span text:style-name="Default_20_Paragraph_20_Font"><text:span text:style-name="T4">ש</text:span></text:span><text:span text:style-name="Default_20_Paragraph_20_Font"><text:span text:style-name="T4">ֹׁ</text:span></text:span><text:span text:style-name="Default_20_Paragraph_20_Font"><text:span text:style-name="T4">ת</text:span></text:span><text:span text:style-name="Default_20_Paragraph_20_Font"><text:span text:style-name="T4">ֵ</text:span></text:span><text:span text:style-name="Default_20_Paragraph_20_Font"><text:span text:style-name="T4">יכ</text:span></text:span><text:span text:style-name="Default_20_Paragraph_20_Font"><text:span text:style-name="T4">ֶ</text:span></text:span><text:span text:style-name="Default_20_Paragraph_20_Font"><text:span text:style-name="T4">ם</text:span>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ׁ, 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ַּ</text:span><text:span text:style-name="Default_20_Paragraph_20_Font">ד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ְ</text:span><text:span text:style-name="Default_20_Paragraph_20_Font">ש</text:span><text:span text:style-name="Default_20_Paragraph_20_Font">ׁ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ַּ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ַּ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א</text:span><text:span text:style-name="Default_20_Paragraph_20_Font">ָ</text:span><text:span text:style-name="Default_20_Paragraph_20_Font">ח</text:span><text:span text:style-name="Default_20_Paragraph_20_Font">ִ</text:span><text:span text:style-name="Default_20_Paragraph_20_Font">יו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4">נ</text:span></text:span><text:span text:style-name="Default_20_Paragraph_20_Font"><text:span text:style-name="T4">ֶ</text:span></text:span><text:span text:style-name="Default_20_Paragraph_20_Font"><text:span text:style-name="T4">פ</text:span></text:span><text:span text:style-name="Default_20_Paragraph_20_Font"><text:span text:style-name="T4">ֶ</text:span></text:span><text:span text:style-name="Default_20_Paragraph_20_Font"><text:span text:style-name="T4">ש</text:span></text:span><text:span text:style-name="Default_20_Paragraph_20_Font"><text:span text:style-name="T4">ׁ</text:span>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text:s text:c="5"/>(</text:span><text:span text:style-name="Default_20_Paragraph_20_Font">בראשית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ה</text:span><text:span text:style-name="Default_20_Paragraph_20_Font">).</text:span></text:p>
      <text:p text:style-name="P13"><text:span text:style-name="Default_20_Paragraph_20_Font">שם</text:span><text:span text:style-name="Default_20_Paragraph_20_Font"> </text:span><text:span text:style-name="Default_20_Paragraph_20_Font">נאמר</text:span><text:span text:style-name="Default_20_Paragraph_20_Font">, </text:span><text:span text:style-name="Default_20_Paragraph_20_Font">שה</text:span><text:span text:style-name="Default_20_Paragraph_20_Font">' </text:span><text:span text:style-name="Default_20_Paragraph_20_Font">דו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פש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הנרצח</text:span><text:span text:style-name="Default_20_Paragraph_20_Font"> </text:span><text:span text:style-name="Default_20_Paragraph_20_Font">מיד</text:span><text:span text:style-name="Default_20_Paragraph_20_Font"> </text:span><text:span text:style-name="Default_20_Paragraph_20_Font">הרוצח</text:span><text:span text:style-name="Default_20_Paragraph_20_Font">; </text:span><text:span text:style-name="Default_20_Paragraph_20_Font">כאן</text:span><text:span text:style-name="Default_20_Paragraph_20_Font"> </text:span><text:span text:style-name="Default_20_Paragraph_20_Font">נאמר</text:span><text:span text:style-name="Default_20_Paragraph_20_Font">, </text:span><text:span text:style-name="Default_20_Paragraph_20_Font">שה</text:span><text:span text:style-name="Default_20_Paragraph_20_Font">' </text:span><text:span text:style-name="Default_20_Paragraph_20_Font">דו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פש</text:span><text:span text:style-name="Default_20_Paragraph_20_Font"> </text:span><text:span text:style-name="Default_20_Paragraph_20_Font">העני</text:span><text:span text:style-name="Default_20_Paragraph_20_Font"> </text:span><text:span text:style-name="Default_20_Paragraph_20_Font">הנגזל</text:span><text:span text:style-name="Default_20_Paragraph_20_Font"> </text:span><text:span text:style-name="Default_20_Paragraph_20_Font">מיד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גזלן</text:span><text:span text:style-name="Default_20_Paragraph_20_Font">.</text:span></text:p>
      <text:p text:style-name="P13"/>
      <text:p text:style-name="P13"><text:span text:style-name="Default_20_Paragraph_20_Font">ככל</text:span><text:span text:style-name="Default_20_Paragraph_20_Font"> </text:span><text:span text:style-name="Default_20_Paragraph_20_Font">שאדם</text:span><text:span text:style-name="Default_20_Paragraph_20_Font"> </text:span><text:span text:style-name="Default_20_Paragraph_20_Font">עני</text:span><text:span text:style-name="Default_20_Paragraph_20_Font"> </text:span><text:span text:style-name="Default_20_Paragraph_20_Font">יותר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משתמש</text:span><text:span text:style-name="Default_20_Paragraph_20_Font"> </text:span><text:span text:style-name="Default_20_Paragraph_20_Font">בחלק</text:span><text:span text:style-name="Default_20_Paragraph_20_Font"> </text:span><text:span text:style-name="Default_20_Paragraph_20_Font">גדול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רכושו</text:span><text:span text:style-name="Default_20_Paragraph_20_Font"> </text:span><text:span text:style-name="Default_20_Paragraph_20_Font">לצרכי</text:span><text:span text:style-name="Default_20_Paragraph_20_Font"> </text:span><text:span text:style-name="Default_20_Paragraph_20_Font">המחיה</text:span><text:span text:style-name="Default_20_Paragraph_20_Font"> </text:span><text:span text:style-name="Default_20_Paragraph_20_Font">הבסיסיים</text:span><text:span text:style-name="Default_20_Paragraph_20_Font">; </text:span><text:span text:style-name="Default_20_Paragraph_20_Font">לכן</text:span><text:span text:style-name="Default_20_Paragraph_20_Font">, </text:span><text:span text:style-name="Default_20_Paragraph_20_Font">כשאדם</text:span><text:span text:style-name="Default_20_Paragraph_20_Font"> </text:span><text:span text:style-name="Default_20_Paragraph_20_Font">גוזל</text:span><text:span text:style-name="Default_20_Paragraph_20_Font"> </text:span><text:span text:style-name="Default_20_Paragraph_20_Font">מהעני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עלול</text:span><text:span text:style-name="Default_20_Paragraph_20_Font"> </text:span><text:span text:style-name="Default_20_Paragraph_20_Font">ממש</text:span><text:span text:style-name="Default_20_Paragraph_20_Font"> </text:span><text:span text:style-name="Default_20_Paragraph_20_Font">לפגוע</text:span><text:span text:style-name="Default_20_Paragraph_20_Font"> </text:span><text:span text:style-name="Default_20_Paragraph_20_Font">בחייו</text:span><text:span text:style-name="Default_20_Paragraph_20_Font">. </text:span><text:span text:style-name="Default_20_Paragraph_20_Font">לכן</text:span><text:span text:style-name="Default_20_Paragraph_20_Font"> </text:span><text:span text:style-name="Default_20_Paragraph_20_Font">רכו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ענ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קודש</text:span><text:span text:style-name="Default_20_Paragraph_20_Font"> </text:span><text:span text:style-name="Default_20_Paragraph_20_Font">בעיני</text:span><text:span text:style-name="Default_20_Paragraph_20_Font"> </text:span><text:span text:style-name="Default_20_Paragraph_20_Font">ה</text:span><text:span text:style-name="Default_20_Paragraph_20_Font">'. </text:span><text:span text:style-name="Default_20_Paragraph_20_Font">בברית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כרת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נוח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התחייב</text:span><text:span text:style-name="Default_20_Paragraph_20_Font"> </text:span><text:span text:style-name="Default_20_Paragraph_20_Font">לדרו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פש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כשאדם</text:span><text:span text:style-name="Default_20_Paragraph_20_Font"> </text:span><text:span text:style-name="Default_20_Paragraph_20_Font">גוזל</text:span><text:span text:style-name="Default_20_Paragraph_20_Font"> </text:span><text:span text:style-name="Default_20_Paragraph_20_Font">מהעני</text:span><text:span text:style-name="Default_20_Paragraph_20_Font"> </text:span><text:span text:style-name="Default_20_Paragraph_20_Font">ופוגע</text:span><text:span text:style-name="Default_20_Paragraph_20_Font"> </text:span><text:span text:style-name="Default_20_Paragraph_20_Font">בחייו</text:span><text:span text:style-name="Default_20_Paragraph_20_Font">, </text:span><text:span text:style-name="Default_20_Paragraph_20_Font">ה</text:span><text:span text:style-name="Default_20_Paragraph_20_Font">' </text:span><text:span text:style-name="Default_20_Paragraph_20_Font">דו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מו</text:span><text:span text:style-name="Default_20_Paragraph_20_Font">, </text:span><text:span text:style-name="Default_20_Paragraph_20_Font"><text:span text:style-name="T4">קובע</text:span></text:span><text:span text:style-name="Default_20_Paragraph_20_Font"> </text:span><text:span text:style-name="Default_20_Paragraph_20_Font">ולוק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פ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גזלן</text:span><text:span text:style-name="Default_20_Paragraph_20_Font">:</text:span></text:p>
      <text:p text:style-name="P10"><text:span text:style-name="Default_20_Paragraph_20_Font">כי</text:span><text:span text:style-name="Default_20_Paragraph_20_Font"> </text:span><text:span text:style-name="Default_20_Paragraph_20_Font">בגזלת</text:span><text:span text:style-name="Default_20_Paragraph_20_Font"> </text:span><text:span text:style-name="Default_20_Paragraph_20_Font">העשיר</text:span><text:span text:style-name="Default_20_Paragraph_20_Font"> </text:span><text:span text:style-name="Default_20_Paragraph_20_Font">ובהטיית</text:span><text:span text:style-name="Default_20_Paragraph_20_Font"> </text:span><text:span text:style-name="Default_20_Paragraph_20_Font">דינו</text:span><text:span text:style-name="Default_20_Paragraph_20_Font">, </text:span><text:span text:style-name="Default_20_Paragraph_20_Font">שיש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ח</text:span><text:span text:style-name="Default_20_Paragraph_20_Font"> </text:span><text:span text:style-name="Default_20_Paragraph_20_Font">מעצמו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עסקי</text:span><text:span text:style-name="Default_20_Paragraph_20_Font"> </text:span><text:span text:style-name="Default_20_Paragraph_20_Font">ממון</text:span><text:span text:style-name="Default_20_Paragraph_20_Font">; </text:span><text:span text:style-name="Default_20_Paragraph_20_Font">לא</text:span><text:span text:style-name="Default_20_Paragraph_20_Font"> </text:span><text:span text:style-name="Default_20_Paragraph_20_Font">כן</text:span><text:span text:style-name="Default_20_Paragraph_20_Font"> </text:span><text:span text:style-name="Default_20_Paragraph_20_Font">בהדל</text:span><text:span text:style-name="Default_20_Paragraph_20_Font"> </text:span><text:span text:style-name="Default_20_Paragraph_20_Font">והעני</text:span><text:span text:style-name="Default_20_Paragraph_20_Font">, </text:span><text:span text:style-name="Default_20_Paragraph_20_Font">שאי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מי</text:span><text:span text:style-name="Default_20_Paragraph_20_Font"> </text:span><text:span text:style-name="Default_20_Paragraph_20_Font">שיריב</text:span><text:span text:style-name="Default_20_Paragraph_20_Font"> </text:span><text:span text:style-name="Default_20_Paragraph_20_Font">בעדו</text:span><text:span text:style-name="Default_20_Paragraph_20_Font">, </text:span><text:span text:style-name="Default_20_Paragraph_20_Font">אז</text:span><text:span text:style-name="Default_20_Paragraph_20_Font"> </text:span><text:span text:style-name="Default_20_Paragraph_20_Font"><text:span text:style-name="T4">ה</text:span></text:span><text:span text:style-name="Default_20_Paragraph_20_Font"><text:span text:style-name="T4">' </text:span></text:span><text:span text:style-name="Default_20_Paragraph_20_Font"><text:span text:style-name="T4">יריב</text:span></text:span><text:span text:style-name="Default_20_Paragraph_20_Font"><text:span text:style-name="T4"> </text:span></text:span><text:span text:style-name="Default_20_Paragraph_20_Font"><text:span text:style-name="T4">ריבו</text:span>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חלשים</text:span><text:span text:style-name="Default_20_Paragraph_20_Font"> </text:span><text:span text:style-name="Default_20_Paragraph_20_Font">שאין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כח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ריב</text:span><text:span text:style-name="Default_20_Paragraph_20_Font"> </text:span><text:span text:style-name="Default_20_Paragraph_20_Font">ריבם</text:span><text:span text:style-name="Default_20_Paragraph_20_Font">, </text:span><text:span text:style-name="Default_20_Paragraph_20_Font">ואז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דיני</text:span><text:span text:style-name="Default_20_Paragraph_20_Font"> </text:span><text:span text:style-name="Default_20_Paragraph_20_Font">ממונות</text:span><text:span text:style-name="Default_20_Paragraph_20_Font">, </text:span><text:span text:style-name="Default_20_Paragraph_20_Font">רק</text:span><text:span text:style-name="Default_20_Paragraph_20_Font"> </text:span><text:span text:style-name="Default_20_Paragraph_20_Font"><text:span text:style-name="T4">יקבע</text:span></text:span><text:span text:style-name="Default_20_Paragraph_20_Font"><text:span text:style-name="T4"> </text:span></text:span><text:span text:style-name="Default_20_Paragraph_20_Font"><text:span text:style-name="T4">את</text:span></text:span><text:span text:style-name="Default_20_Paragraph_20_Font"><text:span text:style-name="T4"> </text:span></text:span><text:span text:style-name="Default_20_Paragraph_20_Font"><text:span text:style-name="T4">קובעיהם</text:span></text:span><text:span text:style-name="Default_20_Paragraph_20_Font"><text:span text:style-name="T4"> </text:span></text:span><text:span text:style-name="Default_20_Paragraph_20_Font"><text:span text:style-name="T4">נפש</text:span></text:span><text:span text:style-name="Default_20_Paragraph_20_Font"><text:span text:style-name="T4"> <text:s/></text:span></text:span><text:span text:style-name="Default_20_Paragraph_20_Font"><text:s text:c="5"/>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13"><text:span text:style-name="Default_20_Paragraph_20_Font"><text:span text:style-name="T2"/></text:span></text:p>
      <text:p text:style-name="P3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ה</text:span></text:span></text:p>
      <text:p text:style-name="P3"><text:span text:style-name="Default_20_Paragraph_20_Font"><text:span text:style-name="T2">פסוקים</text:span></text:span><text:span text:style-name="Default_20_Paragraph_20_Font"><text:span text:style-name="T2"> </text:span></text:span><text:span text:style-name="Default_20_Paragraph_20_Font"><text:span text:style-name="T2">ד</text:span></text:span><text:span text:style-name="Default_20_Paragraph_20_Font"><text:span text:style-name="T2">-</text:span></text:span><text:span text:style-name="Default_20_Paragraph_20_Font"><text:span text:style-name="T2">ה</text:span></text:span></text:p>
      <text:p text:style-name="P8"><text:span text:style-name="Default_20_Paragraph_20_Font">ה</text:span><text:span text:style-name="Default_20_Paragraph_20_Font">ָ</text:span><text:span text:style-name="Default_20_Paragraph_20_Font">גו</text:span><text:span text:style-name="Default_20_Paragraph_20_Font">ֹ </text:span><text:span text:style-name="Default_20_Paragraph_20_Font">ס</text:span><text:span text:style-name="Default_20_Paragraph_20_Font">ִ</text:span><text:span text:style-name="Default_20_Paragraph_20_Font">יג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כ</text:span><text:span text:style-name="Default_20_Paragraph_20_Font">ָּ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ֵּ</text:span><text:span text:style-name="Default_20_Paragraph_20_Font">צ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צ</text:span><text:span text:style-name="Default_20_Paragraph_20_Font">ֹּ</text:span><text:span text:style-name="Default_20_Paragraph_20_Font">ר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כ</text:span><text:span text:style-name="Default_20_Paragraph_20_Font">ֶּ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. </text:span><text:span text:style-name="Default_20_Paragraph_20_Font">ה</text:span><text:span text:style-name="Default_20_Paragraph_20_Font">ָ</text:span><text:span text:style-name="Default_20_Paragraph_20_Font">גו</text:span><text:span text:style-name="Default_20_Paragraph_20_Font">ֹ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ָׁ</text:span><text:span text:style-name="Default_20_Paragraph_20_Font">ע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,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ִ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צ</text:span><text:span text:style-name="Default_20_Paragraph_20_Font">ֶּ</text:span><text:span text:style-name="Default_20_Paragraph_20_Font">ד</text:span><text:span text:style-name="Default_20_Paragraph_20_Font">ֶ</text:span><text:span text:style-name="Default_20_Paragraph_20_Font">ק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ס</text:span><text:span text:style-name="Default_20_Paragraph_20_Font">ְ</text:span><text:span text:style-name="Default_20_Paragraph_20_Font">או</text:span><text:span text:style-name="Default_20_Paragraph_20_Font">ֹ 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ד</text:span><text:span text:style-name="Default_20_Paragraph_20_Font">-</text:span><text:span text:style-name="Default_20_Paragraph_20_Font">ה</text:span><text:span text:style-name="Default_20_Paragraph_20_Font">).</text:span></text:p>
      <text:p text:style-name="P3"/>
      <text:p text:style-name="P3"><text:span text:style-name="Default_20_Paragraph_20_Font">הצורף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להס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גים</text:span><text:span text:style-name="Default_20_Paragraph_20_Font"> </text:span><text:span text:style-name="Default_20_Paragraph_20_Font">מהכסף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שיוכל</text:span><text:span text:style-name="Default_20_Paragraph_20_Font"> </text:span><text:span text:style-name="Default_20_Paragraph_20_Font">ליצור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כלי</text:span><text:span text:style-name="Default_20_Paragraph_20_Font"> </text:span><text:span text:style-name="Default_20_Paragraph_20_Font">יפה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להס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משרתים</text:span><text:span text:style-name="Default_20_Paragraph_20_Font"> </text:span><text:span text:style-name="Default_20_Paragraph_20_Font">הרשעים</text:span><text:span text:style-name="Default_20_Paragraph_20_Font"> </text:span><text:span text:style-name="Default_20_Paragraph_20_Font">מעל</text:span><text:span text:style-name="Default_20_Paragraph_20_Font"> </text:span><text:span text:style-name="Default_20_Paragraph_20_Font">פניו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שיוכל</text:span><text:span text:style-name="Default_20_Paragraph_20_Font"> </text:span><text:span text:style-name="Default_20_Paragraph_20_Font">לבנות</text:span><text:span text:style-name="Default_20_Paragraph_20_Font"> </text:span><text:span text:style-name="Default_20_Paragraph_20_Font">מינהל</text:span><text:span text:style-name="Default_20_Paragraph_20_Font"> </text:span><text:span text:style-name="Default_20_Paragraph_20_Font">ציבורי</text:span><text:span text:style-name="Default_20_Paragraph_20_Font"> </text:span><text:span text:style-name="Default_20_Paragraph_20_Font">תקין</text:span><text:span text:style-name="Default_20_Paragraph_20_Font"> </text:span><text:span text:style-name="Default_20_Paragraph_20_Font">וצודק</text:span><text:span text:style-name="Default_20_Paragraph_20_Font">.</text:span></text:p>
      <text:p text:style-name="P3"/>
      <text:p text:style-name="P3"><text:span text:style-name="Default_20_Paragraph_20_Font">עצה</text:span><text:span text:style-name="Default_20_Paragraph_20_Font"> </text:span><text:span text:style-name="Default_20_Paragraph_20_Font">דומה</text:span><text:span text:style-name="Default_20_Paragraph_20_Font"> </text:span><text:span text:style-name="Default_20_Paragraph_20_Font">נתן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לשלמה</text:span><text:span text:style-name="Default_20_Paragraph_20_Font"> </text:span><text:span text:style-name="Default_20_Paragraph_20_Font">בנו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מותו</text:span><text:span text:style-name="Default_20_Paragraph_20_Font">:</text:span></text:p>
      <text:p text:style-name="P10"><text:span text:style-name="Default_20_Paragraph_20_Font">…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ד</text:span><text:span text:style-name="Default_20_Paragraph_20_Font">ְּ</text:span><text:span text:style-name="Default_20_Paragraph_20_Font">ב</text:span><text:span text:style-name="Default_20_Paragraph_20_Font">ָ</text:span><text:span text:style-name="Default_20_Paragraph_20_Font">רו</text:span><text:span text:style-name="Default_20_Paragraph_20_Font">ֹ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ִּ</text:span><text:span text:style-name="Default_20_Paragraph_20_Font">ב</text:span><text:span text:style-name="Default_20_Paragraph_20_Font">ֶּ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נ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ד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ָּ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כ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ֶּ</text:span><text:span text:style-name="Default_20_Paragraph_20_Font">א</text:span><text:span text:style-name="Default_20_Paragraph_20_Font">ֱ</text:span><text:span text:style-name="Default_20_Paragraph_20_Font">מ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ב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כ</text:span><text:span text:style-name="Default_20_Paragraph_20_Font">ָּ</text:span><text:span text:style-name="Default_20_Paragraph_20_Font">ר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4">כ</text:span></text:span><text:span text:style-name="Default_20_Paragraph_20_Font"><text:span text:style-name="T4">ִּ</text:span></text:span><text:span text:style-name="Default_20_Paragraph_20_Font"><text:span text:style-name="T4">ס</text:span></text:span><text:span text:style-name="Default_20_Paragraph_20_Font"><text:span text:style-name="T4">ֵּ</text:span></text:span><text:span text:style-name="Default_20_Paragraph_20_Font"><text:span text:style-name="T4">א</text:span>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ָּ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ֶּ</text:span><text:span text:style-name="Default_20_Paragraph_20_Font">ן</text:span><text:span text:style-name="Default_20_Paragraph_20_Font"> </text:span><text:span text:style-name="Default_20_Paragraph_20_Font">צ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oft-page-break/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צ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ֶּ</text:span><text:span text:style-name="Default_20_Paragraph_20_Font">ן</text:span><text:span text:style-name="Default_20_Paragraph_20_Font"> </text:span><text:span text:style-name="Default_20_Paragraph_20_Font">נ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ש</text:span><text:span text:style-name="Default_20_Paragraph_20_Font">ָׂ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ֶ</text:span><text:span text:style-name="Default_20_Paragraph_20_Font">ת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<text:span text:style-name="T4">ו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ַּ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ר</text:span></text:span><text:span text:style-name="Default_20_Paragraph_20_Font"><text:span text:style-name="T4">ְ</text:span></text:span><text:span text:style-name="Default_20_Paragraph_20_Font"><text:span text:style-name="T4">ג</text:span></text:span><text:span text:style-name="Default_20_Paragraph_20_Font"><text:span text:style-name="T4">ֵ</text:span></text:span><text:span text:style-name="Default_20_Paragraph_20_Font"><text:span text:style-name="T4">ם</text:span>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ֶׂ</text:span><text:span text:style-name="Default_20_Paragraph_20_Font">ם</text:span><text:span text:style-name="Default_20_Paragraph_20_Font"> </text:span><text:span text:style-name="Default_20_Paragraph_20_Font">ד</text:span><text:span text:style-name="Default_20_Paragraph_20_Font">ְּ</text:span><text:span text:style-name="Default_20_Paragraph_20_Font">מ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ש</text:span><text:span text:style-name="Default_20_Paragraph_20_Font">ָׁ</text:span><text:span text:style-name="Default_20_Paragraph_20_Font">ל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ת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ד</text:span><text:span text:style-name="Default_20_Paragraph_20_Font">ְּ</text:span><text:span text:style-name="Default_20_Paragraph_20_Font">מ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ח</text:span><text:span text:style-name="Default_20_Paragraph_20_Font">ֲ</text:span><text:span text:style-name="Default_20_Paragraph_20_Font">ג</text:span><text:span text:style-name="Default_20_Paragraph_20_Font">ֹ</text:span><text:span text:style-name="Default_20_Paragraph_20_Font">ר</text:span><text:span text:style-name="Default_20_Paragraph_20_Font">ָ</text:span><text:span text:style-name="Default_20_Paragraph_20_Font">תו</text:span><text:span text:style-name="Default_20_Paragraph_20_Font">ֹ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לו</text:span><text:span text:style-name="Default_20_Paragraph_20_Font">ֹ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ר</text:span><text:span text:style-name="Default_20_Paragraph_20_Font">ַ</text:span><text:span text:style-name="Default_20_Paragraph_20_Font">ג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.</text:span><text:a xlink:type="simple" xlink:href="http://he.wikisource.org/wiki/קטגוריה:מלכים_א_ב_ו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ִׂ</text:span><text:span text:style-name="Default_20_Paragraph_20_Font">ית</text:span><text:span text:style-name="Default_20_Paragraph_20_Font">ָ </text:span><text:span text:style-name="Default_20_Paragraph_20_Font">כ</text:span><text:span text:style-name="Default_20_Paragraph_20_Font">ְּ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ֶ</text:span><text:span text:style-name="Default_20_Paragraph_20_Font">ך</text:span><text:span text:style-name="Default_20_Paragraph_20_Font">ָ </text:span><text:span text:style-name="Default_20_Paragraph_20_Font"><text:span text:style-name="T4">ו</text:span></text:span><text:span text:style-name="Default_20_Paragraph_20_Font"><text:span text:style-name="T4">ְ</text:span></text:span><text:span text:style-name="Default_20_Paragraph_20_Font"><text:span text:style-name="T4">ל</text:span></text:span><text:span text:style-name="Default_20_Paragraph_20_Font"><text:span text:style-name="T4">ֹ</text:span></text:span><text:span text:style-name="Default_20_Paragraph_20_Font"><text:span text:style-name="T4">א</text:span></text:span><text:span text:style-name="Default_20_Paragraph_20_Font"><text:span text:style-name="T4"> </text:span></text:span><text:span text:style-name="Default_20_Paragraph_20_Font"><text:span text:style-name="T4">תו</text:span></text:span><text:span text:style-name="Default_20_Paragraph_20_Font"><text:span text:style-name="T4">ֹ</text:span></text:span><text:span text:style-name="Default_20_Paragraph_20_Font"><text:span text:style-name="T4">ר</text:span></text:span><text:span text:style-name="Default_20_Paragraph_20_Font"><text:span text:style-name="T4">ֵ</text:span></text:span><text:span text:style-name="Default_20_Paragraph_20_Font"><text:span text:style-name="T4">ד</text:span></text:span><text:span text:style-name="Default_20_Paragraph_20_Font"><text:span text:style-name="T4"> </text:span></text:span><text:span text:style-name="Default_20_Paragraph_20_Font"><text:span text:style-name="T4">ש</text:span></text:span><text:span text:style-name="Default_20_Paragraph_20_Font"><text:span text:style-name="T4">ֵׂ</text:span></text:span><text:span text:style-name="Default_20_Paragraph_20_Font"><text:span text:style-name="T4">יב</text:span></text:span><text:span text:style-name="Default_20_Paragraph_20_Font"><text:span text:style-name="T4">ָ</text:span></text:span><text:span text:style-name="Default_20_Paragraph_20_Font"><text:span text:style-name="T4">תו</text:span></text:span><text:span text:style-name="Default_20_Paragraph_20_Font"><text:span text:style-name="T4">ֹ </text:span></text:span><text:span text:style-name="Default_20_Paragraph_20_Font"><text:span text:style-name="T4">ב</text:span></text:span><text:span text:style-name="Default_20_Paragraph_20_Font"><text:span text:style-name="T4">ְּ</text:span></text:span><text:span text:style-name="Default_20_Paragraph_20_Font"><text:span text:style-name="T4">ש</text:span></text:span><text:span text:style-name="Default_20_Paragraph_20_Font"><text:span text:style-name="T4">ָׁ</text:span></text:span><text:span text:style-name="Default_20_Paragraph_20_Font"><text:span text:style-name="T4">ל</text:span></text:span><text:span text:style-name="Default_20_Paragraph_20_Font"><text:span text:style-name="T4">ֹ</text:span></text:span><text:span text:style-name="Default_20_Paragraph_20_Font"><text:span text:style-name="T4">ם</text:span></text:span><text:span text:style-name="Default_20_Paragraph_20_Font"><text:span text:style-name="T4"> </text:span></text:span><text:span text:style-name="Default_20_Paragraph_20_Font"><text:span text:style-name="T4">ש</text:span></text:span><text:span text:style-name="Default_20_Paragraph_20_Font"><text:span text:style-name="T4">ְׁ</text:span></text:span><text:span text:style-name="Default_20_Paragraph_20_Font"><text:span text:style-name="T4">א</text:span></text:span><text:span text:style-name="Default_20_Paragraph_20_Font"><text:span text:style-name="T4">ֹ</text:span></text:span><text:span text:style-name="Default_20_Paragraph_20_Font"><text:span text:style-name="T4">ל</text:span></text:span><text:span text:style-name="Default_20_Paragraph_20_Font"> <text:s text:c="6"/>(</text:span><text:span text:style-name="Default_20_Paragraph_20_Font">מל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, </text:span><text:span text:style-name="Default_20_Paragraph_20_Font">ד</text:span><text:span text:style-name="Default_20_Paragraph_20_Font">-</text:span><text:span text:style-name="Default_20_Paragraph_20_Font">ו</text:span><text:span text:style-name="Default_20_Paragraph_20_Font">).</text:span></text:p>
      <text:p text:style-name="P3"><text:span text:style-name="Default_20_Paragraph_20_Font">דוד</text:span><text:span text:style-name="Default_20_Paragraph_20_Font"> </text:span><text:span text:style-name="Default_20_Paragraph_20_Font">נותן</text:span><text:span text:style-name="Default_20_Paragraph_20_Font"> </text:span><text:span text:style-name="Default_20_Paragraph_20_Font">לשלמה</text:span><text:span text:style-name="Default_20_Paragraph_20_Font"> </text:span><text:span text:style-name="Default_20_Paragraph_20_Font">עצות</text:span><text:span text:style-name="Default_20_Paragraph_20_Font"> </text:span><text:span text:style-name="Default_20_Paragraph_20_Font">שמטרתן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שמו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יסאו</text:span><text:span text:style-name="Default_20_Paragraph_20_Font">. </text:span><text:span text:style-name="Default_20_Paragraph_20_Font">בין</text:span><text:span text:style-name="Default_20_Paragraph_20_Font"> </text:span><text:span text:style-name="Default_20_Paragraph_20_Font">השאר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מייעץ</text:span><text:span text:style-name="Default_20_Paragraph_20_Font"> </text:span><text:span text:style-name="Default_20_Paragraph_20_Font">לשלמה</text:span><text:span text:style-name="Default_20_Paragraph_20_Font"> </text:span><text:span text:style-name="Default_20_Paragraph_20_Font">לחס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ואב</text:span><text:span text:style-name="Default_20_Paragraph_20_Font">, </text:span><text:span text:style-name="Default_20_Paragraph_20_Font">וזאת</text:span><text:span text:style-name="Default_20_Paragraph_20_Font"> </text:span><text:span text:style-name="Default_20_Paragraph_20_Font">משתי</text:span><text:span text:style-name="Default_20_Paragraph_20_Font"> </text:span><text:span text:style-name="Default_20_Paragraph_20_Font">סיבות</text:span><text:span text:style-name="Default_20_Paragraph_20_Font">: "</text:span><text:span text:style-name="Default_20_Paragraph_20_Font">אשר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לי</text:span><text:span text:style-name="Default_20_Paragraph_20_Font">" = </text:span><text:span text:style-name="Default_20_Paragraph_20_Font">כי</text:span><text:span text:style-name="Default_20_Paragraph_20_Font"> </text:span><text:span text:style-name="Default_20_Paragraph_20_Font">פגע</text:span><text:span text:style-name="Default_20_Paragraph_20_Font"> </text:span><text:span text:style-name="Default_20_Paragraph_20_Font">בסמכותי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גם</text:span><text:span text:style-name="Default_20_Paragraph_20_Font"> "</text:span><text:span text:style-name="Default_20_Paragraph_20_Font">אשר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לשני</text:span><text:span text:style-name="Default_20_Paragraph_20_Font"> </text:span><text:span text:style-name="Default_20_Paragraph_20_Font">שרי</text:span><text:span text:style-name="Default_20_Paragraph_20_Font"> </text:span><text:span text:style-name="Default_20_Paragraph_20_Font">צבאות</text:span><text:span text:style-name="Default_20_Paragraph_20_Font"> </text:span><text:span text:style-name="Default_20_Paragraph_20_Font">ישראל</text:span><text:span text:style-name="Default_20_Paragraph_20_Font">... </text:span><text:span text:style-name="Default_20_Paragraph_20_Font">ויהרגם</text:span><text:span text:style-name="Default_20_Paragraph_20_Font">" = </text:span><text:span text:style-name="Default_20_Paragraph_20_Font">כי</text:span><text:span text:style-name="Default_20_Paragraph_20_Font"> </text:span><text:span text:style-name="Default_20_Paragraph_20_Font">נהג</text:span><text:span text:style-name="Default_20_Paragraph_20_Font"> </text:span><text:span text:style-name="Default_20_Paragraph_20_Font">ברשעות</text:span><text:span text:style-name="Default_20_Paragraph_20_Font">. </text:span><text:span text:style-name="Default_20_Paragraph_20_Font">הסיבה</text:span><text:span text:style-name="Default_20_Paragraph_20_Font"> </text:span><text:span text:style-name="Default_20_Paragraph_20_Font">השניה</text:span><text:span text:style-name="Default_20_Paragraph_20_Font"> </text:span><text:span text:style-name="Default_20_Paragraph_20_Font">מתאימה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שלנו</text:span><text:span text:style-name="Default_20_Paragraph_20_Font"> - </text:span><text:span text:style-name="Default_20_Paragraph_20_Font"><text:span text:style-name="T4">הגו</text:span></text:span><text:span text:style-name="Default_20_Paragraph_20_Font"><text:span text:style-name="T4"> </text:span></text:span><text:span text:style-name="Default_20_Paragraph_20_Font"><text:span text:style-name="T4">רשע</text:span></text:span><text:span text:style-name="Default_20_Paragraph_20_Font"><text:span text:style-name="T4"> </text:span></text:span><text:span text:style-name="Default_20_Paragraph_20_Font"><text:span text:style-name="T4">לפני</text:span></text:span><text:span text:style-name="Default_20_Paragraph_20_Font"><text:span text:style-name="T4"> </text:span></text:span><text:span text:style-name="Default_20_Paragraph_20_Font"><text:span text:style-name="T4">מלך</text:span></text:span><text:span text:style-name="Default_20_Paragraph_20_Font"><text:span text:style-name="T4">, </text:span></text:span><text:span text:style-name="Default_20_Paragraph_20_Font"><text:span text:style-name="T4">וייכון</text:span></text:span><text:span text:style-name="Default_20_Paragraph_20_Font"><text:span text:style-name="T4"> </text:span></text:span><text:span text:style-name="Default_20_Paragraph_20_Font"><text:span text:style-name="T4">בצדק</text:span></text:span><text:span text:style-name="Default_20_Paragraph_20_Font"><text:span text:style-name="T4"> </text:span></text:span><text:span text:style-name="Default_20_Paragraph_20_Font"><text:span text:style-name="T4">כיסאו</text:span></text:span><text:span text:style-name="Default_20_Paragraph_20_Font">.</text:span></text:p>
      <text:p text:style-name="P3"/>
      <text:p text:style-name="P3"><text:span text:style-name="Default_20_Paragraph_20_Font">הפסוקים</text:span><text:span text:style-name="Default_20_Paragraph_20_Font"> </text:span><text:span text:style-name="Default_20_Paragraph_20_Font">מופיעים</text:span><text:span text:style-name="Default_20_Paragraph_20_Font"> </text:span><text:span text:style-name="Default_20_Paragraph_20_Font">בקטע</text:span><text:span text:style-name="Default_20_Paragraph_20_Font"> </text:span><text:span text:style-name="Default_20_Paragraph_20_Font">שכותרתו</text:span><text:span text:style-name="Default_20_Paragraph_20_Font">: " </text:span><text:span text:style-name="Default_20_Paragraph_20_Font">ג</text:span><text:span text:style-name="Default_20_Paragraph_20_Font">ַּ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ֹ</text:span><text:span text:style-name="Default_20_Paragraph_20_Font">מ</text:span><text:span text:style-name="Default_20_Paragraph_20_Font">ֹ</text:span><text:span text:style-name="Default_20_Paragraph_20_Font">ה</text:span><text:span text:style-name="Default_20_Paragraph_20_Font">,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ֶ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קו</text:span><text:span text:style-name="Default_20_Paragraph_20_Font">ּ </text:span><text:span text:style-name="Default_20_Paragraph_20_Font">א</text:span><text:span text:style-name="Default_20_Paragraph_20_Font">ַ</text:span><text:span text:style-name="Default_20_Paragraph_20_Font">נ</text:span><text:span text:style-name="Default_20_Paragraph_20_Font">ְ</text:span><text:span text:style-name="Default_20_Paragraph_20_Font">ש</text:span><text:span text:style-name="Default_20_Paragraph_20_Font">ֵׁ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ִ</text:span><text:span text:style-name="Default_20_Paragraph_20_Font">ז</text:span><text:span text:style-name="Default_20_Paragraph_20_Font">ְ</text:span><text:span text:style-name="Default_20_Paragraph_20_Font">ק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ּ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" 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א</text:span><text:span text:style-name="Default_20_Paragraph_20_Font">), </text:span><text:span text:style-name="Default_20_Paragraph_20_Font">ונראה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קשורים</text:span><text:span text:style-name="Default_20_Paragraph_20_Font"> </text:span><text:span text:style-name="Default_20_Paragraph_20_Font">לפרשה</text:span><text:span text:style-name="Default_20_Paragraph_20_Font"> </text:span><text:span text:style-name="Default_20_Paragraph_20_Font">פוליטית</text:span><text:span text:style-name="Default_20_Paragraph_20_Font"> </text:span><text:span text:style-name="Default_20_Paragraph_20_Font">שהסעיר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ציבור</text:span><text:span text:style-name="Default_20_Paragraph_20_Font"> </text:span><text:span text:style-name="Default_20_Paragraph_20_Font">באותו</text:span><text:span text:style-name="Default_20_Paragraph_20_Font"> </text:span><text:span text:style-name="Default_20_Paragraph_20_Font">זמן</text:span><text:span text:style-name="Default_20_Paragraph_20_Font">. </text:span><text:span text:style-name="Default_20_Paragraph_20_Font">כך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למוד</text:span><text:span text:style-name="Default_20_Paragraph_20_Font"> </text:span><text:span text:style-name="Default_20_Paragraph_20_Font">מנבואת</text:span><text:span text:style-name="Default_20_Paragraph_20_Font"> </text:span><text:span text:style-name="Default_20_Paragraph_20_Font">ישעיהו</text:span><text:span text:style-name="Default_20_Paragraph_20_Font">, </text:span><text:span text:style-name="Default_20_Paragraph_20_Font">שחי</text:span><text:span text:style-name="Default_20_Paragraph_20_Font"> </text:span><text:span text:style-name="Default_20_Paragraph_20_Font">בתקופתו</text:span><text:span text:style-name="Default_20_Paragraph_20_Font"> </text:span><text:span text:style-name="Default_20_Paragraph_20_Font">חזקיהו</text:span><text:span text:style-name="Default_20_Paragraph_20_Font">:</text:span></text:p>
      <text:p text:style-name="P8"><text:span text:style-name="Default_20_Paragraph_20_Font">כ</text:span><text:span text:style-name="Default_20_Paragraph_20_Font">ֹ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' </text:span><text:span text:style-name="Default_20_Paragraph_20_Font">ה</text:span><text:span text:style-name="Default_20_Paragraph_20_Font">' 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: 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ֹּ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ס</text:span><text:span text:style-name="Default_20_Paragraph_20_Font">ֹּ</text:span><text:span text:style-name="Default_20_Paragraph_20_Font">כ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,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4">ש</text:span></text:span><text:span text:style-name="Default_20_Paragraph_20_Font"><text:span text:style-name="T4">ֶׁ</text:span></text:span><text:span text:style-name="Default_20_Paragraph_20_Font"><text:span text:style-name="T4">ב</text:span></text:span><text:span text:style-name="Default_20_Paragraph_20_Font"><text:span text:style-name="T4">ְ</text:span></text:span><text:span text:style-name="Default_20_Paragraph_20_Font"><text:span text:style-name="T4">נ</text:span></text:span><text:span text:style-name="Default_20_Paragraph_20_Font"><text:span text:style-name="T4">ָ</text:span></text:span><text:span text:style-name="Default_20_Paragraph_20_Font"><text:span text:style-name="T4">א</text:span></text:span><text:span text:style-name="Default_20_Paragraph_20_Font"><text:span text:style-name="T4"> </text:span></text:span><text:span text:style-name="Default_20_Paragraph_20_Font"><text:span text:style-name="T4">א</text:span></text:span><text:span text:style-name="Default_20_Paragraph_20_Font"><text:span text:style-name="T4">ֲ</text:span></text:span><text:span text:style-name="Default_20_Paragraph_20_Font"><text:span text:style-name="T4">ש</text:span></text:span><text:span text:style-name="Default_20_Paragraph_20_Font"><text:span text:style-name="T4">ֶׁ</text:span></text:span><text:span text:style-name="Default_20_Paragraph_20_Font"><text:span text:style-name="T4">ר</text:span></text:span><text:span text:style-name="Default_20_Paragraph_20_Font"><text:span text:style-name="T4"> </text:span></text:span><text:span text:style-name="Default_20_Paragraph_20_Font"><text:span text:style-name="T4">ע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ב</text:span></text:span><text:span text:style-name="Default_20_Paragraph_20_Font"><text:span text:style-name="T4">ָּ</text:span>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 . </text:span><text:span text:style-name="Default_20_Paragraph_20_Font">מ</text:span><text:span text:style-name="Default_20_Paragraph_20_Font">ַ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פ</text:span><text:span text:style-name="Default_20_Paragraph_20_Font">ֹ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פ</text:span><text:span text:style-name="Default_20_Paragraph_20_Font">ֹ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צ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ָּ </text:span><text:span text:style-name="Default_20_Paragraph_20_Font">ל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פ</text:span><text:span text:style-name="Default_20_Paragraph_20_Font">ֹּ</text:span><text:span text:style-name="Default_20_Paragraph_20_Font">ה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ב</text:span><text:span text:style-name="Default_20_Paragraph_20_Font">ֶ</text:span><text:span text:style-name="Default_20_Paragraph_20_Font">ר</text:span><text:span text:style-name="Default_20_Paragraph_20_Font">? </text:span><text:span text:style-name="Default_20_Paragraph_20_Font">ח</text:span><text:span text:style-name="Default_20_Paragraph_20_Font">ֹ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ר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ק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רו</text:span><text:span text:style-name="Default_20_Paragraph_20_Font">ֹ, </text:span><text:span text:style-name="Default_20_Paragraph_20_Font">ח</text:span><text:span text:style-name="Default_20_Paragraph_20_Font">ֹ</text:span><text:span text:style-name="Default_20_Paragraph_20_Font">ק</text:span><text:span text:style-name="Default_20_Paragraph_20_Font">ְ</text:span><text:span text:style-name="Default_20_Paragraph_20_Font">ק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ַ</text:span><text:span text:style-name="Default_20_Paragraph_20_Font">ס</text:span><text:span text:style-name="Default_20_Paragraph_20_Font">ֶּ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כ</text:span><text:span text:style-name="Default_20_Paragraph_20_Font">ָּ</text:span><text:span text:style-name="Default_20_Paragraph_20_Font">ן</text:span><text:span text:style-name="Default_20_Paragraph_20_Font"> </text:span><text:span text:style-name="Default_20_Paragraph_20_Font">לו</text:span><text:span text:style-name="Default_20_Paragraph_20_Font">ֹ! </text:span><text:span text:style-name="Default_20_Paragraph_20_Font">ו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ד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ך</text:span><text:span text:style-name="Default_20_Paragraph_20_Font">ָ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ַּ</text:span><text:span text:style-name="Default_20_Paragraph_20_Font">צ</text:span><text:span text:style-name="Default_20_Paragraph_20_Font">ָּ</text:span><text:span text:style-name="Default_20_Paragraph_20_Font">ב</text:span><text:span text:style-name="Default_20_Paragraph_20_Font">ֶ</text:span><text:span text:style-name="Default_20_Paragraph_20_Font">ך</text:span><text:span text:style-name="Default_20_Paragraph_20_Font">ָ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ס</text:span><text:span text:style-name="Default_20_Paragraph_20_Font">ֶ</text:span><text:span text:style-name="Default_20_Paragraph_20_Font">ך</text:span><text:span text:style-name="Default_20_Paragraph_20_Font">ָ!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א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ִּ</text:span><text:span text:style-name="Default_20_Paragraph_20_Font">י</text:span><text:span text:style-name="Default_20_Paragraph_20_Font">,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ֶּ</text:span><text:span text:style-name="Default_20_Paragraph_20_Font">ן</text:span><text:span text:style-name="Default_20_Paragraph_20_Font"> </text:span><text:span text:style-name="Default_20_Paragraph_20_Font">ח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ק</text:span><text:span text:style-name="Default_20_Paragraph_20_Font">ִ</text:span><text:span text:style-name="Default_20_Paragraph_20_Font">י</text:span><text:span text:style-name="Default_20_Paragraph_20_Font">ָּ</text:span><text:span text:style-name="Default_20_Paragraph_20_Font">הו</text:span><text:span text:style-name="Default_20_Paragraph_20_Font">ּ.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ּ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ִּ</text:span><text:span text:style-name="Default_20_Paragraph_20_Font">יו</text:span><text:span text:style-name="Default_20_Paragraph_20_Font"> </text:span><text:span text:style-name="Default_20_Paragraph_20_Font">כ</text:span><text:span text:style-name="Default_20_Paragraph_20_Font">ֻּ</text:span><text:span text:style-name="Default_20_Paragraph_20_Font">ת</text:span><text:span text:style-name="Default_20_Paragraph_20_Font">ָּ</text:span><text:span text:style-name="Default_20_Paragraph_20_Font">נ</text:span><text:span text:style-name="Default_20_Paragraph_20_Font">ְ</text:span><text:span text:style-name="Default_20_Paragraph_20_Font">ת</text:span><text:span text:style-name="Default_20_Paragraph_20_Font">ֶּ</text:span><text:span text:style-name="Default_20_Paragraph_20_Font">ך</text:span><text:span text:style-name="Default_20_Paragraph_20_Font">ָ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ט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ַ</text:span><text:span text:style-name="Default_20_Paragraph_20_Font">ז</text:span><text:span text:style-name="Default_20_Paragraph_20_Font">ְּ</text:span><text:span text:style-name="Default_20_Paragraph_20_Font">ק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ֶ</text:span><text:span text:style-name="Default_20_Paragraph_20_Font">מ</text:span><text:span text:style-name="Default_20_Paragraph_20_Font">ְ</text:span><text:span text:style-name="Default_20_Paragraph_20_Font">ש</text:span><text:span text:style-name="Default_20_Paragraph_20_Font">ֶׁ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י</text:span><text:span text:style-name="Default_20_Paragraph_20_Font">ָ</text:span><text:span text:style-name="Default_20_Paragraph_20_Font">דו</text:span><text:span text:style-name="Default_20_Paragraph_20_Font">ֹ;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יו</text:span><text:span text:style-name="Default_20_Paragraph_20_Font">ֹ</text:span><text:span text:style-name="Default_20_Paragraph_20_Font">ש</text:span><text:span text:style-name="Default_20_Paragraph_20_Font">ֵׁ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ש</text:span><text:span text:style-name="Default_20_Paragraph_20_Font">ָׁ</text:span><text:span text:style-name="Default_20_Paragraph_20_Font">ל</text:span><text:span text:style-name="Default_20_Paragraph_20_Font">ַ‍ִ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ֵ</text:span><text:span text:style-name="Default_20_Paragraph_20_Font">ית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ּ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.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ת</text:span><text:span text:style-name="Default_20_Paragraph_20_Font">ַ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ת</text:span><text:span text:style-name="Default_20_Paragraph_20_Font">ֵּ</text:span><text:span text:style-name="Default_20_Paragraph_20_Font">ח</text:span><text:span text:style-name="Default_20_Paragraph_20_Font">ַ </text:span><text:span text:style-name="Default_20_Paragraph_20_Font">ב</text:span><text:span text:style-name="Default_20_Paragraph_20_Font">ֵּ</text:span><text:span text:style-name="Default_20_Paragraph_20_Font">ית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ִׁ</text:span><text:span text:style-name="Default_20_Paragraph_20_Font">כ</text:span><text:span text:style-name="Default_20_Paragraph_20_Font">ְ</text:span><text:span text:style-name="Default_20_Paragraph_20_Font">מו</text:span><text:span text:style-name="Default_20_Paragraph_20_Font">ֹ,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ָ</text:span><text:span text:style-name="Default_20_Paragraph_20_Font">ת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ס</text:span><text:span text:style-name="Default_20_Paragraph_20_Font">ֹ</text:span><text:span text:style-name="Default_20_Paragraph_20_Font">ג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ס</text:span><text:span text:style-name="Default_20_Paragraph_20_Font">ָ</text:span><text:span text:style-name="Default_20_Paragraph_20_Font">ג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פ</text:span><text:span text:style-name="Default_20_Paragraph_20_Font">ֹּ</text:span><text:span text:style-name="Default_20_Paragraph_20_Font">ת</text:span><text:span text:style-name="Default_20_Paragraph_20_Font">ֵ</text:span><text:span text:style-name="Default_20_Paragraph_20_Font">ח</text:span><text:span text:style-name="Default_20_Paragraph_20_Font">ַ... (</text:span><text:span text:style-name="Default_20_Paragraph_20_Font">ישעיהו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טו</text:span><text:span text:style-name="Default_20_Paragraph_20_Font">-</text:span><text:span text:style-name="Default_20_Paragraph_20_Font">כב</text:span><text:span text:style-name="Default_20_Paragraph_20_Font">).</text:span></text:p>
      <text:p text:style-name="P3"><text:span text:style-name="Default_20_Paragraph_20_Font">ישעיהו</text:span><text:span text:style-name="Default_20_Paragraph_20_Font"> </text:span><text:span text:style-name="Default_20_Paragraph_20_Font">תקף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בנא</text:span><text:span text:style-name="Default_20_Paragraph_20_Font"> </text:span><text:span text:style-name="Default_20_Paragraph_20_Font">אש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בית</text:span><text:span text:style-name="Default_20_Paragraph_20_Font">, </text:span><text:span text:style-name="Default_20_Paragraph_20_Font">וניבא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יוחלף</text:span><text:span text:style-name="Default_20_Paragraph_20_Font"> </text:span><text:span text:style-name="Default_20_Paragraph_20_Font">באליקים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חלקיהו</text:span><text:span text:style-name="Default_20_Paragraph_20_Font">. </text:span><text:span text:style-name="Default_20_Paragraph_20_Font">ואכן</text:span><text:span text:style-name="Default_20_Paragraph_20_Font">, </text:span><text:span text:style-name="Default_20_Paragraph_20_Font">בהמשך</text:span><text:span text:style-name="Default_20_Paragraph_20_Font"> </text:span><text:span text:style-name="Default_20_Paragraph_20_Font">מצאנו</text:span><text:span text:style-name="Default_20_Paragraph_20_Font">:</text:span></text:p>
      <text:p text:style-name="P8"><text:span text:style-name="Default_20_Paragraph_20_Font">ו</text:span><text:span text:style-name="Default_20_Paragraph_20_Font">ַ</text:span><text:span text:style-name="Default_20_Paragraph_20_Font">י</text:span><text:span text:style-name="Default_20_Paragraph_20_Font">ֵּ</text:span><text:span text:style-name="Default_20_Paragraph_20_Font">צ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<text:span text:style-name="T4">א</text:span></text:span><text:span text:style-name="Default_20_Paragraph_20_Font"><text:span text:style-name="T4">ֶ</text:span></text:span><text:span text:style-name="Default_20_Paragraph_20_Font"><text:span text:style-name="T4">ל</text:span></text:span><text:span text:style-name="Default_20_Paragraph_20_Font"><text:span text:style-name="T4">ְ</text:span></text:span><text:span text:style-name="Default_20_Paragraph_20_Font"><text:span text:style-name="T4">י</text:span></text:span><text:span text:style-name="Default_20_Paragraph_20_Font"><text:span text:style-name="T4">ָ</text:span></text:span><text:span text:style-name="Default_20_Paragraph_20_Font"><text:span text:style-name="T4">ק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<text:span text:style-name="T4"> </text:span></text:span><text:span text:style-name="Default_20_Paragraph_20_Font"><text:span text:style-name="T4">ב</text:span></text:span><text:span text:style-name="Default_20_Paragraph_20_Font"><text:span text:style-name="T4">ֶּ</text:span></text:span><text:span text:style-name="Default_20_Paragraph_20_Font"><text:span text:style-name="T4">ן</text:span></text:span><text:span text:style-name="Default_20_Paragraph_20_Font"><text:span text:style-name="T4"> </text:span></text:span><text:span text:style-name="Default_20_Paragraph_20_Font"><text:span text:style-name="T4">ח</text:span></text:span><text:span text:style-name="Default_20_Paragraph_20_Font"><text:span text:style-name="T4">ִ</text:span></text:span><text:span text:style-name="Default_20_Paragraph_20_Font"><text:span text:style-name="T4">ל</text:span></text:span><text:span text:style-name="Default_20_Paragraph_20_Font"><text:span text:style-name="T4">ְ</text:span></text:span><text:span text:style-name="Default_20_Paragraph_20_Font"><text:span text:style-name="T4">ק</text:span></text:span><text:span text:style-name="Default_20_Paragraph_20_Font"><text:span text:style-name="T4">ִ</text:span></text:span><text:span text:style-name="Default_20_Paragraph_20_Font"><text:span text:style-name="T4">י</text:span></text:span><text:span text:style-name="Default_20_Paragraph_20_Font"><text:span text:style-name="T4">ָּ</text:span></text:span><text:span text:style-name="Default_20_Paragraph_20_Font"><text:span text:style-name="T4">הו</text:span></text:span><text:span text:style-name="Default_20_Paragraph_20_Font"><text:span text:style-name="T4">ּ </text:span></text:span><text:span text:style-name="Default_20_Paragraph_20_Font"><text:span text:style-name="T4">א</text:span></text:span><text:span text:style-name="Default_20_Paragraph_20_Font"><text:span text:style-name="T4">ֲ</text:span></text:span><text:span text:style-name="Default_20_Paragraph_20_Font"><text:span text:style-name="T4">ש</text:span></text:span><text:span text:style-name="Default_20_Paragraph_20_Font"><text:span text:style-name="T4">ֶׁ</text:span></text:span><text:span text:style-name="Default_20_Paragraph_20_Font"><text:span text:style-name="T4">ר</text:span></text:span><text:span text:style-name="Default_20_Paragraph_20_Font"><text:span text:style-name="T4"> </text:span></text:span><text:span text:style-name="Default_20_Paragraph_20_Font"><text:span text:style-name="T4">ע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ב</text:span></text:span><text:span text:style-name="Default_20_Paragraph_20_Font"><text:span text:style-name="T4">ָּ</text:span>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ֶׁ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ס</text:span><text:span text:style-name="Default_20_Paragraph_20_Font">ֹּ</text:span><text:span text:style-name="Default_20_Paragraph_20_Font">פ</text:span><text:span text:style-name="Default_20_Paragraph_20_Font">ֵ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יו</text:span><text:span text:style-name="Default_20_Paragraph_20_Font">ֹ</text:span><text:span text:style-name="Default_20_Paragraph_20_Font">א</text:span><text:span text:style-name="Default_20_Paragraph_20_Font">ָ</text:span><text:span text:style-name="Default_20_Paragraph_20_Font">ח</text:span><text:span text:style-name="Default_20_Paragraph_20_Font"> </text:span><text:span text:style-name="Default_20_Paragraph_20_Font">ב</text:span><text:span text:style-name="Default_20_Paragraph_20_Font">ֶּ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ס</text:span><text:span text:style-name="Default_20_Paragraph_20_Font">ָ</text:span><text:span text:style-name="Default_20_Paragraph_20_Font">ף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ַּ</text:span><text:span text:style-name="Default_20_Paragraph_20_Font">ז</text:span><text:span text:style-name="Default_20_Paragraph_20_Font">ְ</text:span><text:span text:style-name="Default_20_Paragraph_20_Font">כ</text:span><text:span text:style-name="Default_20_Paragraph_20_Font">ִּ</text:span><text:span text:style-name="Default_20_Paragraph_20_Font">יר</text:span><text:span text:style-name="Default_20_Paragraph_20_Font"> (</text:span><text:span text:style-name="Default_20_Paragraph_20_Font">ישעיהו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ג</text:span><text:span text:style-name="Default_20_Paragraph_20_Font">).</text:span></text:p>
      <text:p text:style-name="P13"><text:span text:style-name="Default_20_Paragraph_20_Font">א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ברור</text:span><text:span text:style-name="Default_20_Paragraph_20_Font">, </text:span><text:span text:style-name="Default_20_Paragraph_20_Font">האם</text:span><text:span text:style-name="Default_20_Paragraph_20_Font"> "</text:span><text:span text:style-name="Default_20_Paragraph_20_Font">שבנא</text:span><text:span text:style-name="Default_20_Paragraph_20_Font"> </text:span><text:span text:style-name="Default_20_Paragraph_20_Font">הסופר</text:span><text:span text:style-name="Default_20_Paragraph_20_Font">" </text:span><text:span text:style-name="Default_20_Paragraph_20_Font">הוא</text:span><text:span text:style-name="Default_20_Paragraph_20_Font"> </text:span><text:span text:style-name="Default_20_Paragraph_20_Font">אותו</text:span><text:span text:style-name="Default_20_Paragraph_20_Font"> "</text:span><text:span text:style-name="Default_20_Paragraph_20_Font">שבנא</text:span><text:span text:style-name="Default_20_Paragraph_20_Font"> </text:span><text:span text:style-name="Default_20_Paragraph_20_Font">אש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בית</text:span><text:span text:style-name="Default_20_Paragraph_20_Font">", </text:span><text:span text:style-name="Default_20_Paragraph_20_Font">או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שבנא</text:span><text:span text:style-name="Default_20_Paragraph_20_Font"> </text:span><text:span text:style-name="Default_20_Paragraph_20_Font">אחר</text:span><text:span text:style-name="Default_20_Paragraph_20_Font">. </text:span><text:span text:style-name="Default_20_Paragraph_20_Font">לפי</text:span><text:span text:style-name="Default_20_Paragraph_20_Font"> </text:span><text:span text:style-name="Default_20_Paragraph_20_Font">האפשרות</text:span><text:span text:style-name="Default_20_Paragraph_20_Font"> </text:span><text:span text:style-name="Default_20_Paragraph_20_Font">הראשונה</text:span><text:span text:style-name="Default_20_Paragraph_20_Font">, </text:span><text:span text:style-name="Default_20_Paragraph_20_Font">חזקיהו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העב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בנא</text:span><text:span text:style-name="Default_20_Paragraph_20_Font"> </text:span><text:span text:style-name="Default_20_Paragraph_20_Font">מתפקיד</text:span><text:span text:style-name="Default_20_Paragraph_20_Font"> "</text:span><text:span text:style-name="Default_20_Paragraph_20_Font">אש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בית</text:span><text:span text:style-name="Default_20_Paragraph_20_Font">" </text:span><text:span text:style-name="Default_20_Paragraph_20_Font">לתפקיד</text:span><text:span text:style-name="Default_20_Paragraph_20_Font"> </text:span><text:span text:style-name="Default_20_Paragraph_20_Font">הסופר</text:span><text:span text:style-name="Default_20_Paragraph_20_Font">; </text:span><text:span text:style-name="Default_20_Paragraph_20_Font">אך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האפשרות</text:span><text:span text:style-name="Default_20_Paragraph_20_Font"> </text:span><text:span text:style-name="Default_20_Paragraph_20_Font">השנייה</text:span><text:span text:style-name="Default_20_Paragraph_20_Font">, </text:span><text:span text:style-name="Default_20_Paragraph_20_Font">חזקיהו</text:span><text:span text:style-name="Default_20_Paragraph_20_Font"> </text:span><text:span text:style-name="Default_20_Paragraph_20_Font">הס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שבנא</text:span><text:span text:style-name="Default_20_Paragraph_20_Font"> </text:span><text:span text:style-name="Default_20_Paragraph_20_Font">לגמרי</text:span><text:span text:style-name="Default_20_Paragraph_20_Font"> </text:span><text:span text:style-name="Default_20_Paragraph_20_Font">מעל</text:span><text:span text:style-name="Default_20_Paragraph_20_Font"> </text:span><text:span text:style-name="Default_20_Paragraph_20_Font">פניו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ממליץ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: </text:span><text:span text:style-name="Default_20_Paragraph_20_Font"><text:span text:style-name="T4">הגו</text:span></text:span><text:span text:style-name="Default_20_Paragraph_20_Font"><text:span text:style-name="T4"> </text:span></text:span><text:span text:style-name="Default_20_Paragraph_20_Font"><text:span text:style-name="T4">רשע</text:span></text:span><text:span text:style-name="Default_20_Paragraph_20_Font"><text:span text:style-name="T4"> </text:span></text:span><text:span text:style-name="Default_20_Paragraph_20_Font"><text:span text:style-name="T4">לפני</text:span></text:span><text:span text:style-name="Default_20_Paragraph_20_Font"><text:span text:style-name="T4"> </text:span></text:span><text:span text:style-name="Default_20_Paragraph_20_Font"><text:span text:style-name="T4">מלך</text:span></text:span><text:span text:style-name="Default_20_Paragraph_20_Font"><text:span text:style-name="T4">, </text:span></text:span><text:span text:style-name="Default_20_Paragraph_20_Font"><text:span text:style-name="T4">וייכון</text:span></text:span><text:span text:style-name="Default_20_Paragraph_20_Font"><text:span text:style-name="T4"> </text:span></text:span><text:span text:style-name="Default_20_Paragraph_20_Font"><text:span text:style-name="T4">בצדק</text:span></text:span><text:span text:style-name="Default_20_Paragraph_20_Font"><text:span text:style-name="T4"> </text:span></text:span><text:span text:style-name="Default_20_Paragraph_20_Font"><text:span text:style-name="T4">כיסאו</text:span></text:span><text:span text:style-name="Default_20_Paragraph_20_Font">.</text:span></text:p>
      <text:p text:style-name="P3"/>
      <text:p text:style-name="P3"><text:span text:style-name="Default_20_Paragraph_20_Font"><text:span text:style-name="T2">פסוקים</text:span></text:span><text:span text:style-name="Default_20_Paragraph_20_Font"><text:span text:style-name="T2"> </text:span></text:span><text:span text:style-name="Default_20_Paragraph_20_Font"><text:span text:style-name="T2">כא</text:span></text:span><text:span text:style-name="Default_20_Paragraph_20_Font"><text:span text:style-name="T2">-</text:span></text:span><text:span text:style-name="Default_20_Paragraph_20_Font"><text:span text:style-name="T2">כב</text:span></text:span></text:p>
      <text:p text:style-name="P8"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ֵ</text:span><text:span text:style-name="Default_20_Paragraph_20_Font">ב</text:span><text:span text:style-name="Default_20_Paragraph_20_Font"> </text:span><text:span text:style-name="Default_20_Paragraph_20_Font">ש</text:span><text:span text:style-name="Default_20_Paragraph_20_Font">ֹׂ</text:span><text:span text:style-name="Default_20_Paragraph_20_Font">נ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ך</text:span><text:span text:style-name="Default_20_Paragraph_20_Font">ָ - </text:span><text:span text:style-name="Default_20_Paragraph_20_Font">ה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ִ</text:span><text:span text:style-name="Default_20_Paragraph_20_Font">ל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ל</text:span><text:span text:style-name="Default_20_Paragraph_20_Font">ָ</text:span><text:span text:style-name="Default_20_Paragraph_20_Font">ח</text:span><text:span text:style-name="Default_20_Paragraph_20_Font">ֶ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צ</text:span><text:span text:style-name="Default_20_Paragraph_20_Font">ָ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 -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ק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מ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ג</text:span><text:span text:style-name="Default_20_Paragraph_20_Font">ֶ</text:span><text:span text:style-name="Default_20_Paragraph_20_Font">ח</text:span><text:span text:style-name="Default_20_Paragraph_20_Font">ָ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ֹ</text:span><text:span text:style-name="Default_20_Paragraph_20_Font">ת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</text:span><text:span text:style-name="Default_20_Paragraph_20_Font">ו</text:span><text:span text:style-name="Default_20_Paragraph_20_Font">ֹ, </text:span><text:span text:style-name="Default_20_Paragraph_20_Font">וה</text:span><text:span text:style-name="Default_20_Paragraph_20_Font">' </text:span><text:span text:style-name="Default_20_Paragraph_20_Font">י</text:span><text:span text:style-name="Default_20_Paragraph_20_Font">ְ</text:span><text:span text:style-name="Default_20_Paragraph_20_Font">ש</text:span><text:span text:style-name="Default_20_Paragraph_20_Font">ַׁ</text:span><text:span text:style-name="Default_20_Paragraph_20_Font">ל</text:span><text:span text:style-name="Default_20_Paragraph_20_Font">ֶּ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ך</text:span><text:span text:style-name="Default_20_Paragraph_20_Font">ְ <text:s text:c="11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כא</text:span><text:span text:style-name="Default_20_Paragraph_20_Font">-</text:span><text:span text:style-name="Default_20_Paragraph_20_Font">כב</text:span><text:span text:style-name="Default_20_Paragraph_20_Font">).</text:span></text:p>
      <text:p text:style-name="P3"/>
      <text:p text:style-name="P1"><text:span text:style-name="Default_20_Paragraph_20_Font">בתורה</text:span><text:span text:style-name="Default_20_Paragraph_20_Font"> </text:span><text:span text:style-name="Default_20_Paragraph_20_Font">ישנן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מצוות</text:span><text:span text:style-name="Default_20_Paragraph_20_Font"> </text:span><text:span text:style-name="Default_20_Paragraph_20_Font">המחייבות</text:span><text:span text:style-name="Default_20_Paragraph_20_Font"> </text:span><text:span text:style-name="Default_20_Paragraph_20_Font">אותנו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בהמות</text:span><text:span text:style-name="Default_20_Paragraph_20_Font"> </text:span><text:span text:style-name="Default_20_Paragraph_20_Font">ולרכוש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ששונאים</text:span><text:span text:style-name="Default_20_Paragraph_20_Font"> </text:span><text:span text:style-name="Default_20_Paragraph_20_Font">אותנו</text:span><text:span text:style-name="Default_20_Paragraph_20_Font">:</text:span></text:p>
      <text:p text:style-name="P7"><text:soft-page-break/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ג</text:span><text:span text:style-name="Default_20_Paragraph_20_Font">ַּ</text:span><text:span text:style-name="Default_20_Paragraph_20_Font">ע</text:span><text:span text:style-name="Default_20_Paragraph_20_Font">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<text:span text:style-name="T4">א</text:span></text:span><text:span text:style-name="Default_20_Paragraph_20_Font"><text:span text:style-name="T4">ֹ</text:span>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ב</text:span></text:span><text:span text:style-name="Default_20_Paragraph_20_Font"><text:span text:style-name="T4">ְ</text:span></text:span><text:span text:style-name="Default_20_Paragraph_20_Font"><text:span text:style-name="T4">ך</text:span></text:span><text:span text:style-name="Default_20_Paragraph_20_Font"><text:span text:style-name="T4">ָ</text:span>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ו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רו</text:span><text:span text:style-name="Default_20_Paragraph_20_Font">ֹ </text:span><text:span text:style-name="Default_20_Paragraph_20_Font">ת</text:span><text:span text:style-name="Default_20_Paragraph_20_Font">ֹּ</text:span><text:span text:style-name="Default_20_Paragraph_20_Font">ע</text:span><text:span text:style-name="Default_20_Paragraph_20_Font">ֶ</text:span><text:span text:style-name="Default_20_Paragraph_20_Font">ה</text:span><text:span text:style-name="Default_20_Paragraph_20_Font"> - </text:span><text:span text:style-name="Default_20_Paragraph_20_Font">ה</text:span><text:span text:style-name="Default_20_Paragraph_20_Font">ָ</text:span><text:span text:style-name="Default_20_Paragraph_20_Font">ש</text:span><text:span text:style-name="Default_20_Paragraph_20_Font">ֵׁ</text:span><text:span text:style-name="Default_20_Paragraph_20_Font">ב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ש</text:span><text:span text:style-name="Default_20_Paragraph_20_Font">ִׁ</text:span><text:span text:style-name="Default_20_Paragraph_20_Font">יב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לו</text:span><text:span text:style-name="Default_20_Paragraph_20_Font">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<text:span text:style-name="T4">ש</text:span></text:span><text:span text:style-name="Default_20_Paragraph_20_Font"><text:span text:style-name="T4">ֹׂ</text:span></text:span><text:span text:style-name="Default_20_Paragraph_20_Font"><text:span text:style-name="T4">נ</text:span></text:span><text:span text:style-name="Default_20_Paragraph_20_Font"><text:span text:style-name="T4">ַ</text:span></text:span><text:span text:style-name="Default_20_Paragraph_20_Font"><text:span text:style-name="T4">א</text:span></text:span><text:span text:style-name="Default_20_Paragraph_20_Font"><text:span text:style-name="T4">ֲ</text:span></text:span><text:span text:style-name="Default_20_Paragraph_20_Font"><text:span text:style-name="T4">ך</text:span></text:span><text:span text:style-name="Default_20_Paragraph_20_Font"><text:span text:style-name="T4">ָ</text:span>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ב</text:span><text:span text:style-name="Default_20_Paragraph_20_Font">ֵ</text:span><text:span text:style-name="Default_20_Paragraph_20_Font">ץ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ָּׂ</text:span><text:span text:style-name="Default_20_Paragraph_20_Font">או</text:span><text:span text:style-name="Default_20_Paragraph_20_Font">ֹ - </text:span><text:span text:style-name="Default_20_Paragraph_20_Font">ו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ֲ</text:span><text:span text:style-name="Default_20_Paragraph_20_Font">ז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לו</text:span><text:span text:style-name="Default_20_Paragraph_20_Font">, </text:span><text:span text:style-name="Default_20_Paragraph_20_Font">ע</text:span><text:span text:style-name="Default_20_Paragraph_20_Font">ָ</text:span><text:span text:style-name="Default_20_Paragraph_20_Font">ז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ז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 (</text:span><text:span text:style-name="Default_20_Paragraph_20_Font">שמו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ד</text:span><text:span text:style-name="Default_20_Paragraph_20_Font">-</text:span><text:span text:style-name="Default_20_Paragraph_20_Font">ה</text:span><text:span text:style-name="Default_20_Paragraph_20_Font">).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וסיף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שונאים</text:span><text:span text:style-name="Default_20_Paragraph_20_Font"> </text:span><text:span text:style-name="Default_20_Paragraph_20_Font">עצמם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סובלים</text:span><text:span text:style-name="Default_20_Paragraph_20_Font"> </text:span><text:span text:style-name="Default_20_Paragraph_20_Font">בגופם</text:span><text:span text:style-name="Default_20_Paragraph_20_Font">. </text:span><text:span text:style-name="Default_20_Paragraph_20_Font">מכיוון</text:span><text:span text:style-name="Default_20_Paragraph_20_Font"> </text:span><text:span text:style-name="Default_20_Paragraph_20_Font">שהוא</text:span><text:span text:style-name="Default_20_Paragraph_20_Font"> "</text:span><text:span text:style-name="Default_20_Paragraph_20_Font">מחמיר</text:span><text:span text:style-name="Default_20_Paragraph_20_Font">" </text:span><text:span text:style-name="Default_20_Paragraph_20_Font">יותר</text:span><text:span text:style-name="Default_20_Paragraph_20_Font"> </text:span><text:span text:style-name="Default_20_Paragraph_20_Font">מהתורה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מוסיף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נימוקים</text:span><text:span text:style-name="Default_20_Paragraph_20_Font">:</text:span></text:p>
      <text:list xml:id="list372843903" text:style-name="LS2">
        <text:list-item>
          <text:p text:style-name="P19"><text:span text:style-name="Default_20_Paragraph_20_Font"><text:span text:style-name="T4">כי גחלים אתה חותה על ראשו</text:span></text:span><text:span text:style-name="Default_20_Paragraph_20_Font"><text:span text:style-name="T6"> - הראש הוא משל לגאווה. כשאתה דואג לחייו, הוא מרגיש תלוי בך, הוא חייב "להוריד את הראש" לעומתך ולא יוכל להתגאות עליך: "שנכווה ראשו, ולא יוכל להקים ראשו נגדך מחמת זה" (הגר"א על הפסוק).</text:span></text:span></text:p>
        </text:list-item>
        <text:list-item>
          <text:p text:style-name="P19"><text:span text:style-name="Default_20_Paragraph_20_Font"><text:span text:style-name="T4">וה' ישלם לך</text:span></text:span><text:span text:style-name="Default_20_Paragraph_20_Font"><text:span text:style-name="T6"> - מכיוון שאתה מהדר במצוות ה', ה' ישלם לך שכר על כך, וגם ידאג שהאויב ישלים איתך.</text:span></text:span></text:p>
        </text:list-item>
      </text:list>
      <text:p text:style-name="P3"/>
      <text:p text:style-name="P3"><text:span text:style-name="Default_20_Paragraph_20_Font">פסוק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להבין</text:span><text:span text:style-name="Default_20_Paragraph_20_Font"> </text:span><text:span text:style-name="Default_20_Paragraph_20_Font">פרשה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לכים</text:span><text:span text:style-name="Default_20_Paragraph_20_Font">. </text:span><text:span text:style-name="Default_20_Paragraph_20_Font">חיילי</text:span><text:span text:style-name="Default_20_Paragraph_20_Font"> </text:span><text:span text:style-name="Default_20_Paragraph_20_Font">ארם</text:span><text:span text:style-name="Default_20_Paragraph_20_Font"> </text:span><text:span text:style-name="Default_20_Paragraph_20_Font">נהגו</text:span><text:span text:style-name="Default_20_Paragraph_20_Font"> </text:span><text:span text:style-name="Default_20_Paragraph_20_Font">לפשוט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ולשבות</text:span><text:span text:style-name="Default_20_Paragraph_20_Font"> </text:span><text:span text:style-name="Default_20_Paragraph_20_Font">שבויים</text:span><text:span text:style-name="Default_20_Paragraph_20_Font">. </text:span><text:span text:style-name="Default_20_Paragraph_20_Font">פעם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רצו</text:span><text:span text:style-name="Default_20_Paragraph_20_Font"> </text:span><text:span text:style-name="Default_20_Paragraph_20_Font">לשב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לישע</text:span><text:span text:style-name="Default_20_Paragraph_20_Font"> </text:span><text:span text:style-name="Default_20_Paragraph_20_Font">הנביא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יכה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בסנוורים</text:span><text:span text:style-name="Default_20_Paragraph_20_Font">, </text:span><text:span text:style-name="Default_20_Paragraph_20_Font">ואלישע</text:span><text:span text:style-name="Default_20_Paragraph_20_Font"> </text:span><text:span text:style-name="Default_20_Paragraph_20_Font">הוביל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והביאם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ישראל</text:span><text:span text:style-name="Default_20_Paragraph_20_Font">. </text:span><text:span text:style-name="Default_20_Paragraph_20_Font">מלך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רצה</text:span><text:span text:style-name="Default_20_Paragraph_20_Font"> </text:span><text:span text:style-name="Default_20_Paragraph_20_Font">להכותם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אלישע</text:span><text:span text:style-name="Default_20_Paragraph_20_Font"> </text:span><text:span text:style-name="Default_20_Paragraph_20_Font">אמר</text:span><text:span text:style-name="Default_20_Paragraph_20_Font"> </text:span><text:span text:style-name="Default_20_Paragraph_20_Font">לו</text:span><text:span text:style-name="Default_20_Paragraph_20_Font">:</text:span></text:p>
      <text:p text:style-name="P8"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'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ַ</text:span><text:span text:style-name="Default_20_Paragraph_20_Font">כ</text:span><text:span text:style-name="Default_20_Paragraph_20_Font">ֶּ</text:span><text:span text:style-name="Default_20_Paragraph_20_Font">ה</text:span><text:span text:style-name="Default_20_Paragraph_20_Font">! </text:span><text:span text:style-name="Default_20_Paragraph_20_Font">ה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ב</text:span><text:span text:style-name="Default_20_Paragraph_20_Font">ִ</text:span><text:span text:style-name="Default_20_Paragraph_20_Font">ית</text:span><text:span text:style-name="Default_20_Paragraph_20_Font">ָ </text:span><text:span text:style-name="Default_20_Paragraph_20_Font">ב</text:span><text:span text:style-name="Default_20_Paragraph_20_Font">ְּ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ְ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ק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כ</text:span><text:span text:style-name="Default_20_Paragraph_20_Font">ֶּ</text:span><text:span text:style-name="Default_20_Paragraph_20_Font">ה</text:span><text:span text:style-name="Default_20_Paragraph_20_Font">?! </text:span><text:span text:style-name="Default_20_Paragraph_20_Font">ש</text:span><text:span text:style-name="Default_20_Paragraph_20_Font">ִׂ</text:span><text:span text:style-name="Default_20_Paragraph_20_Font">ים</text:span><text:span text:style-name="Default_20_Paragraph_20_Font"> </text:span><text:span text:style-name="Default_20_Paragraph_20_Font"><text:span text:style-name="T4">ל</text:span></text:span><text:span text:style-name="Default_20_Paragraph_20_Font"><text:span text:style-name="T4">ֶ</text:span></text:span><text:span text:style-name="Default_20_Paragraph_20_Font"><text:span text:style-name="T4">ח</text:span></text:span><text:span text:style-name="Default_20_Paragraph_20_Font"><text:span text:style-name="T4">ֶ</text:span></text:span><text:span text:style-name="Default_20_Paragraph_20_Font"><text:span text:style-name="T4">ם</text:span></text:span><text:span text:style-name="Default_20_Paragraph_20_Font"><text:span text:style-name="T4"> </text:span></text:span><text:span text:style-name="Default_20_Paragraph_20_Font"><text:span text:style-name="T4">ו</text:span></text:span><text:span text:style-name="Default_20_Paragraph_20_Font"><text:span text:style-name="T4">ָ</text:span></text:span><text:span text:style-name="Default_20_Paragraph_20_Font"><text:span text:style-name="T4">מ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ם</text:span></text:span><text:span text:style-name="Default_20_Paragraph_20_Font"><text:span text:style-name="T4"> </text:span>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ֹ</text:span><text:span text:style-name="Default_20_Paragraph_20_Font">אכ</text:span><text:span text:style-name="Default_20_Paragraph_20_Font">ְ</text:span><text:span text:style-name="Default_20_Paragraph_20_Font">לו</text:span><text:span text:style-name="Default_20_Paragraph_20_Font">ּ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ֵ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!' <text:s text:c="4"/>(</text:span><text:span text:style-name="Default_20_Paragraph_20_Font">מל</text:span><text:span text:style-name="Default_20_Paragraph_20_Font">"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כב</text:span><text:span text:style-name="Default_20_Paragraph_20_Font">).</text:span></text:p>
      <text:p text:style-name="P3"/>
      <text:p text:style-name="P3"><text:span text:style-name="Default_20_Paragraph_20_Font">אלישע</text:span><text:span text:style-name="Default_20_Paragraph_20_Font"> </text:span><text:span text:style-name="Default_20_Paragraph_20_Font">ציוו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לקי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הנחיה</text:span><text:span text:style-name="Default_20_Paragraph_20_Font"> </text:span><text:span text:style-name="Default_20_Paragraph_20_Font">המופיעה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. </text:span><text:span text:style-name="Default_20_Paragraph_20_Font">לאחר</text:span><text:span text:style-name="Default_20_Paragraph_20_Font"> </text:span><text:span text:style-name="Default_20_Paragraph_20_Font">מכן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כתוב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, </text:span><text:span text:style-name="Default_20_Paragraph_20_Font">הארמים</text:span><text:span text:style-name="Default_20_Paragraph_20_Font"> </text:span><text:span text:style-name="Default_20_Paragraph_20_Font">הוריד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ראשם</text:span><text:span text:style-name="Default_20_Paragraph_20_Font"> </text:span><text:span text:style-name="Default_20_Paragraph_20_Font">והשלימו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, </text:span><text:span text:style-name="Default_20_Paragraph_20_Font">לפחות</text:span><text:span text:style-name="Default_20_Paragraph_20_Font"> </text:span><text:span text:style-name="Default_20_Paragraph_20_Font">לטווח</text:span><text:span text:style-name="Default_20_Paragraph_20_Font"> </text:span><text:span text:style-name="Default_20_Paragraph_20_Font">קצר</text:span><text:span text:style-name="Default_20_Paragraph_20_Font">:</text:span></text:p>
      <text:p text:style-name="P8"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כ</text:span><text:span text:style-name="Default_20_Paragraph_20_Font">ְ</text:span><text:span text:style-name="Default_20_Paragraph_20_Font">ר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ֵ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ג</text:span><text:span text:style-name="Default_20_Paragraph_20_Font">ְ</text:span><text:span text:style-name="Default_20_Paragraph_20_Font">דו</text:span><text:span text:style-name="Default_20_Paragraph_20_Font">ֹ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כ</text:span><text:span text:style-name="Default_20_Paragraph_20_Font">ְ</text:span><text:span text:style-name="Default_20_Paragraph_20_Font">לו</text:span><text:span text:style-name="Default_20_Paragraph_20_Font">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ּ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ש</text:span><text:span text:style-name="Default_20_Paragraph_20_Font">ַׁ</text:span><text:span text:style-name="Default_20_Paragraph_20_Font">ל</text:span><text:span text:style-name="Default_20_Paragraph_20_Font">ְּ</text:span><text:span text:style-name="Default_20_Paragraph_20_Font">ח</text:span><text:span text:style-name="Default_20_Paragraph_20_Font">ֵ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ֹ</text:span><text:span text:style-name="Default_20_Paragraph_20_Font">נ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;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ס</text:span><text:span text:style-name="Default_20_Paragraph_20_Font">ְ</text:span><text:span text:style-name="Default_20_Paragraph_20_Font">פו</text:span><text:span text:style-name="Default_20_Paragraph_20_Font">ּ </text:span><text:span text:style-name="Default_20_Paragraph_20_Font">עו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ג</text:span><text:span text:style-name="Default_20_Paragraph_20_Font">ְּ</text:span><text:span text:style-name="Default_20_Paragraph_20_Font">דו</text:span><text:span text:style-name="Default_20_Paragraph_20_Font">ּ</text:span><text:span text:style-name="Default_20_Paragraph_20_Font">ד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(</text:span><text:span text:style-name="Default_20_Paragraph_20_Font">מל</text:span><text:span text:style-name="Default_20_Paragraph_20_Font">"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כג</text:span><text:span text:style-name="Default_20_Paragraph_20_Font">).</text:span></text:p>
      <text:p text:style-name="P3"/>
      <text:p text:style-name="P3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ו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א</text:span></text:span></text:p>
      <text:p text:style-name="P8"><text:span text:style-name="Default_20_Paragraph_20_Font">כ</text:span><text:span text:style-name="Default_20_Paragraph_20_Font">ַּ</text:span><text:span text:style-name="Default_20_Paragraph_20_Font">ש</text:span><text:span text:style-name="Default_20_Paragraph_20_Font">ֶּׁ</text:span><text:span text:style-name="Default_20_Paragraph_20_Font">ל</text:span><text:span text:style-name="Default_20_Paragraph_20_Font">ֶ</text:span><text:span text:style-name="Default_20_Paragraph_20_Font">ג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ק</text:span><text:span text:style-name="Default_20_Paragraph_20_Font">ַּ</text:span><text:span text:style-name="Default_20_Paragraph_20_Font">י</text:span><text:span text:style-name="Default_20_Paragraph_20_Font">ִ</text:span><text:span text:style-name="Default_20_Paragraph_20_Font">ץ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מ</text:span><text:span text:style-name="Default_20_Paragraph_20_Font">ָּ</text:span><text:span text:style-name="Default_20_Paragraph_20_Font">ט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ק</text:span><text:span text:style-name="Default_20_Paragraph_20_Font">ָּ</text:span><text:span text:style-name="Default_20_Paragraph_20_Font">צ</text:span><text:span text:style-name="Default_20_Paragraph_20_Font">ִ</text:span><text:span text:style-name="Default_20_Paragraph_20_Font">יר</text:span><text:span text:style-name="Default_20_Paragraph_20_Font"> - </text:span><text:span text:style-name="Default_20_Paragraph_20_Font">כ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או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כ</text:span><text:span text:style-name="Default_20_Paragraph_20_Font">ְ</text:span><text:span text:style-name="Default_20_Paragraph_20_Font">ס</text:span><text:span text:style-name="Default_20_Paragraph_20_Font">ִ</text:span><text:span text:style-name="Default_20_Paragraph_20_Font">יל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בו</text:span><text:span text:style-name="Default_20_Paragraph_20_Font">ֹ</text:span><text:span text:style-name="Default_20_Paragraph_20_Font">ד</text:span><text:span text:style-name="Default_20_Paragraph_20_Font"> <text:s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א</text:span><text:span text:style-name="Default_20_Paragraph_20_Font">).</text:span></text:p>
      <text:p text:style-name="P3"/>
      <text:p text:style-name="P3"><text:span text:style-name="Default_20_Paragraph_20_Font"><text:span text:style-name="T4">השלג</text:span></text:span><text:span text:style-name="Default_20_Paragraph_20_Font"><text:span text:style-name="T4"> </text:span></text:span><text:span text:style-name="Default_20_Paragraph_20_Font"><text:span text:style-name="T4">והגשם</text:span></text:span><text:span text:style-name="Default_20_Paragraph_20_Font"> </text:span><text:span text:style-name="Default_20_Paragraph_20_Font">מועילים</text:span><text:span text:style-name="Default_20_Paragraph_20_Font"> </text:span><text:span text:style-name="Default_20_Paragraph_20_Font">מאד</text:span><text:span text:style-name="Default_20_Paragraph_20_Font"> </text:span><text:span text:style-name="Default_20_Paragraph_20_Font">בחורף</text:span><text:span text:style-name="Default_20_Paragraph_20_Font">, </text:span><text:span text:style-name="Default_20_Paragraph_20_Font">כשהזרעים</text:span><text:span text:style-name="Default_20_Paragraph_20_Font"> </text:span><text:span text:style-name="Default_20_Paragraph_20_Font">נמצאים</text:span><text:span text:style-name="Default_20_Paragraph_20_Font"> </text:span><text:span text:style-name="Default_20_Paragraph_20_Font">בתוך</text:span><text:span text:style-name="Default_20_Paragraph_20_Font"> </text:span><text:span text:style-name="Default_20_Paragraph_20_Font">האדמה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בעונת</text:span><text:span text:style-name="Default_20_Paragraph_20_Font"> </text:span><text:span text:style-name="Default_20_Paragraph_20_Font"><text:span text:style-name="T4">הקציר</text:span></text:span><text:span text:style-name="Default_20_Paragraph_20_Font">, </text:span><text:span text:style-name="Default_20_Paragraph_20_Font">כשהתבואה</text:span><text:span text:style-name="Default_20_Paragraph_20_Font"> </text:span><text:span text:style-name="Default_20_Paragraph_20_Font">שנקצרה</text:span><text:span text:style-name="Default_20_Paragraph_20_Font"> </text:span><text:span text:style-name="Default_20_Paragraph_20_Font">מונחת</text:span><text:span text:style-name="Default_20_Paragraph_20_Font"> </text:span><text:span text:style-name="Default_20_Paragraph_20_Font">בשדה</text:span><text:span text:style-name="Default_20_Paragraph_20_Font">, </text:span><text:span text:style-name="Default_20_Paragraph_20_Font">ובעונת</text:span><text:span text:style-name="Default_20_Paragraph_20_Font"> </text:span><text:span text:style-name="Default_20_Paragraph_20_Font"><text:span text:style-name="T4">הקיץ</text:span></text:span><text:span text:style-name="Default_20_Paragraph_20_Font">, </text:span><text:span text:style-name="Default_20_Paragraph_20_Font">כשהפרות</text:span><text:span text:style-name="Default_20_Paragraph_20_Font"> </text:span><text:span text:style-name="Default_20_Paragraph_20_Font">שנקטפו</text:span><text:span text:style-name="Default_20_Paragraph_20_Font"> </text:span><text:span text:style-name="Default_20_Paragraph_20_Font">מונחים</text:span><text:span text:style-name="Default_20_Paragraph_20_Font"> </text:span><text:span text:style-name="Default_20_Paragraph_20_Font">במטעים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מזיקים</text:span><text:span text:style-name="Default_20_Paragraph_20_Font"> - </text:span><text:span text:style-name="Default_20_Paragraph_20_Font">הם</text:span><text:span text:style-name="Default_20_Paragraph_20_Font"> </text:span><text:span text:style-name="Default_20_Paragraph_20_Font">עלולים</text:span><text:span text:style-name="Default_20_Paragraph_20_Font"> </text:span><text:span text:style-name="Default_20_Paragraph_20_Font">לגרום</text:span><text:span text:style-name="Default_20_Paragraph_20_Font"> </text:span><text:span text:style-name="Default_20_Paragraph_20_Font">לתבואה</text:span><text:span text:style-name="Default_20_Paragraph_20_Font"> </text:span><text:span text:style-name="Default_20_Paragraph_20_Font">להירקב</text:span><text:span text:style-name="Default_20_Paragraph_20_Font">.</text:span></text:p>
      <text:p text:style-name="P3"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כבוד</text:span><text:span text:style-name="Default_20_Paragraph_20_Font">:</text:span></text:p>
      <text:list xml:id="list1073128083" text:style-name="LS3">
        <text:list-item>
          <text:p text:style-name="P18"><text:span text:style-name="Default_20_Paragraph_20_Font">הוא</text:span><text:span text:style-name="Default_20_Paragraph_20_Font"> </text:span><text:span text:style-name="Default_20_Paragraph_20_Font">מועיל</text:span><text:span text:style-name="Default_20_Paragraph_20_Font"> </text:span><text:span text:style-name="Default_20_Paragraph_20_Font">מאד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חכם</text:span><text:span text:style-name="Default_20_Paragraph_20_Font">, </text:span><text:span text:style-name="Default_20_Paragraph_20_Font">שאצלו</text:span><text:span text:style-name="Default_20_Paragraph_20_Font"> </text:span><text:span text:style-name="Default_20_Paragraph_20_Font">העיק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צד</text:span><text:span text:style-name="Default_20_Paragraph_20_Font"> </text:span><text:span text:style-name="Default_20_Paragraph_20_Font">הפנימ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אישיות</text:span><text:span text:style-name="Default_20_Paragraph_20_Font"> - </text:span><text:span text:style-name="Default_20_Paragraph_20_Font">החכמה</text:span><text:span text:style-name="Default_20_Paragraph_20_Font"> </text:span><text:span text:style-name="Default_20_Paragraph_20_Font">והרוח</text:span><text:span text:style-name="Default_20_Paragraph_20_Font">; </text:span><text:span text:style-name="Default_20_Paragraph_20_Font">הכבוד</text:span><text:span text:style-name="Default_20_Paragraph_20_Font"> </text:span><text:span text:style-name="Default_20_Paragraph_20_Font">עוז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השפיע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שיקשיבו</text:span><text:span text:style-name="Default_20_Paragraph_20_Font"> </text:span><text:span text:style-name="Default_20_Paragraph_20_Font">לדבריו</text:span><text:span text:style-name="Default_20_Paragraph_20_Font">.</text:span></text:p>
        </text:list-item>
        <text:list-item>
          <text:p text:style-name="P18"><text:soft-page-break/><text:span text:style-name="Default_20_Paragraph_20_Font">אולם</text:span><text:span text:style-name="Default_20_Paragraph_20_Font"> </text:span><text:span text:style-name="Default_20_Paragraph_20_Font">כשנותנים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<text:span text:style-name="T4">לכסיל</text:span></text:span><text:span text:style-name="Default_20_Paragraph_20_Font">, </text:span><text:span text:style-name="Default_20_Paragraph_20_Font">השונא</text:span><text:span text:style-name="Default_20_Paragraph_20_Font"> </text:span><text:span text:style-name="Default_20_Paragraph_20_Font">חכמה</text:span><text:span text:style-name="Default_20_Paragraph_20_Font">, </text:span><text:span text:style-name="Default_20_Paragraph_20_Font">שאצלו</text:span><text:span text:style-name="Default_20_Paragraph_20_Font"> </text:span><text:span text:style-name="Default_20_Paragraph_20_Font">העיק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חיצוניות</text:span><text:span text:style-name="Default_20_Paragraph_20_Font"> </text:span><text:span text:style-name="Default_20_Paragraph_20_Font">והחומריות</text:span><text:span text:style-name="Default_20_Paragraph_20_Font"> - </text:span><text:span text:style-name="Default_20_Paragraph_20_Font">זה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מזיק</text:span><text:span text:style-name="Default_20_Paragraph_20_Font">; </text:span><text:span text:style-name="Default_20_Paragraph_20_Font">הכבוד</text:span><text:span text:style-name="Default_20_Paragraph_20_Font"> </text:span><text:span text:style-name="Default_20_Paragraph_20_Font">עלול</text:span><text:span text:style-name="Default_20_Paragraph_20_Font"> </text:span><text:span text:style-name="Default_20_Paragraph_20_Font">לגרום</text:span><text:span text:style-name="Default_20_Paragraph_20_Font"> </text:span><text:span text:style-name="Default_20_Paragraph_20_Font">לכסיל</text:span><text:span text:style-name="Default_20_Paragraph_20_Font"> </text:span><text:span text:style-name="Default_20_Paragraph_20_Font">להתחזק</text:span><text:span text:style-name="Default_20_Paragraph_20_Font"> </text:span><text:span text:style-name="Default_20_Paragraph_20_Font">בדרכו</text:span><text:span text:style-name="Default_20_Paragraph_20_Font"> </text:span><text:span text:style-name="Default_20_Paragraph_20_Font">ובמעשיו</text:span><text:span text:style-name="Default_20_Paragraph_20_Font"> </text:span><text:span text:style-name="Default_20_Paragraph_20_Font">הרעים</text:span><text:span text:style-name="Default_20_Paragraph_20_Font">. </text:span><text:span text:style-name="Default_20_Paragraph_20_Font">הכבוד</text:span><text:span text:style-name="Default_20_Paragraph_20_Font"> </text:span><text:span text:style-name="Default_20_Paragraph_20_Font">משחית</text:span><text:span text:style-name="Default_20_Paragraph_20_Font"> </text:span><text:span text:style-name="Default_20_Paragraph_20_Font">אותו</text:span><text:span text:style-name="Default_20_Paragraph_20_Font">.</text:span></text:p>
        </text:list-item>
      </text:list>
      <text:p text:style-name="P3"><text:span text:style-name="Default_20_Paragraph_20_Font">כך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תחילת</text:span><text:span text:style-name="Default_20_Paragraph_20_Font"> </text:span><text:span text:style-name="Default_20_Paragraph_20_Font">הספר</text:span><text:span text:style-name="Default_20_Paragraph_20_Font">:</text:span></text:p>
      <text:p text:style-name="P8"><text:span text:style-name="Default_20_Paragraph_20_Font">כ</text:span><text:span text:style-name="Default_20_Paragraph_20_Font">ָּ</text:span><text:span text:style-name="Default_20_Paragraph_20_Font">בו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כ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לו</text:span><text:span text:style-name="Default_20_Paragraph_20_Font">ּ, </text:span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ס</text:span><text:span text:style-name="Default_20_Paragraph_20_Font">ִ</text:span><text:span text:style-name="Default_20_Paragraph_20_Font">י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לו</text:span><text:span text:style-name="Default_20_Paragraph_20_Font">ֹ</text:span><text:span text:style-name="Default_20_Paragraph_20_Font">ן</text:span><text:span text:style-name="Default_20_Paragraph_20_Font"> <text:s text:c="2"/>(</text:span><text:span text:style-name="Default_20_Paragraph_20_Font">משלי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לה</text:span><text:span text:style-name="Default_20_Paragraph_20_Font">).</text:span></text:p>
      <text:p text:style-name="P3"/>
      <text:p text:style-name="P3"><text:span text:style-name="Default_20_Paragraph_20_Font">פסוק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להבין</text:span><text:span text:style-name="Default_20_Paragraph_20_Font"> </text:span><text:span text:style-name="Default_20_Paragraph_20_Font">פרשה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שמואל</text:span><text:span text:style-name="Default_20_Paragraph_20_Font">. </text:span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ביקשו</text:span><text:span text:style-name="Default_20_Paragraph_20_Font"> </text:span><text:span text:style-name="Default_20_Paragraph_20_Font">משמואל</text:span><text:span text:style-name="Default_20_Paragraph_20_Font"> </text:span><text:span text:style-name="Default_20_Paragraph_20_Font">שימנה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מלך</text:span><text:span text:style-name="Default_20_Paragraph_20_Font">. </text:span><text:span text:style-name="Default_20_Paragraph_20_Font">הוא</text:span><text:span text:style-name="Default_20_Paragraph_20_Font"> </text:span><text:span text:style-name="Default_20_Paragraph_20_Font">קיב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קשתם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מתח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ביקורת</text:span><text:span text:style-name="Default_20_Paragraph_20_Font"> </text:span><text:span text:style-name="Default_20_Paragraph_20_Font">קשה</text:span><text:span text:style-name="Default_20_Paragraph_20_Font">:</text:span></text:p>
      <text:p text:style-name="P8"><text:span text:style-name="Default_20_Paragraph_20_Font">ה</text:span><text:span text:style-name="Default_20_Paragraph_20_Font">ֲ</text:span><text:span text:style-name="Default_20_Paragraph_20_Font">ל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<text:span text:style-name="T4">ק</text:span></text:span><text:span text:style-name="Default_20_Paragraph_20_Font"><text:span text:style-name="T4">ְ</text:span></text:span><text:span text:style-name="Default_20_Paragraph_20_Font"><text:span text:style-name="T4">צ</text:span></text:span><text:span text:style-name="Default_20_Paragraph_20_Font"><text:span text:style-name="T4">ִ</text:span></text:span><text:span text:style-name="Default_20_Paragraph_20_Font"><text:span text:style-name="T4">יר</text:span></text:span><text:span text:style-name="Default_20_Paragraph_20_Font"> </text:span><text:span text:style-name="Default_20_Paragraph_20_Font">ח</text:span><text:span text:style-name="Default_20_Paragraph_20_Font">ִ</text:span><text:span text:style-name="Default_20_Paragraph_20_Font">ט</text:span><text:span text:style-name="Default_20_Paragraph_20_Font">ּ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; </text:span><text:span text:style-name="Default_20_Paragraph_20_Font">א</text:span><text:span text:style-name="Default_20_Paragraph_20_Font">ֶ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ק</text:span><text:span text:style-name="Default_20_Paragraph_20_Font">ֹ</text:span><text:span text:style-name="Default_20_Paragraph_20_Font">ל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<text:span text:style-name="T4">ו</text:span></text:span><text:span text:style-name="Default_20_Paragraph_20_Font"><text:span text:style-name="T4">ּ</text:span></text:span><text:span text:style-name="Default_20_Paragraph_20_Font"><text:span text:style-name="T4">מ</text:span></text:span><text:span text:style-name="Default_20_Paragraph_20_Font"><text:span text:style-name="T4">ָ</text:span></text:span><text:span text:style-name="Default_20_Paragraph_20_Font"><text:span text:style-name="T4">ט</text:span></text:span><text:span text:style-name="Default_20_Paragraph_20_Font"><text:span text:style-name="T4">ָ</text:span></text:span><text:span text:style-name="Default_20_Paragraph_20_Font"><text:span text:style-name="T4">ר</text:span>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ד</text:span><text:span text:style-name="Default_20_Paragraph_20_Font">ְ</text:span><text:span text:style-name="Default_20_Paragraph_20_Font">עו</text:span><text:span text:style-name="Default_20_Paragraph_20_Font">ּ </text:span><text:span text:style-name="Default_20_Paragraph_20_Font">ו</text:span><text:span text:style-name="Default_20_Paragraph_20_Font">ּ</text:span><text:span text:style-name="Default_20_Paragraph_20_Font">ר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ִ</text:span><text:span text:style-name="Default_20_Paragraph_20_Font">ית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א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text:s/>(</text:span><text:span text:style-name="Default_20_Paragraph_20_Font">שמ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יז</text:span><text:span text:style-name="Default_20_Paragraph_20_Font">).</text:span></text:p>
      <text:p text:style-name="P1"><text:span text:style-name="Default_20_Paragraph_20_Font">שמואל</text:span><text:span text:style-name="Default_20_Paragraph_20_Font"> </text:span><text:span text:style-name="Default_20_Paragraph_20_Font">אומר</text:span><text:span text:style-name="Default_20_Paragraph_20_Font"> </text:span><text:span text:style-name="Default_20_Paragraph_20_Font">לבני</text:span><text:span text:style-name="Default_20_Paragraph_20_Font"> </text:span><text:span text:style-name="Default_20_Paragraph_20_Font">ישראל</text:span><text:span text:style-name="Default_20_Paragraph_20_Font">, </text:span><text:span text:style-name="Default_20_Paragraph_20_Font">שהבקשה</text:span><text:span text:style-name="Default_20_Paragraph_20_Font"> </text:span><text:span text:style-name="Default_20_Paragraph_20_Font">שלהם</text:span><text:span text:style-name="Default_20_Paragraph_20_Font"> </text:span><text:span text:style-name="Default_20_Paragraph_20_Font">להמליך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כמו</text:span><text:span text:style-name="Default_20_Paragraph_20_Font"> "</text:span><text:span text:style-name="Default_20_Paragraph_20_Font">מטר</text:span><text:span text:style-name="Default_20_Paragraph_20_Font"> </text:span><text:span text:style-name="Default_20_Paragraph_20_Font">בקציר</text:span><text:span text:style-name="Default_20_Paragraph_20_Font">". </text:span><text:span text:style-name="Default_20_Paragraph_20_Font">מתוך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הסיק</text:span><text:span text:style-name="Default_20_Paragraph_20_Font">, </text:span><text:span text:style-name="Default_20_Paragraph_20_Font">ש</text:span><text:span text:style-name="Default_20_Paragraph_20_Font">"</text:span><text:span text:style-name="Default_20_Paragraph_20_Font">מטר</text:span><text:span text:style-name="Default_20_Paragraph_20_Font"> </text:span><text:span text:style-name="Default_20_Paragraph_20_Font">בקציר</text:span><text:span text:style-name="Default_20_Paragraph_20_Font">" </text:span><text:span text:style-name="Default_20_Paragraph_20_Font">הוא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לנתינת</text:span><text:span text:style-name="Default_20_Paragraph_20_Font"> </text:span><text:span text:style-name="Default_20_Paragraph_20_Font">כבוד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כסיל</text:span><text:span text:style-name="Default_20_Paragraph_20_Font">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שמואל</text:span><text:span text:style-name="Default_20_Paragraph_20_Font"> </text:span><text:span text:style-name="Default_20_Paragraph_20_Font">מתכוון</text:span><text:span text:style-name="Default_20_Paragraph_20_Font"> </text:span><text:span text:style-name="Default_20_Paragraph_20_Font">לומר</text:span><text:span text:style-name="Default_20_Paragraph_20_Font">, </text:span><text:span text:style-name="Default_20_Paragraph_20_Font">שבקשת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מהווה</text:span><text:span text:style-name="Default_20_Paragraph_20_Font"> </text:span><text:span text:style-name="Default_20_Paragraph_20_Font">מתן</text:span><text:span text:style-name="Default_20_Paragraph_20_Font"> </text:span><text:span text:style-name="Default_20_Paragraph_20_Font">כבוד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כסיל</text:span><text:span text:style-name="Default_20_Paragraph_20_Font">.</text:span></text:p>
      <text:p text:style-name="P3"/>
      <text:p text:style-name="P3"><text:span text:style-name="Default_20_Paragraph_20_Font">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באותה</text:span><text:span text:style-name="Default_20_Paragraph_20_Font"> </text:span><text:span text:style-name="Default_20_Paragraph_20_Font">תקופה</text:span><text:span text:style-name="Default_20_Paragraph_20_Font"> </text:span><text:span text:style-name="Default_20_Paragraph_20_Font">רצו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מחיר</text:span><text:span text:style-name="Default_20_Paragraph_20_Font">. </text:span><text:span text:style-name="Default_20_Paragraph_20_Font">ה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רצו</text:span><text:span text:style-name="Default_20_Paragraph_20_Font"> </text:span><text:span text:style-name="Default_20_Paragraph_20_Font">לחכות</text:span><text:span text:style-name="Default_20_Paragraph_20_Font"> </text:span><text:span text:style-name="Default_20_Paragraph_20_Font">שיהיה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חכם</text:span><text:span text:style-name="Default_20_Paragraph_20_Font"> </text:span><text:span text:style-name="Default_20_Paragraph_20_Font">הראוי</text:span><text:span text:style-name="Default_20_Paragraph_20_Font"> </text:span><text:span text:style-name="Default_20_Paragraph_20_Font">למלוכה</text:span><text:span text:style-name="Default_20_Paragraph_20_Font"> (</text:span><text:span text:style-name="Default_20_Paragraph_20_Font">כמו</text:span><text:span text:style-name="Default_20_Paragraph_20_Font"> </text:span><text:span text:style-name="Default_20_Paragraph_20_Font">למשל</text:span><text:span text:style-name="Default_20_Paragraph_20_Font"> </text:span><text:span text:style-name="Default_20_Paragraph_20_Font">דוד</text:span><text:span text:style-name="Default_20_Paragraph_20_Font">). </text:span><text:span text:style-name="Default_20_Paragraph_20_Font">שמואל</text:span><text:span text:style-name="Default_20_Paragraph_20_Font"> </text:span><text:span text:style-name="Default_20_Paragraph_20_Font">רמז</text:span><text:span text:style-name="Default_20_Paragraph_20_Font"> </text:span><text:span text:style-name="Default_20_Paragraph_20_Font">להם</text:span><text:span text:style-name="Default_20_Paragraph_20_Font">, </text:span><text:span text:style-name="Default_20_Paragraph_20_Font">שנתינת</text:span><text:span text:style-name="Default_20_Paragraph_20_Font"> </text:span><text:span text:style-name="Default_20_Paragraph_20_Font">כבוד</text:span><text:span text:style-name="Default_20_Paragraph_20_Font"> </text:span><text:span text:style-name="Default_20_Paragraph_20_Font">המלכות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שאינו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לכך</text:span><text:span text:style-name="Default_20_Paragraph_20_Font"> </text:span><text:span text:style-name="Default_20_Paragraph_20_Font">עלולה</text:span><text:span text:style-name="Default_20_Paragraph_20_Font"> </text:span><text:span text:style-name="Default_20_Paragraph_20_Font">לגרום</text:span><text:span text:style-name="Default_20_Paragraph_20_Font"> </text:span><text:span text:style-name="Default_20_Paragraph_20_Font">נזק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לג</text:span><text:span text:style-name="Default_20_Paragraph_20_Font"> </text:span><text:span text:style-name="Default_20_Paragraph_20_Font">בקיץ</text:span><text:span text:style-name="Default_20_Paragraph_20_Font"> </text:span><text:span text:style-name="Default_20_Paragraph_20_Font">ומטר</text:span><text:span text:style-name="Default_20_Paragraph_20_Font"> </text:span><text:span text:style-name="Default_20_Paragraph_20_Font">בקציר</text:span><text:span text:style-name="Default_20_Paragraph_20_Font">.</text:span></text:p>
      <text:p text:style-name="P3"/>
      <text:p text:style-name="P3"><text:span text:style-name="Default_20_Paragraph_20_Font">שאול</text:span><text:span text:style-name="Default_20_Paragraph_20_Font"> </text:span><text:span text:style-name="Default_20_Paragraph_20_Font">אמנ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כסיל</text:span><text:span text:style-name="Default_20_Paragraph_20_Font">, </text:span><text:span text:style-name="Default_20_Paragraph_20_Font">אולם</text:span><text:span text:style-name="Default_20_Paragraph_20_Font"> </text:span><text:span text:style-name="Default_20_Paragraph_20_Font">רדיפת</text:span><text:span text:style-name="Default_20_Paragraph_20_Font"> </text:span><text:span text:style-name="Default_20_Paragraph_20_Font">הכבוד</text:span><text:span text:style-name="Default_20_Paragraph_20_Font"> </text:span><text:span text:style-name="Default_20_Paragraph_20_Font">שלו</text:span><text:span text:style-name="Default_20_Paragraph_20_Font"> </text:span><text:span text:style-name="Default_20_Paragraph_20_Font">גרמה</text:span><text:span text:style-name="Default_20_Paragraph_20_Font"> </text:span><text:span text:style-name="Default_20_Paragraph_20_Font">נזק</text:span><text:span text:style-name="Default_20_Paragraph_20_Font"> </text:span><text:span text:style-name="Default_20_Paragraph_20_Font">רב</text:span><text:span text:style-name="Default_20_Paragraph_20_Font"> </text:span><text:span text:style-name="Default_20_Paragraph_20_Font">לעם</text:span><text:span text:style-name="Default_20_Paragraph_20_Font"> </text:span><text:span text:style-name="Default_20_Paragraph_20_Font">ישראל</text:span><text:span text:style-name="Default_20_Paragraph_20_Font">: </text:span><text:span text:style-name="Default_20_Paragraph_20_Font">מתוך</text:span><text:span text:style-name="Default_20_Paragraph_20_Font"> </text:span><text:span text:style-name="Default_20_Paragraph_20_Font">קנאות</text:span><text:span text:style-name="Default_20_Paragraph_20_Font"> </text:span><text:span text:style-name="Default_20_Paragraph_20_Font">לכבוד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רג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כוהני</text:span><text:span text:style-name="Default_20_Paragraph_20_Font"> </text:span><text:span text:style-name="Default_20_Paragraph_20_Font">נוב</text:span><text:span text:style-name="Default_20_Paragraph_20_Font"> 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ב</text:span><text:span text:style-name="Default_20_Paragraph_20_Font">). "</text:span><text:span text:style-name="Default_20_Paragraph_20_Font">כשלג</text:span><text:span text:style-name="Default_20_Paragraph_20_Font"> </text:span><text:span text:style-name="Default_20_Paragraph_20_Font">בקיץ</text:span><text:span text:style-name="Default_20_Paragraph_20_Font"> </text:span><text:span text:style-name="Default_20_Paragraph_20_Font">וכמטר</text:span><text:span text:style-name="Default_20_Paragraph_20_Font"> </text:span><text:span text:style-name="Default_20_Paragraph_20_Font">בקציר</text:span><text:span text:style-name="Default_20_Paragraph_20_Font">".</text:span></text:p>
      <text:p text:style-name="P3"/>
      <text:p text:style-name="P3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ט</text:span></text:span></text:p>
      <text:p text:style-name="P8"><text:span text:style-name="Default_20_Paragraph_20_Font">חו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ש</text:span><text:span text:style-name="Default_20_Paragraph_20_Font">ִׁ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ְ</text:span><text:span text:style-name="Default_20_Paragraph_20_Font">ס</text:span><text:span text:style-name="Default_20_Paragraph_20_Font">ִ</text:span><text:span text:style-name="Default_20_Paragraph_20_Font">יל</text:span><text:span text:style-name="Default_20_Paragraph_20_Font">ִ</text:span><text:span text:style-name="Default_20_Paragraph_20_Font">ים</text:span><text:span text:style-name="Default_20_Paragraph_20_Font"> <text:s text:c="9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ט</text:span><text:span text:style-name="Default_20_Paragraph_20_Font">).</text:span></text:p>
      <text:p text:style-name="P3"/>
      <text:p text:style-name="P3"><text:span text:style-name="Default_20_Paragraph_20_Font">הפסוק</text:span><text:span text:style-name="Default_20_Paragraph_20_Font"> </text:span><text:span text:style-name="Default_20_Paragraph_20_Font">מקביל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שיכור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כסיל</text:span><text:span text:style-name="Default_20_Paragraph_20_Font">. </text:span><text:span text:style-name="Default_20_Paragraph_20_Font">הקבל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יכולה</text:span><text:span text:style-name="Default_20_Paragraph_20_Font"> </text:span><text:span text:style-name="Default_20_Paragraph_20_Font">להסביר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קשים</text:span><text:span text:style-name="Default_20_Paragraph_20_Font">:</text:span></text:p>
      <text:list xml:id="list260158246" text:style-name="LS4">
        <text:list-item>
          <text:p text:style-name="P20"><text:span text:style-name="Default_20_Paragraph_20_Font">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'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ו</text:span><text:span text:style-name="Default_20_Paragraph_20_Font">ּ - </text:span><text:span text:style-name="Default_20_Paragraph_20_Font">ת</text:span><text:span text:style-name="Default_20_Paragraph_20_Font">ִּ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ו</text:span><text:span text:style-name="Default_20_Paragraph_20_Font">ּ -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</text:span><text:span text:style-name="Default_20_Paragraph_20_Font">ם</text:span><text:span text:style-name="Default_20_Paragraph_20_Font">'" (</text:span><text:span text:style-name="Default_20_Paragraph_20_Font">מל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יח</text:span><text:span text:style-name="Default_20_Paragraph_20_Font">) - </text:span><text:span text:style-name="Default_20_Paragraph_20_Font">בן</text:span><text:span text:style-name="Default_20_Paragraph_20_Font"> </text:span><text:span text:style-name="Default_20_Paragraph_20_Font">הדד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ארם</text:span><text:span text:style-name="Default_20_Paragraph_20_Font"> </text:span><text:span text:style-name="Default_20_Paragraph_20_Font">מזכיר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אפשרויות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שתיהן</text:span><text:span text:style-name="Default_20_Paragraph_20_Font"> </text:span><text:span text:style-name="Default_20_Paragraph_20_Font">זהות</text:span><text:span text:style-name="Default_20_Paragraph_20_Font">!</text:span></text:p>
        </text:list-item>
        <text:list-item>
          <text:p text:style-name="P20"><text:span text:style-name="Default_20_Paragraph_20_Font">"</text:span><text:span text:style-name="Default_20_Paragraph_20_Font">ע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ד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נ</text:span><text:span text:style-name="Default_20_Paragraph_20_Font">ְ</text:span><text:span text:style-name="Default_20_Paragraph_20_Font">ש</text:span><text:span text:style-name="Default_20_Paragraph_20_Font">ֵׁ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ע</text:span><text:span text:style-name="Default_20_Paragraph_20_Font">ַ 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ָ</text:span><text:span text:style-name="Default_20_Paragraph_20_Font">ח</text:span><text:span text:style-name="Default_20_Paragraph_20_Font">ְ</text:span><text:span text:style-name="Default_20_Paragraph_20_Font">נו</text:span><text:span text:style-name="Default_20_Paragraph_20_Font">ּ?" (</text:span><text:span text:style-name="Default_20_Paragraph_20_Font">שופטים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כח</text:span><text:span text:style-name="Default_20_Paragraph_20_Font">) - </text:span><text:span text:style-name="Default_20_Paragraph_20_Font">געל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עבד</text:span><text:span text:style-name="Default_20_Paragraph_20_Font"> </text:span><text:span text:style-name="Default_20_Paragraph_20_Font">מזכ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חמור</text:span><text:span text:style-name="Default_20_Paragraph_20_Font"> </text:span><text:span text:style-name="Default_20_Paragraph_20_Font">אבי</text:span><text:span text:style-name="Default_20_Paragraph_20_Font"> </text:span><text:span text:style-name="Default_20_Paragraph_20_Font">שכם</text:span><text:span text:style-name="Default_20_Paragraph_20_Font">, </text:span><text:span text:style-name="Default_20_Paragraph_20_Font">שחי</text:span><text:span text:style-name="Default_20_Paragraph_20_Font"> </text:span><text:span text:style-name="Default_20_Paragraph_20_Font">מאות</text:span><text:span text:style-name="Default_20_Paragraph_20_Font"> </text:span><text:span text:style-name="Default_20_Paragraph_20_Font">שנים</text:span><text:span text:style-name="Default_20_Paragraph_20_Font"> </text:span><text:span text:style-name="Default_20_Paragraph_20_Font">לפניו</text:span><text:span text:style-name="Default_20_Paragraph_20_Font">, </text:span><text:span text:style-name="Default_20_Paragraph_20_Font">ולכאורה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קשר</text:span><text:span text:style-name="Default_20_Paragraph_20_Font"> </text:span><text:span text:style-name="Default_20_Paragraph_20_Font">לפרשה</text:span><text:span text:style-name="Default_20_Paragraph_20_Font">!</text:span></text:p>
        </text:list-item>
      </text:list>
      <text:p text:style-name="P3"><text:span text:style-name="Default_20_Paragraph_20_Font">אם</text:span><text:span text:style-name="Default_20_Paragraph_20_Font"> </text:span><text:span text:style-name="Default_20_Paragraph_20_Font">נקר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הקודמים</text:span><text:span text:style-name="Default_20_Paragraph_20_Font"> </text:span><text:span text:style-name="Default_20_Paragraph_20_Font">לפסוקים</text:span><text:span text:style-name="Default_20_Paragraph_20_Font"> </text:span><text:span text:style-name="Default_20_Paragraph_20_Font">אלה</text:span><text:span text:style-name="Default_20_Paragraph_20_Font">, </text:span><text:span text:style-name="Default_20_Paragraph_20_Font">נגלה</text:span><text:span text:style-name="Default_20_Paragraph_20_Font"> </text:span><text:span text:style-name="Default_20_Paragraph_20_Font">שהדוברים</text:span><text:span text:style-name="Default_20_Paragraph_20_Font"> - </text:span><text:span text:style-name="Default_20_Paragraph_20_Font">בן</text:span><text:span text:style-name="Default_20_Paragraph_20_Font"> </text:span><text:span text:style-name="Default_20_Paragraph_20_Font">הדד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ארם</text:span><text:span text:style-name="Default_20_Paragraph_20_Font"> </text:span><text:span text:style-name="Default_20_Paragraph_20_Font">וגעל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עבד</text:span><text:span text:style-name="Default_20_Paragraph_20_Font"> - </text:span><text:span text:style-name="Default_20_Paragraph_20_Font">היו</text:span><text:span text:style-name="Default_20_Paragraph_20_Font"> </text:span><text:span text:style-name="Default_20_Paragraph_20_Font">שיכורים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להתפלא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דיברו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כסילים</text:span><text:span text:style-name="Default_20_Paragraph_20_Font">.</text:span></text:p>
      <text:p text:style-name="P3"><text:soft-page-break/></text:p>
      <text:p text:style-name="P3"><text:span text:style-name="Default_20_Paragraph_20_Font"><text:span text:style-name="T4">חוח</text:span></text:span><text:span text:style-name="Default_20_Paragraph_20_Font"> </text:span><text:span text:style-name="Default_20_Paragraph_20_Font">נזכר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שיר</text:span><text:span text:style-name="Default_20_Paragraph_20_Font"> </text:span><text:span text:style-name="Default_20_Paragraph_20_Font">השירים</text:span><text:span text:style-name="Default_20_Paragraph_20_Font">:</text:span></text:p>
      <text:p text:style-name="P8"><text:span text:style-name="Default_20_Paragraph_20_Font">כ</text:span><text:span text:style-name="Default_20_Paragraph_20_Font">ּ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ש</text:span><text:span text:style-name="Default_20_Paragraph_20_Font">ַׁ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י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ו</text:span><text:span text:style-name="Default_20_Paragraph_20_Font">ֹ</text:span><text:span text:style-name="Default_20_Paragraph_20_Font">ח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כ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י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ָּ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(</text:span><text:span text:style-name="Default_20_Paragraph_20_Font">שיר</text:span><text:span text:style-name="Default_20_Paragraph_20_Font"> </text:span><text:span text:style-name="Default_20_Paragraph_20_Font">השירים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ב</text:span><text:span text:style-name="Default_20_Paragraph_20_Font">).</text:span></text:p>
      <text:p text:style-name="P3"><text:span text:style-name="Default_20_Paragraph_20_Font">שושנה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החוחים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לבת</text:span><text:span text:style-name="Default_20_Paragraph_20_Font"> </text:span><text:span text:style-name="Default_20_Paragraph_20_Font">הזוג</text:span><text:span text:style-name="Default_20_Paragraph_20_Font"> </text:span><text:span text:style-name="Default_20_Paragraph_20_Font">המושלמת</text:span><text:span text:style-name="Default_20_Paragraph_20_Font">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הפסוק</text:span><text:span text:style-name="Default_20_Paragraph_20_Font"> "</text:span><text:span text:style-name="Default_20_Paragraph_20_Font">חוח</text:span><text:span text:style-name="Default_20_Paragraph_20_Font"> </text:span><text:span text:style-name="Default_20_Paragraph_20_Font">עלה</text:span><text:span text:style-name="Default_20_Paragraph_20_Font"> </text:span><text:span text:style-name="Default_20_Paragraph_20_Font">ביד</text:span><text:span text:style-name="Default_20_Paragraph_20_Font"> </text:span><text:span text:style-name="Default_20_Paragraph_20_Font">שיכור</text:span><text:span text:style-name="Default_20_Paragraph_20_Font">" </text:span><text:span text:style-name="Default_20_Paragraph_20_Font">מלמד</text:span><text:span text:style-name="Default_20_Paragraph_20_Font">, </text:span><text:span text:style-name="Default_20_Paragraph_20_Font">שכאשר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<text:span text:style-name="T4">שיכור</text:span></text:span><text:span text:style-name="Default_20_Paragraph_20_Font"> (</text:span><text:span text:style-name="Default_20_Paragraph_20_Font">למשל</text:span><text:span text:style-name="Default_20_Paragraph_20_Font"> </text:span><text:span text:style-name="Default_20_Paragraph_20_Font">מרוב</text:span><text:span text:style-name="Default_20_Paragraph_20_Font"> </text:span><text:span text:style-name="Default_20_Paragraph_20_Font">תאווה</text:span><text:span text:style-name="Default_20_Paragraph_20_Font">), </text:span><text:span text:style-name="Default_20_Paragraph_20_Font">הוא</text:span><text:span text:style-name="Default_20_Paragraph_20_Font"> </text:span><text:span text:style-name="Default_20_Paragraph_20_Font">עלול</text:span><text:span text:style-name="Default_20_Paragraph_20_Font"> </text:span><text:span text:style-name="Default_20_Paragraph_20_Font">להפסי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ושנה</text:span><text:span text:style-name="Default_20_Paragraph_20_Font">, </text:span><text:span text:style-name="Default_20_Paragraph_20_Font">את</text:span><text:span text:style-name="Default_20_Paragraph_20_Font"> </text:span><text:span text:style-name="Default_20_Paragraph_20_Font">בת</text:span><text:span text:style-name="Default_20_Paragraph_20_Font">-</text:span><text:span text:style-name="Default_20_Paragraph_20_Font">הזוג</text:span><text:span text:style-name="Default_20_Paragraph_20_Font"> </text:span><text:span text:style-name="Default_20_Paragraph_20_Font">המושלמת</text:span><text:span text:style-name="Default_20_Paragraph_20_Font"> </text:span><text:span text:style-name="Default_20_Paragraph_20_Font">עבורו</text:span><text:span text:style-name="Default_20_Paragraph_20_Font">, </text:span><text:span text:style-name="Default_20_Paragraph_20_Font">ולהתחתן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<text:span text:style-name="T4">חוח</text:span></text:span><text:span text:style-name="Default_20_Paragraph_20_Font">.</text:span></text:p>
      <text:p text:style-name="P3"/>
      <text:p text:style-name="P3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ד</text:span></text:span></text:p>
      <text:p text:style-name="P8"><text:span text:style-name="Default_20_Paragraph_20_Font">ב</text:span><text:span text:style-name="Default_20_Paragraph_20_Font">ּ</text:span><text:span text:style-name="Default_20_Paragraph_20_Font">שפתו</text:span><text:span text:style-name="Default_20_Paragraph_20_Font"> [</text:span><text:span text:style-name="Default_20_Paragraph_20_Font">ב</text:span><text:span text:style-name="Default_20_Paragraph_20_Font">ִּ</text:span><text:span text:style-name="Default_20_Paragraph_20_Font">ש</text:span><text:span text:style-name="Default_20_Paragraph_20_Font">ְׂ</text:span><text:span text:style-name="Default_20_Paragraph_20_Font">פ</text:span><text:span text:style-name="Default_20_Paragraph_20_Font">ָ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קרי</text:span><text:span text:style-name="Default_20_Paragraph_20_Font">] </text:span><text:span text:style-name="Default_20_Paragraph_20_Font">י</text:span><text:span text:style-name="Default_20_Paragraph_20_Font">ִ</text:span><text:span text:style-name="Default_20_Paragraph_20_Font">נ</text:span><text:span text:style-name="Default_20_Paragraph_20_Font">ָּ</text:span><text:span text:style-name="Default_20_Paragraph_20_Font">כ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ֹ</text:span><text:span text:style-name="Default_20_Paragraph_20_Font">נ</text:span><text:span text:style-name="Default_20_Paragraph_20_Font">ֵ</text:span><text:span text:style-name="Default_20_Paragraph_20_Font">א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ק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י</text:span><text:span text:style-name="Default_20_Paragraph_20_Font">ָ</text:span><text:span text:style-name="Default_20_Paragraph_20_Font">ש</text:span><text:span text:style-name="Default_20_Paragraph_20_Font">ִׁ</text:span><text:span text:style-name="Default_20_Paragraph_20_Font">ית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text:s text:c="2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כד</text:span><text:span text:style-name="Default_20_Paragraph_20_Font">).</text:span></text:p>
      <text:p text:style-name="P3"/>
      <text:p text:style-name="P3"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נ</text:span></text:span><text:span text:style-name="Default_20_Paragraph_20_Font"><text:span text:style-name="T4">ָּ</text:span></text:span><text:span text:style-name="Default_20_Paragraph_20_Font"><text:span text:style-name="T4">כ</text:span></text:span><text:span text:style-name="Default_20_Paragraph_20_Font"><text:span text:style-name="T4">ֵ</text:span></text:span><text:span text:style-name="Default_20_Paragraph_20_Font"><text:span text:style-name="T4">ר</text:span></text:span><text:span text:style-name="Default_20_Paragraph_20_Font"> = </text:span><text:span text:style-name="Default_20_Paragraph_20_Font">יהיה</text:span><text:span text:style-name="Default_20_Paragraph_20_Font"> </text:span><text:span text:style-name="Default_20_Paragraph_20_Font"><text:span text:style-name="T4">נכרי</text:span></text:span><text:span text:style-name="Default_20_Paragraph_20_Font">, </text:span><text:span text:style-name="Default_20_Paragraph_20_Font">זר</text:span><text:span text:style-name="Default_20_Paragraph_20_Font"> </text:span><text:span text:style-name="Default_20_Paragraph_20_Font">ומוזר</text:span><text:span text:style-name="Default_20_Paragraph_20_Font">; </text:span><text:span text:style-name="Default_20_Paragraph_20_Font"><text:span text:style-name="T4">בשפתיו</text:span></text:span><text:span text:style-name="Default_20_Paragraph_20_Font"><text:span text:style-name="T4"> </text:span></text:span><text:span text:style-name="Default_20_Paragraph_20_Font"><text:span text:style-name="T4">יינכר</text:span></text:span><text:span text:style-name="Default_20_Paragraph_20_Font"><text:span text:style-name="T4"> </text:span></text:span><text:span text:style-name="Default_20_Paragraph_20_Font"><text:span text:style-name="T4">שונא</text:span></text:span><text:span text:style-name="Default_20_Paragraph_20_Font"> = </text:span><text:span text:style-name="Default_20_Paragraph_20_Font">לפעמים</text:span><text:span text:style-name="Default_20_Paragraph_20_Font">, </text:span><text:span text:style-name="Default_20_Paragraph_20_Font">אדם</text:span><text:span text:style-name="Default_20_Paragraph_20_Font"> </text:span><text:span text:style-name="Default_20_Paragraph_20_Font">ששונא</text:span><text:span text:style-name="Default_20_Paragraph_20_Font"> </text:span><text:span text:style-name="Default_20_Paragraph_20_Font">אותנו</text:span><text:span text:style-name="Default_20_Paragraph_20_Font"> </text:span><text:span text:style-name="Default_20_Paragraph_20_Font">מתחיל</text:span><text:span text:style-name="Default_20_Paragraph_20_Font"> </text:span><text:span text:style-name="Default_20_Paragraph_20_Font">לומר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שלום</text:span><text:span text:style-name="Default_20_Paragraph_20_Font"> </text:span><text:span text:style-name="Default_20_Paragraph_20_Font">וידידות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זרים</text:span><text:span text:style-name="Default_20_Paragraph_20_Font"> </text:span><text:span text:style-name="Default_20_Paragraph_20_Font"><text:span text:style-name="T4">ונכריים</text:span></text:span><text:span text:style-name="Default_20_Paragraph_20_Font">, </text:span><text:span text:style-name="Default_20_Paragraph_20_Font">כלומר</text:span><text:span text:style-name="Default_20_Paragraph_20_Font"> </text:span><text:span text:style-name="Default_20_Paragraph_20_Font">שונים</text:span><text:span text:style-name="Default_20_Paragraph_20_Font"> </text:span><text:span text:style-name="Default_20_Paragraph_20_Font">באופן</text:span><text:span text:style-name="Default_20_Paragraph_20_Font"> </text:span><text:span text:style-name="Default_20_Paragraph_20_Font">בולט</text:span><text:span text:style-name="Default_20_Paragraph_20_Font"> </text:span><text:span text:style-name="Default_20_Paragraph_20_Font">מהדברים</text:span><text:span text:style-name="Default_20_Paragraph_20_Font"> </text:span><text:span text:style-name="Default_20_Paragraph_20_Font">הרגילים</text:span><text:span text:style-name="Default_20_Paragraph_20_Font"> </text:span><text:span text:style-name="Default_20_Paragraph_20_Font">שאות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אומר</text:span><text:span text:style-name="Default_20_Paragraph_20_Font"> </text:span><text:span text:style-name="Default_20_Paragraph_20_Font">לבני</text:span><text:span text:style-name="Default_20_Paragraph_20_Font"> </text:span><text:span text:style-name="Default_20_Paragraph_20_Font">עמו</text:span><text:span text:style-name="Default_20_Paragraph_20_Font">. </text:span><text:span text:style-name="Default_20_Paragraph_20_Font">במקרה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חשוד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שהוא</text:span><text:span text:style-name="Default_20_Paragraph_20_Font"> - </text:span><text:span text:style-name="Default_20_Paragraph_20_Font"><text:span text:style-name="T4">בקרבו</text:span></text:span><text:span text:style-name="Default_20_Paragraph_20_Font"><text:span text:style-name="T4"> </text:span></text:span><text:span text:style-name="Default_20_Paragraph_20_Font"><text:span text:style-name="T4">ישית</text:span></text:span><text:span text:style-name="Default_20_Paragraph_20_Font"><text:span text:style-name="T4"> </text:span></text:span><text:span text:style-name="Default_20_Paragraph_20_Font"><text:span text:style-name="T4">מרמה</text:span></text:span><text:span text:style-name="Default_20_Paragraph_20_Font"> = </text:span><text:span text:style-name="Default_20_Paragraph_20_Font">בליב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מרמה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באמת</text:span><text:span text:style-name="Default_20_Paragraph_20_Font"> </text:span><text:span text:style-name="Default_20_Paragraph_20_Font">מתכוון</text:span><text:span text:style-name="Default_20_Paragraph_20_Font"> </text:span><text:span text:style-name="Default_20_Paragraph_20_Font">להשלים</text:span><text:span text:style-name="Default_20_Paragraph_20_Font">, <text:s/></text:span><text:span text:style-name="Default_20_Paragraph_20_Font">אלא</text:span><text:span text:style-name="Default_20_Paragraph_20_Font"> </text:span><text:span text:style-name="Default_20_Paragraph_20_Font">לרמות</text:span><text:span text:style-name="Default_20_Paragraph_20_Font"> </text:span><text:span text:style-name="Default_20_Paragraph_20_Font">אותנו</text:span><text:span text:style-name="Default_20_Paragraph_20_Font"> </text:span><text:span text:style-name="Default_20_Paragraph_20_Font">ולפגוע</text:span><text:span text:style-name="Default_20_Paragraph_20_Font"> </text:span><text:span text:style-name="Default_20_Paragraph_20_Font">בנו</text:span><text:span text:style-name="Default_20_Paragraph_20_Font">.</text:span></text:p>
      <text:p text:style-name="P3"/>
      <text:p text:style-name="P3"><text:span text:style-name="Default_20_Paragraph_20_Font">דוגמה</text:span><text:span text:style-name="Default_20_Paragraph_20_Font"> </text:span><text:span text:style-name="Default_20_Paragraph_20_Font">לשימוש</text:span><text:span text:style-name="Default_20_Paragraph_20_Font"> </text:span><text:span text:style-name="Default_20_Paragraph_20_Font">בעצה</text:span><text:span text:style-name="Default_20_Paragraph_20_Font"> </text:span><text:span text:style-name="Default_20_Paragraph_20_Font">שבפסוקים</text:span><text:span text:style-name="Default_20_Paragraph_20_Font"> </text:span><text:span text:style-name="Default_20_Paragraph_20_Font">אלה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אצל</text:span><text:span text:style-name="Default_20_Paragraph_20_Font"> </text:span><text:span text:style-name="Default_20_Paragraph_20_Font">נחמיה</text:span><text:span text:style-name="Default_20_Paragraph_20_Font">, </text:span><text:span text:style-name="Default_20_Paragraph_20_Font">אחד</text:span><text:span text:style-name="Default_20_Paragraph_20_Font"> </text:span><text:span text:style-name="Default_20_Paragraph_20_Font">ממנהיג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בימי</text:span><text:span text:style-name="Default_20_Paragraph_20_Font"> </text:span><text:span text:style-name="Default_20_Paragraph_20_Font">בית</text:span><text:span text:style-name="Default_20_Paragraph_20_Font"> </text:span><text:span text:style-name="Default_20_Paragraph_20_Font">שני</text:span><text:span text:style-name="Default_20_Paragraph_20_Font">. </text:span><text:span text:style-name="Default_20_Paragraph_20_Font">לנחמיה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שונאים</text:span><text:span text:style-name="Default_20_Paragraph_20_Font"> </text:span><text:span text:style-name="Default_20_Paragraph_20_Font">שניסו</text:span><text:span text:style-name="Default_20_Paragraph_20_Font"> </text:span><text:span text:style-name="Default_20_Paragraph_20_Font">להפריע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במפעליו</text:span><text:span text:style-name="Default_20_Paragraph_20_Font">, <text:s/></text:span><text:span text:style-name="Default_20_Paragraph_20_Font">ובפרט</text:span><text:span text:style-name="Default_20_Paragraph_20_Font"> </text:span><text:span text:style-name="Default_20_Paragraph_20_Font">בבניית</text:span><text:span text:style-name="Default_20_Paragraph_20_Font"> </text:span><text:span text:style-name="Default_20_Paragraph_20_Font">חומת</text:span><text:span text:style-name="Default_20_Paragraph_20_Font"> </text:span><text:span text:style-name="Default_20_Paragraph_20_Font">ירושלים</text:span><text:span text:style-name="Default_20_Paragraph_20_Font">. </text:span><text:span text:style-name="Default_20_Paragraph_20_Font">כשראו</text:span><text:span text:style-name="Default_20_Paragraph_20_Font"> </text:span><text:span text:style-name="Default_20_Paragraph_20_Font">השונאים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מצליחים</text:span><text:span text:style-name="Default_20_Paragraph_20_Font"> </text:span><text:span text:style-name="Default_20_Paragraph_20_Font">לעצור</text:span><text:span text:style-name="Default_20_Paragraph_20_Font"> </text:span><text:span text:style-name="Default_20_Paragraph_20_Font">אותו</text:span><text:span text:style-name="Default_20_Paragraph_20_Font">, </text:span><text:span text:style-name="Default_20_Paragraph_20_Font">והחומה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בנויה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החליטו</text:span><text:span text:style-name="Default_20_Paragraph_20_Font"> </text:span><text:span text:style-name="Default_20_Paragraph_20_Font">לשנות</text:span><text:span text:style-name="Default_20_Paragraph_20_Font"> </text:span><text:span text:style-name="Default_20_Paragraph_20_Font">גישה</text:span><text:span text:style-name="Default_20_Paragraph_20_Font">, </text:span><text:span text:style-name="Default_20_Paragraph_20_Font">והציעו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בוא</text:span><text:span text:style-name="Default_20_Paragraph_20_Font"> </text:span><text:span text:style-name="Default_20_Paragraph_20_Font">ל</text:span><text:span text:style-name="Default_20_Paragraph_20_Font">'</text:span><text:span text:style-name="Default_20_Paragraph_20_Font">פגישת</text:span><text:span text:style-name="Default_20_Paragraph_20_Font"> </text:span><text:span text:style-name="Default_20_Paragraph_20_Font">פיסגה</text:span><text:span text:style-name="Default_20_Paragraph_20_Font">' </text:span><text:span text:style-name="Default_20_Paragraph_20_Font">ידידותית</text:span><text:span text:style-name="Default_20_Paragraph_20_Font">, </text:span><text:span text:style-name="Default_20_Paragraph_20_Font">שבה</text:span><text:span text:style-name="Default_20_Paragraph_20_Font"> </text:span><text:span text:style-name="Default_20_Paragraph_20_Font">יתנו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עצות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להתמודד</text:span><text:span text:style-name="Default_20_Paragraph_20_Font"> </text:span><text:span text:style-name="Default_20_Paragraph_20_Font">מול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פרס</text:span><text:span text:style-name="Default_20_Paragraph_20_Font">. </text:span><text:span text:style-name="Default_20_Paragraph_20_Font">נחמיה</text:span><text:span text:style-name="Default_20_Paragraph_20_Font"> </text:span><text:span text:style-name="Default_20_Paragraph_20_Font">סירב</text:span><text:span text:style-name="Default_20_Paragraph_20_Font"> </text:span><text:span text:style-name="Default_20_Paragraph_20_Font">והאשים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ברמאות</text:span><text:span text:style-name="Default_20_Paragraph_20_Font">, </text:span><text:span text:style-name="Default_20_Paragraph_20_Font">ובין</text:span><text:span text:style-name="Default_20_Paragraph_20_Font"> </text:span><text:span text:style-name="Default_20_Paragraph_20_Font">השאר</text:span><text:span text:style-name="Default_20_Paragraph_20_Font"> </text:span><text:span text:style-name="Default_20_Paragraph_20_Font">טען</text:span><text:span text:style-name="Default_20_Paragraph_20_Font">:</text:span></text:p>
      <text:p text:style-name="P8"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ֻ</text:span><text:span text:style-name="Default_20_Paragraph_20_Font">ל</text:span><text:span text:style-name="Default_20_Paragraph_20_Font">ָּ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נו</text:span><text:span text:style-name="Default_20_Paragraph_20_Font">ּ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'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פ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ְ</text:span><text:span text:style-name="Default_20_Paragraph_20_Font">ל</text:span><text:span text:style-name="Default_20_Paragraph_20_Font">ָ</text:span><text:span text:style-name="Default_20_Paragraph_20_Font">א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ֵ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ֶ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ז</text:span><text:span text:style-name="Default_20_Paragraph_20_Font">ֵּ</text:span><text:span text:style-name="Default_20_Paragraph_20_Font">ק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י</text:span><text:span text:style-name="Default_20_Paragraph_20_Font">?! <text:s text:c="3"/>(</text:span><text:span text:style-name="Default_20_Paragraph_20_Font">נחמיה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ט</text:span><text:span text:style-name="Default_20_Paragraph_20_Font">).</text:span></text:p>
      <text:p text:style-name="P3"><text:span text:style-name="Default_20_Paragraph_20_Font">כלומר</text:span><text:note text:id="ftn3" text:note-class="footnote"><text:note-citation>1</text:note-citation><text:note-body><text:p text:style-name="P3"><text:span text:style-name="Default_20_Paragraph_20_Font">ע</text:span><text:span text:style-name="Default_20_Paragraph_20_Font">"</text:span><text:span text:style-name="Default_20_Paragraph_20_Font">פ</text:span><text:span text:style-name="Default_20_Paragraph_20_Font"> 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, </text:span><text:span text:style-name="Default_20_Paragraph_20_Font">פירוש</text:span><text:span text:style-name="Default_20_Paragraph_20_Font"> </text:span><text:span text:style-name="Default_20_Paragraph_20_Font">ראשון</text:span></text:p></text:note-body></text:note><text:span text:style-name="Default_20_Paragraph_20_Font">: </text:span><text:span text:style-name="Default_20_Paragraph_20_Font">עד</text:span><text:span text:style-name="Default_20_Paragraph_20_Font"> </text:span><text:span text:style-name="Default_20_Paragraph_20_Font">עכשיו</text:span><text:span text:style-name="Default_20_Paragraph_20_Font">, </text:span><text:span text:style-name="Default_20_Paragraph_20_Font">כולכם</text:span><text:span text:style-name="Default_20_Paragraph_20_Font"> </text:span><text:span text:style-name="Default_20_Paragraph_20_Font">ניסיתם</text:span><text:span text:style-name="Default_20_Paragraph_20_Font"> </text:span><text:span text:style-name="Default_20_Paragraph_20_Font">להפחיד</text:span><text:span text:style-name="Default_20_Paragraph_20_Font"> </text:span><text:span text:style-name="Default_20_Paragraph_20_Font">אותנו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נצליח</text:span><text:span text:style-name="Default_20_Paragraph_20_Font"> </text:span><text:span text:style-name="Default_20_Paragraph_20_Font">לבנ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ומה</text:span><text:span text:style-name="Default_20_Paragraph_20_Font">, </text:span><text:span text:style-name="Default_20_Paragraph_20_Font">ועכשיו</text:span><text:span text:style-name="Default_20_Paragraph_20_Font"> </text:span><text:span text:style-name="Default_20_Paragraph_20_Font">פתאום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ומחז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דיי</text:span><text:span text:style-name="Default_20_Paragraph_20_Font">?!</text:span></text:p>
      <text:p text:style-name="P3"/>
      <text:p text:style-name="P3"><text:span text:style-name="Default_20_Paragraph_20_Font">נחמיה</text:span><text:span text:style-name="Default_20_Paragraph_20_Font"> </text:span><text:span text:style-name="Default_20_Paragraph_20_Font">ראה</text:span><text:span text:style-name="Default_20_Paragraph_20_Font"> </text:span><text:span text:style-name="Default_20_Paragraph_20_Font"><text:span text:style-name="T4">שהשונאים</text:span></text:span><text:span text:style-name="Default_20_Paragraph_20_Font"> </text:span><text:span text:style-name="Default_20_Paragraph_20_Font">שלו</text:span><text:span text:style-name="Default_20_Paragraph_20_Font"> </text:span><text:span text:style-name="Default_20_Paragraph_20_Font"><text:span text:style-name="T4">מנכרים</text:span></text:span><text:span text:style-name="Default_20_Paragraph_20_Font"><text:span text:style-name="T4"> </text:span></text:span><text:span text:style-name="Default_20_Paragraph_20_Font"><text:span text:style-name="T4">בשפתיהם</text:span></text:span><text:span text:style-name="Default_20_Paragraph_20_Font">, </text:span><text:span text:style-name="Default_20_Paragraph_20_Font">מדברים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זרים</text:span><text:span text:style-name="Default_20_Paragraph_20_Font"> </text:span><text:span text:style-name="Default_20_Paragraph_20_Font">ושונים</text:span><text:span text:style-name="Default_20_Paragraph_20_Font"> </text:span><text:span text:style-name="Default_20_Paragraph_20_Font">מהדיבורים</text:span><text:span text:style-name="Default_20_Paragraph_20_Font"> </text:span><text:span text:style-name="Default_20_Paragraph_20_Font">הרגילים</text:span><text:span text:style-name="Default_20_Paragraph_20_Font"> </text:span><text:span text:style-name="Default_20_Paragraph_20_Font">שלהם</text:span><text:span text:style-name="Default_20_Paragraph_20_Font">, </text:span><text:span text:style-name="Default_20_Paragraph_20_Font">והבין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<text:span text:style-name="T4">בקרבם</text:span></text:span><text:span text:style-name="Default_20_Paragraph_20_Font"><text:span text:style-name="T4"> </text:span></text:span><text:span text:style-name="Default_20_Paragraph_20_Font"><text:span text:style-name="T4">ישיתו</text:span></text:span><text:span text:style-name="Default_20_Paragraph_20_Font"><text:span text:style-name="T4"> </text:span></text:span><text:span text:style-name="Default_20_Paragraph_20_Font"><text:span text:style-name="T4">מרמה</text:span></text:span><text:span text:style-name="Default_20_Paragraph_20_Font">.</text:span></text:p>
      <text:p text:style-name="P3"/>
      <text:p text:style-name="P3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ז</text:span></text:span></text:p>
      <text:p text:style-name="P8"><text:span text:style-name="Default_20_Paragraph_20_Font">כ</text:span><text:span text:style-name="Default_20_Paragraph_20_Font">ֹּ</text:span><text:span text:style-name="Default_20_Paragraph_20_Font">ר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ש</text:span><text:span text:style-name="Default_20_Paragraph_20_Font">ַּׁ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- 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ֹ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ֹ</text:span><text:span text:style-name="Default_20_Paragraph_20_Font">ל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ב</text:span><text:span text:style-name="Default_20_Paragraph_20_Font">ֶ</text:span><text:span text:style-name="Default_20_Paragraph_20_Font">ן</text:span><text:span text:style-name="Default_20_Paragraph_20_Font"> -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 <text:s text:c="2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כז</text:span><text:span text:style-name="Default_20_Paragraph_20_Font">).</text:span></text:p>
      <text:p text:style-name="P3"/>
      <text:p text:style-name="P3"><text:span text:style-name="Default_20_Paragraph_20_Font">1.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הפשט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מלמד</text:span><text:span text:style-name="Default_20_Paragraph_20_Font">, </text:span><text:span text:style-name="Default_20_Paragraph_20_Font">שהדרך</text:span><text:span text:style-name="Default_20_Paragraph_20_Font"> </text:span><text:span text:style-name="Default_20_Paragraph_20_Font">הטובה</text:span><text:span text:style-name="Default_20_Paragraph_20_Font"> </text:span><text:span text:style-name="Default_20_Paragraph_20_Font">ביותר</text:span><text:span text:style-name="Default_20_Paragraph_20_Font"> </text:span><text:span text:style-name="Default_20_Paragraph_20_Font">להעניש</text:span><text:span text:style-name="Default_20_Paragraph_20_Font"> </text:span><text:span text:style-name="Default_20_Paragraph_20_Font">רשעים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תת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להעני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ם</text:span><text:span text:style-name="Default_20_Paragraph_20_Font">; </text:span><text:span text:style-name="Default_20_Paragraph_20_Font">כך</text:span><text:span text:style-name="Default_20_Paragraph_20_Font"> </text:span><text:span text:style-name="Default_20_Paragraph_20_Font">הצדיקי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צריכים</text:span><text:span text:style-name="Default_20_Paragraph_20_Font"> "</text:span><text:span text:style-name="Default_20_Paragraph_20_Font">ללכלך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דיהם</text:span><text:span text:style-name="Default_20_Paragraph_20_Font">", </text:span><text:span text:style-name="Default_20_Paragraph_20_Font">ובנוסף</text:span><text:span text:style-name="Default_20_Paragraph_20_Font"> </text:span><text:soft-page-break/><text:span text:style-name="Default_20_Paragraph_20_Font">לכך</text:span><text:span text:style-name="Default_20_Paragraph_20_Font"> </text:span><text:span text:style-name="Default_20_Paragraph_20_Font">אף</text:span><text:span text:style-name="Default_20_Paragraph_20_Font"> </text:span><text:span text:style-name="Default_20_Paragraph_20_Font">אחד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וכל</text:span><text:span text:style-name="Default_20_Paragraph_20_Font"> </text:span><text:span text:style-name="Default_20_Paragraph_20_Font">להאשים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ב</text:span><text:span text:style-name="Default_20_Paragraph_20_Font">"</text:span><text:span text:style-name="Default_20_Paragraph_20_Font">תגובה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פרופורציונלית</text:span><text:span text:style-name="Default_20_Paragraph_20_Font">". </text:span><text:span text:style-name="Default_20_Paragraph_20_Font">רעיו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נזכר</text:span><text:span text:style-name="Default_20_Paragraph_20_Font"> </text:span><text:span text:style-name="Default_20_Paragraph_20_Font">בפסוקים</text:span><text:span text:style-name="Default_20_Paragraph_20_Font"> </text:span><text:span text:style-name="Default_20_Paragraph_20_Font">רבים</text:span><text:span text:style-name="Default_20_Paragraph_20_Font"> </text:span><text:span text:style-name="Default_20_Paragraph_20_Font">נוספים</text:span><text:span text:style-name="Default_20_Paragraph_20_Font">, </text:span><text:span text:style-name="Default_20_Paragraph_20_Font">למשל</text:span><text:span text:style-name="Default_20_Paragraph_20_Font">:</text:span></text:p>
      <text:list xml:id="list792296496" text:style-name="LS5">
        <text:list-item>
          <text:p text:style-name="P21"><text:span text:style-name="Default_20_Paragraph_20_Font">"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ְּ</text:span><text:span text:style-name="Default_20_Paragraph_20_Font">ר</text:span><text:span text:style-name="Default_20_Paragraph_20_Font">ֵ</text:span><text:span text:style-name="Default_20_Paragraph_20_Font">הו</text:span><text:span text:style-name="Default_20_Paragraph_20_Font">ּ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פ</text:span><text:span text:style-name="Default_20_Paragraph_20_Font">ֹּ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ש</text:span><text:span text:style-name="Default_20_Paragraph_20_Font">ַׁ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. <text:s/></text:span><text:span text:style-name="Default_20_Paragraph_20_Font">י</text:span><text:span text:style-name="Default_20_Paragraph_20_Font">ָ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לו</text:span><text:span text:style-name="Default_20_Paragraph_20_Font">ֹ 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</text:span><text:span text:style-name="Default_20_Paragraph_20_Font">ו</text:span><text:span text:style-name="Default_20_Paragraph_20_Font">ֹ,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ק</text:span><text:span text:style-name="Default_20_Paragraph_20_Font">ֳ</text:span><text:span text:style-name="Default_20_Paragraph_20_Font">דו</text:span><text:span text:style-name="Default_20_Paragraph_20_Font">ֹ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ָ</text:span><text:span text:style-name="Default_20_Paragraph_20_Font">סו</text:span><text:span text:style-name="Default_20_Paragraph_20_Font">ֹ </text:span><text:span text:style-name="Default_20_Paragraph_20_Font">י</text:span><text:span text:style-name="Default_20_Paragraph_20_Font">ֵ</text:span><text:span text:style-name="Default_20_Paragraph_20_Font">ר</text:span><text:span text:style-name="Default_20_Paragraph_20_Font">ֵ</text:span><text:span text:style-name="Default_20_Paragraph_20_Font">ד</text:span><text:span text:style-name="Default_20_Paragraph_20_Font">" (</text:span><text:span text:style-name="Default_20_Paragraph_20_Font">תהלים</text:span><text:span text:style-name="Default_20_Paragraph_20_Font"> </text:span><text:span text:style-name="Default_20_Paragraph_20_Font">ז</text:span><text:span text:style-name="Default_20_Paragraph_20_Font">', </text:span><text:span text:style-name="Default_20_Paragraph_20_Font">טז</text:span><text:span text:style-name="Default_20_Paragraph_20_Font">-</text:span><text:span text:style-name="Default_20_Paragraph_20_Font">יז</text:span><text:span text:style-name="Default_20_Paragraph_20_Font">).</text:span></text:p>
        </text:list-item>
        <text:list-item>
          <text:p text:style-name="P21"><text:span text:style-name="Default_20_Paragraph_20_Font">"</text:span><text:span text:style-name="Default_20_Paragraph_20_Font">ט</text:span><text:span text:style-name="Default_20_Paragraph_20_Font">ָ</text:span><text:span text:style-name="Default_20_Paragraph_20_Font">ב</text:span><text:span text:style-name="Default_20_Paragraph_20_Font">ְ</text:span><text:span text:style-name="Default_20_Paragraph_20_Font">עו</text:span><text:span text:style-name="Default_20_Paragraph_20_Font">ּ </text:span><text:span text:style-name="Default_20_Paragraph_20_Font">גו</text:span><text:span text:style-name="Default_20_Paragraph_20_Font">ֹ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ש</text:span><text:span text:style-name="Default_20_Paragraph_20_Font">ַׁ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,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ֶ</text:span><text:span text:style-name="Default_20_Paragraph_20_Font">ש</text:span><text:span text:style-name="Default_20_Paragraph_20_Font">ֶׁ</text:span><text:span text:style-name="Default_20_Paragraph_20_Font">ת</text:span><text:span text:style-name="Default_20_Paragraph_20_Font"> </text:span><text:span text:style-name="Default_20_Paragraph_20_Font">ז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ט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נו</text:span><text:span text:style-name="Default_20_Paragraph_20_Font">ּ </text:span><text:span text:style-name="Default_20_Paragraph_20_Font">נ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ְּ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ג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ם</text:span><text:span text:style-name="Default_20_Paragraph_20_Font">. <text:s text:c="2"/></text:span><text:span text:style-name="Default_20_Paragraph_20_Font">נו</text:span><text:span text:style-name="Default_20_Paragraph_20_Font">ֹ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ָ</text:span><text:span text:style-name="Default_20_Paragraph_20_Font">ה</text:span><text:span text:style-name="Default_20_Paragraph_20_Font">, </text:span><text:span text:style-name="Default_20_Paragraph_20_Font">ב</text:span><text:span text:style-name="Default_20_Paragraph_20_Font">ְּ</text:span><text:span text:style-name="Default_20_Paragraph_20_Font">פ</text:span><text:span text:style-name="Default_20_Paragraph_20_Font">ֹ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ַ</text:span><text:span text:style-name="Default_20_Paragraph_20_Font">פ</text:span><text:span text:style-name="Default_20_Paragraph_20_Font">ָּ</text:span><text:span text:style-name="Default_20_Paragraph_20_Font">יו</text:span><text:span text:style-name="Default_20_Paragraph_20_Font"> </text:span><text:span text:style-name="Default_20_Paragraph_20_Font">נו</text:span><text:span text:style-name="Default_20_Paragraph_20_Font">ֹ</text:span><text:span text:style-name="Default_20_Paragraph_20_Font">ק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, </text:span><text:span text:style-name="Default_20_Paragraph_20_Font">ה</text:span><text:span text:style-name="Default_20_Paragraph_20_Font">ִ</text:span><text:span text:style-name="Default_20_Paragraph_20_Font">ג</text:span><text:span text:style-name="Default_20_Paragraph_20_Font">ָּ</text:span><text:span text:style-name="Default_20_Paragraph_20_Font">י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ס</text:span><text:span text:style-name="Default_20_Paragraph_20_Font">ֶ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" (</text:span><text:span text:style-name="Default_20_Paragraph_20_Font">תהלים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טז</text:span><text:span text:style-name="Default_20_Paragraph_20_Font">-</text:span><text:span text:style-name="Default_20_Paragraph_20_Font">יז</text:span><text:span text:style-name="Default_20_Paragraph_20_Font">).</text:span></text:p>
        </text:list-item>
        <text:list-item>
          <text:p text:style-name="P21"><text:span text:style-name="Default_20_Paragraph_20_Font">"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ָ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ּ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ק</text:span><text:span text:style-name="Default_20_Paragraph_20_Font">ַ</text:span><text:span text:style-name="Default_20_Paragraph_20_Font">ש</text:span><text:span text:style-name="Default_20_Paragraph_20_Font">ְּׁ</text:span><text:span text:style-name="Default_20_Paragraph_20_Font">ת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ש</text:span><text:span text:style-name="Default_20_Paragraph_20_Font">ָּׁ</text:span><text:span text:style-name="Default_20_Paragraph_20_Font">ב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" (</text:span><text:span text:style-name="Default_20_Paragraph_20_Font">תהלים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טו</text:span><text:span text:style-name="Default_20_Paragraph_20_Font">).</text:span></text:p>
        </text:list-item>
        <text:list-item>
          <text:p text:style-name="P21"><text:span text:style-name="Default_20_Paragraph_20_Font">"</text:span><text:span text:style-name="Default_20_Paragraph_20_Font">ת</text:span><text:span text:style-name="Default_20_Paragraph_20_Font">ְּ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ע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ט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ְּ</text:span><text:span text:style-name="Default_20_Paragraph_20_Font">דו</text:span><text:span text:style-name="Default_20_Paragraph_20_Font">ֹ </text:span><text:span text:style-name="Default_20_Paragraph_20_Font">ב</text:span><text:span text:style-name="Default_20_Paragraph_20_Font">ּ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" (</text:span><text:span text:style-name="Default_20_Paragraph_20_Font">תהלים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ח</text:span><text:span text:style-name="Default_20_Paragraph_20_Font">).</text:span></text:p>
        </text:list-item>
        <text:list-item>
          <text:p text:style-name="P21"><text:span text:style-name="Default_20_Paragraph_20_Font">"</text:span><text:span text:style-name="Default_20_Paragraph_20_Font">ח</text:span><text:span text:style-name="Default_20_Paragraph_20_Font">ֹ</text:span><text:span text:style-name="Default_20_Paragraph_20_Font">פ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ג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ָּ</text:span><text:span text:style-name="Default_20_Paragraph_20_Font">ץ</text:span><text:span text:style-name="Default_20_Paragraph_20_Font"> </text:span><text:span text:style-name="Default_20_Paragraph_20_Font">ב</text:span><text:span text:style-name="Default_20_Paragraph_20_Font">ֹּ</text:span><text:span text:style-name="Default_20_Paragraph_20_Font">ו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ֹ</text:span><text:span text:style-name="Default_20_Paragraph_20_Font">ר</text:span><text:span text:style-name="Default_20_Paragraph_20_Font">ֵ</text:span><text:span text:style-name="Default_20_Paragraph_20_Font">ץ</text:span><text:span text:style-name="Default_20_Paragraph_20_Font"> </text:span><text:span text:style-name="Default_20_Paragraph_20_Font">ג</text:span><text:span text:style-name="Default_20_Paragraph_20_Font">ָּ</text:span><text:span text:style-name="Default_20_Paragraph_20_Font">ד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ְּׁ</text:span><text:span text:style-name="Default_20_Paragraph_20_Font">כ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נ</text:span><text:span text:style-name="Default_20_Paragraph_20_Font">ָ</text:span><text:span text:style-name="Default_20_Paragraph_20_Font">ח</text:span><text:span text:style-name="Default_20_Paragraph_20_Font">ָ</text:span><text:span text:style-name="Default_20_Paragraph_20_Font">ש</text:span><text:span text:style-name="Default_20_Paragraph_20_Font">ׁ" (</text:span><text:span text:style-name="Default_20_Paragraph_20_Font">קהלת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ח</text:span><text:span text:style-name="Default_20_Paragraph_20_Font">).</text:span></text:p>
        </text:list-item>
      </text:list>
      <text:p text:style-name="P3"><text:span text:style-name="Default_20_Paragraph_20_Font">לפי</text:span><text:span text:style-name="Default_20_Paragraph_20_Font"> </text:span><text:span text:style-name="Default_20_Paragraph_20_Font">רעיון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ה</text:span><text:span text:style-name="Default_20_Paragraph_20_Font"><text:span text:style-name="T4">אבן</text:span>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למעשה</text:span><text:span text:style-name="Default_20_Paragraph_20_Font"> </text:span><text:span text:style-name="Default_20_Paragraph_20_Font">רע</text:span><text:span text:style-name="Default_20_Paragraph_20_Font"> </text:span><text:span text:style-name="Default_20_Paragraph_20_Font">כלשהו</text:span><text:span text:style-name="Default_20_Paragraph_20_Font">: "</text:span><text:span text:style-name="Default_20_Paragraph_20_Font"><text:span text:style-name="T4">הגולל</text:span></text:span><text:span text:style-name="Default_20_Paragraph_20_Font"><text:span text:style-name="T4"> </text:span></text:span><text:span text:style-name="Default_20_Paragraph_20_Font"><text:span text:style-name="T4">אבן</text:span>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חבירו</text:span><text:span text:style-name="Default_20_Paragraph_20_Font"> - </text:span><text:span text:style-name="Default_20_Paragraph_20_Font">סופו</text:span><text:span text:style-name="Default_20_Paragraph_20_Font"> </text:span><text:span text:style-name="Default_20_Paragraph_20_Font"><text:span text:style-name="T4">תשוב</text:span></text:span><text:span text:style-name="Default_20_Paragraph_20_Font"><text:span text:style-name="T4"> </text:span></text:span><text:span text:style-name="Default_20_Paragraph_20_Font"><text:span text:style-name="T4">אליו</text:span></text:span><text:span text:style-name="Default_20_Paragraph_20_Font">... </text:span><text:span text:style-name="Default_20_Paragraph_20_Font">ורוצה</text:span><text:span text:style-name="Default_20_Paragraph_20_Font"> </text:span><text:span text:style-name="Default_20_Paragraph_20_Font">לומר</text:span><text:span text:style-name="Default_20_Paragraph_20_Font">: </text:span><text:span text:style-name="Default_20_Paragraph_20_Font">החורש</text:span><text:span text:style-name="Default_20_Paragraph_20_Font"> </text:span><text:span text:style-name="Default_20_Paragraph_20_Font">רע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חבירו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יוכשל</text:span><text:span text:style-name="Default_20_Paragraph_20_Font"> </text:span><text:span text:style-name="Default_20_Paragraph_20_Font">ברעתו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3"/>
      <text:p text:style-name="P13"><text:span text:style-name="Default_20_Paragraph_20_Font">2. </text:span><text:span text:style-name="Default_20_Paragraph_20_Font">אולם</text:span><text:span text:style-name="Default_20_Paragraph_20_Font">, </text:span><text:span text:style-name="Default_20_Paragraph_20_Font">חכמי</text:span><text:span text:style-name="Default_20_Paragraph_20_Font"> </text:span><text:span text:style-name="Default_20_Paragraph_20_Font">האגדה</text:span><text:span text:style-name="Default_20_Paragraph_20_Font"> </text:span><text:span text:style-name="Default_20_Paragraph_20_Font">דרשו</text:span><text:span text:style-name="Default_20_Paragraph_20_Font"> </text:span><text:span text:style-name="Default_20_Paragraph_20_Font">שהכוונה</text:span><text:span text:style-name="Default_20_Paragraph_20_Font"> </text:span><text:span text:style-name="Default_20_Paragraph_20_Font">לאבן</text:span><text:span text:style-name="Default_20_Paragraph_20_Font"> </text:span><text:span text:style-name="Default_20_Paragraph_20_Font">ממש</text:span><text:span text:style-name="Default_20_Paragraph_20_Font">: "</text:span><text:span text:style-name="Default_20_Paragraph_20_Font">ואגדה</text:span><text:span text:style-name="Default_20_Paragraph_20_Font"> </text:span><text:span text:style-name="Default_20_Paragraph_20_Font">פותרו</text:span><text:span text:style-name="Default_20_Paragraph_20_Font"> </text:span><text:span text:style-name="Default_20_Paragraph_20_Font">באבימלך</text:span><text:span text:style-name="Default_20_Paragraph_20_Font">, </text:span><text:span text:style-name="Default_20_Paragraph_20_Font">שהרג</text:span><text:span text:style-name="Default_20_Paragraph_20_Font"> </text:span><text:span text:style-name="Default_20_Paragraph_20_Font">שבעים</text:span><text:span text:style-name="Default_20_Paragraph_20_Font"> </text:span><text:span text:style-name="Default_20_Paragraph_20_Font">אחי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בן</text:span><text:span text:style-name="Default_20_Paragraph_20_Font"> </text:span><text:span text:style-name="Default_20_Paragraph_20_Font">אחת</text:span><text:span text:style-name="Default_20_Paragraph_20_Font">, </text:span><text:span text:style-name="Default_20_Paragraph_20_Font">וסוף</text:span><text:span text:style-name="Default_20_Paragraph_20_Font"> </text:span><text:span text:style-name="Default_20_Paragraph_20_Font">מת</text:span><text:span text:style-name="Default_20_Paragraph_20_Font"> </text:span><text:span text:style-name="Default_20_Paragraph_20_Font">באבן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 </text:span><text:span text:style-name="Default_20_Paragraph_20_Font">פשע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היה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ה</text:span><text:span text:style-name="Default_20_Paragraph_20_Font">ֲ</text:span><text:span text:style-name="Default_20_Paragraph_20_Font">ר</text:span><text:span text:style-name="Default_20_Paragraph_20_Font">ֹ</text:span><text:span text:style-name="Default_20_Paragraph_20_Font">ג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ח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ר</text:span><text:span text:style-name="Default_20_Paragraph_20_Font">ֻ</text:span><text:span text:style-name="Default_20_Paragraph_20_Font">ב</text:span><text:span text:style-name="Default_20_Paragraph_20_Font">ַּ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ִׁ</text:span><text:span text:style-name="Default_20_Paragraph_20_Font">ב</text:span><text:span text:style-name="Default_20_Paragraph_20_Font">ְ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4">א</text:span></text:span><text:span text:style-name="Default_20_Paragraph_20_Font"><text:span text:style-name="T4">ֶ</text:span></text:span><text:span text:style-name="Default_20_Paragraph_20_Font"><text:span text:style-name="T4">ב</text:span></text:span><text:span text:style-name="Default_20_Paragraph_20_Font"><text:span text:style-name="T4">ֶ</text:span></text:span><text:span text:style-name="Default_20_Paragraph_20_Font"><text:span text:style-name="T4">ן</text:span>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ח</text:span><text:span text:style-name="Default_20_Paragraph_20_Font">ָ</text:span><text:span text:style-name="Default_20_Paragraph_20_Font">ת</text:span><text:span text:style-name="Default_20_Paragraph_20_Font">" (</text:span><text:span text:style-name="Default_20_Paragraph_20_Font">שופטים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ה</text:span><text:span text:style-name="Default_20_Paragraph_20_Font">), </text:span><text:span text:style-name="Default_20_Paragraph_20_Font">ועונשו</text:span><text:span text:style-name="Default_20_Paragraph_20_Font"> </text:span><text:span text:style-name="Default_20_Paragraph_20_Font">היה</text:span><text:span text:style-name="Default_20_Paragraph_20_Font">,</text:span><text:a xlink:type="simple" xlink:href="http://tora.us.fm/tnk1/prqim/t0709.htm#53"><text:span text:style-name="Default_20_Paragraph_20_Font"><text:span text:style-name="Default_20_Paragraph_20_Font"> </text:span></text:span></text:a><text:span text:style-name="Default_20_Paragraph_20_Font">"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ַּ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ּׁ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<text:span text:style-name="T4">פ</text:span></text:span><text:span text:style-name="Default_20_Paragraph_20_Font"><text:span text:style-name="T4">ֶּ</text:span></text:span><text:span text:style-name="Default_20_Paragraph_20_Font"><text:span text:style-name="T4">ל</text:span></text:span><text:span text:style-name="Default_20_Paragraph_20_Font"><text:span text:style-name="T4">ַ</text:span></text:span><text:span text:style-name="Default_20_Paragraph_20_Font"><text:span text:style-name="T4">ח</text:span></text:span><text:span text:style-name="Default_20_Paragraph_20_Font"><text:span text:style-name="T4"> </text:span></text:span><text:span text:style-name="Default_20_Paragraph_20_Font"><text:span text:style-name="T4">ר</text:span></text:span><text:span text:style-name="Default_20_Paragraph_20_Font"><text:span text:style-name="T4">ֶ</text:span></text:span><text:span text:style-name="Default_20_Paragraph_20_Font"><text:span text:style-name="T4">כ</text:span></text:span><text:span text:style-name="Default_20_Paragraph_20_Font"><text:span text:style-name="T4">ֶ</text:span></text:span><text:span text:style-name="Default_20_Paragraph_20_Font"><text:span text:style-name="T4">ב</text:span></text:span><text:span text:style-name="Default_20_Paragraph_20_Font"><text:span text:style-name="T4"> </text:span>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 </text:span><text:span text:style-name="Default_20_Paragraph_20_Font">א</text:span><text:span text:style-name="Default_20_Paragraph_20_Font">ֲ</text:span><text:span text:style-name="Default_20_Paragraph_20_Font">ב</text:span><text:span text:style-name="Default_20_Paragraph_20_Font">ִ</text:span><text:span text:style-name="Default_20_Paragraph_20_Font">י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,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ר</text:span><text:span text:style-name="Default_20_Paragraph_20_Font">ִ</text:span><text:span text:style-name="Default_20_Paragraph_20_Font">ץ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ג</text:span><text:span text:style-name="Default_20_Paragraph_20_Font">ֻּ</text:span><text:span text:style-name="Default_20_Paragraph_20_Font">ל</text:span><text:span text:style-name="Default_20_Paragraph_20_Font">ְ</text:span><text:span text:style-name="Default_20_Paragraph_20_Font">ג</text:span><text:span text:style-name="Default_20_Paragraph_20_Font">ָּ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" (</text:span><text:span text:style-name="Default_20_Paragraph_20_Font">שם</text:span><text:span text:style-name="Default_20_Paragraph_20_Font">, </text:span><text:span text:style-name="Default_20_Paragraph_20_Font">נג</text:span><text:span text:style-name="Default_20_Paragraph_20_Font">).</text:span><text:span text:style-name="Default_20_Paragraph_20_Font"> </text:span><text:span text:style-name="Default_20_Paragraph_20_Font">אמנם</text:span><text:span text:style-name="Default_20_Paragraph_20_Font">, </text:span><text:span text:style-name="Default_20_Paragraph_20_Font">סיפור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מתאים</text:span><text:span text:style-name="Default_20_Paragraph_20_Font"> </text:span><text:span text:style-name="Default_20_Paragraph_20_Font">לפסוקנו</text:span><text:span text:style-name="Default_20_Paragraph_20_Font"> </text:span><text:span text:style-name="Default_20_Paragraph_20_Font">שכן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העני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ו</text:span><text:span text:style-name="Default_20_Paragraph_20_Font">. </text:span><text:span text:style-name="Default_20_Paragraph_20_Font">עונ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ימלך</text:span><text:span text:style-name="Default_20_Paragraph_20_Font"> </text:span><text:span text:style-name="Default_20_Paragraph_20_Font">מתאים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אחר</text:span><text:span text:style-name="Default_20_Paragraph_20_Font">,</text:span><text:a xlink:type="simple" xlink:href="http://tora.us.fm/tnk1/prqim/t2810.htm#24"><text:span text:style-name="Default_20_Paragraph_20_Font"><text:span text:style-name="Default_20_Paragraph_20_Font"> </text:span></text:span></text:a><text:span text:style-name="Default_20_Paragraph_20_Font">"</text:span><text:span text:style-name="Default_20_Paragraph_20_Font">מ</text:span><text:span text:style-name="Default_20_Paragraph_20_Font">ְ</text:span><text:span text:style-name="Default_20_Paragraph_20_Font">גו</text:span><text:span text:style-name="Default_20_Paragraph_20_Font">ֹ</text:span><text:span text:style-name="Default_20_Paragraph_20_Font">ר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ת</text:span><text:span text:style-name="Default_20_Paragraph_20_Font">ְ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"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כד</text:span><text:span text:style-name="Default_20_Paragraph_20_Font">; </text:span><text:span text:style-name="Default_20_Paragraph_20_Font">וראו</text:span><text:span text:style-name="Default_20_Paragraph_20_Font"> </text:span><text:span text:style-name="Default_20_Paragraph_20_Font">פירושנו</text:span><text:span text:style-name="Default_20_Paragraph_20_Font"> </text:span><text:span text:style-name="Default_20_Paragraph_20_Font">שם</text:span><text:span text:style-name="Default_20_Paragraph_20_Font">).</text:span></text:p>
      <text:p text:style-name="P3"/>
      <text:p text:style-name="P3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ז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ב</text:span></text:span></text:p>
      <text:p text:style-name="P8"><text:span text:style-name="Default_20_Paragraph_20_Font">י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ֶ</text:span><text:span text:style-name="Default_20_Paragraph_20_Font">ל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ז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פ</text:span><text:span text:style-name="Default_20_Paragraph_20_Font">ִ</text:span><text:span text:style-name="Default_20_Paragraph_20_Font">יך</text:span><text:span text:style-name="Default_20_Paragraph_20_Font">ָ, </text:span><text:span text:style-name="Default_20_Paragraph_20_Font">נ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ְׂ</text:span><text:span text:style-name="Default_20_Paragraph_20_Font">פ</text:span><text:span text:style-name="Default_20_Paragraph_20_Font">ָ</text:span><text:span text:style-name="Default_20_Paragraph_20_Font">ת</text:span><text:span text:style-name="Default_20_Paragraph_20_Font">ֶ</text:span><text:span text:style-name="Default_20_Paragraph_20_Font">יך</text:span><text:span text:style-name="Default_20_Paragraph_20_Font">ָ <text:s text:c="2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ב</text:span><text:span text:style-name="Default_20_Paragraph_20_Font">).</text:span></text:p>
      <text:p text:style-name="P3"/>
      <text:p text:style-name="P3"><text:span text:style-name="Default_20_Paragraph_20_Font">האם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בשום</text:span><text:span text:style-name="Default_20_Paragraph_20_Font"> </text:span><text:span text:style-name="Default_20_Paragraph_20_Font">מקרה</text:span><text:span text:style-name="Default_20_Paragraph_20_Font"> </text:span><text:span text:style-name="Default_20_Paragraph_20_Font">אס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ש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ו</text:span><text:span text:style-name="Default_20_Paragraph_20_Font">? </text:span><text:span text:style-name="Default_20_Paragraph_20_Font">והרי</text:span><text:span text:style-name="Default_20_Paragraph_20_Font"> </text:span><text:span text:style-name="Default_20_Paragraph_20_Font">מצאנו</text:span><text:span text:style-name="Default_20_Paragraph_20_Font"> </text:span><text:span text:style-name="Default_20_Paragraph_20_Font">בתנ</text:span><text:span text:style-name="Default_20_Paragraph_20_Font">"</text:span><text:span text:style-name="Default_20_Paragraph_20_Font">ך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ששיבח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ם</text:span><text:span text:style-name="Default_20_Paragraph_20_Font">, </text:span><text:span text:style-name="Default_20_Paragraph_20_Font">למשל</text:span><text:span text:style-name="Default_20_Paragraph_20_Font">, </text:span><text:span text:style-name="Default_20_Paragraph_20_Font">עובדיה</text:span><text:span text:style-name="Default_20_Paragraph_20_Font"> </text:span><text:span text:style-name="Default_20_Paragraph_20_Font">אמר</text:span><text:span text:style-name="Default_20_Paragraph_20_Font"> </text:span><text:span text:style-name="Default_20_Paragraph_20_Font">לאליהו</text:span><text:span text:style-name="Default_20_Paragraph_20_Font"> <text:s/>"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ד</text:span><text:span text:style-name="Default_20_Paragraph_20_Font">ְּ</text:span><text:span text:style-name="Default_20_Paragraph_20_Font">ך</text:span><text:span text:style-name="Default_20_Paragraph_20_Font">ָ </text:span><text:span text:style-name="Default_20_Paragraph_20_Font">י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</text:span><text:span text:style-name="Default_20_Paragraph_20_Font">ִ</text:span><text:span text:style-name="Default_20_Paragraph_20_Font">נ</text:span><text:span text:style-name="Default_20_Paragraph_20_Font">ְּ</text:span><text:span text:style-name="Default_20_Paragraph_20_Font">ע</text:span><text:span text:style-name="Default_20_Paragraph_20_Font">ֻ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" (</text:span><text:span text:style-name="Default_20_Paragraph_20_Font">מל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יח</text:span><text:span text:style-name="Default_20_Paragraph_20_Font">, </text:span><text:span text:style-name="Default_20_Paragraph_20_Font">יב</text:span><text:span text:style-name="Default_20_Paragraph_20_Font">)!</text:span></text:p>
      <text:p text:style-name="P3"/>
      <text:p text:style-name="P3"><text:span text:style-name="Default_20_Paragraph_20_Font">אולי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יישב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קושיה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נוסף</text:span><text:span text:style-name="Default_20_Paragraph_20_Font"> </text:span><text:span text:style-name="Default_20_Paragraph_20_Font">ה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תהללות</text:span><text:note text:id="ftn4" text:note-class="footnote"><text:note-citation>1</text:note-citation><text:note-body><text:p text:style-name="P12"><text:span text:style-name="Default_20_Paragraph_20_Font">על</text:span><text:span text:style-name="Default_20_Paragraph_20_Font">-</text:span><text:span text:style-name="Default_20_Paragraph_20_Font">דרך</text:span><text:span text:style-name="Default_20_Paragraph_20_Font"> </text:span><text:span text:style-name="Default_20_Paragraph_20_Font">המידה</text:span><text:span text:style-name="Default_20_Paragraph_20_Font"> </text:span><text:span text:style-name="Default_20_Paragraph_20_Font">השלוש</text:span><text:span text:style-name="Default_20_Paragraph_20_Font">-</text:span><text:span text:style-name="Default_20_Paragraph_20_Font">עשרה</text:span><text:span text:style-name="Default_20_Paragraph_20_Font"> </text:span><text:span text:style-name="Default_20_Paragraph_20_Font">שהתורה</text:span><text:span text:style-name="Default_20_Paragraph_20_Font"> </text:span><text:span text:style-name="Default_20_Paragraph_20_Font">נדרשת</text:span><text:span text:style-name="Default_20_Paragraph_20_Font"> </text:span><text:span text:style-name="Default_20_Paragraph_20_Font">בה</text:span><text:span text:style-name="Default_20_Paragraph_20_Font">,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ישמעאל</text:span><text:span text:style-name="Default_20_Paragraph_20_Font">: "</text:span><text:span text:style-name="Default_20_Paragraph_20_Font">שני</text:span><text:span text:style-name="Default_20_Paragraph_20_Font"> </text:span><text:span text:style-name="Default_20_Paragraph_20_Font">כתובים</text:span><text:span text:style-name="Default_20_Paragraph_20_Font"> </text:span><text:span text:style-name="Default_20_Paragraph_20_Font">המכחישים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זה</text:span><text:span text:style-name="Default_20_Paragraph_20_Font"> - </text:span><text:span text:style-name="Default_20_Paragraph_20_Font">עד</text:span><text:span text:style-name="Default_20_Paragraph_20_Font"> </text:span><text:span text:style-name="Default_20_Paragraph_20_Font">שיבוא</text:span><text:span text:style-name="Default_20_Paragraph_20_Font"> </text:span><text:span text:style-name="Default_20_Paragraph_20_Font">הכתוב</text:span><text:span text:style-name="Default_20_Paragraph_20_Font"> </text:span><text:span text:style-name="Default_20_Paragraph_20_Font">השלישי</text:span><text:span text:style-name="Default_20_Paragraph_20_Font"> </text:span><text:span text:style-name="Default_20_Paragraph_20_Font">ויכריע</text:span><text:span text:style-name="Default_20_Paragraph_20_Font"> </text:span><text:span text:style-name="Default_20_Paragraph_20_Font">ביניהם</text:span><text:span text:style-name="Default_20_Paragraph_20_Font">".</text:span></text:p></text:note-body></text:note><text:span text:style-name="Default_20_Paragraph_20_Font">:</text:span></text:p>
      <text:p text:style-name="P8"><text:span text:style-name="Default_20_Paragraph_20_Font">כ</text:span><text:span text:style-name="Default_20_Paragraph_20_Font">ֹּ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: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ֵּ</text:span></text:span><text:span text:style-name="Default_20_Paragraph_20_Font"><text:span text:style-name="T4">ל</text:span>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ת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ֵּ</text:span></text:span><text:span text:style-name="Default_20_Paragraph_20_Font"><text:span text:style-name="T4">ל</text:span>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ִ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ג</text:span><text:span text:style-name="Default_20_Paragraph_20_Font">ְ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ָ</text:span><text:span text:style-name="Default_20_Paragraph_20_Font">תו</text:span><text:span text:style-name="Default_20_Paragraph_20_Font">ֹ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ֵּ</text:span></text:span><text:span text:style-name="Default_20_Paragraph_20_Font"><text:span text:style-name="T4">ל</text:span>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ִׁ</text:span><text:span text:style-name="Default_20_Paragraph_20_Font">יר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ְׁ</text:span><text:span text:style-name="Default_20_Paragraph_20_Font">רו</text:span><text:span text:style-name="Default_20_Paragraph_20_Font">ֹ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ז</text:span><text:span text:style-name="Default_20_Paragraph_20_Font">ֹ</text:span><text:span text:style-name="Default_20_Paragraph_20_Font">את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ֵּ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מ</text:span></text:span><text:span text:style-name="Default_20_Paragraph_20_Font"><text:span text:style-name="T4">ִּ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ֵּ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ְׂ</text:span><text:span text:style-name="Default_20_Paragraph_20_Font">כ</text:span><text:span text:style-name="Default_20_Paragraph_20_Font">ֵּ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ֹ</text:span><text:span text:style-name="Default_20_Paragraph_20_Font">ע</text:span><text:span text:style-name="Default_20_Paragraph_20_Font">ַ 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oft-page-break/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ֶׂ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ֶ</text:span><text:span text:style-name="Default_20_Paragraph_20_Font">ס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צ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פ</text:span><text:span text:style-name="Default_20_Paragraph_20_Font">ַ</text:span><text:span text:style-name="Default_20_Paragraph_20_Font">צ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א</text:span><text:span text:style-name="Default_20_Paragraph_20_Font">ֻ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' <text:s text:c="2"/>(</text:span><text:span text:style-name="Default_20_Paragraph_20_Font">ירמיהו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כב</text:span><text:span text:style-name="Default_20_Paragraph_20_Font">-</text:span><text:span text:style-name="Default_20_Paragraph_20_Font">כג</text:span><text:span text:style-name="Default_20_Paragraph_20_Font">).</text:span></text:p>
      <text:p text:style-name="P3"/>
      <text:p text:style-name="P3"><text:span text:style-name="Default_20_Paragraph_20_Font">אס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ש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ענייני</text:span><text:span text:style-name="Default_20_Paragraph_20_Font"> </text:span><text:span text:style-name="Default_20_Paragraph_20_Font">העולם</text:span><text:span text:style-name="Default_20_Paragraph_20_Font"> </text:span><text:span text:style-name="Default_20_Paragraph_20_Font">הזה</text:span><text:span text:style-name="Default_20_Paragraph_20_Font">, </text:span><text:span text:style-name="Default_20_Paragraph_20_Font">כגון</text:span><text:span text:style-name="Default_20_Paragraph_20_Font"> </text:span><text:span text:style-name="Default_20_Paragraph_20_Font">חכמה</text:span><text:span text:style-name="Default_20_Paragraph_20_Font"> </text:span><text:span text:style-name="Default_20_Paragraph_20_Font">גבורה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עושר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מות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ש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ידיע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קרב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קיום</text:span><text:span text:style-name="Default_20_Paragraph_20_Font"> </text:span><text:span text:style-name="Default_20_Paragraph_20_Font">מצוותיו</text:span><text:span text:style-name="Default_20_Paragraph_20_Font">. </text:span><text:span text:style-name="Default_20_Paragraph_20_Font">עובדיה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שיב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<text:span text:style-name="T4">ירא</text:span></text:span><text:span text:style-name="Default_20_Paragraph_20_Font"><text:span text:style-name="T4"> </text:span></text:span><text:span text:style-name="Default_20_Paragraph_20_Font"><text:span text:style-name="T4">את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'</text:span></text:span><text:span text:style-name="Default_20_Paragraph_20_Font">; </text:span><text:span text:style-name="Default_20_Paragraph_20_Font">והפסוק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תייחס</text:span><text:span text:style-name="Default_20_Paragraph_20_Font">, </text:span><text:span text:style-name="Default_20_Paragraph_20_Font">לפי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רק</text:span><text:span text:style-name="Default_20_Paragraph_20_Font"> </text:span><text:span text:style-name="Default_20_Paragraph_20_Font">להתהללות</text:span><text:span text:style-name="Default_20_Paragraph_20_Font"> </text:span><text:span text:style-name="Default_20_Paragraph_20_Font">בחכמה</text:span><text:span text:style-name="Default_20_Paragraph_20_Font">, </text:span><text:span text:style-name="Default_20_Paragraph_20_Font">גבורה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עושר</text:span><text:span text:style-name="Default_20_Paragraph_20_Font">. </text:span></text:p>
      <text:p text:style-name="P3"/>
      <text:p text:style-name="P3"><text:span text:style-name="Default_20_Paragraph_20_Font">ג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נזכרה</text:span><text:span text:style-name="Default_20_Paragraph_20_Font"> </text:span><text:span text:style-name="Default_20_Paragraph_20_Font">התהללות</text:span><text:span text:style-name="Default_20_Paragraph_20_Font"> </text:span><text:span text:style-name="Default_20_Paragraph_20_Font">במיד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רא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בסוף</text:span><text:span text:style-name="Default_20_Paragraph_20_Font"> </text:span><text:span text:style-name="Default_20_Paragraph_20_Font">השיר</text:span><text:span text:style-name="Default_20_Paragraph_20_Font"> </text:span><text:span text:style-name="Default_20_Paragraph_20_Font">לכבוד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שת</text:span><text:span text:style-name="Default_20_Paragraph_20_Font"> </text:span><text:span text:style-name="Default_20_Paragraph_20_Font">חיל</text:span><text:span text:style-name="Default_20_Paragraph_20_Font">:</text:span></text:p>
      <text:p text:style-name="P8"><text:span text:style-name="Default_20_Paragraph_20_Font">ק</text:span><text:span text:style-name="Default_20_Paragraph_20_Font">ָ</text:span><text:span text:style-name="Default_20_Paragraph_20_Font">מ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נ</text:span><text:span text:style-name="Default_20_Paragraph_20_Font">ֶ</text:span><text:span text:style-name="Default_20_Paragraph_20_Font">יה</text:span><text:span text:style-name="Default_20_Paragraph_20_Font">ָ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ְּׁ</text:span><text:span text:style-name="Default_20_Paragraph_20_Font">רו</text:span><text:span text:style-name="Default_20_Paragraph_20_Font">ּ</text:span><text:span text:style-name="Default_20_Paragraph_20_Font">ה</text:span><text:span text:style-name="Default_20_Paragraph_20_Font">ָ, </text:span><text:span text:style-name="Default_20_Paragraph_20_Font">ב</text:span><text:span text:style-name="Default_20_Paragraph_20_Font">ַּ</text:span><text:span text:style-name="Default_20_Paragraph_20_Font">ע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<text:span text:style-name="T4">ו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ְ</text:span></text:span><text:span text:style-name="Default_20_Paragraph_20_Font"><text:span text:style-name="T4">ל</text:span></text:span><text:span text:style-name="Default_20_Paragraph_20_Font"><text:span text:style-name="T4">ָ</text:span></text:span><text:span text:style-name="Default_20_Paragraph_20_Font"><text:span text:style-name="T4">ה</text:span></text:span><text:span text:style-name="Default_20_Paragraph_20_Font"><text:span text:style-name="T4">ּ</text:span></text:span><text:span text:style-name="Default_20_Paragraph_20_Font">.</text:span><text:a xlink:type="simple" xlink:href="http://he.wikisource.org/wiki/קטגוריה:משלי_לא_כט"><text:span text:style-name="Default_20_Paragraph_20_Font"><text:span text:style-name="Default_20_Paragraph_20_Font"> </text:span></text:span></text:a><text:span text:style-name="Default_20_Paragraph_20_Font">ר</text:span><text:span text:style-name="Default_20_Paragraph_20_Font">ַ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ח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ְּ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ִ</text:span><text:span text:style-name="Default_20_Paragraph_20_Font">ית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ֻּ</text:span><text:span text:style-name="Default_20_Paragraph_20_Font">ל</text:span><text:span text:style-name="Default_20_Paragraph_20_Font">ָּ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</text:span><text:a xlink:type="simple" xlink:href="http://he.wikisource.org/wiki/קטגוריה:משלי_לא_ל"><text:span text:style-name="Default_20_Paragraph_20_Font"><text:span text:style-name="Default_20_Paragraph_20_Font"> </text:span></text:span></text:a><text:span text:style-name="Default_20_Paragraph_20_Font">ש</text:span><text:span text:style-name="Default_20_Paragraph_20_Font">ֶׁ</text:span><text:span text:style-name="Default_20_Paragraph_20_Font">ק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ֶ</text:span><text:span text:style-name="Default_20_Paragraph_20_Font">ב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<text:span text:style-name="T4">ת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ָּ</text:span></text:span><text:span text:style-name="Default_20_Paragraph_20_Font"><text:span text:style-name="T4">ל</text:span></text:span><text:span text:style-name="Default_20_Paragraph_20_Font">.</text:span><text:a xlink:type="simple" xlink:href="http://he.wikisource.org/wiki/קטגוריה:משלי_לא_לא"><text:span text:style-name="Default_20_Paragraph_20_Font"><text:span text:style-name="Default_20_Paragraph_20_Font"> </text:span></text:span></text:a><text:span text:style-name="Default_20_Paragraph_20_Font">ת</text:span><text:span text:style-name="Default_20_Paragraph_20_Font">ְּ</text:span><text:span text:style-name="Default_20_Paragraph_20_Font">נו</text:span><text:span text:style-name="Default_20_Paragraph_20_Font">ּ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פ</text:span><text:span text:style-name="Default_20_Paragraph_20_Font">ְּ</text:span><text:span text:style-name="Default_20_Paragraph_20_Font">ר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ֶ</text:span><text:span text:style-name="Default_20_Paragraph_20_Font">יה</text:span><text:span text:style-name="Default_20_Paragraph_20_Font">ָ, </text:span><text:span text:style-name="Default_20_Paragraph_20_Font"><text:span text:style-name="T4">ו</text:span></text:span><text:span text:style-name="Default_20_Paragraph_20_Font"><text:span text:style-name="T4">ִ</text:span></text:span><text:span text:style-name="Default_20_Paragraph_20_Font"><text:span text:style-name="T4">יה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ְ</text:span></text:span><text:span text:style-name="Default_20_Paragraph_20_Font"><text:span text:style-name="T4">לו</text:span></text:span><text:span text:style-name="Default_20_Paragraph_20_Font"><text:span text:style-name="T4">ּ</text:span></text:span><text:span text:style-name="Default_20_Paragraph_20_Font"><text:span text:style-name="T4">ה</text:span></text:span><text:span text:style-name="Default_20_Paragraph_20_Font"><text:span text:style-name="T4">ָ</text:span></text:span><text:span text:style-name="Default_20_Paragraph_20_Font"> </text:span><text:span text:style-name="Default_20_Paragraph_20_Font">ב</text:span><text:span text:style-name="Default_20_Paragraph_20_Font">ַ</text:span><text:span text:style-name="Default_20_Paragraph_20_Font">ש</text:span><text:span text:style-name="Default_20_Paragraph_20_Font">ְּׁ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ֶׂ</text:span><text:span text:style-name="Default_20_Paragraph_20_Font">יה</text:span><text:span text:style-name="Default_20_Paragraph_20_Font">ָ <text:s text:c="5"/>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כח</text:span><text:span text:style-name="Default_20_Paragraph_20_Font">-</text:span><text:span text:style-name="Default_20_Paragraph_20_Font">לא</text:span><text:span text:style-name="Default_20_Paragraph_20_Font">).</text:span></text:p>
      <text:p text:style-name="P3"/>
      <text:p text:style-name="P3"><text:span text:style-name="Default_20_Paragraph_20_Font">בעלה</text:span><text:span text:style-name="Default_20_Paragraph_20_Font"> </text:span><text:span text:style-name="Default_20_Paragraph_20_Font">ובניה</text:span><text:span text:style-name="Default_20_Paragraph_20_Font"> </text:span><text:span text:style-name="Default_20_Paragraph_20_Font">מהללים</text:span><text:span text:style-name="Default_20_Paragraph_20_Font"> </text:span><text:span text:style-name="Default_20_Paragraph_20_Font">אותה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ה</text:span><text:span text:style-name="Default_20_Paragraph_20_Font"> </text:span><text:span text:style-name="Default_20_Paragraph_20_Font">עצמה</text:span><text:span text:style-name="Default_20_Paragraph_20_Font"> </text:span><text:span text:style-name="Default_20_Paragraph_20_Font">מותר</text:span><text:span text:style-name="Default_20_Paragraph_20_Font"> </text:span><text:span text:style-name="Default_20_Paragraph_20_Font">להתהלל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מתהללת</text:span><text:span text:style-name="Default_20_Paragraph_20_Font"> </text:span><text:span text:style-name="Default_20_Paragraph_20_Font">ביר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שלה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ביופייה</text:span><text:span text:style-name="Default_20_Paragraph_20_Font">.</text:span></text:p>
      <text:p text:style-name="P3"/>
      <text:p text:style-name="P3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ט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ח</text:span></text:span></text:p>
      <text:p text:style-name="P7"><text:span text:style-name="Default_20_Paragraph_20_Font">ב</text:span><text:span text:style-name="Default_20_Paragraph_20_Font">ְּ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ז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ָ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ֹׁ</text:span><text:span text:style-name="Default_20_Paragraph_20_Font">מ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ר</text:span><text:span text:style-name="Default_20_Paragraph_20_Font">ֵ</text:span><text:span text:style-name="Default_20_Paragraph_20_Font">הו</text:span><text:span text:style-name="Default_20_Paragraph_20_Font">ּ <text:s text:c="3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יח</text:span><text:span text:style-name="Default_20_Paragraph_20_Font">).</text:span></text:p>
      <text:p text:style-name="P1"/>
      <text:p text:style-name="P1"><text:span text:style-name="Default_20_Paragraph_20_Font">מהו</text:span><text:span text:style-name="Default_20_Paragraph_20_Font"> </text:span><text:span text:style-name="Default_20_Paragraph_20_Font">חזון</text:span><text:span text:style-name="Default_20_Paragraph_20_Font">?</text:span></text:p>
      <text:p text:style-name="P1"/>
      <text:p text:style-name="P3"><text:span text:style-name="Default_20_Paragraph_20_Font">1.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<text:span text:style-name="T4">חזון</text:span></text:span><text:span text:style-name="Default_20_Paragraph_20_Font"> = </text:span><text:span text:style-name="Default_20_Paragraph_20_Font">נבואה</text:span><text:span text:style-name="Default_20_Paragraph_20_Font">, </text:span><text:span text:style-name="Default_20_Paragraph_20_Font">כמשמעות</text:span><text:span text:style-name="Default_20_Paragraph_20_Font"> </text:span><text:span text:style-name="Default_20_Paragraph_20_Font">המקובל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מילה</text:span><text:span text:style-name="Default_20_Paragraph_20_Font"> </text:span><text:span text:style-name="Default_20_Paragraph_20_Font">בלשון</text:span><text:span text:style-name="Default_20_Paragraph_20_Font"> </text:span><text:span text:style-name="Default_20_Paragraph_20_Font">המקרא</text:span><text:span text:style-name="Default_20_Paragraph_20_Font">, </text:span><text:span text:style-name="Default_20_Paragraph_20_Font">למשל</text:span><text:span text:style-name="Default_20_Paragraph_20_Font">: "</text:span><text:span text:style-name="Default_20_Paragraph_20_Font">כשגורמין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<text:span text:style-name="T4">שהנבואה</text:span></text:span><text:span text:style-name="Default_20_Paragraph_20_Font"><text:span text:style-name="T4"> </text:span></text:span><text:span text:style-name="Default_20_Paragraph_20_Font"><text:span text:style-name="T4">מסתלקת</text:span>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מלעיבים</text:span><text:span text:style-name="Default_20_Paragraph_20_Font"> </text:span><text:span text:style-name="Default_20_Paragraph_20_Font">בנביאים</text:span><text:span text:style-name="Default_20_Paragraph_20_Font">, </text:span><text:span text:style-name="Default_20_Paragraph_20_Font"><text:span text:style-name="T4">יפרצו</text:span></text:span><text:span text:style-name="Default_20_Paragraph_20_Font"> </text:span><text:span text:style-name="Default_20_Paragraph_20_Font">בם</text:span><text:span text:style-name="Default_20_Paragraph_20_Font"> </text:span><text:span text:style-name="Default_20_Paragraph_20_Font">פרצות</text:span><text:span text:style-name="Default_20_Paragraph_20_Font"> </text:span><text:span text:style-name="Default_20_Paragraph_20_Font">ויוצאין</text:span><text:span text:style-name="Default_20_Paragraph_20_Font"> </text:span><text:span text:style-name="Default_20_Paragraph_20_Font">לתרבות</text:span><text:span text:style-name="Default_20_Paragraph_20_Font"> </text:span><text:span text:style-name="Default_20_Paragraph_20_Font">רעה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, "</text:span><text:span text:style-name="Default_20_Paragraph_20_Font"><text:span text:style-name="T4">באין</text:span></text:span><text:span text:style-name="Default_20_Paragraph_20_Font"><text:span text:style-name="T4"> </text:span></text:span><text:span text:style-name="Default_20_Paragraph_20_Font"><text:span text:style-name="T4">נבואה</text:span></text:span><text:span text:style-name="Default_20_Paragraph_20_Font"><text:span text:style-name="T4"> </text:span></text:span><text:span text:style-name="Default_20_Paragraph_20_Font"><text:span text:style-name="T4">יבוטל</text:span></text:span><text:span text:style-name="Default_20_Paragraph_20_Font"><text:span text:style-name="T4"> </text:span></text:span><text:span text:style-name="Default_20_Paragraph_20_Font"><text:span text:style-name="T4">העם</text:span></text:span><text:span text:style-name="Default_20_Paragraph_20_Font"> </text:span><text:span text:style-name="Default_20_Paragraph_20_Font">מקנין</text:span><text:span text:style-name="Default_20_Paragraph_20_Font"> </text:span><text:span text:style-name="Default_20_Paragraph_20_Font">המוסר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<text:span text:style-name="T4">השומר</text:span></text:span><text:span text:style-name="Default_20_Paragraph_20_Font"> </text:span><text:span text:style-name="Default_20_Paragraph_20_Font">עסק</text:span><text:span text:style-name="Default_20_Paragraph_20_Font"> </text:span><text:span text:style-name="Default_20_Paragraph_20_Font"><text:span text:style-name="T4">התורה</text:span></text:span><text:span text:style-name="Default_20_Paragraph_20_Font"> </text:span><text:span text:style-name="Default_20_Paragraph_20_Font"><text:span text:style-name="T4">אשרי</text:span></text:span><text:span text:style-name="Default_20_Paragraph_20_Font"><text:span text:style-name="T4"> </text:span></text:span><text:span text:style-name="Default_20_Paragraph_20_Font"><text:span text:style-name="T4">לו</text:span>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מאור</text:span><text:span text:style-name="Default_20_Paragraph_20_Font"> </text:span><text:span text:style-name="Default_20_Paragraph_20_Font">שבה</text:span><text:span text:style-name="Default_20_Paragraph_20_Font"> </text:span><text:span text:style-name="Default_20_Paragraph_20_Font">מחזירו</text:span><text:span text:style-name="Default_20_Paragraph_20_Font"> </text:span><text:span text:style-name="Default_20_Paragraph_20_Font">למוטב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1"/>
      <text:p text:style-name="P1"><text:span text:style-name="Default_20_Paragraph_20_Font">2. </text:span><text:span text:style-name="Default_20_Paragraph_20_Font">ו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<text:span text:style-name="T4">חזון</text:span></text:span><text:span text:style-name="Default_20_Paragraph_20_Font"> = </text:span><text:span text:style-name="Default_20_Paragraph_20_Font">ראיה</text:span><text:span text:style-name="Default_20_Paragraph_20_Font"> </text:span><text:span text:style-name="Default_20_Paragraph_20_Font">ותיכנון</text:span><text:span text:style-name="Default_20_Paragraph_20_Font"> </text:span><text:span text:style-name="Default_20_Paragraph_20_Font">לטווח</text:span><text:span text:style-name="Default_20_Paragraph_20_Font"> </text:span><text:span text:style-name="Default_20_Paragraph_20_Font">ארוך</text:span><text:span text:style-name="Default_20_Paragraph_20_Font">, </text:span><text:span text:style-name="Default_20_Paragraph_20_Font">כמשמעות</text:span><text:span text:style-name="Default_20_Paragraph_20_Font"> </text:span><text:span text:style-name="Default_20_Paragraph_20_Font">המילה</text:span><text:span text:style-name="Default_20_Paragraph_20_Font"> </text:span><text:span text:style-name="Default_20_Paragraph_20_Font">בלשון</text:span><text:span text:style-name="Default_20_Paragraph_20_Font"> </text:span><text:span text:style-name="Default_20_Paragraph_20_Font">ימינו</text:span><text:span text:style-name="Default_20_Paragraph_20_Font">: "</text:span><text:span text:style-name="Default_20_Paragraph_20_Font"><text:span text:style-name="T4">בהעדר</text:span></text:span><text:span text:style-name="Default_20_Paragraph_20_Font"><text:span text:style-name="T4"> </text:span></text:span><text:span text:style-name="Default_20_Paragraph_20_Font"><text:span text:style-name="T4">ראיית</text:span>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יתכן</text:span><text:span text:style-name="Default_20_Paragraph_20_Font"> </text:span><text:span text:style-name="Default_20_Paragraph_20_Font">שיקרה</text:span><text:span text:style-name="Default_20_Paragraph_20_Font"> </text:span><text:span text:style-name="Default_20_Paragraph_20_Font">מדבר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בדרך</text:span><text:span text:style-name="Default_20_Paragraph_20_Font"> </text:span><text:span text:style-name="Default_20_Paragraph_20_Font">שיודע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להשתדל</text:span><text:span text:style-name="Default_20_Paragraph_20_Font"> </text:span><text:span text:style-name="Default_20_Paragraph_20_Font">בהגעתו</text:span><text:span text:style-name="Default_20_Paragraph_20_Font"> </text:span><text:span text:style-name="Default_20_Paragraph_20_Font">ואם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יתכן</text:span><text:span text:style-name="Default_20_Paragraph_20_Font"> </text:span><text:span text:style-name="Default_20_Paragraph_20_Font">שיגיעו</text:span><text:span text:style-name="Default_20_Paragraph_20_Font"> </text:span><text:span text:style-name="Default_20_Paragraph_20_Font">אליו</text:span><text:span text:style-name="Default_20_Paragraph_20_Font">, </text:span><text:span text:style-name="Default_20_Paragraph_20_Font"><text:span text:style-name="T4">ייפרע</text:span></text:span><text:span text:style-name="Default_20_Paragraph_20_Font"><text:span text:style-name="T4"> </text:span></text:span><text:span text:style-name="Default_20_Paragraph_20_Font"><text:span text:style-name="T4">עם</text:span></text:span><text:span text:style-name="Default_20_Paragraph_20_Font"> </text:span><text:span text:style-name="Default_20_Paragraph_20_Font">ויבוטל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כוונו</text:span><text:span text:style-name="Default_20_Paragraph_20_Font"> </text:span><text:span text:style-name="Default_20_Paragraph_20_Font">להגיע</text:span><text:span text:style-name="Default_20_Paragraph_20_Font"> </text:span><text:span text:style-name="Default_20_Paragraph_20_Font">אליו</text:span><text:span text:style-name="Default_20_Paragraph_20_Font">, </text:span><text:span text:style-name="Default_20_Paragraph_20_Font">או</text:span><text:span text:style-name="Default_20_Paragraph_20_Font"> </text:span><text:span text:style-name="Default_20_Paragraph_20_Font"><text:span text:style-name="T4">יפרעו</text:span></text:span><text:span text:style-name="Default_20_Paragraph_20_Font"> </text:span><text:span text:style-name="Default_20_Paragraph_20_Font">מוסר</text:span><text:span text:style-name="Default_20_Paragraph_20_Font"> </text:span><text:span text:style-name="Default_20_Paragraph_20_Font">בהשתדלם</text:span><text:span text:style-name="Default_20_Paragraph_20_Font"> </text:span><text:span text:style-name="Default_20_Paragraph_20_Font">בהגעות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אין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שישתדלו</text:span><text:span text:style-name="Default_20_Paragraph_20_Font"> </text:span><text:span text:style-name="Default_20_Paragraph_20_Font">בהגעתו</text:span><text:span text:style-name="Default_20_Paragraph_20_Font">; </text:span><text:span text:style-name="Default_20_Paragraph_20_Font">אמנם</text:span><text:span text:style-name="Default_20_Paragraph_20_Font">, </text:span><text:span text:style-name="Default_20_Paragraph_20_Font"><text:span text:style-name="T4">שומר</text:span></text:span><text:span text:style-name="Default_20_Paragraph_20_Font"><text:span text:style-name="T4"> </text:span></text:span><text:span text:style-name="Default_20_Paragraph_20_Font"><text:span text:style-name="T4">תורה</text:span></text:span><text:span text:style-name="Default_20_Paragraph_20_Font"><text:span text:style-name="T4"> </text:span></text:span><text:span text:style-name="Default_20_Paragraph_20_Font"><text:span text:style-name="T4">אשרהו</text:span>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תורה</text:span><text:span text:style-name="Default_20_Paragraph_20_Font"> </text:span><text:span text:style-name="Default_20_Paragraph_20_Font">תמנעהו</text:span><text:span text:style-name="Default_20_Paragraph_20_Font"> </text:span><text:span text:style-name="Default_20_Paragraph_20_Font">מהשתדלו</text:span><text:span text:style-name="Default_20_Paragraph_20_Font"> </text:span><text:span text:style-name="Default_20_Paragraph_20_Font">במה</text:span><text:span text:style-name="Default_20_Paragraph_20_Font"> </text:span><text:span text:style-name="Default_20_Paragraph_20_Font">שאינו</text:span><text:span text:style-name="Default_20_Paragraph_20_Font"> </text:span><text:span text:style-name="Default_20_Paragraph_20_Font">ראוי</text:span><text:span text:style-name="Default_20_Paragraph_20_Font">, </text:span><text:span text:style-name="Default_20_Paragraph_20_Font">ושמירתו</text:span><text:span text:style-name="Default_20_Paragraph_20_Font"> </text:span><text:span text:style-name="Default_20_Paragraph_20_Font">התורה</text:span><text:span text:style-name="Default_20_Paragraph_20_Font"> </text:span><text:span text:style-name="Default_20_Paragraph_20_Font">תישרהו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חפציו</text:span><text:span text:style-name="Default_20_Paragraph_20_Font">" 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, </text:span><text:span text:style-name="Default_20_Paragraph_20_Font">פירוש</text:span><text:span text:style-name="Default_20_Paragraph_20_Font"> </text:span><text:span text:style-name="Default_20_Paragraph_20_Font">שני</text:span><text:span text:style-name="Default_20_Paragraph_20_Font">).</text:span></text:p>
      <text:p text:style-name="P1"/>
      <text:p text:style-name="P1"><text:soft-page-break/><text:span text:style-name="Default_20_Paragraph_20_Font">אפשר</text:span><text:span text:style-name="Default_20_Paragraph_20_Font"> </text:span><text:span text:style-name="Default_20_Paragraph_20_Font">אולי</text:span><text:span text:style-name="Default_20_Paragraph_20_Font"> </text:span><text:span text:style-name="Default_20_Paragraph_20_Font">להביא</text:span><text:span text:style-name="Default_20_Paragraph_20_Font"> </text:span><text:span text:style-name="Default_20_Paragraph_20_Font">ראיה</text:span><text:span text:style-name="Default_20_Paragraph_20_Font"> </text:span><text:span text:style-name="Default_20_Paragraph_20_Font">לפירוש</text:span><text:span text:style-name="Default_20_Paragraph_20_Font"> </text:span><text:span text:style-name="Default_20_Paragraph_20_Font">הראשון</text:span><text:span text:style-name="Default_20_Paragraph_20_Font"> </text:span><text:span text:style-name="Default_20_Paragraph_20_Font">מהקבלה</text:span><text:span text:style-name="Default_20_Paragraph_20_Font"> </text:span><text:span text:style-name="Default_20_Paragraph_20_Font">לפרשת</text:span><text:span text:style-name="Default_20_Paragraph_20_Font"> </text:span><text:span text:style-name="Default_20_Paragraph_20_Font">העגל</text:span><text:note text:id="ftn5" text:note-class="footnote"><text:note-citation>1</text:note-citation><text:note-body><text:p text:style-name="P11"><text:span text:style-name="Default_20_Paragraph_20_Font"><text:span text:style-name="T3"><text:s/></text:span></text:span><text:span text:style-name="Default_20_Paragraph_20_Font"><text:span text:style-name="T3">ההקבלה</text:span></text:span><text:span text:style-name="Default_20_Paragraph_20_Font"><text:span text:style-name="T3"> </text:span></text:span><text:span text:style-name="Default_20_Paragraph_20_Font"><text:span text:style-name="T3">נזכרה</text:span></text:span><text:span text:style-name="Default_20_Paragraph_20_Font"><text:span text:style-name="T3"> </text:span></text:span><text:span text:style-name="Default_20_Paragraph_20_Font"><text:span text:style-name="T3">כבר</text:span></text:span><text:span text:style-name="Default_20_Paragraph_20_Font"><text:span text:style-name="T3"> </text:span></text:span><text:span text:style-name="Default_20_Paragraph_20_Font"><text:span text:style-name="T3">במבוא</text:span></text:span><text:span text:style-name="Default_20_Paragraph_20_Font"><text:span text:style-name="T3"> </text:span></text:span><text:span text:style-name="Default_20_Paragraph_20_Font"><text:span text:style-name="T3">דעת</text:span></text:span><text:span text:style-name="Default_20_Paragraph_20_Font"><text:span text:style-name="T3"> </text:span></text:span><text:span text:style-name="Default_20_Paragraph_20_Font"><text:span text:style-name="T3">מקרא</text:span></text:span><text:span text:style-name="Default_20_Paragraph_20_Font"><text:span text:style-name="T3">.</text:span></text:span></text:p></text:note-body></text:note><text:span text:style-name="Default_20_Paragraph_20_Font">. </text:span><text:span text:style-name="Default_20_Paragraph_20_Font">משה</text:span><text:span text:style-name="Default_20_Paragraph_20_Font">, </text:span><text:span text:style-name="Default_20_Paragraph_20_Font">איש</text:span><text:span text:style-name="Default_20_Paragraph_20_Font"> </text:span><text:span text:style-name="Default_20_Paragraph_20_Font"><text:span text:style-name="T4">החזון</text:span></text:span><text:span text:style-name="Default_20_Paragraph_20_Font">, </text:span><text:span text:style-name="Default_20_Paragraph_20_Font">נעדר</text:span><text:span text:style-name="Default_20_Paragraph_20_Font">, </text:span><text:span text:style-name="Default_20_Paragraph_20_Font">וכתוצאה</text:span><text:span text:style-name="Default_20_Paragraph_20_Font"> </text:span><text:span text:style-name="Default_20_Paragraph_20_Font">מכך</text:span><text:span text:style-name="Default_20_Paragraph_20_Font">: </text:span></text:p>
      <text:p text:style-name="P7"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ֶׁ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4">ה</text:span></text:span><text:span text:style-name="Default_20_Paragraph_20_Font"><text:span text:style-name="T4">ָ</text:span></text:span><text:span text:style-name="Default_20_Paragraph_20_Font"><text:span text:style-name="T4">ע</text:span></text:span><text:span text:style-name="Default_20_Paragraph_20_Font"><text:span text:style-name="T4">ָ</text:span></text:span><text:span text:style-name="Default_20_Paragraph_20_Font"><text:span text:style-name="T4">ם</text:span>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<text:span text:style-name="T4">פ</text:span></text:span><text:span text:style-name="Default_20_Paragraph_20_Font"><text:span text:style-name="T4">ָ</text:span></text:span><text:span text:style-name="Default_20_Paragraph_20_Font"><text:span text:style-name="T4">ר</text:span></text:span><text:span text:style-name="Default_20_Paragraph_20_Font"><text:span text:style-name="T4">ֻ</text:span></text:span><text:span text:style-name="Default_20_Paragraph_20_Font"><text:span text:style-name="T4">ע</text:span></text:span><text:span text:style-name="Default_20_Paragraph_20_Font"><text:span text:style-name="T4">ַ </text:span>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,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<text:span text:style-name="T4">פ</text:span></text:span><text:span text:style-name="Default_20_Paragraph_20_Font"><text:span text:style-name="T4">ְ</text:span></text:span><text:span text:style-name="Default_20_Paragraph_20_Font"><text:span text:style-name="T4">ר</text:span></text:span><text:span text:style-name="Default_20_Paragraph_20_Font"><text:span text:style-name="T4">ָ</text:span></text:span><text:span text:style-name="Default_20_Paragraph_20_Font"><text:span text:style-name="T4">ע</text:span></text:span><text:span text:style-name="Default_20_Paragraph_20_Font"><text:span text:style-name="T4">ֹ</text:span></text:span><text:span text:style-name="Default_20_Paragraph_20_Font"><text:span text:style-name="T4">ה</text:span>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ה</text:span><text:span text:style-name="Default_20_Paragraph_20_Font">ֲ</text:span><text:span text:style-name="Default_20_Paragraph_20_Font">ר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ש</text:span><text:span text:style-name="Default_20_Paragraph_20_Font">ִׁ</text:span><text:span text:style-name="Default_20_Paragraph_20_Font">מ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ק</text:span><text:span text:style-name="Default_20_Paragraph_20_Font">ָ</text:span><text:span text:style-name="Default_20_Paragraph_20_Font">מ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(</text:span><text:span text:style-name="Default_20_Paragraph_20_Font">שמו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כה</text:span><text:span text:style-name="Default_20_Paragraph_20_Font">).</text:span></text:p>
      <text:p text:style-name="P1"><text:span text:style-name="Default_20_Paragraph_20_Font">רק</text:span><text:span text:style-name="Default_20_Paragraph_20_Font"> </text:span><text:span text:style-name="Default_20_Paragraph_20_Font">הלוויים</text:span><text:span text:style-name="Default_20_Paragraph_20_Font"> </text:span><text:span text:style-name="Default_20_Paragraph_20_Font"><text:span text:style-name="T4">שמרו</text:span></text:span><text:span text:style-name="Default_20_Paragraph_20_Font"><text:span text:style-name="T4"> </text:span></text:span><text:span text:style-name="Default_20_Paragraph_20_Font"><text:span text:style-name="T4">את</text:span></text:span><text:span text:style-name="Default_20_Paragraph_20_Font"><text:span text:style-name="T4"> </text:span></text:span><text:span text:style-name="Default_20_Paragraph_20_Font"><text:span text:style-name="T4">התורה</text:span></text:span><text:span text:style-name="Default_20_Paragraph_20_Font"><text:span text:style-name="T4"> </text:span></text:span><text:span text:style-name="Default_20_Paragraph_20_Font">ולא</text:span><text:span text:style-name="Default_20_Paragraph_20_Font"> </text:span><text:span text:style-name="Default_20_Paragraph_20_Font">עבד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גל</text:span><text:span text:style-name="Default_20_Paragraph_20_Font">, </text:span><text:span text:style-name="Default_20_Paragraph_20_Font">וכתוצאה</text:span><text:span text:style-name="Default_20_Paragraph_20_Font"> </text:span><text:span text:style-name="Default_20_Paragraph_20_Font">מכך</text:span><text:span text:style-name="Default_20_Paragraph_20_Font"> </text:span><text:span text:style-name="Default_20_Paragraph_20_Font">זכו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מורי</text:span><text:span text:style-name="Default_20_Paragraph_20_Font"> </text:span><text:span text:style-name="Default_20_Paragraph_20_Font">התורה</text:span><text:span text:style-name="Default_20_Paragraph_20_Font"> </text:span><text:span text:style-name="Default_20_Paragraph_20_Font"><text:span text:style-name="T4">המאושרים</text:span></text:span><text:span text:style-name="Default_20_Paragraph_20_Font"><text:span text:style-name="T4"> </text:span></text:span><text:span text:style-name="Default_20_Paragraph_20_Font">של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ישראל</text:span><text:span text:style-name="Default_20_Paragraph_20_Font">:</text:span></text:p>
      <text:p text:style-name="P7"><text:span text:style-name="Default_20_Paragraph_20_Font">יו</text:span><text:span text:style-name="Default_20_Paragraph_20_Font">ֹ</text:span><text:span text:style-name="Default_20_Paragraph_20_Font">רו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ל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ק</text:span><text:span text:style-name="Default_20_Paragraph_20_Font">ֹ</text:span><text:span text:style-name="Default_20_Paragraph_20_Font">ב</text:span><text:span text:style-name="Default_20_Paragraph_20_Font">, </text:span><text:span text:style-name="Default_20_Paragraph_20_Font"><text:span text:style-name="T4">ו</text:span></text:span><text:span text:style-name="Default_20_Paragraph_20_Font"><text:span text:style-name="T4">ְ</text:span></text:span><text:span text:style-name="Default_20_Paragraph_20_Font"><text:span text:style-name="T4">תו</text:span></text:span><text:span text:style-name="Default_20_Paragraph_20_Font"><text:span text:style-name="T4">ֹ</text:span></text:span><text:span text:style-name="Default_20_Paragraph_20_Font"><text:span text:style-name="T4">ר</text:span></text:span><text:span text:style-name="Default_20_Paragraph_20_Font"><text:span text:style-name="T4">ָ</text:span></text:span><text:span text:style-name="Default_20_Paragraph_20_Font"><text:span text:style-name="T4">ת</text:span></text:span><text:span text:style-name="Default_20_Paragraph_20_Font"><text:span text:style-name="T4">ְ</text:span></text:span><text:span text:style-name="Default_20_Paragraph_20_Font"><text:span text:style-name="T4">ך</text:span></text:span><text:span text:style-name="Default_20_Paragraph_20_Font"><text:span text:style-name="T4">ָ </text:span></text:span><text:span text:style-name="Default_20_Paragraph_20_Font">ל</text:span><text:span text:style-name="Default_20_Paragraph_20_Font">ְ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... <text:s text:c="5"/>(</text:span><text:span text:style-name="Default_20_Paragraph_20_Font">דברים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</text:span><text:span text:style-name="Default_20_Paragraph_20_Font">).</text:span></text:p>
      <text:p text:style-name="P3"><text:span text:style-name="Default_20_Paragraph_20_Font">המנהיג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הרן</text:span><text:span text:style-name="Default_20_Paragraph_20_Font"> - </text:span><text:span text:style-name="Default_20_Paragraph_20_Font">למרות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כמובן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שומר</text:span><text:span text:style-name="Default_20_Paragraph_20_Font"> </text:span><text:span text:style-name="Default_20_Paragraph_20_Font">תורה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הספיקה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שמו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ישראל</text:span><text:span text:style-name="Default_20_Paragraph_20_Font">. </text:span><text:span text:style-name="Default_20_Paragraph_20_Font"><text:span text:style-name="T4">באין</text:span>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<text:span text:style-name="T4">חזון</text:span></text:span><text:span text:style-name="Default_20_Paragraph_20_Font">, </text:span><text:span text:style-name="Default_20_Paragraph_20_Font">המביא</text:span><text:span text:style-name="Default_20_Paragraph_20_Font"> </text:span><text:span text:style-name="Default_20_Paragraph_20_Font">לע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אופן</text:span><text:span text:style-name="Default_20_Paragraph_20_Font"> </text:span><text:span text:style-name="Default_20_Paragraph_20_Font">חי</text:span><text:span text:style-name="Default_20_Paragraph_20_Font"> </text:span><text:span text:style-name="Default_20_Paragraph_20_Font">וישיר</text:span><text:span text:style-name="Default_20_Paragraph_20_Font">, </text:span><text:span text:style-name="Default_20_Paragraph_20_Font"><text:span text:style-name="T4">העם</text:span></text:span><text:span text:style-name="Default_20_Paragraph_20_Font"><text:span text:style-name="T4"> </text:span></text:span><text:span text:style-name="Default_20_Paragraph_20_Font"><text:span text:style-name="T4">נפרע</text:span></text:span><text:span text:style-name="Default_20_Paragraph_20_Font">, </text:span><text:span text:style-name="Default_20_Paragraph_20_Font">התפרק</text:span><text:span text:style-name="Default_20_Paragraph_20_Font"> </text:span><text:span text:style-name="Default_20_Paragraph_20_Font">והתפזר</text:span><text:span text:style-name="Default_20_Paragraph_20_Font">, </text:span><text:span text:style-name="Default_20_Paragraph_20_Font">ורק</text:span><text:span text:style-name="Default_20_Paragraph_20_Font"> </text:span><text:span text:style-name="Default_20_Paragraph_20_Font"><text:span text:style-name="T4">שומרי</text:span></text:span><text:span text:style-name="Default_20_Paragraph_20_Font"><text:span text:style-name="T4"> </text:span></text:span><text:span text:style-name="Default_20_Paragraph_20_Font"><text:span text:style-name="T4">תורה</text:span></text:span><text:span text:style-name="Default_20_Paragraph_20_Font"><text:span text:style-name="T4"> </text:span></text:span><text:span text:style-name="Default_20_Paragraph_20_Font">מעטים</text:span><text:span text:style-name="Default_20_Paragraph_20_Font"> </text:span><text:span text:style-name="Default_20_Paragraph_20_Font">נשארו</text:span><text:span text:style-name="Default_20_Paragraph_20_Font"> </text:span><text:span text:style-name="Default_20_Paragraph_20_Font">נאמנים</text:span><text:span text:style-name="Default_20_Paragraph_20_Font"> </text:span><text:span text:style-name="Default_20_Paragraph_20_Font">לדבר</text:span><text:span text:style-name="Default_20_Paragraph_20_Font"> </text:span><text:span text:style-name="Default_20_Paragraph_20_Font">ה</text:span><text:span text:style-name="Default_20_Paragraph_20_Font">'. </text:span><text:span text:style-name="Default_20_Paragraph_20_Font">יש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רמז</text:span><text:span text:style-name="Default_20_Paragraph_20_Font">, </text:span><text:span text:style-name="Default_20_Paragraph_20_Font">שהנהגת</text:span><text:span text:style-name="Default_20_Paragraph_20_Font"> </text:span><text:span text:style-name="Default_20_Paragraph_20_Font">העם</text:span><text:span text:style-name="Default_20_Paragraph_20_Font"> </text:span><text:span text:style-name="Default_20_Paragraph_20_Font">צריכה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בידי</text:span><text:span text:style-name="Default_20_Paragraph_20_Font"> </text:span><text:span text:style-name="Default_20_Paragraph_20_Font">נביאים</text:span><text:span text:style-name="Default_20_Paragraph_20_Font">, </text:span><text:span text:style-name="Default_20_Paragraph_20_Font">בעלי</text:span><text:span text:style-name="Default_20_Paragraph_20_Font"> </text:span><text:span text:style-name="Default_20_Paragraph_20_Font">חזון</text:span><text:span text:style-name="Default_20_Paragraph_20_Font">.</text:span></text:p>
      <text:p text:style-name="P3"/>
      <text:p text:style-name="P3"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זכיר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תקופ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עלי</text:span><text:span text:style-name="Default_20_Paragraph_20_Font"> </text:span><text:span text:style-name="Default_20_Paragraph_20_Font">הכהן</text:span><text:span text:style-name="Default_20_Paragraph_20_Font">:</text:span></text:p>
      <text:p text:style-name="P8"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מו</text:span><text:span text:style-name="Default_20_Paragraph_20_Font">ּ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ר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; </text:span><text:span text:style-name="Default_20_Paragraph_20_Font">ו</text:span><text:span text:style-name="Default_20_Paragraph_20_Font">ּ</text:span><text:span text:style-name="Default_20_Paragraph_20_Font">ד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י</text:span><text:span text:style-name="Default_20_Paragraph_20_Font">ָּ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ה</text:span><text:span text:style-name="Default_20_Paragraph_20_Font">ֵ</text:span><text:span text:style-name="Default_20_Paragraph_20_Font">ם</text:span><text:span text:style-name="Default_20_Paragraph_20_Font">, </text:span><text:span text:style-name="Default_20_Paragraph_20_Font"><text:span text:style-name="T4">א</text:span></text:span><text:span text:style-name="Default_20_Paragraph_20_Font"><text:span text:style-name="T4">ֵ</text:span></text:span><text:span text:style-name="Default_20_Paragraph_20_Font"><text:span text:style-name="T4">ין</text:span></text:span><text:span text:style-name="Default_20_Paragraph_20_Font"><text:span text:style-name="T4"> </text:span></text:span><text:span text:style-name="Default_20_Paragraph_20_Font"><text:span text:style-name="T4">ח</text:span></text:span><text:span text:style-name="Default_20_Paragraph_20_Font"><text:span text:style-name="T4">ָ</text:span></text:span><text:span text:style-name="Default_20_Paragraph_20_Font"><text:span text:style-name="T4">זו</text:span></text:span><text:span text:style-name="Default_20_Paragraph_20_Font"><text:span text:style-name="T4">ֹ</text:span></text:span><text:span text:style-name="Default_20_Paragraph_20_Font"><text:span text:style-name="T4">ן</text:span></text:span><text:span text:style-name="Default_20_Paragraph_20_Font"><text:span text:style-name="T4"> </text:span></text:span><text:span text:style-name="Default_20_Paragraph_20_Font"><text:span text:style-name="T4">נ</text:span></text:span><text:span text:style-name="Default_20_Paragraph_20_Font"><text:span text:style-name="T4">ִ</text:span></text:span><text:span text:style-name="Default_20_Paragraph_20_Font"><text:span text:style-name="T4">פ</text:span></text:span><text:span text:style-name="Default_20_Paragraph_20_Font"><text:span text:style-name="T4">ְ</text:span></text:span><text:span text:style-name="Default_20_Paragraph_20_Font"><text:span text:style-name="T4">ר</text:span></text:span><text:span text:style-name="Default_20_Paragraph_20_Font"><text:span text:style-name="T4">ָ</text:span></text:span><text:span text:style-name="Default_20_Paragraph_20_Font"><text:span text:style-name="T4">ץ</text:span></text:span><text:span text:style-name="Default_20_Paragraph_20_Font"> (</text:span><text:span text:style-name="Default_20_Paragraph_20_Font">שמ</text:span><text:span text:style-name="Default_20_Paragraph_20_Font">"</text:span><text:span text:style-name="Default_20_Paragraph_20_Font">א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א</text:span><text:span text:style-name="Default_20_Paragraph_20_Font">).</text:span></text:p>
      <text:p text:style-name="P3"><text:span text:style-name="Default_20_Paragraph_20_Font">מקובל</text:span><text:span text:style-name="Default_20_Paragraph_20_Font"> </text:span><text:span text:style-name="Default_20_Paragraph_20_Font">לפרש</text:span><text:span text:style-name="Default_20_Paragraph_20_Font">, </text:span><text:span text:style-name="Default_20_Paragraph_20_Font">שבאותו</text:span><text:span text:style-name="Default_20_Paragraph_20_Font"> </text:span><text:span text:style-name="Default_20_Paragraph_20_Font">זמן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יה</text:span><text:span text:style-name="Default_20_Paragraph_20_Font"> </text:span><text:span text:style-name="Default_20_Paragraph_20_Font">נדיר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נבואות</text:span><text:span text:style-name="Default_20_Paragraph_20_Font"> </text:span><text:span text:style-name="Default_20_Paragraph_20_Font">רבות</text:span><text:span text:style-name="Default_20_Paragraph_20_Font"> (</text:span><text:span text:style-name="Default_20_Paragraph_20_Font">נפרץ</text:span><text:span text:style-name="Default_20_Paragraph_20_Font"> = </text:span><text:span text:style-name="Default_20_Paragraph_20_Font">רב</text:span><text:span text:style-name="Default_20_Paragraph_20_Font">, </text:span><text:span text:style-name="Default_20_Paragraph_20_Font">נפוץ</text:span><text:span text:style-name="Default_20_Paragraph_20_Font">). </text:span><text:span text:style-name="Default_20_Paragraph_20_Font">אך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, </text:span><text:span text:style-name="Default_20_Paragraph_20_Font">אפשר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<text:span text:style-name="T4">נפרץ</text:span></text:span><text:span text:style-name="Default_20_Paragraph_20_Font"> = </text:span><text:span text:style-name="Default_20_Paragraph_20_Font">נפרע</text:span><text:note text:id="ftn6" text:note-class="footnote"><text:note-citation>2</text:note-citation><text:note-body><text:p text:style-name="P11"><text:span text:style-name="Default_20_Paragraph_20_Font"><text:span text:style-name="T3"><text:s/></text:span></text:span><text:span text:style-name="Default_20_Paragraph_20_Font">השורשים</text:span><text:span text:style-name="Default_20_Paragraph_20_Font"> </text:span><text:span text:style-name="Default_20_Paragraph_20_Font">פרץ</text:span><text:span text:style-name="Default_20_Paragraph_20_Font">, </text:span><text:span text:style-name="Default_20_Paragraph_20_Font">פרע</text:span><text:span text:style-name="Default_20_Paragraph_20_Font"> </text:span><text:span text:style-name="Default_20_Paragraph_20_Font">דומים</text:span><text:span text:style-name="Default_20_Paragraph_20_Font"> </text:span><text:span text:style-name="Default_20_Paragraph_20_Font">במשמעותם</text:span><text:span text:style-name="Default_20_Paragraph_20_Font">, </text:span><text:span text:style-name="Default_20_Paragraph_20_Font">ויש</text:span><text:span text:style-name="Default_20_Paragraph_20_Font"> </text:span><text:span text:style-name="Default_20_Paragraph_20_Font">אומרים</text:span><text:span text:style-name="Default_20_Paragraph_20_Font"> </text:span><text:span text:style-name="Default_20_Paragraph_20_Font">ששניהם</text:span><text:span text:style-name="Default_20_Paragraph_20_Font"> </text:span><text:span text:style-name="Default_20_Paragraph_20_Font">נובעים</text:span><text:span text:style-name="Default_20_Paragraph_20_Font"> </text:span><text:span text:style-name="Default_20_Paragraph_20_Font">מהשורש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שתי</text:span><text:span text:style-name="Default_20_Paragraph_20_Font"> </text:span><text:span text:style-name="Default_20_Paragraph_20_Font">האותיות</text:span><text:span text:style-name="Default_20_Paragraph_20_Font"> "</text:span><text:span text:style-name="Default_20_Paragraph_20_Font">פר</text:span><text:span text:style-name="Default_20_Paragraph_20_Font">", </text:span><text:span text:style-name="Default_20_Paragraph_20_Font">כמו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פרא</text:span><text:span text:style-name="Default_20_Paragraph_20_Font">, </text:span><text:span text:style-name="Default_20_Paragraph_20_Font">פרד</text:span><text:span text:style-name="Default_20_Paragraph_20_Font">, </text:span><text:span text:style-name="Default_20_Paragraph_20_Font">פרז</text:span><text:span text:style-name="Default_20_Paragraph_20_Font">, </text:span><text:span text:style-name="Default_20_Paragraph_20_Font">פזר</text:span><text:span text:style-name="Default_20_Paragraph_20_Font">, </text:span><text:span text:style-name="Default_20_Paragraph_20_Font">פרח</text:span><text:span text:style-name="Default_20_Paragraph_20_Font">, </text:span><text:span text:style-name="Default_20_Paragraph_20_Font">פרט</text:span><text:span text:style-name="Default_20_Paragraph_20_Font">, </text:span><text:span text:style-name="Default_20_Paragraph_20_Font">פרך</text:span><text:span text:style-name="Default_20_Paragraph_20_Font">, </text:span><text:span text:style-name="Default_20_Paragraph_20_Font">פרם</text:span><text:span text:style-name="Default_20_Paragraph_20_Font">, </text:span><text:span text:style-name="Default_20_Paragraph_20_Font">פרס</text:span><text:span text:style-name="Default_20_Paragraph_20_Font">, </text:span><text:span text:style-name="Default_20_Paragraph_20_Font">פרק</text:span><text:span text:style-name="Default_20_Paragraph_20_Font">, </text:span><text:span text:style-name="Default_20_Paragraph_20_Font">פרר</text:span><text:span text:style-name="Default_20_Paragraph_20_Font">, </text:span><text:span text:style-name="Default_20_Paragraph_20_Font">פרש</text:span><text:span text:style-name="Default_20_Paragraph_20_Font">.</text:span></text:p></text:note-body></text:note><text:span text:style-name="Default_20_Paragraph_20_Font">. </text:span><text:span text:style-name="Default_20_Paragraph_20_Font">כלומר</text:span><text:span text:style-name="Default_20_Paragraph_20_Font">: </text:span><text:span text:style-name="Default_20_Paragraph_20_Font">בימים</text:span><text:span text:style-name="Default_20_Paragraph_20_Font"> </text:span><text:span text:style-name="Default_20_Paragraph_20_Font">הה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חזון</text:span><text:span text:style-name="Default_20_Paragraph_20_Font">, </text:span><text:span text:style-name="Default_20_Paragraph_20_Font">הנהגת</text:span><text:span text:style-name="Default_20_Paragraph_20_Font"> </text:span><text:span text:style-name="Default_20_Paragraph_20_Font">העם</text:span><text:span text:style-name="Default_20_Paragraph_20_Font"> </text:span><text:span text:style-name="Default_20_Paragraph_20_Font">הייתה</text:span><text:span text:style-name="Default_20_Paragraph_20_Font"> </text:span><text:span text:style-name="Default_20_Paragraph_20_Font">בידי</text:span><text:span text:style-name="Default_20_Paragraph_20_Font"> </text:span><text:span text:style-name="Default_20_Paragraph_20_Font">הכהן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בידי</text:span><text:span text:style-name="Default_20_Paragraph_20_Font"> </text:span><text:span text:style-name="Default_20_Paragraph_20_Font">הנביא</text:span><text:span text:style-name="Default_20_Paragraph_20_Font">, </text:span><text:span text:style-name="Default_20_Paragraph_20_Font">וכתוצאה</text:span><text:span text:style-name="Default_20_Paragraph_20_Font"> </text:span><text:span text:style-name="Default_20_Paragraph_20_Font">מכך</text:span><text:span text:style-name="Default_20_Paragraph_20_Font"> </text:span><text:span text:style-name="Default_20_Paragraph_20_Font">העם</text:span><text:span text:style-name="Default_20_Paragraph_20_Font"> </text:span><text:span text:style-name="Default_20_Paragraph_20_Font">נפרע</text:span><text:span text:style-name="Default_20_Paragraph_20_Font"> </text:span><text:span text:style-name="Default_20_Paragraph_20_Font">ונפרץ</text:span><text:span text:style-name="Default_20_Paragraph_20_Font">.</text:span></text:p>
      <text:p text:style-name="P3"/>
      <text:p text:style-name="P3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ל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ז</text:span></text:span></text:p>
      <text:p text:style-name="P9"><text:span text:style-name="Default_20_Paragraph_20_Font">ש</text:span><text:span text:style-name="Default_20_Paragraph_20_Font">ְׁ</text:span><text:span text:style-name="Default_20_Paragraph_20_Font">ת</text:span><text:span text:style-name="Default_20_Paragraph_20_Font">ַּ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ָׁ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ָּ</text:span><text:span text:style-name="Default_20_Paragraph_20_Font">ך</text:span><text:span text:style-name="Default_20_Paragraph_20_Font">ְ: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מ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ֶּ</text:span><text:span text:style-name="Default_20_Paragraph_20_Font">נ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<text:span text:style-name="T4">ב</text:span></text:span><text:span text:style-name="Default_20_Paragraph_20_Font"><text:span text:style-name="T4">ְּ</text:span></text:span><text:span text:style-name="Default_20_Paragraph_20_Font"><text:span text:style-name="T4">ט</text:span></text:span><text:span text:style-name="Default_20_Paragraph_20_Font"><text:span text:style-name="T4">ֶ</text:span></text:span><text:span text:style-name="Default_20_Paragraph_20_Font"><text:span text:style-name="T4">ר</text:span></text:span><text:span text:style-name="Default_20_Paragraph_20_Font"><text:span text:style-name="T4">ֶ</text:span></text:span><text:span text:style-name="Default_20_Paragraph_20_Font"><text:span text:style-name="T4">ם</text:span></text:span><text:span text:style-name="Default_20_Paragraph_20_Font"><text:span text:style-name="T4"> </text:span></text:span><text:span text:style-name="Default_20_Paragraph_20_Font"><text:span text:style-name="T4">א</text:span></text:span><text:span text:style-name="Default_20_Paragraph_20_Font"><text:span text:style-name="T4">ָ</text:span></text:span><text:span text:style-name="Default_20_Paragraph_20_Font"><text:span text:style-name="T4">מו</text:span></text:span><text:span text:style-name="Default_20_Paragraph_20_Font"><text:span text:style-name="T4">ּ</text:span></text:span><text:span text:style-name="Default_20_Paragraph_20_Font"><text:span text:style-name="T4">ת</text:span></text:span><text:span text:style-name="Default_20_Paragraph_20_Font">. </text:span><text:span text:style-name="Default_20_Paragraph_20_Font">ש</text:span><text:span text:style-name="Default_20_Paragraph_20_Font">ָׁ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ד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ז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ח</text:span><text:span text:style-name="Default_20_Paragraph_20_Font">ֵ</text:span><text:span text:style-name="Default_20_Paragraph_20_Font">ק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ֶ</text:span><text:span text:style-name="Default_20_Paragraph_20_Font">נ</text:span><text:span text:style-name="Default_20_Paragraph_20_Font">ִּ</text:span><text:span text:style-name="Default_20_Paragraph_20_Font">י</text:span><text:span text:style-name="Default_20_Paragraph_20_Font">: </text:span><text:span text:style-name="Default_20_Paragraph_20_Font">ר</text:span><text:span text:style-name="Default_20_Paragraph_20_Font">ֵ</text:span><text:span text:style-name="Default_20_Paragraph_20_Font">אש</text:span><text:span text:style-name="Default_20_Paragraph_20_Font"> </text:span><text:span text:style-name="Default_20_Paragraph_20_Font">וע</text:span><text:span text:style-name="Default_20_Paragraph_20_Font">ֹ</text:span><text:span text:style-name="Default_20_Paragraph_20_Font">ש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ת</text:span><text:span text:style-name="Default_20_Paragraph_20_Font">ֶּ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ה</text:span><text:span text:style-name="Default_20_Paragraph_20_Font">ַ</text:span><text:span text:style-name="Default_20_Paragraph_20_Font">ט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פ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ֶ</text:span><text:span text:style-name="Default_20_Paragraph_20_Font">ח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ח</text:span><text:span text:style-name="Default_20_Paragraph_20_Font">ֻ</text:span><text:span text:style-name="Default_20_Paragraph_20_Font">ק</text:span><text:span text:style-name="Default_20_Paragraph_20_Font">ִּ</text:span><text:span text:style-name="Default_20_Paragraph_20_Font">י</text:span><text:span text:style-name="Default_20_Paragraph_20_Font">. </text:span><text:span text:style-name="Default_20_Paragraph_20_Font">פ</text:span><text:span text:style-name="Default_20_Paragraph_20_Font">ֶּ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ש</text:span><text:span text:style-name="Default_20_Paragraph_20_Font">ְׂ</text:span><text:span text:style-name="Default_20_Paragraph_20_Font">ב</text:span><text:span text:style-name="Default_20_Paragraph_20_Font">ַּ</text:span><text:span text:style-name="Default_20_Paragraph_20_Font">ע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ח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'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?'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ֶ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ו</text:span><text:span text:style-name="Default_20_Paragraph_20_Font">ָּ</text:span><text:span text:style-name="Default_20_Paragraph_20_Font">ר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ָ</text:span><text:span text:style-name="Default_20_Paragraph_20_Font">נ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ָ</text:span><text:span text:style-name="Default_20_Paragraph_20_Font">פ</text:span><text:span text:style-name="Default_20_Paragraph_20_Font">ַ</text:span><text:span text:style-name="Default_20_Paragraph_20_Font">ש</text:span><text:span text:style-name="Default_20_Paragraph_20_Font">ׂ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ֵׁ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 <text:s text:c="3"/>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', </text:span><text:span text:style-name="Default_20_Paragraph_20_Font">ז</text:span><text:span text:style-name="Default_20_Paragraph_20_Font">-</text:span><text:span text:style-name="Default_20_Paragraph_20_Font">ט</text:span><text:span text:style-name="Default_20_Paragraph_20_Font">).</text:span></text:p>
      <text:p text:style-name="P4"/>
      <text:p text:style-name="P1"><text:span text:style-name="Default_20_Paragraph_20_Font">לפי</text:span><text:span text:style-name="Default_20_Paragraph_20_Font"> </text:span><text:span text:style-name="Default_20_Paragraph_20_Font">המפרשים</text:span><text:span text:style-name="Default_20_Paragraph_20_Font">, </text:span><text:span text:style-name="Default_20_Paragraph_20_Font">הבקשה</text:span><text:span text:style-name="Default_20_Paragraph_20_Font"> </text:span><text:span text:style-name="Default_20_Paragraph_20_Font">מופנית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למשל</text:span><text:span text:style-name="Default_20_Paragraph_20_Font">: "</text:span><text:span text:style-name="Default_20_Paragraph_20_Font">עתה</text:span><text:span text:style-name="Default_20_Paragraph_20_Font"> </text:span><text:span text:style-name="Default_20_Paragraph_20_Font">ידבר</text:span><text:span text:style-name="Default_20_Paragraph_20_Font"> </text:span><text:span text:style-name="Default_20_Paragraph_20_Font">מול</text:span><text:span text:style-name="Default_20_Paragraph_20_Font"> </text:span><text:span text:style-name="Default_20_Paragraph_20_Font">המקום</text:span><text:span text:style-name="Default_20_Paragraph_20_Font"> </text:span><text:span text:style-name="Default_20_Paragraph_20_Font">ברוך</text:span><text:span text:style-name="Default_20_Paragraph_20_Font"> </text:span><text:span text:style-name="Default_20_Paragraph_20_Font">הוא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 </text:span><text:span text:style-name="Default_20_Paragraph_20_Font"><text:span text:style-name="T4">שתים</text:span></text:span><text:span text:style-name="Default_20_Paragraph_20_Font"><text:span text:style-name="T4"> </text:span></text:span><text:span text:style-name="Default_20_Paragraph_20_Font"><text:span text:style-name="T4">שאלתי</text:span></text:span><text:span text:style-name="Default_20_Paragraph_20_Font"><text:span text:style-name="T4"> </text:span></text:span><text:span text:style-name="Default_20_Paragraph_20_Font"><text:span text:style-name="T4">מאיתך</text:span></text:span><text:span text:style-name="Default_20_Paragraph_20_Font"> = </text:span><text:span text:style-name="Default_20_Paragraph_20_Font">שתי</text:span><text:span text:style-name="Default_20_Paragraph_20_Font"> </text:span><text:span text:style-name="Default_20_Paragraph_20_Font">בקשות</text:span><text:span text:style-name="Default_20_Paragraph_20_Font"> </text:span><text:span text:style-name="Default_20_Paragraph_20_Font">המפורטות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הבא</text:span><text:span text:style-name="Default_20_Paragraph_20_Font"> - </text:span><text:span text:style-name="Default_20_Paragraph_20_Font">שתיים</text:span><text:span text:style-name="Default_20_Paragraph_20_Font"> </text:span><text:span text:style-name="Default_20_Paragraph_20_Font">שהן</text:span><text:span text:style-name="Default_20_Paragraph_20_Font"> </text:span><text:span text:style-name="Default_20_Paragraph_20_Font">חמש</text:span><text:span text:style-name="Default_20_Paragraph_20_Font"> - </text:span><text:span text:style-name="Default_20_Paragraph_20_Font">להינצל</text:span><text:span text:style-name="Default_20_Paragraph_20_Font"> </text:span><text:span text:style-name="Default_20_Paragraph_20_Font">משווא</text:span><text:span text:style-name="Default_20_Paragraph_20_Font"> </text:span><text:span text:style-name="Default_20_Paragraph_20_Font">ודבר</text:span><text:span text:style-name="Default_20_Paragraph_20_Font">-</text:span><text:span text:style-name="Default_20_Paragraph_20_Font">כזב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לקבל</text:span><text:span text:style-name="Default_20_Paragraph_20_Font"> </text:span><text:span text:style-name="Default_20_Paragraph_20_Font">עוני</text:span><text:span text:style-name="Default_20_Paragraph_20_Font"> </text:span><text:span text:style-name="Default_20_Paragraph_20_Font">ועושר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להתפרנס</text:span><text:span text:style-name="Default_20_Paragraph_20_Font"> </text:span><text:span text:style-name="Default_20_Paragraph_20_Font">בכבוד</text:span><text:span text:style-name="Default_20_Paragraph_20_Font">.</text:span></text:p>
      <text:p text:style-name="P1"/>
      <text:p text:style-name="P14"><text:soft-page-break/><text:span text:style-name="Default_20_Paragraph_20_Font">אולם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מפרט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בקשות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מוסיף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משפט</text:span><text:span text:style-name="Default_20_Paragraph_20_Font">: </text:span><text:span text:style-name="Default_20_Paragraph_20_Font"><text:span text:style-name="T4">אל</text:span></text:span><text:span text:style-name="Default_20_Paragraph_20_Font"><text:span text:style-name="T4"> </text:span></text:span><text:span text:style-name="Default_20_Paragraph_20_Font"><text:span text:style-name="T4">תמנע</text:span></text:span><text:span text:style-name="Default_20_Paragraph_20_Font"><text:span text:style-name="T4"> </text:span></text:span><text:span text:style-name="Default_20_Paragraph_20_Font"><text:span text:style-name="T4">ממני</text:span></text:span><text:span text:style-name="Default_20_Paragraph_20_Font"><text:span text:style-name="T4"> </text:span></text:span><text:span text:style-name="Default_20_Paragraph_20_Font"><text:span text:style-name="T4">בטרם</text:span></text:span><text:span text:style-name="Default_20_Paragraph_20_Font"><text:span text:style-name="T4"> </text:span></text:span><text:span text:style-name="Default_20_Paragraph_20_Font"><text:span text:style-name="T4">אמות</text:span></text:span><text:span text:style-name="Default_20_Paragraph_20_Font">. </text:span><text:span text:style-name="Default_20_Paragraph_20_Font">מה</text:span><text:span text:style-name="Default_20_Paragraph_20_Font"> </text:span><text:span text:style-name="Default_20_Paragraph_20_Font">משמעות</text:span><text:span text:style-name="Default_20_Paragraph_20_Font"> </text:span><text:span text:style-name="Default_20_Paragraph_20_Font">התיאור</text:span><text:span text:style-name="Default_20_Paragraph_20_Font"> "</text:span><text:span text:style-name="Default_20_Paragraph_20_Font">בטרם</text:span><text:span text:style-name="Default_20_Paragraph_20_Font"> </text:span><text:span text:style-name="Default_20_Paragraph_20_Font">אמות</text:span><text:span text:style-name="Default_20_Paragraph_20_Font">"?</text:span></text:p>
      <text:p text:style-name="P14"/>
      <text:p text:style-name="P14"><text:span text:style-name="Default_20_Paragraph_20_Font">1.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שמדובר</text:span><text:span text:style-name="Default_20_Paragraph_20_Font"> </text:span><text:span text:style-name="Default_20_Paragraph_20_Font">בתיאור</text:span><text:span text:style-name="Default_20_Paragraph_20_Font"> </text:span><text:span text:style-name="Default_20_Paragraph_20_Font">זמן</text:span><text:span text:style-name="Default_20_Paragraph_20_Font">: "</text:span><text:span text:style-name="Default_20_Paragraph_20_Font">כל</text:span><text:span text:style-name="Default_20_Paragraph_20_Font"> </text:span><text:span text:style-name="Default_20_Paragraph_20_Font">ימי</text:span><text:span text:style-name="Default_20_Paragraph_20_Font"> </text:span><text:span text:style-name="Default_20_Paragraph_20_Font">חיי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היו</text:span><text:span text:style-name="Default_20_Paragraph_20_Font"> </text:span><text:span text:style-name="Default_20_Paragraph_20_Font">מנועים</text:span><text:span text:style-name="Default_20_Paragraph_20_Font"> </text:span><text:span text:style-name="Default_20_Paragraph_20_Font">ממני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). </text:span><text:span text:style-name="Default_20_Paragraph_20_Font">אולם</text:span><text:span text:style-name="Default_20_Paragraph_20_Font">, </text:span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להשתמש</text:span><text:span text:style-name="Default_20_Paragraph_20_Font"> </text:span><text:span text:style-name="Default_20_Paragraph_20_Font">במילת</text:span><text:span text:style-name="Default_20_Paragraph_20_Font"> </text:span><text:span text:style-name="Default_20_Paragraph_20_Font">יחס</text:span><text:span text:style-name="Default_20_Paragraph_20_Font"> </text:span><text:span text:style-name="Default_20_Paragraph_20_Font">אחרת</text:span><text:span text:style-name="Default_20_Paragraph_20_Font"> - "</text:span><text:span text:style-name="Default_20_Paragraph_20_Font">אל</text:span><text:span text:style-name="Default_20_Paragraph_20_Font"> </text:span><text:span text:style-name="Default_20_Paragraph_20_Font">תמנע</text:span><text:span text:style-name="Default_20_Paragraph_20_Font"> </text:span><text:span text:style-name="Default_20_Paragraph_20_Font">ממני</text:span><text:span text:style-name="Default_20_Paragraph_20_Font"> </text:span><text:span text:style-name="Default_20_Paragraph_20_Font"><text:span text:style-name="T4">עד</text:span></text:span><text:span text:style-name="Default_20_Paragraph_20_Font"> </text:span><text:span text:style-name="Default_20_Paragraph_20_Font">יום</text:span><text:span text:style-name="Default_20_Paragraph_20_Font"> </text:span><text:span text:style-name="Default_20_Paragraph_20_Font">מותי</text:span><text:span text:style-name="Default_20_Paragraph_20_Font">". </text:span><text:span text:style-name="Default_20_Paragraph_20_Font">המילה</text:span><text:span text:style-name="Default_20_Paragraph_20_Font"> </text:span><text:span text:style-name="Default_20_Paragraph_20_Font"><text:span text:style-name="T4">בטרם</text:span>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מתאימה</text:span><text:span text:style-name="Default_20_Paragraph_20_Font"> </text:span><text:span text:style-name="Default_20_Paragraph_20_Font">לפירוש</text:span><text:span text:style-name="Default_20_Paragraph_20_Font"> </text:span><text:span text:style-name="Default_20_Paragraph_20_Font">זה</text:span><text:span text:style-name="Default_20_Paragraph_20_Font">.</text:span></text:p>
      <text:p text:style-name="P13"><text:span text:style-name="Default_20_Paragraph_20_Font">2.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שמדובר</text:span><text:span text:style-name="Default_20_Paragraph_20_Font"> </text:span><text:span text:style-name="Default_20_Paragraph_20_Font">בתיאור</text:span><text:span text:style-name="Default_20_Paragraph_20_Font"> </text:span><text:span text:style-name="Default_20_Paragraph_20_Font">תכלית</text:span><text:span text:style-name="Default_20_Paragraph_20_Font">: "</text:span><text:span text:style-name="Default_20_Paragraph_20_Font">בטרם</text:span><text:span text:style-name="Default_20_Paragraph_20_Font"> </text:span><text:span text:style-name="Default_20_Paragraph_20_Font">אמות</text:span><text:span text:style-name="Default_20_Paragraph_20_Font"> </text:span><text:span text:style-name="Default_20_Paragraph_20_Font">מיתת</text:span><text:span text:style-name="Default_20_Paragraph_20_Font"> </text:span><text:span text:style-name="Default_20_Paragraph_20_Font">הנפש</text:span><text:span text:style-name="Default_20_Paragraph_20_Font">, </text:span><text:span text:style-name="Default_20_Paragraph_20_Font">על</text:span><text:span text:style-name="Default_20_Paragraph_20_Font">-</text:span><text:span text:style-name="Default_20_Paragraph_20_Font">ידי</text:span><text:span text:style-name="Default_20_Paragraph_20_Font"> </text:span><text:span text:style-name="Default_20_Paragraph_20_Font">שאטעה</text:span><text:span text:style-name="Default_20_Paragraph_20_Font"> </text:span><text:span text:style-name="Default_20_Paragraph_20_Font">מדרך</text:span><text:span text:style-name="Default_20_Paragraph_20_Font"> </text:span><text:span text:style-name="Default_20_Paragraph_20_Font">האמונה</text:span><text:span text:style-name="Default_20_Paragraph_20_Font">" 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 </text:span><text:span text:style-name="Default_20_Paragraph_20_Font">אולם</text:span><text:span text:style-name="Default_20_Paragraph_20_Font">, </text:span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ראוי</text:span><text:span text:style-name="Default_20_Paragraph_20_Font"> </text:span><text:span text:style-name="Default_20_Paragraph_20_Font">לכתוב</text:span><text:span text:style-name="Default_20_Paragraph_20_Font"> "</text:span><text:span text:style-name="Default_20_Paragraph_20_Font">אל</text:span><text:span text:style-name="Default_20_Paragraph_20_Font"> </text:span><text:span text:style-name="Default_20_Paragraph_20_Font">תמנע</text:span><text:span text:style-name="Default_20_Paragraph_20_Font"> </text:span><text:span text:style-name="Default_20_Paragraph_20_Font">ממני</text:span><text:span text:style-name="Default_20_Paragraph_20_Font"> </text:span><text:span text:style-name="Default_20_Paragraph_20_Font"><text:span text:style-name="T4">פן</text:span></text:span><text:span text:style-name="Default_20_Paragraph_20_Font"> </text:span><text:span text:style-name="Default_20_Paragraph_20_Font">אמות</text:span><text:span text:style-name="Default_20_Paragraph_20_Font">".</text:span></text:p>
      <text:p text:style-name="P3"/>
      <text:p text:style-name="P13"><text:span text:style-name="Default_20_Paragraph_20_Font">3. </text:span><text:span text:style-name="Default_20_Paragraph_20_Font">לענ</text:span><text:span text:style-name="Default_20_Paragraph_20_Font">"</text:span><text:span text:style-name="Default_20_Paragraph_20_Font">ד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סיפורים</text:span><text:span text:style-name="Default_20_Paragraph_20_Font"> </text:span><text:span text:style-name="Default_20_Paragraph_20_Font">נוספים</text:span><text:span text:style-name="Default_20_Paragraph_20_Font"> </text:span><text:span text:style-name="Default_20_Paragraph_20_Font">שבהם</text:span><text:span text:style-name="Default_20_Paragraph_20_Font"> </text:span><text:span text:style-name="Default_20_Paragraph_20_Font">מופיע</text:span><text:span text:style-name="Default_20_Paragraph_20_Font"> </text:span><text:span text:style-name="Default_20_Paragraph_20_Font">ביטוי</text:span><text:span text:style-name="Default_20_Paragraph_20_Font"> </text:span><text:span text:style-name="Default_20_Paragraph_20_Font">זה</text:span><text:span text:style-name="Default_20_Paragraph_20_Font">:</text:span></text:p>
      <text:list xml:id="list1515897532" text:style-name="LS6">
        <text:list-item>
          <text:p text:style-name="P27"><text:span text:style-name="Default_20_Paragraph_20_Font">"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ֵ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ט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מ</text:span><text:span text:style-name="Default_20_Paragraph_20_Font">ִּ</text:span><text:span text:style-name="Default_20_Paragraph_20_Font">ים</text:span><text:span text:style-name="Default_20_Paragraph_20_Font"> </text:span><text:span text:style-name="Default_20_Paragraph_20_Font">כ</text:span><text:span text:style-name="Default_20_Paragraph_20_Font">ַּ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ֹ</text:span><text:span text:style-name="Default_20_Paragraph_20_Font">כ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ב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כ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ִׁ</text:span><text:span text:style-name="Default_20_Paragraph_20_Font">י</text:span><text:span text:style-name="Default_20_Paragraph_20_Font"> </text:span><text:span text:style-name="Default_20_Paragraph_20_Font"><text:span text:style-name="T4">ב</text:span></text:span><text:span text:style-name="Default_20_Paragraph_20_Font"><text:span text:style-name="T4">ְּ</text:span></text:span><text:span text:style-name="Default_20_Paragraph_20_Font"><text:span text:style-name="T4">ט</text:span></text:span><text:span text:style-name="Default_20_Paragraph_20_Font"><text:span text:style-name="T4">ֶ</text:span></text:span><text:span text:style-name="Default_20_Paragraph_20_Font"><text:span text:style-name="T4">ר</text:span></text:span><text:span text:style-name="Default_20_Paragraph_20_Font"><text:span text:style-name="T4">ֶ</text:span></text:span><text:span text:style-name="Default_20_Paragraph_20_Font"><text:span text:style-name="T4">ם</text:span></text:span><text:span text:style-name="Default_20_Paragraph_20_Font"><text:span text:style-name="T4"> </text:span></text:span><text:span text:style-name="Default_20_Paragraph_20_Font"><text:span text:style-name="T4">א</text:span></text:span><text:span text:style-name="Default_20_Paragraph_20_Font"><text:span text:style-name="T4">ָ</text:span></text:span><text:span text:style-name="Default_20_Paragraph_20_Font"><text:span text:style-name="T4">מו</text:span></text:span><text:span text:style-name="Default_20_Paragraph_20_Font"><text:span text:style-name="T4">ּ</text:span></text:span><text:span text:style-name="Default_20_Paragraph_20_Font"><text:span text:style-name="T4">ת</text:span>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ד</text:span><text:span text:style-name="Default_20_Paragraph_20_Font">).</text:span></text:p>
        </text:list-item>
      </text:list>
      <text:list xml:id="list382493594" text:style-name="LS7">
        <text:list-item>
          <text:p text:style-name="P22"><text:span text:style-name="Default_20_Paragraph_20_Font">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'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! </text:span><text:span text:style-name="Default_20_Paragraph_20_Font">עו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ס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י</text:span><text:span text:style-name="Default_20_Paragraph_20_Font">!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<text:span text:style-name="T4">ב</text:span></text:span><text:span text:style-name="Default_20_Paragraph_20_Font"><text:span text:style-name="T4">ְּ</text:span></text:span><text:span text:style-name="Default_20_Paragraph_20_Font"><text:span text:style-name="T4">ט</text:span></text:span><text:span text:style-name="Default_20_Paragraph_20_Font"><text:span text:style-name="T4">ֶ</text:span></text:span><text:span text:style-name="Default_20_Paragraph_20_Font"><text:span text:style-name="T4">ר</text:span></text:span><text:span text:style-name="Default_20_Paragraph_20_Font"><text:span text:style-name="T4">ֶ</text:span></text:span><text:span text:style-name="Default_20_Paragraph_20_Font"><text:span text:style-name="T4">ם</text:span></text:span><text:span text:style-name="Default_20_Paragraph_20_Font"><text:span text:style-name="T4"> </text:span></text:span><text:span text:style-name="Default_20_Paragraph_20_Font"><text:span text:style-name="T4">א</text:span></text:span><text:span text:style-name="Default_20_Paragraph_20_Font"><text:span text:style-name="T4">ָ</text:span></text:span><text:span text:style-name="Default_20_Paragraph_20_Font"><text:span text:style-name="T4">מו</text:span></text:span><text:span text:style-name="Default_20_Paragraph_20_Font"><text:span text:style-name="T4">ּ</text:span></text:span><text:span text:style-name="Default_20_Paragraph_20_Font"><text:span text:style-name="T4">ת</text:span></text:span><text:span text:style-name="Default_20_Paragraph_20_Font"><text:span text:style-name="T4">!'</text:span>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כח</text:span><text:span text:style-name="Default_20_Paragraph_20_Font">).</text:span></text:p>
        </text:list-item>
      </text:list>
      <text:p text:style-name="P13"><text:span text:style-name="Default_20_Paragraph_20_Font">בשניהם</text:span><text:span text:style-name="Default_20_Paragraph_20_Font"> </text:span><text:span text:style-name="Default_20_Paragraph_20_Font">הדוב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אב</text:span><text:span text:style-name="Default_20_Paragraph_20_Font"> </text:span><text:span text:style-name="Default_20_Paragraph_20_Font">זקן</text:span><text:span text:style-name="Default_20_Paragraph_20_Font">, </text:span><text:span text:style-name="Default_20_Paragraph_20_Font">הפונ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בנו</text:span><text:span text:style-name="Default_20_Paragraph_20_Font"> </text:span><text:span text:style-name="Default_20_Paragraph_20_Font">ומבקש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שיאפש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אחד</text:span><text:span text:style-name="Default_20_Paragraph_20_Font"> </text:span><text:span text:style-name="Default_20_Paragraph_20_Font">חשוב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שימות</text:span><text:span text:style-name="Default_20_Paragraph_20_Font">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שלנו</text:span><text:span text:style-name="Default_20_Paragraph_20_Font">, </text:span><text:span text:style-name="Default_20_Paragraph_20_Font">הדובר</text:span><text:span text:style-name="Default_20_Paragraph_20_Font">, </text:span><text:span text:style-name="Default_20_Paragraph_20_Font">אגור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יקה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אב</text:span><text:span text:style-name="Default_20_Paragraph_20_Font"> </text:span><text:span text:style-name="Default_20_Paragraph_20_Font">זקן</text:span><text:span text:style-name="Default_20_Paragraph_20_Font"> </text:span><text:span text:style-name="Default_20_Paragraph_20_Font">הפונה</text:span><text:span text:style-name="Default_20_Paragraph_20_Font"> </text:span><text:span text:style-name="Default_20_Paragraph_20_Font"><text:span text:style-name="T4">אל</text:span></text:span><text:span text:style-name="Default_20_Paragraph_20_Font"><text:span text:style-name="T4"> </text:span></text:span><text:span text:style-name="Default_20_Paragraph_20_Font"><text:span text:style-name="T4">בניו</text:span></text:span><text:span text:style-name="Default_20_Paragraph_20_Font"> - </text:span><text:span text:style-name="Default_20_Paragraph_20_Font">ולא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</text:span><text:span text:style-name="Default_20_Paragraph_20_Font">'.</text:span></text:p>
      <text:p text:style-name="P1"><text:span text:style-name="Default_20_Paragraph_20_Font">הפרק</text:span><text:span text:style-name="Default_20_Paragraph_20_Font"> </text:span><text:span text:style-name="Default_20_Paragraph_20_Font">מתחיל</text:span><text:span text:style-name="Default_20_Paragraph_20_Font"> </text:span><text:span text:style-name="Default_20_Paragraph_20_Font">במילים</text:span><text:span text:style-name="Default_20_Paragraph_20_Font">:</text:span></text:p>
      <text:list xml:id="list1361600682" text:style-name="LS8">
        <text:list-item>
          <text:p text:style-name="P23"><text:span text:style-name="Default_20_Paragraph_20_Font">"</text:span><text:span text:style-name="Default_20_Paragraph_20_Font">ד</text:span><text:span text:style-name="Default_20_Paragraph_20_Font">ִּ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ג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ק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ַ</text:span><text:span text:style-name="Default_20_Paragraph_20_Font">ש</text:span><text:span text:style-name="Default_20_Paragraph_20_Font">ָּׂ</text:span><text:span text:style-name="Default_20_Paragraph_20_Font">א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א</text:span><text:span text:style-name="Default_20_Paragraph_20_Font">ֻ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ֶ</text:span><text:span text:style-name="Default_20_Paragraph_20_Font">ב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ת</text:span><text:span text:style-name="Default_20_Paragraph_20_Font">ִ</text:span><text:span text:style-name="Default_20_Paragraph_20_Font">י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ת</text:span><text:span text:style-name="Default_20_Paragraph_20_Font">ִ</text:span><text:span text:style-name="Default_20_Paragraph_20_Font">י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ֻ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" 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', </text:span><text:span text:style-name="Default_20_Paragraph_20_Font">א</text:span><text:span text:style-name="Default_20_Paragraph_20_Font">).</text:span></text:p>
        </text:list-item>
      </text:list>
      <text:p text:style-name="P3"><text:span text:style-name="Default_20_Paragraph_20_Font">בשום</text:span><text:span text:style-name="Default_20_Paragraph_20_Font"> </text:span><text:span text:style-name="Default_20_Paragraph_20_Font">מקום</text:span><text:span text:style-name="Default_20_Paragraph_20_Font"> </text:span><text:span text:style-name="Default_20_Paragraph_20_Font">בהמשך</text:span><text:span text:style-name="Default_20_Paragraph_20_Font"> </text:span><text:span text:style-name="Default_20_Paragraph_20_Font">הקטע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פני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</text:span><text:span text:style-name="Default_20_Paragraph_20_Font">'. </text:span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מסתבר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אגור</text:span><text:span text:style-name="Default_20_Paragraph_20_Font"> </text:span><text:span text:style-name="Default_20_Paragraph_20_Font">פונ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איתיאל</text:span><text:span text:style-name="Default_20_Paragraph_20_Font"> </text:span><text:span text:style-name="Default_20_Paragraph_20_Font">ואוכל</text:span><text:span text:style-name="Default_20_Paragraph_20_Font">.</text:span></text:p>
      <text:p text:style-name="P3"/>
      <text:p text:style-name="P1"><text:span text:style-name="Default_20_Paragraph_20_Font">אם</text:span><text:span text:style-name="Default_20_Paragraph_20_Font"> </text:span><text:span text:style-name="Default_20_Paragraph_20_Font">איתיאל</text:span><text:span text:style-name="Default_20_Paragraph_20_Font"> </text:span><text:span text:style-name="Default_20_Paragraph_20_Font">ואוכל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בנ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גור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יקה</text:span><text:span text:style-name="Default_20_Paragraph_20_Font">, </text:span><text:span text:style-name="Default_20_Paragraph_20_Font">הרי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פרק</text:span><text:span text:style-name="Default_20_Paragraph_20_Font"> </text:span><text:span text:style-name="Default_20_Paragraph_20_Font">ל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פרק</text:span><text:span text:style-name="Default_20_Paragraph_20_Font"> </text:span><text:span text:style-name="Default_20_Paragraph_20_Font">לא</text:span><text:span text:style-name="Default_20_Paragraph_20_Font"> - </text:span><text:span text:style-name="Default_20_Paragraph_20_Font">בתחילת</text:span><text:span text:style-name="Default_20_Paragraph_20_Font"> </text:span><text:span text:style-name="Default_20_Paragraph_20_Font">פרק</text:span><text:span text:style-name="Default_20_Paragraph_20_Font"> </text:span><text:span text:style-name="Default_20_Paragraph_20_Font">ל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נאו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ב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בניו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בתחילת</text:span><text:span text:style-name="Default_20_Paragraph_20_Font"> </text:span><text:span text:style-name="Default_20_Paragraph_20_Font">פרק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נאו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בנה</text:span><text:span text:style-name="Default_20_Paragraph_20_Font">:</text:span></text:p>
      <text:list xml:id="list1481867005" text:style-name="LS9">
        <text:list-item>
          <text:p text:style-name="P24"><text:span text:style-name="Default_20_Paragraph_20_Font">"</text:span><text:span text:style-name="Default_20_Paragraph_20_Font">ד</text:span><text:span text:style-name="Default_20_Paragraph_20_Font">ִּ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ו</text:span><text:span text:style-name="Default_20_Paragraph_20_Font">ּ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ָּׂ</text:span><text:span text:style-name="Default_20_Paragraph_20_Font">א</text:span><text:span text:style-name="Default_20_Paragraph_20_Font"> </text:span><text:span text:style-name="Default_20_Paragraph_20_Font">אשר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ס</text:span><text:span text:style-name="Default_20_Paragraph_20_Font">ְּ</text:span><text:span text:style-name="Default_20_Paragraph_20_Font">ר</text:span><text:span text:style-name="Default_20_Paragraph_20_Font">ַ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א</text:span><text:span text:style-name="Default_20_Paragraph_20_Font">ִ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" 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א</text:span><text:span text:style-name="Default_20_Paragraph_20_Font">).</text:span></text:p>
        </text:list-item>
      </text:list>
      <text:p text:style-name="P3"><text:span text:style-name="Default_20_Paragraph_20_Font">גם</text:span><text:span text:style-name="Default_20_Paragraph_20_Font"> </text:span><text:span text:style-name="Default_20_Paragraph_20_Font">בפר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ישנם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העוסקים</text:span><text:span text:style-name="Default_20_Paragraph_20_Font"> </text:span><text:span text:style-name="Default_20_Paragraph_20_Font">ביחסי</text:span><text:span text:style-name="Default_20_Paragraph_20_Font"> </text:span><text:span text:style-name="Default_20_Paragraph_20_Font">הורים</text:span><text:span text:style-name="Default_20_Paragraph_20_Font"> </text:span><text:span text:style-name="Default_20_Paragraph_20_Font">וילדים</text:span><text:span text:style-name="Default_20_Paragraph_20_Font">:</text:span></text:p>
      <text:list xml:id="list1244929704" text:style-name="LS10">
        <text:list-item>
          <text:p text:style-name="P25"><text:span text:style-name="Default_20_Paragraph_20_Font">"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ו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ק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ך</text:span><text:span text:style-name="Default_20_Paragraph_20_Font">ְ" (</text:span><text:span text:style-name="Default_20_Paragraph_20_Font">פסוק</text:span><text:span text:style-name="Default_20_Paragraph_20_Font"> </text:span><text:span text:style-name="Default_20_Paragraph_20_Font">יא</text:span><text:span text:style-name="Default_20_Paragraph_20_Font">).</text:span></text:p>
        </text:list-item>
        <text:list-item>
          <text:p text:style-name="P25"><text:span text:style-name="Default_20_Paragraph_20_Font">"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לו</text:span><text:span text:style-name="Default_20_Paragraph_20_Font">ּ</text:span><text:span text:style-name="Default_20_Paragraph_20_Font">ק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ֵ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, 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ה</text:span><text:span text:style-name="Default_20_Paragraph_20_Font">ֵ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ב</text:span><text:span text:style-name="Default_20_Paragraph_20_Font">ַּ</text:span><text:span text:style-name="Default_20_Paragraph_20_Font">ע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ַ</text:span><text:span text:style-name="Default_20_Paragraph_20_Font">ע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הו</text:span><text:span text:style-name="Default_20_Paragraph_20_Font">ֹ</text:span><text:span text:style-name="Default_20_Paragraph_20_Font">ן</text:span><text:span text:style-name="Default_20_Paragraph_20_Font">" (</text:span><text:span text:style-name="Default_20_Paragraph_20_Font">פסוק</text:span><text:span text:style-name="Default_20_Paragraph_20_Font"> </text:span><text:span text:style-name="Default_20_Paragraph_20_Font">טו</text:span><text:span text:style-name="Default_20_Paragraph_20_Font">).</text:span></text:p>
        </text:list-item>
        <text:list-item>
          <text:p text:style-name="P25"><text:span text:style-name="Default_20_Paragraph_20_Font">"</text:span><text:span text:style-name="Default_20_Paragraph_20_Font">ע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ל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ג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ָ</text:span><text:span text:style-name="Default_20_Paragraph_20_Font">בו</text:span><text:span text:style-name="Default_20_Paragraph_20_Font">ּ</text:span><text:span text:style-name="Default_20_Paragraph_20_Font">ז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יק</text:span><text:span text:style-name="Default_20_Paragraph_20_Font">ֲּ</text:span><text:span text:style-name="Default_20_Paragraph_20_Font">ה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ק</text:span><text:span text:style-name="Default_20_Paragraph_20_Font">ְּ</text:span><text:span text:style-name="Default_20_Paragraph_20_Font">רו</text:span><text:span text:style-name="Default_20_Paragraph_20_Font">ּ</text:span><text:span text:style-name="Default_20_Paragraph_20_Font">ה</text:span><text:span text:style-name="Default_20_Paragraph_20_Font">ָ </text:span><text:span text:style-name="Default_20_Paragraph_20_Font">ע</text:span><text:span text:style-name="Default_20_Paragraph_20_Font">ֹ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ֹ</text:span><text:span text:style-name="Default_20_Paragraph_20_Font">אכ</text:span><text:span text:style-name="Default_20_Paragraph_20_Font">ְ</text:span><text:span text:style-name="Default_20_Paragraph_20_Font">לו</text:span><text:span text:style-name="Default_20_Paragraph_20_Font">ּ</text:span><text:span text:style-name="Default_20_Paragraph_20_Font">ה</text:span><text:span text:style-name="Default_20_Paragraph_20_Font">ָ </text:span><text:span text:style-name="Default_20_Paragraph_20_Font">ב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" (</text:span><text:span text:style-name="Default_20_Paragraph_20_Font">פסוק</text:span><text:span text:style-name="Default_20_Paragraph_20_Font"> </text:span><text:span text:style-name="Default_20_Paragraph_20_Font">יז</text:span><text:span text:style-name="Default_20_Paragraph_20_Font">).</text:span></text:p>
        </text:list-item>
      </text:list>
      <text:p text:style-name="P3"><text:span text:style-name="Default_20_Paragraph_20_Font">נחזור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שלנו</text:span><text:span text:style-name="Default_20_Paragraph_20_Font">. </text:span><text:span text:style-name="Default_20_Paragraph_20_Font">ניתן</text:span><text:span text:style-name="Default_20_Paragraph_20_Font"> </text:span><text:span text:style-name="Default_20_Paragraph_20_Font">לשער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אגור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יק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זקן</text:span><text:span text:style-name="Default_20_Paragraph_20_Font"> </text:span><text:span text:style-name="Default_20_Paragraph_20_Font">וכבר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מסוגל</text:span><text:span text:style-name="Default_20_Paragraph_20_Font"> </text:span><text:span text:style-name="Default_20_Paragraph_20_Font">לעבוד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תלוי</text:span><text:span text:style-name="Default_20_Paragraph_20_Font"> </text:span><text:span text:style-name="Default_20_Paragraph_20_Font">בבנו</text:span><text:span text:style-name="Default_20_Paragraph_20_Font">. </text:span><text:span text:style-name="Default_20_Paragraph_20_Font">הוא</text:span><text:span text:style-name="Default_20_Paragraph_20_Font"> </text:span><text:span text:style-name="Default_20_Paragraph_20_Font">מבקש</text:span><text:span text:style-name="Default_20_Paragraph_20_Font"> </text:span><text:span text:style-name="Default_20_Paragraph_20_Font">מבנו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יית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עני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רעיף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עושר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ידאג</text:span><text:span text:style-name="Default_20_Paragraph_20_Font"> </text:span><text:span text:style-name="Default_20_Paragraph_20_Font">שיהי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לאכול</text:span><text:span text:style-name="Default_20_Paragraph_20_Font"> -"</text:span><text:span text:style-name="Default_20_Paragraph_20_Font"><text:span text:style-name="T4">הטריפני</text:span></text:span><text:span text:style-name="Default_20_Paragraph_20_Font"><text:span text:style-name="T4"> </text:span></text:span><text:span text:style-name="Default_20_Paragraph_20_Font"><text:span text:style-name="T4">לחם</text:span></text:span><text:span text:style-name="Default_20_Paragraph_20_Font"><text:span text:style-name="T4"> </text:span></text:span><text:span text:style-name="Default_20_Paragraph_20_Font"><text:span text:style-name="T4">חוקי</text:span></text:span><text:span text:style-name="Default_20_Paragraph_20_Font">.</text:span></text:p>
      <text:p text:style-name="P1"><text:soft-page-break/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הבקשה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שקפ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רצונו</text:span><text:span text:style-name="Default_20_Paragraph_20_Font"> </text:span><text:span text:style-name="Default_20_Paragraph_20_Font">הטבע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אב</text:span><text:span text:style-name="Default_20_Paragraph_20_Font"> </text:span><text:span text:style-name="Default_20_Paragraph_20_Font">זקן</text:span><text:span text:style-name="Default_20_Paragraph_20_Font"> - </text:span><text:span text:style-name="Default_20_Paragraph_20_Font">כבר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בעושר</text:span><text:span text:style-name="Default_20_Paragraph_20_Font"> </text:span><text:span text:style-name="Default_20_Paragraph_20_Font">ובמותרות</text:span><text:span text:style-name="Default_20_Paragraph_20_Font">, </text:span><text:span text:style-name="Default_20_Paragraph_20_Font">וכל</text:span><text:span text:style-name="Default_20_Paragraph_20_Font"> </text:span><text:span text:style-name="Default_20_Paragraph_20_Font">שאיפתו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שיהי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לאכול</text:span><text:span text:style-name="Default_20_Paragraph_20_Font">.</text:span></text:p>
      <text:p text:style-name="P4"/>
      <text:p text:style-name="P4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ט</text:span></text:span></text:p>
      <text:p text:style-name="P1"><text:span text:style-name="Default_20_Paragraph_20_Font">(</text:span><text:span text:style-name="Default_20_Paragraph_20_Font">פירוש</text:span><text:span text:style-name="Default_20_Paragraph_20_Font"> </text:span><text:span text:style-name="Default_20_Paragraph_20_Font">חלופ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קטע</text:span><text:span text:style-name="Default_20_Paragraph_20_Font"> </text:span><text:span text:style-name="Default_20_Paragraph_20_Font">מהסעיף</text:span><text:span text:style-name="Default_20_Paragraph_20_Font"> </text:span><text:span text:style-name="Default_20_Paragraph_20_Font">הקודם</text:span><text:span text:style-name="Default_20_Paragraph_20_Font">).</text:span></text:p>
      <text:p text:style-name="P1"/>
      <text:p text:style-name="P1"><text:span text:style-name="Default_20_Paragraph_20_Font">הכותב</text:span><text:span text:style-name="Default_20_Paragraph_20_Font">, </text:span><text:span text:style-name="Default_20_Paragraph_20_Font">אגור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יקה</text:span><text:span text:style-name="Default_20_Paragraph_20_Font">, </text:span><text:span text:style-name="Default_20_Paragraph_20_Font">מבקש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עשיר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במקומות</text:span><text:span text:style-name="Default_20_Paragraph_20_Font"> </text:span><text:span text:style-name="Default_20_Paragraph_20_Font">אחר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, </text:span><text:span text:style-name="Default_20_Paragraph_20_Font">עושר</text:span><text:span text:style-name="Default_20_Paragraph_20_Font"> </text:span><text:span text:style-name="Default_20_Paragraph_20_Font">נחשב</text:span><text:span text:style-name="Default_20_Paragraph_20_Font"> </text:span><text:span text:style-name="Default_20_Paragraph_20_Font">לברכה</text:span><text:span text:style-name="Default_20_Paragraph_20_Font">, </text:span><text:span text:style-name="Default_20_Paragraph_20_Font">למשל</text:span><text:span text:style-name="Default_20_Paragraph_20_Font"> "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ת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ִׁ</text:span><text:span text:style-name="Default_20_Paragraph_20_Font">יר</text:span><text:span text:style-name="Default_20_Paragraph_20_Font">"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ד</text:span><text:span text:style-name="Default_20_Paragraph_20_Font">)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מדוע</text:span><text:span text:style-name="Default_20_Paragraph_20_Font"> </text:span><text:span text:style-name="Default_20_Paragraph_20_Font">הכותב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רוצה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עשיר</text:span><text:span text:style-name="Default_20_Paragraph_20_Font">?</text:span></text:p>
      <text:p text:style-name="P1"/>
      <text:p text:style-name="P14"><text:span text:style-name="Default_20_Paragraph_20_Font">הנימוק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כותב</text:span><text:span text:style-name="Default_20_Paragraph_20_Font"> </text:span><text:span text:style-name="Default_20_Paragraph_20_Font">הוא</text:span><text:span text:style-name="Default_20_Paragraph_20_Font"> "</text:span><text:span text:style-name="Default_20_Paragraph_20_Font">פן</text:span><text:span text:style-name="Default_20_Paragraph_20_Font"> </text:span><text:span text:style-name="Default_20_Paragraph_20_Font">אשבע</text:span><text:span text:style-name="Default_20_Paragraph_20_Font"> </text:span><text:span text:style-name="Default_20_Paragraph_20_Font">וכיחשתי</text:span><text:span text:style-name="Default_20_Paragraph_20_Font">, </text:span><text:span text:style-name="Default_20_Paragraph_20_Font">ואמרתי</text:span><text:span text:style-name="Default_20_Paragraph_20_Font"> </text:span><text:span text:style-name="Default_20_Paragraph_20_Font"><text:span text:style-name="T4">מי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'</text:span></text:span><text:span text:style-name="Default_20_Paragraph_20_Font">". </text:span><text:span text:style-name="Default_20_Paragraph_20_Font">הביטוי</text:span><text:span text:style-name="Default_20_Paragraph_20_Font"> </text:span><text:span text:style-name="Default_20_Paragraph_20_Font"><text:span text:style-name="T4">מי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'?</text:span></text:span><text:span text:style-name="Default_20_Paragraph_20_Font"> </text:span><text:span text:style-name="Default_20_Paragraph_20_Font">מופיע</text:span><text:span text:style-name="Default_20_Paragraph_20_Font"> </text:span><text:span text:style-name="Default_20_Paragraph_20_Font">בתנ</text:span><text:span text:style-name="Default_20_Paragraph_20_Font">"</text:span><text:span text:style-name="Default_20_Paragraph_20_Font">ך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פעם</text:span><text:span text:style-name="Default_20_Paragraph_20_Font"> </text:span><text:span text:style-name="Default_20_Paragraph_20_Font">אחת</text:span><text:span text:style-name="Default_20_Paragraph_20_Font"> </text:span><text:span text:style-name="Default_20_Paragraph_20_Font">נוספת</text:span><text:span text:style-name="Default_20_Paragraph_20_Font"> - </text:span><text:span text:style-name="Default_20_Paragraph_20_Font">בדברי</text:span><text:span text:style-name="Default_20_Paragraph_20_Font"> </text:span><text:span text:style-name="Default_20_Paragraph_20_Font">פרעה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מצרים</text:span><text:span text:style-name="Default_20_Paragraph_20_Font">. </text:span><text:span text:style-name="Default_20_Paragraph_20_Font">אחרי</text:span><text:span text:style-name="Default_20_Paragraph_20_Font"> </text:span><text:span text:style-name="Default_20_Paragraph_20_Font">שמשה</text:span><text:span text:style-name="Default_20_Paragraph_20_Font"> </text:span><text:span text:style-name="Default_20_Paragraph_20_Font">ואהרן</text:span><text:span text:style-name="Default_20_Paragraph_20_Font"> </text:span><text:span text:style-name="Default_20_Paragraph_20_Font">ביקשו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ה</text:span><text:span text:style-name="Default_20_Paragraph_20_Font">' "</text:span><text:span text:style-name="Default_20_Paragraph_20_Font">של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מי</text:span><text:span text:style-name="Default_20_Paragraph_20_Font"> </text:span><text:span text:style-name="Default_20_Paragraph_20_Font">ויחוגו</text:span><text:span text:style-name="Default_20_Paragraph_20_Font"> </text:span><text:span text:style-name="Default_20_Paragraph_20_Font">לי</text:span><text:span text:style-name="Default_20_Paragraph_20_Font"> </text:span><text:span text:style-name="Default_20_Paragraph_20_Font">במדבר</text:span><text:span text:style-name="Default_20_Paragraph_20_Font">", </text:span><text:span text:style-name="Default_20_Paragraph_20_Font">הוא</text:span><text:span text:style-name="Default_20_Paragraph_20_Font"> </text:span><text:span text:style-name="Default_20_Paragraph_20_Font">אמר</text:span><text:span text:style-name="Default_20_Paragraph_20_Font">:</text:span></text:p>
      <text:p text:style-name="P8"><text:span text:style-name="Default_20_Paragraph_20_Font"><text:span text:style-name="T4">מ</text:span></text:span><text:span text:style-name="Default_20_Paragraph_20_Font"><text:span text:style-name="T4">ִ</text:span></text:span><text:span text:style-name="Default_20_Paragraph_20_Font"><text:span text:style-name="T4">י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'</text:span>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ש</text:span><text:span text:style-name="Default_20_Paragraph_20_Font">ְׁ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ק</text:span><text:span text:style-name="Default_20_Paragraph_20_Font">ֹ</text:span><text:span text:style-name="Default_20_Paragraph_20_Font">לו</text:span><text:span text:style-name="Default_20_Paragraph_20_Font">ֹ </text:span><text:span text:style-name="Default_20_Paragraph_20_Font">ל</text:span><text:span text:style-name="Default_20_Paragraph_20_Font">ְ</text:span><text:span text:style-name="Default_20_Paragraph_20_Font">ש</text:span><text:span text:style-name="Default_20_Paragraph_20_Font">ַׁ</text:span><text:span text:style-name="Default_20_Paragraph_20_Font">ל</text:span><text:span text:style-name="Default_20_Paragraph_20_Font">ּ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?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ַ</text:span><text:span text:style-name="Default_20_Paragraph_20_Font">ל</text:span><text:span text:style-name="Default_20_Paragraph_20_Font">ֵּ</text:span><text:span text:style-name="Default_20_Paragraph_20_Font">ח</text:span><text:span text:style-name="Default_20_Paragraph_20_Font">ַ! <text:s text:c="3"/>(</text:span><text:span text:style-name="Default_20_Paragraph_20_Font">שמו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ב</text:span><text:span text:style-name="Default_20_Paragraph_20_Font">).</text:span></text:p>
      <text:p text:style-name="P3"><text:span text:style-name="Default_20_Paragraph_20_Font">פרעה</text:span><text:span text:style-name="Default_20_Paragraph_20_Font"> - </text:span><text:span text:style-name="Default_20_Paragraph_20_Font">המשעבד</text:span><text:span text:style-name="Default_20_Paragraph_20_Font"> </text:span><text:span text:style-name="Default_20_Paragraph_20_Font">הגדול</text:span><text:span text:style-name="Default_20_Paragraph_20_Font"> - </text:span><text:span text:style-name="Default_20_Paragraph_20_Font">טען</text:span><text:span text:style-name="Default_20_Paragraph_20_Font"> </text:span><text:span text:style-name="Default_20_Paragraph_20_Font">שאיננו</text:span><text:span text:style-name="Default_20_Paragraph_20_Font"> </text:span><text:span text:style-name="Default_20_Paragraph_20_Font">יודע</text:span><text:span text:style-name="Default_20_Paragraph_20_Font"> </text:span><text:span text:style-name="Default_20_Paragraph_20_Font">מי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לכן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שחר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בדיו</text:span><text:span text:style-name="Default_20_Paragraph_20_Font">.</text:span></text:p>
      <text:p text:style-name="P14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תכוון</text:span><text:span text:style-name="Default_20_Paragraph_20_Font"> </text:span><text:span text:style-name="Default_20_Paragraph_20_Font">לרמוז</text:span><text:span text:style-name="Default_20_Paragraph_20_Font">, </text:span><text:span text:style-name="Default_20_Paragraph_20_Font">שיש</text:span><text:span text:style-name="Default_20_Paragraph_20_Font"> </text:span><text:span text:style-name="Default_20_Paragraph_20_Font">קשר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שאיפה</text:span><text:span text:style-name="Default_20_Paragraph_20_Font"> </text:span><text:span text:style-name="Default_20_Paragraph_20_Font">להתעשרות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שיעבוד</text:span><text:span text:style-name="Default_20_Paragraph_20_Font">. </text:span><text:span text:style-name="Default_20_Paragraph_20_Font">ישנם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שרוצים</text:span><text:span text:style-name="Default_20_Paragraph_20_Font"> </text:span><text:span text:style-name="Default_20_Paragraph_20_Font">להתעשר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ידי</text:span><text:span text:style-name="Default_20_Paragraph_20_Font"> </text:span><text:span text:style-name="Default_20_Paragraph_20_Font">עבודה</text:span><text:span text:style-name="Default_20_Paragraph_20_Font"> </text:span><text:span text:style-name="Default_20_Paragraph_20_Font">וחריצות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ידי</text:span><text:span text:style-name="Default_20_Paragraph_20_Font"> </text:span><text:span text:style-name="Default_20_Paragraph_20_Font">ניצול</text:span><text:span text:style-name="Default_20_Paragraph_20_Font"> </text:span><text:span text:style-name="Default_20_Paragraph_20_Font">עבודת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חרים</text:span><text:span text:style-name="Default_20_Paragraph_20_Font">, </text:span><text:span text:style-name="Default_20_Paragraph_20_Font">כגון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הלוואות</text:span><text:span text:style-name="Default_20_Paragraph_20_Font"> </text:span><text:span text:style-name="Default_20_Paragraph_20_Font">בריבית</text:span><text:span text:style-name="Default_20_Paragraph_20_Font">. </text:span><text:span text:style-name="Default_20_Paragraph_20_Font">מי</text:span><text:span text:style-name="Default_20_Paragraph_20_Font"> </text:span><text:span text:style-name="Default_20_Paragraph_20_Font">שרוצה</text:span><text:span text:style-name="Default_20_Paragraph_20_Font"> </text:span><text:span text:style-name="Default_20_Paragraph_20_Font">להתעשר</text:span><text:span text:style-name="Default_20_Paragraph_20_Font"> </text:span><text:span text:style-name="Default_20_Paragraph_20_Font">בלי</text:span><text:span text:style-name="Default_20_Paragraph_20_Font"> </text:span><text:span text:style-name="Default_20_Paragraph_20_Font">להתאמץ</text:span><text:span text:style-name="Default_20_Paragraph_20_Font">, </text:span><text:span text:style-name="Default_20_Paragraph_20_Font">בכך</text:span><text:span text:style-name="Default_20_Paragraph_20_Font"> </text:span><text:span text:style-name="Default_20_Paragraph_20_Font">שיגרום</text:span><text:span text:style-name="Default_20_Paragraph_20_Font"> </text:span><text:span text:style-name="Default_20_Paragraph_20_Font">לאחרים</text:span><text:span text:style-name="Default_20_Paragraph_20_Font"> </text:span><text:span text:style-name="Default_20_Paragraph_20_Font">לעבוד</text:span><text:span text:style-name="Default_20_Paragraph_20_Font"> </text:span><text:span text:style-name="Default_20_Paragraph_20_Font">בשבילו</text:span><text:span text:style-name="Default_20_Paragraph_20_Font">, </text:span><text:span text:style-name="Default_20_Paragraph_20_Font">למעשה</text:span><text:span text:style-name="Default_20_Paragraph_20_Font"> </text:span><text:span text:style-name="Default_20_Paragraph_20_Font">חוטא</text:span><text:span text:style-name="Default_20_Paragraph_20_Font"> </text:span><text:span text:style-name="Default_20_Paragraph_20_Font">בשיעבוד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פרעה</text:span><text:span text:style-name="Default_20_Paragraph_20_Font">, </text:span><text:span text:style-name="Default_20_Paragraph_20_Font">ועלול</text:span><text:span text:style-name="Default_20_Paragraph_20_Font"> </text:span><text:span text:style-name="Default_20_Paragraph_20_Font">להגיד</text:span><text:span text:style-name="Default_20_Paragraph_20_Font"> </text:span><text:span text:style-name="Default_20_Paragraph_20_Font"><text:span text:style-name="T4">"</text:span></text:span><text:span text:style-name="Default_20_Paragraph_20_Font"><text:span text:style-name="T4">מי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'?</text:span></text:span><text:span text:style-name="Default_20_Paragraph_20_Font"> " </text:span><text:span text:style-name="Default_20_Paragraph_20_Font">במטרה</text:span><text:span text:style-name="Default_20_Paragraph_20_Font"> </text:span><text:span text:style-name="Default_20_Paragraph_20_Font">להצדי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יעבוד</text:span><text:span text:style-name="Default_20_Paragraph_20_Font">. </text:span><text:span text:style-name="Default_20_Paragraph_20_Font">זו</text:span><text:span text:style-name="Default_20_Paragraph_20_Font"> </text:span><text:span text:style-name="Default_20_Paragraph_20_Font">השאיפה</text:span><text:span text:style-name="Default_20_Paragraph_20_Font"> </text:span><text:span text:style-name="Default_20_Paragraph_20_Font">שהכותב</text:span><text:span text:style-name="Default_20_Paragraph_20_Font"> </text:span><text:span text:style-name="Default_20_Paragraph_20_Font">רוצה</text:span><text:span text:style-name="Default_20_Paragraph_20_Font"> </text:span><text:span text:style-name="Default_20_Paragraph_20_Font">להתרחק</text:span><text:span text:style-name="Default_20_Paragraph_20_Font"> </text:span><text:span text:style-name="Default_20_Paragraph_20_Font">ממנה</text:span><text:span text:style-name="Default_20_Paragraph_20_Font">.</text:span></text:p>
      <text:p text:style-name="P5"/>
      <text:p text:style-name="P1"><text:span text:style-name="Default_20_Paragraph_20_Font"><text:span text:style-name="T2">פסוקים</text:span></text:span><text:span text:style-name="Default_20_Paragraph_20_Font"><text:span text:style-name="T2"> </text:span></text:span><text:span text:style-name="Default_20_Paragraph_20_Font"><text:span text:style-name="T2">כד</text:span></text:span><text:span text:style-name="Default_20_Paragraph_20_Font"><text:span text:style-name="T2">-</text:span></text:span><text:span text:style-name="Default_20_Paragraph_20_Font"><text:span text:style-name="T2">כח</text:span></text:span></text:p>
      <text:p text:style-name="P7"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ָּ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ק</text:span><text:span text:style-name="Default_20_Paragraph_20_Font">ְ</text:span><text:span text:style-name="Default_20_Paragraph_20_Font">ט</text:span><text:span text:style-name="Default_20_Paragraph_20_Font">ַ</text:span><text:span text:style-name="Default_20_Paragraph_20_Font">נ</text:span><text:span text:style-name="Default_20_Paragraph_20_Font">ֵ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כ</text:span><text:span text:style-name="Default_20_Paragraph_20_Font">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ֻ</text:span><text:span text:style-name="Default_20_Paragraph_20_Font">כ</text:span><text:span text:style-name="Default_20_Paragraph_20_Font">ָּ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:</text:span></text:p>
      <text:p text:style-name="P7"><text:span text:style-name="Default_20_Paragraph_20_Font"><text:span text:style-name="T4">ה</text:span></text:span><text:span text:style-name="Default_20_Paragraph_20_Font"><text:span text:style-name="T4">ַ</text:span></text:span><text:span text:style-name="Default_20_Paragraph_20_Font"><text:span text:style-name="T4">נ</text:span></text:span><text:span text:style-name="Default_20_Paragraph_20_Font"><text:span text:style-name="T4">ְּ</text:span></text:span><text:span text:style-name="Default_20_Paragraph_20_Font"><text:span text:style-name="T4">מ</text:span></text:span><text:span text:style-name="Default_20_Paragraph_20_Font"><text:span text:style-name="T4">ָ</text:span></text:span><text:span text:style-name="Default_20_Paragraph_20_Font"><text:span text:style-name="T4">ל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 - </text:span><text:span text:style-name="Default_20_Paragraph_20_Font">ע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ז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כ</text:span><text:span text:style-name="Default_20_Paragraph_20_Font">ִ</text:span><text:span text:style-name="Default_20_Paragraph_20_Font">ינו</text:span><text:span text:style-name="Default_20_Paragraph_20_Font">ּ 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ַּ</text:span><text:span text:style-name="Default_20_Paragraph_20_Font">י</text:span><text:span text:style-name="Default_20_Paragraph_20_Font">ִ</text:span><text:span text:style-name="Default_20_Paragraph_20_Font">ץ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ם</text:span><text:span text:style-name="Default_20_Paragraph_20_Font">.</text:span><text:a xlink:type="simple" xlink:href="http://he.wikisource.org/wiki/קטגוריה:משלי_ל_כו"><text:span text:style-name="Default_20_Paragraph_20_Font"><text:span text:style-name="Default_20_Paragraph_20_Font"> </text:span></text:span></text:a></text:p>
      <text:p text:style-name="P7"><text:span text:style-name="Default_20_Paragraph_20_Font"><text:span text:style-name="T4">ש</text:span></text:span><text:span text:style-name="Default_20_Paragraph_20_Font"><text:span text:style-name="T4">ְׁ</text:span></text:span><text:span text:style-name="Default_20_Paragraph_20_Font"><text:span text:style-name="T4">פ</text:span></text:span><text:span text:style-name="Default_20_Paragraph_20_Font"><text:span text:style-name="T4">ַ</text:span></text:span><text:span text:style-name="Default_20_Paragraph_20_Font"><text:span text:style-name="T4">נ</text:span></text:span><text:span text:style-name="Default_20_Paragraph_20_Font"><text:span text:style-name="T4">ִּ</text:span></text:span><text:span text:style-name="Default_20_Paragraph_20_Font"><text:span text:style-name="T4">ים</text:span></text:span><text:span text:style-name="Default_20_Paragraph_20_Font"> - </text:span><text:span text:style-name="Default_20_Paragraph_20_Font">ע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צו</text:span><text:span text:style-name="Default_20_Paragraph_20_Font">ּ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ִׂ</text:span><text:span text:style-name="Default_20_Paragraph_20_Font">ימו</text:span><text:span text:style-name="Default_20_Paragraph_20_Font">ּ </text:span><text:span text:style-name="Default_20_Paragraph_20_Font">ב</text:span><text:span text:style-name="Default_20_Paragraph_20_Font">ַ</text:span><text:span text:style-name="Default_20_Paragraph_20_Font">ס</text:span><text:span text:style-name="Default_20_Paragraph_20_Font">ֶּ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ת</text:span><text:span text:style-name="Default_20_Paragraph_20_Font">ָ</text:span><text:span text:style-name="Default_20_Paragraph_20_Font">ם</text:span><text:span text:style-name="Default_20_Paragraph_20_Font">.</text:span><text:a xlink:type="simple" xlink:href="http://he.wikisource.org/wiki/קטגוריה:משלי_ל_כז"><text:span text:style-name="Default_20_Paragraph_20_Font"><text:span text:style-name="Default_20_Paragraph_20_Font"> </text:span></text:span></text:a></text:p>
      <text:p text:style-name="P7"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<text:span text:style-name="T4">ל</text:span></text:span><text:span text:style-name="Default_20_Paragraph_20_Font"><text:span text:style-name="T4">ָ</text:span></text:span><text:span text:style-name="Default_20_Paragraph_20_Font"><text:span text:style-name="T4">א</text:span></text:span><text:span text:style-name="Default_20_Paragraph_20_Font"><text:span text:style-name="T4">ַ</text:span></text:span><text:span text:style-name="Default_20_Paragraph_20_Font"><text:span text:style-name="T4">ר</text:span></text:span><text:span text:style-name="Default_20_Paragraph_20_Font"><text:span text:style-name="T4">ְ</text:span></text:span><text:span text:style-name="Default_20_Paragraph_20_Font"><text:span text:style-name="T4">ב</text:span></text:span><text:span text:style-name="Default_20_Paragraph_20_Font"><text:span text:style-name="T4">ֶּ</text:span></text:span><text:span text:style-name="Default_20_Paragraph_20_Font"><text:span text:style-name="T4">ה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ֵּ</text:span><text:span text:style-name="Default_20_Paragraph_20_Font">צ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ח</text:span><text:span text:style-name="Default_20_Paragraph_20_Font">ֹ</text:span><text:span text:style-name="Default_20_Paragraph_20_Font">צ</text:span><text:span text:style-name="Default_20_Paragraph_20_Font">ֵ</text:span><text:span text:style-name="Default_20_Paragraph_20_Font">ץ</text:span><text:span text:style-name="Default_20_Paragraph_20_Font"> </text:span><text:span text:style-name="Default_20_Paragraph_20_Font">כ</text:span><text:span text:style-name="Default_20_Paragraph_20_Font">ֻּ</text:span><text:span text:style-name="Default_20_Paragraph_20_Font">ל</text:span><text:span text:style-name="Default_20_Paragraph_20_Font">ּ</text:span><text:span text:style-name="Default_20_Paragraph_20_Font">ו</text:span><text:span text:style-name="Default_20_Paragraph_20_Font">ֹ.</text:span><text:a xlink:type="simple" xlink:href="http://he.wikisource.org/wiki/קטגוריה:משלי_ל_כח"><text:span text:style-name="Default_20_Paragraph_20_Font"><text:span text:style-name="Default_20_Paragraph_20_Font"> </text:span></text:span></text:a></text:p>
      <text:p text:style-name="P7"><text:span text:style-name="Default_20_Paragraph_20_Font"><text:span text:style-name="T4">ש</text:span></text:span><text:span text:style-name="Default_20_Paragraph_20_Font"><text:span text:style-name="T4">ְׂ</text:span></text:span><text:span text:style-name="Default_20_Paragraph_20_Font"><text:span text:style-name="T4">מ</text:span></text:span><text:span text:style-name="Default_20_Paragraph_20_Font"><text:span text:style-name="T4">ָ</text:span></text:span><text:span text:style-name="Default_20_Paragraph_20_Font"><text:span text:style-name="T4">מ</text:span></text:span><text:span text:style-name="Default_20_Paragraph_20_Font"><text:span text:style-name="T4">ִ</text:span></text:span><text:span text:style-name="Default_20_Paragraph_20_Font"><text:span text:style-name="T4">ית</text:span>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ת</text:span><text:span text:style-name="Default_20_Paragraph_20_Font">ַ</text:span><text:span text:style-name="Default_20_Paragraph_20_Font">פ</text:span><text:span text:style-name="Default_20_Paragraph_20_Font">ֵּ</text:span><text:span text:style-name="Default_20_Paragraph_20_Font">ש</text:span><text:span text:style-name="Default_20_Paragraph_20_Font">ׂ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ה</text:span><text:span text:style-name="Default_20_Paragraph_20_Font">ֵ</text:span><text:span text:style-name="Default_20_Paragraph_20_Font">יכ</text:span><text:span text:style-name="Default_20_Paragraph_20_Font">ְ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text:s/>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', </text:span><text:span text:style-name="Default_20_Paragraph_20_Font">כד</text:span><text:span text:style-name="Default_20_Paragraph_20_Font">-</text:span><text:span text:style-name="Default_20_Paragraph_20_Font">כח</text:span><text:span text:style-name="Default_20_Paragraph_20_Font">).</text:span></text:p>
      <text:p text:style-name="P3"/>
      <text:p text:style-name="P3"><text:span text:style-name="Default_20_Paragraph_20_Font">בקריאה</text:span><text:span text:style-name="Default_20_Paragraph_20_Font"> </text:span><text:span text:style-name="Default_20_Paragraph_20_Font">ראשונה</text:span><text:span text:style-name="Default_20_Paragraph_20_Font">, </text:span><text:span text:style-name="Default_20_Paragraph_20_Font">המסר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יתרונ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חכמ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גודל</text:span><text:span text:style-name="Default_20_Paragraph_20_Font">: </text:span><text:span text:style-name="Default_20_Paragraph_20_Font">ארבעה</text:span><text:span text:style-name="Default_20_Paragraph_20_Font"> </text:span><text:span text:style-name="Default_20_Paragraph_20_Font">יצורים</text:span><text:span text:style-name="Default_20_Paragraph_20_Font"> </text:span><text:span text:style-name="Default_20_Paragraph_20_Font">קטנים</text:span><text:span text:style-name="Default_20_Paragraph_20_Font"> </text:span><text:span text:style-name="Default_20_Paragraph_20_Font">מצליחים</text:span><text:span text:style-name="Default_20_Paragraph_20_Font">, </text:span><text:span text:style-name="Default_20_Paragraph_20_Font">בזכות</text:span><text:span text:style-name="Default_20_Paragraph_20_Font"> </text:span><text:span text:style-name="Default_20_Paragraph_20_Font">חכמתם</text:span><text:span text:style-name="Default_20_Paragraph_20_Font">, </text:span><text:span text:style-name="Default_20_Paragraph_20_Font">לשרוד</text:span><text:span text:style-name="Default_20_Paragraph_20_Font"> </text:span><text:span text:style-name="Default_20_Paragraph_20_Font">בעול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צורים</text:span><text:span text:style-name="Default_20_Paragraph_20_Font"> </text:span><text:span text:style-name="Default_20_Paragraph_20_Font">גדולים</text:span><text:span text:style-name="Default_20_Paragraph_20_Font"> </text:span><text:span text:style-name="Default_20_Paragraph_20_Font">מהם</text:span><text:note text:id="ftn7" text:note-class="footnote"><text:note-citation>1</text:note-citation><text:note-body><text:p text:style-name="P16"><text:span text:style-name="Default_20_Paragraph_20_Font"><text:span text:style-name="T3"><text:s/></text:span></text:span><text:span text:style-name="Default_20_Paragraph_20_Font"><text:span text:style-name="T3">ע</text:span></text:span><text:span text:style-name="Default_20_Paragraph_20_Font"><text:span text:style-name="T3">"</text:span></text:span><text:span text:style-name="Default_20_Paragraph_20_Font"><text:span text:style-name="T3">פ</text:span></text:span><text:span text:style-name="Default_20_Paragraph_20_Font"><text:span text:style-name="T3"> </text:span></text:span><text:span text:style-name="Default_20_Paragraph_20_Font"><text:span text:style-name="T3">פרופ</text:span></text:span><text:span text:style-name="Default_20_Paragraph_20_Font"><text:span text:style-name="T3">' </text:span></text:span><text:span text:style-name="Default_20_Paragraph_20_Font"><text:span text:style-name="T3">יהודה</text:span></text:span><text:span text:style-name="Default_20_Paragraph_20_Font"><text:span text:style-name="T3"> </text:span></text:span><text:span text:style-name="Default_20_Paragraph_20_Font"><text:span text:style-name="T3">אליצור</text:span></text:span><text:span text:style-name="Default_20_Paragraph_20_Font"><text:span text:style-name="T3">, </text:span></text:span><text:span text:style-name="Default_20_Paragraph_20_Font"><text:span text:style-name="T3">כל</text:span></text:span><text:span text:style-name="Default_20_Paragraph_20_Font"><text:span text:style-name="T3"> </text:span></text:span><text:span text:style-name="Default_20_Paragraph_20_Font"><text:span text:style-name="T3">אחד</text:span></text:span><text:span text:style-name="Default_20_Paragraph_20_Font"><text:span text:style-name="T3"> </text:span></text:span><text:span text:style-name="Default_20_Paragraph_20_Font"><text:span text:style-name="T3">בעלי</text:span></text:span><text:span text:style-name="Default_20_Paragraph_20_Font"><text:span text:style-name="T3">-</text:span></text:span><text:span text:style-name="Default_20_Paragraph_20_Font"><text:span text:style-name="T3">החיים</text:span></text:span><text:span text:style-name="Default_20_Paragraph_20_Font"><text:span text:style-name="T3"> </text:span></text:span><text:span text:style-name="Default_20_Paragraph_20_Font"><text:span text:style-name="T3">האלה</text:span></text:span><text:span text:style-name="Default_20_Paragraph_20_Font"><text:span text:style-name="T3"> </text:span></text:span><text:span text:style-name="Default_20_Paragraph_20_Font"><text:span text:style-name="T3">מייצג</text:span></text:span><text:span text:style-name="Default_20_Paragraph_20_Font"><text:span text:style-name="T3"> </text:span></text:span><text:span text:style-name="Default_20_Paragraph_20_Font"><text:span text:style-name="T3">כישרון</text:span></text:span><text:span text:style-name="Default_20_Paragraph_20_Font"><text:span text:style-name="T3"> </text:span></text:span><text:span text:style-name="Default_20_Paragraph_20_Font"><text:span text:style-name="T3">אחד</text:span></text:span><text:span text:style-name="Default_20_Paragraph_20_Font"><text:span text:style-name="T3"> </text:span></text:span><text:span text:style-name="Default_20_Paragraph_20_Font"><text:span text:style-name="T3">הדרוש</text:span></text:span><text:span text:style-name="Default_20_Paragraph_20_Font"><text:span text:style-name="T3"> </text:span></text:span><text:span text:style-name="Default_20_Paragraph_20_Font"><text:span text:style-name="T3">לניהול</text:span></text:span><text:span text:style-name="Default_20_Paragraph_20_Font"><text:span text:style-name="T3"> </text:span></text:span><text:span text:style-name="Default_20_Paragraph_20_Font"><text:span text:style-name="T3">המדינה</text:span></text:span><text:span text:style-name="Default_20_Paragraph_20_Font"><text:span text:style-name="T3">. </text:span></text:span><text:span text:style-name="Default_20_Paragraph_20_Font"><text:span text:style-name="T3">ראו</text:span></text:span><text:span text:style-name="Default_20_Paragraph_20_Font"><text:span text:style-name="T3"> </text:span></text:span><text:span text:style-name="Default_20_Paragraph_20_Font">"</text:span><text:span text:style-name="Default_20_Paragraph_20_Font">חכמת</text:span><text:span text:style-name="Default_20_Paragraph_20_Font"> </text:span><text:span text:style-name="Default_20_Paragraph_20_Font">הממשל</text:span><text:span text:style-name="Default_20_Paragraph_20_Font"> </text:span><text:span text:style-name="Default_20_Paragraph_20_Font">במשל</text:span><text:span text:style-name="Default_20_Paragraph_20_Font"> </text:span><text:span text:style-name="Default_20_Paragraph_20_Font">חכמה</text:span><text:span text:style-name="Default_20_Paragraph_20_Font">", </text:span><text:span text:style-name="Default_20_Paragraph_20_Font">בתוך</text:span><text:span text:style-name="Default_20_Paragraph_20_Font"> "</text:span><text:span text:style-name="Default_20_Paragraph_20_Font">עז</text:span><text:span text:style-name="Default_20_Paragraph_20_Font"> </text:span><text:span text:style-name="Default_20_Paragraph_20_Font">לדוד</text:span><text:span text:style-name="Default_20_Paragraph_20_Font">" - </text:span><text:span text:style-name="Default_20_Paragraph_20_Font">ספר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גוריון</text:span><text:span text:style-name="Default_20_Paragraph_20_Font">, </text:span><text:span text:style-name="Default_20_Paragraph_20_Font">כתבי</text:span><text:span text:style-name="Default_20_Paragraph_20_Font"> </text:span><text:span text:style-name="Default_20_Paragraph_20_Font">החברה</text:span><text:span text:style-name="Default_20_Paragraph_20_Font"> </text:span><text:span text:style-name="Default_20_Paragraph_20_Font">לחקר</text:span><text:span text:style-name="Default_20_Paragraph_20_Font"> </text:span><text:span text:style-name="Default_20_Paragraph_20_Font">המקרא</text:span><text:span text:style-name="Default_20_Paragraph_20_Font"> </text:span><text:span text:style-name="Default_20_Paragraph_20_Font">בישראל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ירושלים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כ</text:span><text:span text:style-name="Default_20_Paragraph_20_Font">"</text:span><text:span text:style-name="Default_20_Paragraph_20_Font">ד</text:span><text:span text:style-name="Default_20_Paragraph_20_Font">. </text:span><text:span text:style-name="Default_20_Paragraph_20_Font">נמצא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אינטרנט</text:span><text:span text:style-name="Default_20_Paragraph_20_Font"> </text:span><text:span text:style-name="Default_20_Paragraph_20_Font">באתר</text:span><text:span text:style-name="Default_20_Paragraph_20_Font"> </text:span><text:span text:style-name="Default_20_Paragraph_20_Font">דעת</text:span><text:span text:style-name="Default_20_Paragraph_20_Font">: </text:span><text:span text:style-name="Default_20_Paragraph_20_Font">http</text:span><text:span text:style-name="Default_20_Paragraph_20_Font">://</text:span><text:span text:style-name="Default_20_Paragraph_20_Font">www</text:span><text:span text:style-name="Default_20_Paragraph_20_Font">.</text:span><text:span text:style-name="Default_20_Paragraph_20_Font">daat</text:span><text:span text:style-name="Default_20_Paragraph_20_Font">.</text:span><text:span text:style-name="Default_20_Paragraph_20_Font">ac</text:span><text:span text:style-name="Default_20_Paragraph_20_Font">.</text:span><text:span text:style-name="Default_20_Paragraph_20_Font">il</text:span><text:span text:style-name="Default_20_Paragraph_20_Font">/</text:span><text:span text:style-name="Default_20_Paragraph_20_Font">daat</text:span><text:span text:style-name="Default_20_Paragraph_20_Font">/</text:span><text:span text:style-name="Default_20_Paragraph_20_Font">tanach</text:span><text:span text:style-name="Default_20_Paragraph_20_Font">/</text:span><text:span text:style-name="Default_20_Paragraph_20_Font">emet</text:span><text:span text:style-name="Default_20_Paragraph_20_Font">/</text:span><text:span text:style-name="Default_20_Paragraph_20_Font">mish</text:span><text:span text:style-name="Default_20_Paragraph_20_Font">30</text:span><text:span text:style-name="Default_20_Paragraph_20_Font">eli</text:span><text:span text:style-name="Default_20_Paragraph_20_Font">-1.</text:span><text:span text:style-name="Default_20_Paragraph_20_Font">htm</text:span></text:p></text:note-body></text:note><text:span text:style-name="Default_20_Paragraph_20_Font">.</text:span></text:p>
      <text:p text:style-name="P3"/>
      <text:p text:style-name="P3"><text:soft-page-break/><text:span text:style-name="Default_20_Paragraph_20_Font">קטעים</text:span><text:span text:style-name="Default_20_Paragraph_20_Font"> </text:span><text:span text:style-name="Default_20_Paragraph_20_Font">אחרים</text:span><text:span text:style-name="Default_20_Paragraph_20_Font"> </text:span><text:span text:style-name="Default_20_Paragraph_20_Font">בפרקנו</text:span><text:span text:style-name="Default_20_Paragraph_20_Font"> </text:span><text:span text:style-name="Default_20_Paragraph_20_Font">מדברים</text:span><text:span text:style-name="Default_20_Paragraph_20_Font"> </text:span><text:span text:style-name="Default_20_Paragraph_20_Font">על</text:span><text:span text:style-name="Default_20_Paragraph_20_Font"> "</text:span><text:span text:style-name="Default_20_Paragraph_20_Font">שלושה</text:span><text:span text:style-name="Default_20_Paragraph_20_Font"> </text:span><text:span text:style-name="Default_20_Paragraph_20_Font">וארבעה</text:span><text:span text:style-name="Default_20_Paragraph_20_Font">", </text:span><text:span text:style-name="Default_20_Paragraph_20_Font">ובדרך</text:span><text:span text:style-name="Default_20_Paragraph_20_Font"> </text:span><text:span text:style-name="Default_20_Paragraph_20_Font">כלל</text:span><text:span text:style-name="Default_20_Paragraph_20_Font"> </text:span><text:span text:style-name="Default_20_Paragraph_20_Font">הפרט</text:span><text:span text:style-name="Default_20_Paragraph_20_Font"> </text:span><text:span text:style-name="Default_20_Paragraph_20_Font">הרביעי</text:span><text:span text:style-name="Default_20_Paragraph_20_Font"> </text:span><text:span text:style-name="Default_20_Paragraph_20_Font">שונה</text:span><text:span text:style-name="Default_20_Paragraph_20_Font"> </text:span><text:span text:style-name="Default_20_Paragraph_20_Font">משלושת</text:span><text:span text:style-name="Default_20_Paragraph_20_Font"> </text:span><text:span text:style-name="Default_20_Paragraph_20_Font">הפרטים</text:span><text:span text:style-name="Default_20_Paragraph_20_Font"> </text:span><text:span text:style-name="Default_20_Paragraph_20_Font">הקודמים</text:span><text:span text:style-name="Default_20_Paragraph_20_Font">. </text:span><text:span text:style-name="Default_20_Paragraph_20_Font">גם</text:span><text:span text:style-name="Default_20_Paragraph_20_Font"> </text:span><text:span text:style-name="Default_20_Paragraph_20_Font">בקטע</text:span><text:span text:style-name="Default_20_Paragraph_20_Font"> </text:span><text:span text:style-name="Default_20_Paragraph_20_Font">שלנו</text:span><text:span text:style-name="Default_20_Paragraph_20_Font">, </text:span><text:span text:style-name="Default_20_Paragraph_20_Font">השממית</text:span><text:span text:style-name="Default_20_Paragraph_20_Font"> (</text:span><text:span text:style-name="Default_20_Paragraph_20_Font">היא</text:span><text:span text:style-name="Default_20_Paragraph_20_Font"> </text:span><text:span text:style-name="Default_20_Paragraph_20_Font">העכבישה</text:span><text:span text:style-name="Default_20_Paragraph_20_Font"> - </text:span><text:span text:style-name="Default_20_Paragraph_20_Font">נקבת</text:span><text:span text:style-name="Default_20_Paragraph_20_Font"> </text:span><text:span text:style-name="Default_20_Paragraph_20_Font">העכביש</text:span><text:note text:id="ftn8" text:note-class="footnote"><text:note-citation>1</text:note-citation><text:note-body><text:p text:style-name="P15"><text:span text:style-name="Default_20_Paragraph_20_Font"><text:span text:style-name="T3"><text:s/></text:span></text:span><text:span text:style-name="Default_20_Paragraph_20_Font"><text:span text:style-name="T3">כך</text:span></text:span><text:span text:style-name="Default_20_Paragraph_20_Font"><text:span text:style-name="T3"> </text:span></text:span><text:span text:style-name="Default_20_Paragraph_20_Font"><text:span text:style-name="T3">התרגום</text:span></text:span><text:span text:style-name="Default_20_Paragraph_20_Font"><text:span text:style-name="T3"> </text:span></text:span><text:span text:style-name="Default_20_Paragraph_20_Font"><text:span text:style-name="T3">הארמי</text:span></text:span><text:span text:style-name="Default_20_Paragraph_20_Font"><text:span text:style-name="T3"> </text:span></text:span><text:span text:style-name="Default_20_Paragraph_20_Font"><text:span text:style-name="T3">על</text:span></text:span><text:span text:style-name="Default_20_Paragraph_20_Font"><text:span text:style-name="T3"> </text:span></text:span><text:span text:style-name="Default_20_Paragraph_20_Font"><text:span text:style-name="T3">הפסוק</text:span></text:span><text:span text:style-name="Default_20_Paragraph_20_Font"><text:span text:style-name="T3">, </text:span></text:span><text:span text:style-name="Default_20_Paragraph_20_Font"><text:span text:style-name="T3">וכן</text:span></text:span><text:span text:style-name="Default_20_Paragraph_20_Font"><text:span text:style-name="T3"> </text:span></text:span><text:span text:style-name="Default_20_Paragraph_20_Font"><text:span text:style-name="T3">פירשו</text:span></text:span><text:span text:style-name="Default_20_Paragraph_20_Font"><text:span text:style-name="T3"> </text:span></text:span><text:span text:style-name="Default_20_Paragraph_20_Font"><text:span text:style-name="T3">רלב</text:span></text:span><text:span text:style-name="Default_20_Paragraph_20_Font"><text:span text:style-name="T3">"</text:span></text:span><text:span text:style-name="Default_20_Paragraph_20_Font"><text:span text:style-name="T3">ג</text:span></text:span><text:span text:style-name="Default_20_Paragraph_20_Font"><text:span text:style-name="T3">, </text:span></text:span><text:span text:style-name="Default_20_Paragraph_20_Font"><text:span text:style-name="T3">מצודת</text:span></text:span><text:span text:style-name="Default_20_Paragraph_20_Font"><text:span text:style-name="T3"> </text:span></text:span><text:span text:style-name="Default_20_Paragraph_20_Font"><text:span text:style-name="T3">ציון</text:span></text:span><text:span text:style-name="Default_20_Paragraph_20_Font"><text:span text:style-name="T3">, </text:span></text:span><text:span text:style-name="Default_20_Paragraph_20_Font"><text:span text:style-name="T3">מלבי</text:span></text:span><text:span text:style-name="Default_20_Paragraph_20_Font"><text:span text:style-name="T3">"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<text:span text:style-name="T3">ועוד</text:span></text:span><text:span text:style-name="Default_20_Paragraph_20_Font"><text:span text:style-name="T3">.</text:span></text:span></text:p></text:note-body></text:note><text:span text:style-name="Default_20_Paragraph_20_Font">) </text:span><text:span text:style-name="Default_20_Paragraph_20_Font">שונה</text:span><text:span text:style-name="Default_20_Paragraph_20_Font"> </text:span><text:span text:style-name="Default_20_Paragraph_20_Font">משלושת</text:span><text:span text:style-name="Default_20_Paragraph_20_Font"> </text:span><text:span text:style-name="Default_20_Paragraph_20_Font">ה</text:span><text:span text:style-name="Default_20_Paragraph_20_Font">"</text:span><text:span text:style-name="Default_20_Paragraph_20_Font">קטנים</text:span><text:span text:style-name="Default_20_Paragraph_20_Font">" </text:span><text:span text:style-name="Default_20_Paragraph_20_Font">הראשונים</text:span><text:span text:style-name="Default_20_Paragraph_20_Font">:</text:span></text:p>
      <text:list xml:id="list797686956" text:style-name="LS11">
        <text:list-item>
          <text:p text:style-name="P26"><text:span text:style-name="Default_20_Paragraph_20_Font">לגבי</text:span><text:span text:style-name="Default_20_Paragraph_20_Font"> </text:span><text:span text:style-name="Default_20_Paragraph_20_Font">שלושת</text:span><text:span text:style-name="Default_20_Paragraph_20_Font"> </text:span><text:span text:style-name="Default_20_Paragraph_20_Font">הראשונים</text:span><text:span text:style-name="Default_20_Paragraph_20_Font">, </text:span><text:span text:style-name="Default_20_Paragraph_20_Font">הכתוב</text:span><text:span text:style-name="Default_20_Paragraph_20_Font"> </text:span><text:span text:style-name="Default_20_Paragraph_20_Font">מפרט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חולשתם</text:span><text:span text:style-name="Default_20_Paragraph_20_Font"> - </text:span><text:span text:style-name="Default_20_Paragraph_20_Font"><text:span text:style-name="T4">הנמלים</text:span></text:span><text:span text:style-name="Default_20_Paragraph_20_Font"><text:span text:style-name="T4"> </text:span></text:span><text:span text:style-name="Default_20_Paragraph_20_Font"><text:span text:style-name="T4">עם</text:span></text:span><text:span text:style-name="Default_20_Paragraph_20_Font"><text:span text:style-name="T4"> </text:span></text:span><text:span text:style-name="Default_20_Paragraph_20_Font"><text:span text:style-name="T4">לא</text:span></text:span><text:span text:style-name="Default_20_Paragraph_20_Font"><text:span text:style-name="T4"> </text:span></text:span><text:span text:style-name="Default_20_Paragraph_20_Font"><text:span text:style-name="T4">עז</text:span></text:span><text:span text:style-name="Default_20_Paragraph_20_Font">, </text:span><text:span text:style-name="Default_20_Paragraph_20_Font"><text:span text:style-name="T4">השפנים</text:span></text:span><text:span text:style-name="Default_20_Paragraph_20_Font"><text:span text:style-name="T4"> </text:span></text:span><text:span text:style-name="Default_20_Paragraph_20_Font"><text:span text:style-name="T4">עם</text:span></text:span><text:span text:style-name="Default_20_Paragraph_20_Font"><text:span text:style-name="T4"> </text:span></text:span><text:span text:style-name="Default_20_Paragraph_20_Font"><text:span text:style-name="T4">לא</text:span></text:span><text:span text:style-name="Default_20_Paragraph_20_Font"><text:span text:style-name="T4"> </text:span></text:span><text:span text:style-name="Default_20_Paragraph_20_Font"><text:span text:style-name="T4">עצום</text:span></text:span><text:span text:style-name="Default_20_Paragraph_20_Font">, </text:span><text:span text:style-name="Default_20_Paragraph_20_Font"><text:span text:style-name="T4">מלך</text:span></text:span><text:span text:style-name="Default_20_Paragraph_20_Font"><text:span text:style-name="T4"> </text:span></text:span><text:span text:style-name="Default_20_Paragraph_20_Font"><text:span text:style-name="T4">אין</text:span></text:span><text:span text:style-name="Default_20_Paragraph_20_Font"><text:span text:style-name="T4"> </text:span></text:span><text:span text:style-name="Default_20_Paragraph_20_Font"><text:span text:style-name="T4">לארבה</text:span></text:span><text:span text:style-name="Default_20_Paragraph_20_Font">; </text:span><text:span text:style-name="Default_20_Paragraph_20_Font">אך</text:span><text:span text:style-name="Default_20_Paragraph_20_Font"> </text:span><text:span text:style-name="Default_20_Paragraph_20_Font">לגבי</text:span><text:span text:style-name="Default_20_Paragraph_20_Font"> </text:span><text:span text:style-name="Default_20_Paragraph_20_Font">השממית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פירוט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חולשתה</text:span><text:span text:style-name="Default_20_Paragraph_20_Font">.</text:span></text:p>
        </text:list-item>
        <text:list-item>
          <text:p text:style-name="P26"><text:span text:style-name="Default_20_Paragraph_20_Font">שלושת</text:span><text:span text:style-name="Default_20_Paragraph_20_Font"> </text:span><text:span text:style-name="Default_20_Paragraph_20_Font">הראשונים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<text:span text:style-name="T4">עם</text:span></text:span><text:span text:style-name="Default_20_Paragraph_20_Font"> </text:span><text:span text:style-name="Default_20_Paragraph_20_Font">גדול</text:span><text:span text:style-name="Default_20_Paragraph_20_Font">, </text:span><text:span text:style-name="Default_20_Paragraph_20_Font">והשממית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יחידה</text:span><text:span text:style-name="Default_20_Paragraph_20_Font">.</text:span></text:p>
        </text:list-item>
      </text:list>
      <text:p text:style-name="P3"><text:span text:style-name="Default_20_Paragraph_20_Font">חולשת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שממית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בדיוק</text:span><text:span text:style-name="Default_20_Paragraph_20_Font"> </text:span><text:span text:style-name="Default_20_Paragraph_20_Font">בזה</text:span><text:span text:style-name="Default_20_Paragraph_20_Font">, </text:span><text:span text:style-name="Default_20_Paragraph_20_Font">שהיא</text:span><text:span text:style-name="Default_20_Paragraph_20_Font"> </text:span><text:span text:style-name="Default_20_Paragraph_20_Font">יחידה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שהיא</text:span><text:span text:style-name="Default_20_Paragraph_20_Font"> </text:span><text:span text:style-name="Default_20_Paragraph_20_Font">קטנה</text:span><text:span text:style-name="Default_20_Paragraph_20_Font"> </text:span><text:span text:style-name="Default_20_Paragraph_20_Font">בפני</text:span><text:span text:style-name="Default_20_Paragraph_20_Font"> </text:span><text:span text:style-name="Default_20_Paragraph_20_Font">עצמה</text:span><text:span text:style-name="Default_20_Paragraph_20_Font">, </text:span><text:span text:style-name="Default_20_Paragraph_20_Font">אין</text:span><text:span text:style-name="Default_20_Paragraph_20_Font"> </text:span><text:span text:style-name="Default_20_Paragraph_20_Font">לה</text:span><text:span text:style-name="Default_20_Paragraph_20_Font"> </text:span><text:span text:style-name="Default_20_Paragraph_20_Font">אפי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יתרון</text:span><text:span text:style-name="Default_20_Paragraph_20_Font"> </text:span><text:span text:style-name="Default_20_Paragraph_20_Font">המספרי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עמים</text:span><text:span text:style-name="Default_20_Paragraph_20_Font">" </text:span><text:span text:style-name="Default_20_Paragraph_20_Font">האחרים</text:span><text:span text:style-name="Default_20_Paragraph_20_Font">.</text:span></text:p>
      <text:p text:style-name="P3"><text:span text:style-name="Default_20_Paragraph_20_Font">עם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ההצלח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שממית</text:span><text:span text:style-name="Default_20_Paragraph_20_Font"> </text:span><text:span text:style-name="Default_20_Paragraph_20_Font">גדולה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שלושת</text:span><text:span text:style-name="Default_20_Paragraph_20_Font"> </text:span><text:span text:style-name="Default_20_Paragraph_20_Font">הקטנים</text:span><text:span text:style-name="Default_20_Paragraph_20_Font"> </text:span><text:span text:style-name="Default_20_Paragraph_20_Font">האחרים</text:span><text:span text:style-name="Default_20_Paragraph_20_Font">: </text:span><text:span text:style-name="Default_20_Paragraph_20_Font">שלושת</text:span><text:span text:style-name="Default_20_Paragraph_20_Font"> </text:span><text:span text:style-name="Default_20_Paragraph_20_Font">האחרים</text:span><text:span text:style-name="Default_20_Paragraph_20_Font"> </text:span><text:span text:style-name="Default_20_Paragraph_20_Font">מצליחים</text:span><text:span text:style-name="Default_20_Paragraph_20_Font"> </text:span><text:span text:style-name="Default_20_Paragraph_20_Font">להסתדר</text:span><text:span text:style-name="Default_20_Paragraph_20_Font"> </text:span><text:span text:style-name="Default_20_Paragraph_20_Font">בתחומים</text:span><text:span text:style-name="Default_20_Paragraph_20_Font"> </text:span><text:span text:style-name="Default_20_Paragraph_20_Font">מסויימים</text:span><text:span text:style-name="Default_20_Paragraph_20_Font"> - </text:span><text:span text:style-name="Default_20_Paragraph_20_Font">הנמלים</text:span><text:span text:style-name="Default_20_Paragraph_20_Font"> </text:span><text:span text:style-name="Default_20_Paragraph_20_Font">בכלכלה</text:span><text:span text:style-name="Default_20_Paragraph_20_Font"> </text:span><text:span text:style-name="Default_20_Paragraph_20_Font"><text:span text:style-name="T4">ויכינו</text:span></text:span><text:span text:style-name="Default_20_Paragraph_20_Font"><text:span text:style-name="T4"> </text:span></text:span><text:span text:style-name="Default_20_Paragraph_20_Font"><text:span text:style-name="T4">בקיץ</text:span></text:span><text:span text:style-name="Default_20_Paragraph_20_Font"><text:span text:style-name="T4"> </text:span></text:span><text:span text:style-name="Default_20_Paragraph_20_Font"><text:span text:style-name="T4">לחמם</text:span></text:span><text:span text:style-name="Default_20_Paragraph_20_Font">, </text:span><text:span text:style-name="Default_20_Paragraph_20_Font">השפנים</text:span><text:span text:style-name="Default_20_Paragraph_20_Font"> </text:span><text:span text:style-name="Default_20_Paragraph_20_Font">בהגנה</text:span><text:span text:style-name="Default_20_Paragraph_20_Font"> </text:span><text:span text:style-name="Default_20_Paragraph_20_Font"><text:span text:style-name="T4">וישימו</text:span></text:span><text:span text:style-name="Default_20_Paragraph_20_Font"><text:span text:style-name="T4"> </text:span></text:span><text:span text:style-name="Default_20_Paragraph_20_Font"><text:span text:style-name="T4">בסלע</text:span></text:span><text:span text:style-name="Default_20_Paragraph_20_Font"><text:span text:style-name="T4"> </text:span></text:span><text:span text:style-name="Default_20_Paragraph_20_Font"><text:span text:style-name="T4">ביתם</text:span></text:span><text:span text:style-name="Default_20_Paragraph_20_Font">, </text:span><text:span text:style-name="Default_20_Paragraph_20_Font">הארבה</text:span><text:span text:style-name="Default_20_Paragraph_20_Font"> </text:span><text:span text:style-name="Default_20_Paragraph_20_Font">בהתקפה</text:span><text:span text:style-name="Default_20_Paragraph_20_Font"> </text:span><text:span text:style-name="Default_20_Paragraph_20_Font"><text:span text:style-name="T4">ויצא</text:span></text:span><text:span text:style-name="Default_20_Paragraph_20_Font"><text:span text:style-name="T4"> </text:span></text:span><text:span text:style-name="Default_20_Paragraph_20_Font"><text:span text:style-name="T4">חוצץ</text:span></text:span><text:span text:style-name="Default_20_Paragraph_20_Font"><text:span text:style-name="T4"> </text:span></text:span><text:span text:style-name="Default_20_Paragraph_20_Font"><text:span text:style-name="T4">כולו</text:span></text:span><text:span text:style-name="Default_20_Paragraph_20_Font">. </text:span><text:span text:style-name="Default_20_Paragraph_20_Font">אבל</text:span><text:span text:style-name="Default_20_Paragraph_20_Font"> </text:span><text:span text:style-name="Default_20_Paragraph_20_Font">השממית</text:span><text:span text:style-name="Default_20_Paragraph_20_Font"> </text:span><text:span text:style-name="Default_20_Paragraph_20_Font">מצליחה</text:span><text:span text:style-name="Default_20_Paragraph_20_Font"> </text:span><text:span text:style-name="Default_20_Paragraph_20_Font">להסתדר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כולם</text:span><text:span text:style-name="Default_20_Paragraph_20_Font"> - </text:span><text:span text:style-name="Default_20_Paragraph_20_Font">היא</text:span><text:span text:style-name="Default_20_Paragraph_20_Font"> </text:span><text:span text:style-name="Default_20_Paragraph_20_Font">מגיעה</text:span><text:span text:style-name="Default_20_Paragraph_20_Font"> </text:span><text:span text:style-name="Default_20_Paragraph_20_Font">ל</text:span><text:span text:style-name="Default_20_Paragraph_20_Font"><text:span text:style-name="T4">היכלי</text:span></text:span><text:span text:style-name="Default_20_Paragraph_20_Font"><text:span text:style-name="T4"> </text:span></text:span><text:span text:style-name="Default_20_Paragraph_20_Font"><text:span text:style-name="T4">מלך</text:span></text:span><text:span text:style-name="Default_20_Paragraph_20_Font">, </text:span><text:span text:style-name="Default_20_Paragraph_20_Font">היא</text:span><text:span text:style-name="Default_20_Paragraph_20_Font"> </text:span><text:span text:style-name="Default_20_Paragraph_20_Font">תופש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טון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ולם</text:span><text:span text:style-name="Default_20_Paragraph_20_Font">.</text:span></text:p>
      <text:p text:style-name="P3"/>
      <text:p text:style-name="P3"><text:span text:style-name="Default_20_Paragraph_20_Font">מהי</text:span><text:span text:style-name="Default_20_Paragraph_20_Font"> </text:span><text:span text:style-name="Default_20_Paragraph_20_Font">המשמע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בנה</text:span><text:span text:style-name="Default_20_Paragraph_20_Font"> </text:span><text:span text:style-name="Default_20_Paragraph_20_Font">הקטע</text:span><text:span text:style-name="Default_20_Paragraph_20_Font">?</text:span></text:p>
      <text:p text:style-name="P3"/>
      <text:p text:style-name="P3"><text:span text:style-name="Default_20_Paragraph_20_Font">1. </text:span><text:span text:style-name="Default_20_Paragraph_20_Font">ייתכן</text:span><text:span text:style-name="Default_20_Paragraph_20_Font"> </text:span><text:span text:style-name="Default_20_Paragraph_20_Font">שהמבנה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להדגיש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עלת</text:span><text:span text:style-name="Default_20_Paragraph_20_Font"> </text:span><text:span text:style-name="Default_20_Paragraph_20_Font">החכמה</text:span><text:span text:style-name="Default_20_Paragraph_20_Font"> - </text:span><text:span text:style-name="Default_20_Paragraph_20_Font">גם</text:span><text:span text:style-name="Default_20_Paragraph_20_Font"> </text:span><text:span text:style-name="Default_20_Paragraph_20_Font">היצור</text:span><text:span text:style-name="Default_20_Paragraph_20_Font"> </text:span><text:span text:style-name="Default_20_Paragraph_20_Font">הקטן</text:span><text:span text:style-name="Default_20_Paragraph_20_Font"> </text:span><text:span text:style-name="Default_20_Paragraph_20_Font">והחלש</text:span><text:span text:style-name="Default_20_Paragraph_20_Font"> </text:span><text:span text:style-name="Default_20_Paragraph_20_Font">ביותר</text:span><text:span text:style-name="Default_20_Paragraph_20_Font">, </text:span><text:span text:style-name="Default_20_Paragraph_20_Font">שנמצא</text:span><text:span text:style-name="Default_20_Paragraph_20_Font"> </text:span><text:span text:style-name="Default_20_Paragraph_20_Font">לבדו</text:span><text:span text:style-name="Default_20_Paragraph_20_Font"> </text:span><text:span text:style-name="Default_20_Paragraph_20_Font">ללא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שיעזור</text:span><text:span text:style-name="Default_20_Paragraph_20_Font"> </text:span><text:span text:style-name="Default_20_Paragraph_20_Font">לו</text:span><text:span text:style-name="Default_20_Paragraph_20_Font">, </text:span><text:span text:style-name="Default_20_Paragraph_20_Font">יכול</text:span><text:span text:style-name="Default_20_Paragraph_20_Font"> </text:span><text:span text:style-name="Default_20_Paragraph_20_Font">להגיע</text:span><text:span text:style-name="Default_20_Paragraph_20_Font"> </text:span><text:span text:style-name="Default_20_Paragraph_20_Font">למעמד</text:span><text:span text:style-name="Default_20_Paragraph_20_Font"> </text:span><text:span text:style-name="Default_20_Paragraph_20_Font">הגבוה</text:span><text:span text:style-name="Default_20_Paragraph_20_Font"> </text:span><text:span text:style-name="Default_20_Paragraph_20_Font">ביותר</text:span><text:span text:style-name="Default_20_Paragraph_20_Font">, </text:span><text:span text:style-name="Default_20_Paragraph_20_Font">להיכלי</text:span><text:span text:style-name="Default_20_Paragraph_20_Font"> </text:span><text:span text:style-name="Default_20_Paragraph_20_Font">מלך</text:span><text:span text:style-name="Default_20_Paragraph_20_Font">, </text:span><text:span text:style-name="Default_20_Paragraph_20_Font">א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פועל</text:span><text:span text:style-name="Default_20_Paragraph_20_Font"> </text:span><text:span text:style-name="Default_20_Paragraph_20_Font">בחכמה</text:span><text:span text:style-name="Default_20_Paragraph_20_Font">.</text:span></text:p>
      <text:p text:style-name="P3"/>
      <text:p text:style-name="P13"><text:span text:style-name="Default_20_Paragraph_20_Font">2. </text:span><text:span text:style-name="Default_20_Paragraph_20_Font">אך</text:span><text:span text:style-name="Default_20_Paragraph_20_Font"> </text:span><text:span text:style-name="Default_20_Paragraph_20_Font">ייתכן</text:span><text:span text:style-name="Default_20_Paragraph_20_Font"> </text:span><text:span text:style-name="Default_20_Paragraph_20_Font">שיש</text:span><text:span text:style-name="Default_20_Paragraph_20_Font"> </text:span><text:span text:style-name="Default_20_Paragraph_20_Font">כאן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זהרה</text:span><text:span text:style-name="Default_20_Paragraph_20_Font"> </text:span><text:span text:style-name="Default_20_Paragraph_20_Font">לעם</text:span><text:span text:style-name="Default_20_Paragraph_20_Font">: </text:span><text:span text:style-name="Default_20_Paragraph_20_Font">אזהרה</text:span><text:span text:style-name="Default_20_Paragraph_20_Font"> </text:span><text:span text:style-name="Default_20_Paragraph_20_Font">מפני</text:span><text:span text:style-name="Default_20_Paragraph_20_Font"> "</text:span><text:span text:style-name="Default_20_Paragraph_20_Font">עכבישים</text:span><text:span text:style-name="Default_20_Paragraph_20_Font">", </text:span><text:span text:style-name="Default_20_Paragraph_20_Font">יצורים</text:span><text:span text:style-name="Default_20_Paragraph_20_Font"> </text:span><text:span text:style-name="Default_20_Paragraph_20_Font">קטנים</text:span><text:span text:style-name="Default_20_Paragraph_20_Font"> </text:span><text:span text:style-name="Default_20_Paragraph_20_Font">ומאוסים</text:span><text:span text:style-name="Default_20_Paragraph_20_Font">, </text:span><text:span text:style-name="Default_20_Paragraph_20_Font">שעלולים</text:span><text:span text:style-name="Default_20_Paragraph_20_Font"> </text:span><text:span text:style-name="Default_20_Paragraph_20_Font">לתפו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לטון</text:span><text:span text:style-name="Default_20_Paragraph_20_Font"> </text:span><text:span text:style-name="Default_20_Paragraph_20_Font">בידיים</text:span><text:span text:style-name="Default_20_Paragraph_20_Font"> </text:span><text:span text:style-name="Default_20_Paragraph_20_Font">ולהגיע</text:span><text:span text:style-name="Default_20_Paragraph_20_Font"> </text:span><text:span text:style-name="Default_20_Paragraph_20_Font">להיכלי</text:span><text:span text:style-name="Default_20_Paragraph_20_Font"> </text:span><text:span text:style-name="Default_20_Paragraph_20_Font">מלך</text:span><text:span text:style-name="Default_20_Paragraph_20_Font">. </text:span><text:span text:style-name="Default_20_Paragraph_20_Font">ראיה</text:span><text:span text:style-name="Default_20_Paragraph_20_Font"> </text:span><text:span text:style-name="Default_20_Paragraph_20_Font">לפירוש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הביא</text:span><text:span text:style-name="Default_20_Paragraph_20_Font"> </text:span><text:span text:style-name="Default_20_Paragraph_20_Font">מהקבלה</text:span><text:span text:style-name="Default_20_Paragraph_20_Font"> </text:span><text:span text:style-name="Default_20_Paragraph_20_Font">למשל</text:span><text:span text:style-name="Default_20_Paragraph_20_Font"> </text:span><text:span text:style-name="Default_20_Paragraph_20_Font">אחר</text:span><text:span text:style-name="Default_20_Paragraph_20_Font">, </text:span><text:span text:style-name="Default_20_Paragraph_20_Font">שנאמר</text:span><text:span text:style-name="Default_20_Paragraph_20_Font"> </text:span><text:span text:style-name="Default_20_Paragraph_20_Font">שנים</text:span><text:span text:style-name="Default_20_Paragraph_20_Font"> </text:span><text:span text:style-name="Default_20_Paragraph_20_Font">רבות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זה</text:span><text:span text:style-name="Default_20_Paragraph_20_Font"> - </text:span><text:span text:style-name="Default_20_Paragraph_20_Font">משל</text:span><text:span text:style-name="Default_20_Paragraph_20_Font"> </text:span><text:span text:style-name="Default_20_Paragraph_20_Font">יותם</text:span><text:note text:id="ftn9" text:note-class="footnote"><text:note-citation>2</text:note-citation><text:note-body><text:p text:style-name="P16"><text:span text:style-name="Default_20_Paragraph_20_Font"><text:span text:style-name="T3"><text:s/></text:span></text:span><text:span text:style-name="Default_20_Paragraph_20_Font"><text:span text:style-name="T3">הק</text:span></text:span><text:span text:style-name="Default_20_Paragraph_20_Font"><text:span text:style-name="T3">בלה</text:span></text:span><text:span text:style-name="Default_20_Paragraph_20_Font"><text:span text:style-name="T3"> </text:span></text:span><text:span text:style-name="Default_20_Paragraph_20_Font"><text:span text:style-name="T3">זו</text:span></text:span><text:span text:style-name="Default_20_Paragraph_20_Font"><text:span text:style-name="T3"> </text:span></text:span><text:span text:style-name="Default_20_Paragraph_20_Font"><text:span text:style-name="T3">כבר</text:span></text:span><text:span text:style-name="Default_20_Paragraph_20_Font"><text:span text:style-name="T3"> </text:span></text:span><text:span text:style-name="Default_20_Paragraph_20_Font"><text:span text:style-name="T3">נזכרה</text:span></text:span><text:span text:style-name="Default_20_Paragraph_20_Font"><text:span text:style-name="T3"> </text:span></text:span><text:span text:style-name="Default_20_Paragraph_20_Font"><text:span text:style-name="T3">בספרו</text:span></text:span><text:span text:style-name="Default_20_Paragraph_20_Font"><text:span text:style-name="T3"> </text:span></text:span><text:span text:style-name="Default_20_Paragraph_20_Font"><text:span text:style-name="T3">של</text:span></text:span><text:span text:style-name="Default_20_Paragraph_20_Font"><text:span text:style-name="T3"> </text:span></text:span><text:span text:style-name="Default_20_Paragraph_20_Font"><text:span text:style-name="T3">אברהם</text:span></text:span><text:span text:style-name="Default_20_Paragraph_20_Font"><text:span text:style-name="T3"> </text:span></text:span><text:span text:style-name="Default_20_Paragraph_20_Font"><text:span text:style-name="T3">אהוביה</text:span></text:span><text:span text:style-name="Default_20_Paragraph_20_Font"><text:span text:style-name="T3">, "</text:span></text:span><text:span text:style-name="Default_20_Paragraph_20_Font"><text:span text:style-name="T3">ככל</text:span></text:span><text:span text:style-name="Default_20_Paragraph_20_Font"><text:span text:style-name="T3"> </text:span></text:span><text:span text:style-name="Default_20_Paragraph_20_Font"><text:span text:style-name="T3">הכתוב</text:span></text:span><text:span text:style-name="Default_20_Paragraph_20_Font"><text:span text:style-name="T3">", </text:span></text:span><text:span text:style-name="Default_20_Paragraph_20_Font"><text:span text:style-name="T3">עמ</text:span></text:span><text:span text:style-name="Default_20_Paragraph_20_Font"><text:span text:style-name="T3">' 262.</text:span></text:span></text:p></text:note-body></text:note><text:span text:style-name="Default_20_Paragraph_20_Font"><text:span text:style-name="T4">:</text:span></text:span></text:p>
      <text:p text:style-name="P8"><text:span text:style-name="Default_20_Paragraph_20_Font">ה</text:span><text:span text:style-name="Default_20_Paragraph_20_Font">ָ</text:span><text:span text:style-name="Default_20_Paragraph_20_Font">לו</text:span><text:span text:style-name="Default_20_Paragraph_20_Font">ֹ</text:span><text:span text:style-name="Default_20_Paragraph_20_Font">ך</text:span><text:span text:style-name="Default_20_Paragraph_20_Font">ְ </text:span><text:span text:style-name="Default_20_Paragraph_20_Font">ה</text:span><text:span text:style-name="Default_20_Paragraph_20_Font">ָ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ֵ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ש</text:span><text:span text:style-name="Default_20_Paragraph_20_Font">ֹׁ</text:span><text:span text:style-name="Default_20_Paragraph_20_Font">ח</text:span><text:span text:style-name="Default_20_Paragraph_20_Font">ַ 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.</text:span></text:p>
      <text:p text:style-name="P8"><text:span text:style-name="Default_20_Paragraph_20_Font"><text:span text:style-name="T4">ו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ֹּ</text:span></text:span><text:span text:style-name="Default_20_Paragraph_20_Font"><text:span text:style-name="T4">אמ</text:span></text:span><text:span text:style-name="Default_20_Paragraph_20_Font"><text:span text:style-name="T4">ְ</text:span></text:span><text:span text:style-name="Default_20_Paragraph_20_Font"><text:span text:style-name="T4">רו</text:span></text:span><text:span text:style-name="Default_20_Paragraph_20_Font"><text:span text:style-name="T4">ּ </text:span></text:span><text:span text:style-name="Default_20_Paragraph_20_Font"><text:span text:style-name="T4">ל</text:span></text:span><text:span text:style-name="Default_20_Paragraph_20_Font"><text:span text:style-name="T4">ַ</text:span></text:span><text:span text:style-name="Default_20_Paragraph_20_Font"><text:span text:style-name="T4">ז</text:span></text:span><text:span text:style-name="Default_20_Paragraph_20_Font"><text:span text:style-name="T4">ַּ</text:span></text:span><text:span text:style-name="Default_20_Paragraph_20_Font"><text:span text:style-name="T4">י</text:span></text:span><text:span text:style-name="Default_20_Paragraph_20_Font"><text:span text:style-name="T4">ִ</text:span></text:span><text:span text:style-name="Default_20_Paragraph_20_Font"><text:span text:style-name="T4">ת</text:span></text:span><text:span text:style-name="Default_20_Paragraph_20_Font"> '</text:span><text:span text:style-name="Default_20_Paragraph_20_Font">מלוכה</text:span><text:span text:style-name="Default_20_Paragraph_20_Font"> [</text:span><text:span text:style-name="Default_20_Paragraph_20_Font">מ</text:span><text:span text:style-name="Default_20_Paragraph_20_Font">ָ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קרי</text:span><text:span text:style-name="Default_20_Paragraph_20_Font">]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ֵ</text:span><text:span text:style-name="Default_20_Paragraph_20_Font">ינו</text:span><text:span text:style-name="Default_20_Paragraph_20_Font">ּ';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ַּ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 '</text:span><text:span text:style-name="Default_20_Paragraph_20_Font">ה</text:span><text:span text:style-name="Default_20_Paragraph_20_Font">ֶ</text:span><text:span text:style-name="Default_20_Paragraph_20_Font">ח</text:span><text:span text:style-name="Default_20_Paragraph_20_Font">ֳ</text:span><text:span text:style-name="Default_20_Paragraph_20_Font">ד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ד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כ</text:span><text:span text:style-name="Default_20_Paragraph_20_Font">ַ</text:span><text:span text:style-name="Default_20_Paragraph_20_Font">ב</text:span><text:span text:style-name="Default_20_Paragraph_20_Font">ְּ</text:span><text:span text:style-name="Default_20_Paragraph_20_Font">דו</text:span><text:span text:style-name="Default_20_Paragraph_20_Font">ּ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ל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נו</text:span><text:span text:style-name="Default_20_Paragraph_20_Font">ּ</text:span><text:span text:style-name="Default_20_Paragraph_20_Font">ע</text:span><text:span text:style-name="Default_20_Paragraph_20_Font">ַ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ֵ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?'.</text:span></text:p>
      <text:p text:style-name="P8"><text:span text:style-name="Default_20_Paragraph_20_Font"><text:span text:style-name="T4">ו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ֹּ</text:span></text:span><text:span text:style-name="Default_20_Paragraph_20_Font"><text:span text:style-name="T4">אמ</text:span></text:span><text:span text:style-name="Default_20_Paragraph_20_Font"><text:span text:style-name="T4">ְ</text:span></text:span><text:span text:style-name="Default_20_Paragraph_20_Font"><text:span text:style-name="T4">רו</text:span></text:span><text:span text:style-name="Default_20_Paragraph_20_Font"><text:span text:style-name="T4">ּ </text:span></text:span><text:span text:style-name="Default_20_Paragraph_20_Font"><text:span text:style-name="T4">ה</text:span></text:span><text:span text:style-name="Default_20_Paragraph_20_Font"><text:span text:style-name="T4">ָ</text:span></text:span><text:span text:style-name="Default_20_Paragraph_20_Font"><text:span text:style-name="T4">ע</text:span></text:span><text:span text:style-name="Default_20_Paragraph_20_Font"><text:span text:style-name="T4">ֵ</text:span></text:span><text:span text:style-name="Default_20_Paragraph_20_Font"><text:span text:style-name="T4">צ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<text:span text:style-name="T4"> </text:span></text:span><text:span text:style-name="Default_20_Paragraph_20_Font"><text:span text:style-name="T4">ל</text:span></text:span><text:span text:style-name="Default_20_Paragraph_20_Font"><text:span text:style-name="T4">ַ</text:span></text:span><text:span text:style-name="Default_20_Paragraph_20_Font"><text:span text:style-name="T4">ת</text:span></text:span><text:span text:style-name="Default_20_Paragraph_20_Font"><text:span text:style-name="T4">ְּ</text:span></text:span><text:span text:style-name="Default_20_Paragraph_20_Font"><text:span text:style-name="T4">א</text:span></text:span><text:span text:style-name="Default_20_Paragraph_20_Font"><text:span text:style-name="T4">ֵ</text:span></text:span><text:span text:style-name="Default_20_Paragraph_20_Font"><text:span text:style-name="T4">נ</text:span></text:span><text:span text:style-name="Default_20_Paragraph_20_Font"><text:span text:style-name="T4">ָ</text:span></text:span><text:span text:style-name="Default_20_Paragraph_20_Font"><text:span text:style-name="T4">ה</text:span></text:span><text:span text:style-name="Default_20_Paragraph_20_Font"> '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ְּ </text:span><text:span text:style-name="Default_20_Paragraph_20_Font">מ</text:span><text:span text:style-name="Default_20_Paragraph_20_Font">ָ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ֵ</text:span><text:span text:style-name="Default_20_Paragraph_20_Font">ינו</text:span><text:span text:style-name="Default_20_Paragraph_20_Font">ּ'.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ת</text:span><text:span text:style-name="Default_20_Paragraph_20_Font">ְּ</text:span><text:span text:style-name="Default_20_Paragraph_20_Font">א</text:span><text:span text:style-name="Default_20_Paragraph_20_Font">ֵ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'</text:span><text:span text:style-name="Default_20_Paragraph_20_Font">ה</text:span><text:span text:style-name="Default_20_Paragraph_20_Font">ֶ</text:span><text:span text:style-name="Default_20_Paragraph_20_Font">ח</text:span><text:span text:style-name="Default_20_Paragraph_20_Font">ֳ</text:span><text:span text:style-name="Default_20_Paragraph_20_Font">ד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ְ</text:span><text:span text:style-name="Default_20_Paragraph_20_Font">ק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ְּ</text:span><text:span text:style-name="Default_20_Paragraph_20_Font">נו</text:span><text:span text:style-name="Default_20_Paragraph_20_Font">ּ</text:span><text:span text:style-name="Default_20_Paragraph_20_Font">ב</text:span><text:span text:style-name="Default_20_Paragraph_20_Font">ָ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ט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ל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נו</text:span><text:span text:style-name="Default_20_Paragraph_20_Font">ּ</text:span><text:span text:style-name="Default_20_Paragraph_20_Font">ע</text:span><text:span text:style-name="Default_20_Paragraph_20_Font">ַ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ֵ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?'.</text:span></text:p>
      <text:p text:style-name="P8"><text:span text:style-name="Default_20_Paragraph_20_Font"><text:span text:style-name="T4">ו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ֹּ</text:span></text:span><text:span text:style-name="Default_20_Paragraph_20_Font"><text:span text:style-name="T4">אמ</text:span></text:span><text:span text:style-name="Default_20_Paragraph_20_Font"><text:span text:style-name="T4">ְ</text:span></text:span><text:span text:style-name="Default_20_Paragraph_20_Font"><text:span text:style-name="T4">רו</text:span></text:span><text:span text:style-name="Default_20_Paragraph_20_Font"><text:span text:style-name="T4">ּ </text:span></text:span><text:span text:style-name="Default_20_Paragraph_20_Font"><text:span text:style-name="T4">ה</text:span></text:span><text:span text:style-name="Default_20_Paragraph_20_Font"><text:span text:style-name="T4">ָ</text:span></text:span><text:span text:style-name="Default_20_Paragraph_20_Font"><text:span text:style-name="T4">ע</text:span></text:span><text:span text:style-name="Default_20_Paragraph_20_Font"><text:span text:style-name="T4">ֵ</text:span></text:span><text:span text:style-name="Default_20_Paragraph_20_Font"><text:span text:style-name="T4">צ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<text:span text:style-name="T4"> </text:span></text:span><text:span text:style-name="Default_20_Paragraph_20_Font"><text:span text:style-name="T4">ל</text:span></text:span><text:span text:style-name="Default_20_Paragraph_20_Font"><text:span text:style-name="T4">ַ</text:span></text:span><text:span text:style-name="Default_20_Paragraph_20_Font"><text:span text:style-name="T4">ג</text:span></text:span><text:span text:style-name="Default_20_Paragraph_20_Font"><text:span text:style-name="T4">ָּ</text:span></text:span><text:span text:style-name="Default_20_Paragraph_20_Font"><text:span text:style-name="T4">פ</text:span></text:span><text:span text:style-name="Default_20_Paragraph_20_Font"><text:span text:style-name="T4">ֶ</text:span></text:span><text:span text:style-name="Default_20_Paragraph_20_Font"><text:span text:style-name="T4">ן</text:span></text:span><text:span text:style-name="Default_20_Paragraph_20_Font"> '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ְּ </text:span><text:span text:style-name="Default_20_Paragraph_20_Font">מלוכי</text:span><text:span text:style-name="Default_20_Paragraph_20_Font"> [</text:span><text:span text:style-name="Default_20_Paragraph_20_Font">מ</text:span><text:span text:style-name="Default_20_Paragraph_20_Font">ָ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קרי</text:span><text:span text:style-name="Default_20_Paragraph_20_Font">]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ֵ</text:span><text:span text:style-name="Default_20_Paragraph_20_Font">ינו</text:span><text:span text:style-name="Default_20_Paragraph_20_Font">ּ'.</text:span><text:a xlink:type="simple" xlink:href="http://he.wikisource.org/wiki/קטגוריה:שופטים_ט_יג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ַ</text:span><text:span text:style-name="Default_20_Paragraph_20_Font">ת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ֶּ</text:span><text:span text:style-name="Default_20_Paragraph_20_Font">פ</text:span><text:span text:style-name="Default_20_Paragraph_20_Font">ֶ</text:span><text:span text:style-name="Default_20_Paragraph_20_Font">ן</text:span><text:span text:style-name="Default_20_Paragraph_20_Font"> '</text:span><text:span text:style-name="Default_20_Paragraph_20_Font">ה</text:span><text:span text:style-name="Default_20_Paragraph_20_Font">ֶ</text:span><text:span text:style-name="Default_20_Paragraph_20_Font">ח</text:span><text:span text:style-name="Default_20_Paragraph_20_Font">ֳ</text:span><text:span text:style-name="Default_20_Paragraph_20_Font">ד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ירו</text:span><text:span text:style-name="Default_20_Paragraph_20_Font">ֹ</text:span><text:span text:style-name="Default_20_Paragraph_20_Font">ש</text:span><text:span text:style-name="Default_20_Paragraph_20_Font">ִׁ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ְ</text:span><text:span text:style-name="Default_20_Paragraph_20_Font">ש</text:span><text:span text:style-name="Default_20_Paragraph_20_Font">ַׂ</text:span><text:span text:style-name="Default_20_Paragraph_20_Font">מ</text:span><text:span text:style-name="Default_20_Paragraph_20_Font">ֵּ</text:span><text:span text:style-name="Default_20_Paragraph_20_Font">ח</text:span><text:span text:style-name="Default_20_Paragraph_20_Font">ַ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ל</text:span><text:span text:style-name="Default_20_Paragraph_20_Font">ַ</text:span><text:span text:style-name="Default_20_Paragraph_20_Font">כ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נו</text:span><text:span text:style-name="Default_20_Paragraph_20_Font">ּ</text:span><text:span text:style-name="Default_20_Paragraph_20_Font">ע</text:span><text:span text:style-name="Default_20_Paragraph_20_Font">ַ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ֵ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?'.</text:span></text:p>
      <text:p text:style-name="P8"><text:span text:style-name="Default_20_Paragraph_20_Font"><text:span text:style-name="T4">ו</text:span></text:span><text:span text:style-name="Default_20_Paragraph_20_Font"><text:span text:style-name="T4">ַ</text:span></text:span><text:span text:style-name="Default_20_Paragraph_20_Font"><text:span text:style-name="T4">י</text:span></text:span><text:span text:style-name="Default_20_Paragraph_20_Font"><text:span text:style-name="T4">ֹּ</text:span></text:span><text:span text:style-name="Default_20_Paragraph_20_Font"><text:span text:style-name="T4">אמ</text:span></text:span><text:span text:style-name="Default_20_Paragraph_20_Font"><text:span text:style-name="T4">ְ</text:span></text:span><text:span text:style-name="Default_20_Paragraph_20_Font"><text:span text:style-name="T4">רו</text:span></text:span><text:span text:style-name="Default_20_Paragraph_20_Font"><text:span text:style-name="T4">ּ </text:span></text:span><text:span text:style-name="Default_20_Paragraph_20_Font"><text:span text:style-name="T4">כ</text:span></text:span><text:span text:style-name="Default_20_Paragraph_20_Font"><text:span text:style-name="T4">ָ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ָ</text:span></text:span><text:span text:style-name="Default_20_Paragraph_20_Font"><text:span text:style-name="T4">ע</text:span></text:span><text:span text:style-name="Default_20_Paragraph_20_Font"><text:span text:style-name="T4">ֵ</text:span></text:span><text:span text:style-name="Default_20_Paragraph_20_Font"><text:span text:style-name="T4">צ</text:span></text:span><text:span text:style-name="Default_20_Paragraph_20_Font"><text:span text:style-name="T4">ִ</text:span></text:span><text:span text:style-name="Default_20_Paragraph_20_Font"><text:span text:style-name="T4">ים</text:span></text:span><text:span text:style-name="Default_20_Paragraph_20_Font"><text:span text:style-name="T4"> </text:span></text:span><text:span text:style-name="Default_20_Paragraph_20_Font"><text:span text:style-name="T4">א</text:span></text:span><text:span text:style-name="Default_20_Paragraph_20_Font"><text:span text:style-name="T4">ֶ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ה</text:span></text:span><text:span text:style-name="Default_20_Paragraph_20_Font"><text:span text:style-name="T4">ָ</text:span></text:span><text:span text:style-name="Default_20_Paragraph_20_Font"><text:span text:style-name="T4">א</text:span></text:span><text:span text:style-name="Default_20_Paragraph_20_Font"><text:span text:style-name="T4">ָ</text:span></text:span><text:span text:style-name="Default_20_Paragraph_20_Font"><text:span text:style-name="T4">ט</text:span></text:span><text:span text:style-name="Default_20_Paragraph_20_Font"><text:span text:style-name="T4">ָ</text:span></text:span><text:span text:style-name="Default_20_Paragraph_20_Font"><text:span text:style-name="T4">ד</text:span></text:span><text:span text:style-name="Default_20_Paragraph_20_Font"> '</text:span><text:span text:style-name="Default_20_Paragraph_20_Font">ל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ך</text:span><text:span text:style-name="Default_20_Paragraph_20_Font">ְ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ֵ</text:span><text:span text:style-name="Default_20_Paragraph_20_Font">ינו</text:span><text:span text:style-name="Default_20_Paragraph_20_Font">ּ'.</text:span><text:a xlink:type="simple" xlink:href="http://he.wikisource.org/wiki/קטגוריה:שופטים_ט_טו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ט</text:span><text:span text:style-name="Default_20_Paragraph_20_Font">ָ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ֵ</text:span><text:span text:style-name="Default_20_Paragraph_20_Font">צ</text:span><text:span text:style-name="Default_20_Paragraph_20_Font">ִ</text:span><text:span text:style-name="Default_20_Paragraph_20_Font">ים</text:span><text:span text:style-name="Default_20_Paragraph_20_Font"> '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ֶּ</text:span><text:span text:style-name="Default_20_Paragraph_20_Font">א</text:span><text:span text:style-name="Default_20_Paragraph_20_Font">ֱ</text:span><text:span text:style-name="Default_20_Paragraph_20_Font">מ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ֶּ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ְׁ</text:span><text:span text:style-name="Default_20_Paragraph_20_Font">ח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 - </text:span><text:span text:style-name="Default_20_Paragraph_20_Font">ב</text:span><text:span text:style-name="Default_20_Paragraph_20_Font">ֹּ</text:span><text:span text:style-name="Default_20_Paragraph_20_Font">או</text:span><text:span text:style-name="Default_20_Paragraph_20_Font">ּ </text:span><text:span text:style-name="Default_20_Paragraph_20_Font">ח</text:span><text:span text:style-name="Default_20_Paragraph_20_Font">ֲ</text:span><text:span text:style-name="Default_20_Paragraph_20_Font">סו</text:span><text:span text:style-name="Default_20_Paragraph_20_Font">ּ </text:span><text:span text:style-name="Default_20_Paragraph_20_Font">ב</text:span><text:span text:style-name="Default_20_Paragraph_20_Font">ְ</text:span><text:span text:style-name="Default_20_Paragraph_20_Font">צ</text:span><text:span text:style-name="Default_20_Paragraph_20_Font">ִ</text:span><text:span text:style-name="Default_20_Paragraph_20_Font">ל</text:span><text:span text:style-name="Default_20_Paragraph_20_Font">ִּ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ן</text:span><text:span text:style-name="Default_20_Paragraph_20_Font"> - </text:span><text:span text:style-name="Default_20_Paragraph_20_Font">ת</text:span><text:span text:style-name="Default_20_Paragraph_20_Font">ֵּ</text:span><text:span text:style-name="Default_20_Paragraph_20_Font">צ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ט</text:span><text:span text:style-name="Default_20_Paragraph_20_Font">ָ</text:span><text:span text:style-name="Default_20_Paragraph_20_Font">ד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ֹ</text:span><text:span text:style-name="Default_20_Paragraph_20_Font">א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ז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ְּ</text:span><text:span text:style-name="Default_20_Paragraph_20_Font">ב</text:span><text:span text:style-name="Default_20_Paragraph_20_Font">ָ</text:span><text:span text:style-name="Default_20_Paragraph_20_Font">נו</text:span><text:span text:style-name="Default_20_Paragraph_20_Font">ֹ</text:span><text:span text:style-name="Default_20_Paragraph_20_Font">ן</text:span><text:span text:style-name="Default_20_Paragraph_20_Font">' <text:s/>(</text:span><text:span text:style-name="Default_20_Paragraph_20_Font">שופטים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ח</text:span><text:span text:style-name="Default_20_Paragraph_20_Font">-</text:span><text:span text:style-name="Default_20_Paragraph_20_Font">טו</text:span><text:span text:style-name="Default_20_Paragraph_20_Font">).</text:span></text:p>
      <text:p text:style-name="P6"><text:soft-page-break/></text:p>
      <text:p text:style-name="P3"><text:span text:style-name="Default_20_Paragraph_20_Font">גם</text:span><text:span text:style-name="Default_20_Paragraph_20_Font"> </text:span><text:span text:style-name="Default_20_Paragraph_20_Font">במשל</text:span><text:span text:style-name="Default_20_Paragraph_20_Font"> </text:span><text:span text:style-name="Default_20_Paragraph_20_Font">יותם</text:span><text:span text:style-name="Default_20_Paragraph_20_Font"> </text:span><text:span text:style-name="Default_20_Paragraph_20_Font">נזכרו</text:span><text:span text:style-name="Default_20_Paragraph_20_Font"> </text:span><text:span text:style-name="Default_20_Paragraph_20_Font">שלושה</text:span><text:span text:style-name="Default_20_Paragraph_20_Font"> </text:span><text:span text:style-name="Default_20_Paragraph_20_Font">וארבעה</text:span><text:span text:style-name="Default_20_Paragraph_20_Font">: </text:span><text:span text:style-name="Default_20_Paragraph_20_Font">שלושת</text:span><text:span text:style-name="Default_20_Paragraph_20_Font"> </text:span><text:span text:style-name="Default_20_Paragraph_20_Font">הראשונים</text:span><text:span text:style-name="Default_20_Paragraph_20_Font"> - </text:span><text:span text:style-name="Default_20_Paragraph_20_Font">הזית</text:span><text:span text:style-name="Default_20_Paragraph_20_Font">, </text:span><text:span text:style-name="Default_20_Paragraph_20_Font">הגפן</text:span><text:span text:style-name="Default_20_Paragraph_20_Font"> </text:span><text:span text:style-name="Default_20_Paragraph_20_Font">והתאנה</text:span><text:span text:style-name="Default_20_Paragraph_20_Font"> - </text:span><text:span text:style-name="Default_20_Paragraph_20_Font">נותנים</text:span><text:span text:style-name="Default_20_Paragraph_20_Font"> </text:span><text:span text:style-name="Default_20_Paragraph_20_Font">פירות</text:span><text:span text:style-name="Default_20_Paragraph_20_Font">, </text:span><text:span text:style-name="Default_20_Paragraph_20_Font">אין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בשלטון</text:span><text:span text:style-name="Default_20_Paragraph_20_Font"> </text:span><text:span text:style-name="Default_20_Paragraph_20_Font">ואין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במלך</text:span><text:span text:style-name="Default_20_Paragraph_20_Font">; </text:span><text:span text:style-name="Default_20_Paragraph_20_Font">הרביעי</text:span><text:span text:style-name="Default_20_Paragraph_20_Font"> - </text:span><text:span text:style-name="Default_20_Paragraph_20_Font">האטד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נותן</text:span><text:span text:style-name="Default_20_Paragraph_20_Font"> </text:span><text:span text:style-name="Default_20_Paragraph_20_Font">פירות</text:span><text:span text:style-name="Default_20_Paragraph_20_Font">, </text:span><text:span text:style-name="Default_20_Paragraph_20_Font">וכל</text:span><text:span text:style-name="Default_20_Paragraph_20_Font"> </text:span><text:span text:style-name="Default_20_Paragraph_20_Font">מטרתו</text:span><text:span text:style-name="Default_20_Paragraph_20_Font"> </text:span><text:span text:style-name="Default_20_Paragraph_20_Font">להפוך</text:span><text:span text:style-name="Default_20_Paragraph_20_Font"> </text:span><text:span text:style-name="Default_20_Paragraph_20_Font">למלך</text:span><text:span text:style-name="Default_20_Paragraph_20_Font">. </text:span><text:span text:style-name="Default_20_Paragraph_20_Font">משל</text:span><text:span text:style-name="Default_20_Paragraph_20_Font"> </text:span><text:span text:style-name="Default_20_Paragraph_20_Font">יותם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להזה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ם</text:span><text:span text:style-name="Default_20_Paragraph_20_Font"> </text:span><text:span text:style-name="Default_20_Paragraph_20_Font">מפני</text:span><text:span text:style-name="Default_20_Paragraph_20_Font"> </text:span><text:span text:style-name="Default_20_Paragraph_20_Font">הסכנות</text:span><text:span text:style-name="Default_20_Paragraph_20_Font"> </text:span><text:span text:style-name="Default_20_Paragraph_20_Font">שבמינוי</text:span><text:span text:style-name="Default_20_Paragraph_20_Font"> </text:span><text:span text:style-name="Default_20_Paragraph_20_Font">מלך</text:span><text:span text:style-name="Default_20_Paragraph_20_Font">, </text:span><text:span text:style-name="Default_20_Paragraph_20_Font">וייתכן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במשל</text:span><text:span text:style-name="Default_20_Paragraph_20_Font"> </text:span><text:span text:style-name="Default_20_Paragraph_20_Font">שלנו</text:span><text:span text:style-name="Default_20_Paragraph_20_Font"> -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- </text:span><text:span text:style-name="Default_20_Paragraph_20_Font">ישנו</text:span><text:span text:style-name="Default_20_Paragraph_20_Font"> </text:span><text:span text:style-name="Default_20_Paragraph_20_Font">מסר</text:span><text:span text:style-name="Default_20_Paragraph_20_Font"> </text:span><text:span text:style-name="Default_20_Paragraph_20_Font">אנטי</text:span><text:span text:style-name="Default_20_Paragraph_20_Font">-</text:span><text:span text:style-name="Default_20_Paragraph_20_Font">מלוכני</text:span><text:span text:style-name="Default_20_Paragraph_20_Font"> </text:span><text:span text:style-name="Default_20_Paragraph_20_Font">סמוי</text:span><text:span text:style-name="Default_20_Paragraph_20_Font">.</text:span></text:p>
      <text:p text:style-name="P3"/>
      <text:p text:style-name="P3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לב</text:span></text:span></text:p>
      <text:p text:style-name="P8"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ב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ב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נ</text:span><text:span text:style-name="Default_20_Paragraph_20_Font">ַ</text:span><text:span text:style-name="Default_20_Paragraph_20_Font">ש</text:span><text:span text:style-name="Default_20_Paragraph_20_Font">ֵּׂ</text:span><text:span text:style-name="Default_20_Paragraph_20_Font">א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ז</text:span><text:span text:style-name="Default_20_Paragraph_20_Font">ַ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ָ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ֶ</text:span><text:span text:style-name="Default_20_Paragraph_20_Font">ה</text:span><text:span text:style-name="Default_20_Paragraph_20_Font"> <text:s/>(</text:span><text:span text:style-name="Default_20_Paragraph_20_Font">משלי</text:span><text:span text:style-name="Default_20_Paragraph_20_Font"> </text:span><text:span text:style-name="Default_20_Paragraph_20_Font">ל</text:span><text:span text:style-name="Default_20_Paragraph_20_Font">', </text:span><text:span text:style-name="Default_20_Paragraph_20_Font">לב</text:span><text:span text:style-name="Default_20_Paragraph_20_Font">).</text:span></text:p>
      <text:p text:style-name="P3"/>
      <text:p text:style-name="P3"><text:span text:style-name="Default_20_Paragraph_20_Font">לפי</text:span><text:span text:style-name="Default_20_Paragraph_20_Font"> </text:span><text:span text:style-name="Default_20_Paragraph_20_Font">רוב</text:span><text:span text:style-name="Default_20_Paragraph_20_Font"> </text:span><text:span text:style-name="Default_20_Paragraph_20_Font">המפרשים</text:span><text:span text:style-name="Default_20_Paragraph_20_Font">, </text:span><text:span text:style-name="Default_20_Paragraph_20_Font">הפועל</text:span><text:span text:style-name="Default_20_Paragraph_20_Font"> </text:span><text:span text:style-name="Default_20_Paragraph_20_Font"><text:span text:style-name="T4">נבל</text:span></text:span><text:span text:style-name="Default_20_Paragraph_20_Font"> </text:span><text:span text:style-name="Default_20_Paragraph_20_Font">מציין</text:span><text:span text:style-name="Default_20_Paragraph_20_Font"> </text:span><text:span text:style-name="Default_20_Paragraph_20_Font">עלבון</text:span><text:span text:style-name="Default_20_Paragraph_20_Font"> </text:span><text:span text:style-name="Default_20_Paragraph_20_Font">והשפלה</text:span><text:span text:style-name="Default_20_Paragraph_20_Font">, </text:span><text:span text:style-name="Default_20_Paragraph_20_Font">והמסר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להגיב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שפלות</text:span><text:span text:style-name="Default_20_Paragraph_20_Font">, </text:span><text:span text:style-name="Default_20_Paragraph_20_Font">למשל</text:span><text:span text:style-name="Default_20_Paragraph_20_Font">: "</text:span><text:span text:style-name="Default_20_Paragraph_20_Font">אם</text:span><text:span text:style-name="Default_20_Paragraph_20_Font"> </text:span><text:span text:style-name="Default_20_Paragraph_20_Font">נתנבלת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חבירך</text:span><text:span text:style-name="Default_20_Paragraph_20_Font"> </text:span><text:span text:style-name="Default_20_Paragraph_20_Font">שחירפך</text:span><text:span text:style-name="Default_20_Paragraph_20_Font"> - </text:span><text:span text:style-name="Default_20_Paragraph_20_Font">סופך</text:span><text:span text:style-name="Default_20_Paragraph_20_Font"> </text:span><text:span text:style-name="Default_20_Paragraph_20_Font">להנשא</text:span><text:span text:style-name="Default_20_Paragraph_20_Font"> </text:span><text:span text:style-name="Default_20_Paragraph_20_Font">בדבר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3"/>
      <text:p text:style-name="P3"><text:span text:style-name="Default_20_Paragraph_20_Font">אולם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התוכח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תרו</text:span><text:span text:style-name="Default_20_Paragraph_20_Font"> </text:span><text:span text:style-name="Default_20_Paragraph_20_Font">למשה</text:span><text:span text:style-name="Default_20_Paragraph_20_Font">, </text:span><text:span text:style-name="Default_20_Paragraph_20_Font">כאשר</text:span><text:span text:style-name="Default_20_Paragraph_20_Font"> </text:span><text:span text:style-name="Default_20_Paragraph_20_Font">רא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תור</text:span><text:span text:style-name="Default_20_Paragraph_20_Font"> </text:span><text:span text:style-name="Default_20_Paragraph_20_Font">הארוך</text:span><text:span text:style-name="Default_20_Paragraph_20_Font"> </text:span><text:span text:style-name="Default_20_Paragraph_20_Font">המשתרך</text:span><text:span text:style-name="Default_20_Paragraph_20_Font"> </text:span><text:span text:style-name="Default_20_Paragraph_20_Font">מחוץ</text:span><text:span text:style-name="Default_20_Paragraph_20_Font"> </text:span><text:span text:style-name="Default_20_Paragraph_20_Font">ללשכה</text:span><text:span text:style-name="Default_20_Paragraph_20_Font"> </text:span><text:span text:style-name="Default_20_Paragraph_20_Font">שלו</text:span><text:span text:style-name="Default_20_Paragraph_20_Font">:</text:span></text:p>
      <text:p text:style-name="P8"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ח</text:span><text:span text:style-name="Default_20_Paragraph_20_Font">ֹ</text:span><text:span text:style-name="Default_20_Paragraph_20_Font">ת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ֶׁ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ֶׂ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'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ֶׂ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? 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ע</text:span><text:span text:style-name="Default_20_Paragraph_20_Font">ַ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ש</text:span><text:span text:style-name="Default_20_Paragraph_20_Font">ֵׁ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ד</text:span><text:span text:style-name="Default_20_Paragraph_20_Font">ֶּ</text:span><text:span text:style-name="Default_20_Paragraph_20_Font">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צ</text:span><text:span text:style-name="Default_20_Paragraph_20_Font">ָּ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ֹּ</text:span><text:span text:style-name="Default_20_Paragraph_20_Font">ק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ב</text:span><text:span text:style-name="Default_20_Paragraph_20_Font">?'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ֶׁ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ֹ</text:span><text:span text:style-name="Default_20_Paragraph_20_Font">ת</text:span><text:span text:style-name="Default_20_Paragraph_20_Font">ְ</text:span><text:span text:style-name="Default_20_Paragraph_20_Font">נו</text:span><text:span text:style-name="Default_20_Paragraph_20_Font">ֹ '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ב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.</text:span><text:a xlink:type="simple" xlink:href="http://he.wikisource.org/wiki/קטגוריה:שמות_יח_טז"><text:span text:style-name="Default_20_Paragraph_20_Font"><text:span text:style-name="Default_20_Paragraph_20_Font"> </text:span></text:span></text:a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ה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ָׁ</text:span><text:span text:style-name="Default_20_Paragraph_20_Font">פ</text:span><text:span text:style-name="Default_20_Paragraph_20_Font">ַ</text:span><text:span text:style-name="Default_20_Paragraph_20_Font">ט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ן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ר</text:span><text:span text:style-name="Default_20_Paragraph_20_Font">ֵ</text:span><text:span text:style-name="Default_20_Paragraph_20_Font">ע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ו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ֻ</text:span><text:span text:style-name="Default_20_Paragraph_20_Font">ק</text:span><text:span text:style-name="Default_20_Paragraph_20_Font">ֵּ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'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ח</text:span><text:span text:style-name="Default_20_Paragraph_20_Font">ֹ</text:span><text:span text:style-name="Default_20_Paragraph_20_Font">ת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מ</text:span><text:span text:style-name="Default_20_Paragraph_20_Font">ֹ</text:span><text:span text:style-name="Default_20_Paragraph_20_Font">ש</text:span><text:span text:style-name="Default_20_Paragraph_20_Font">ֶׁ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'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ֹ</text:span><text:span text:style-name="Default_20_Paragraph_20_Font">ש</text:span><text:span text:style-name="Default_20_Paragraph_20_Font">ֶׂ</text:span><text:span text:style-name="Default_20_Paragraph_20_Font">ה</text:span><text:span text:style-name="Default_20_Paragraph_20_Font">! </text:span><text:span text:style-name="Default_20_Paragraph_20_Font"><text:span text:style-name="T4">נ</text:span></text:span><text:span text:style-name="Default_20_Paragraph_20_Font"><text:span text:style-name="T4">ָ</text:span></text:span><text:span text:style-name="Default_20_Paragraph_20_Font"><text:span text:style-name="T4">ב</text:span></text:span><text:span text:style-name="Default_20_Paragraph_20_Font"><text:span text:style-name="T4">ֹ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ת</text:span></text:span><text:span text:style-name="Default_20_Paragraph_20_Font"><text:span text:style-name="T4">ִּ</text:span></text:span><text:span text:style-name="Default_20_Paragraph_20_Font"><text:span text:style-name="T4">ב</text:span></text:span><text:span text:style-name="Default_20_Paragraph_20_Font"><text:span text:style-name="T4">ֹּ</text:span></text:span><text:span text:style-name="Default_20_Paragraph_20_Font"><text:span text:style-name="T4">ל</text:span></text:span><text:span text:style-name="Default_20_Paragraph_20_Font"> </text:span><text:span text:style-name="Default_20_Paragraph_20_Font">ג</text:span><text:span text:style-name="Default_20_Paragraph_20_Font">ַּ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ג</text:span><text:span text:style-name="Default_20_Paragraph_20_Font">ַּ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ָּ</text:span><text:span text:style-name="Default_20_Paragraph_20_Font">ך</text:span><text:span text:style-name="Default_20_Paragraph_20_Font">,ְ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ָ</text:span><text:span text:style-name="Default_20_Paragraph_20_Font">ב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ְּ</text:span><text:span text:style-name="Default_20_Paragraph_20_Font">ך</text:span><text:span text:style-name="Default_20_Paragraph_20_Font">ָ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,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ו</text:span><text:span text:style-name="Default_20_Paragraph_20_Font">ּ</text:span><text:span text:style-name="Default_20_Paragraph_20_Font">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ֹׂ</text:span><text:span text:style-name="Default_20_Paragraph_20_Font">הו</text:span><text:span text:style-name="Default_20_Paragraph_20_Font">ּ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ד</text:span><text:span text:style-name="Default_20_Paragraph_20_Font">ֶּ</text:span><text:span text:style-name="Default_20_Paragraph_20_Font">ך</text:span><text:span text:style-name="Default_20_Paragraph_20_Font">ָ!' <text:s text:c="5"/>(</text:span><text:span text:style-name="Default_20_Paragraph_20_Font">שמו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יד</text:span><text:span text:style-name="Default_20_Paragraph_20_Font">-</text:span><text:span text:style-name="Default_20_Paragraph_20_Font">יח</text:span><text:span text:style-name="Default_20_Paragraph_20_Font">).</text:span></text:p>
      <text:p text:style-name="P3"/>
      <text:p text:style-name="P3"><text:span text:style-name="Default_20_Paragraph_20_Font">הפועל</text:span><text:span text:style-name="Default_20_Paragraph_20_Font"> </text:span><text:span text:style-name="Default_20_Paragraph_20_Font"><text:span text:style-name="T4">נבל</text:span></text:span><text:span text:style-name="Default_20_Paragraph_20_Font"> </text:span><text:span text:style-name="Default_20_Paragraph_20_Font">מציין</text:span><text:span text:style-name="Default_20_Paragraph_20_Font"> </text:span><text:span text:style-name="Default_20_Paragraph_20_Font">שחיקה</text:span><text:span text:style-name="Default_20_Paragraph_20_Font"> </text:span><text:span text:style-name="Default_20_Paragraph_20_Font">נפשית</text:span><text:span text:style-name="Default_20_Paragraph_20_Font">; </text:span><text:span text:style-name="Default_20_Paragraph_20_Font"><text:span text:style-name="T4">נבלת</text:span></text:span><text:span text:style-name="Default_20_Paragraph_20_Font"><text:span text:style-name="T4"> </text:span></text:span><text:span text:style-name="Default_20_Paragraph_20_Font"><text:span text:style-name="T4">בהתנשא</text:span></text:span><text:span text:style-name="Default_20_Paragraph_20_Font"> = </text:span><text:span text:style-name="Default_20_Paragraph_20_Font">נשחקת</text:span><text:span text:style-name="Default_20_Paragraph_20_Font"> </text:span><text:span text:style-name="Default_20_Paragraph_20_Font">והתעייפת</text:span><text:span text:style-name="Default_20_Paragraph_20_Font"> </text:span><text:span text:style-name="Default_20_Paragraph_20_Font">מתפקידך</text:span><text:span text:style-name="Default_20_Paragraph_20_Font"> </text:span><text:span text:style-name="Default_20_Paragraph_20_Font">כמנהיג</text:span><text:span text:style-name="Default_20_Paragraph_20_Font"> </text:span><text:span text:style-name="Default_20_Paragraph_20_Font">רם</text:span><text:span text:style-name="Default_20_Paragraph_20_Font"> </text:span><text:span text:style-name="Default_20_Paragraph_20_Font">ונישא</text:span><text:span text:style-name="Default_20_Paragraph_20_Font">. </text:span></text:p>
      <text:p text:style-name="P3"/>
      <text:p text:style-name="P3"><text:span text:style-name="Default_20_Paragraph_20_Font"><text:span text:style-name="T4">ז</text:span></text:span><text:span text:style-name="Default_20_Paragraph_20_Font"><text:span text:style-name="T4">ַ</text:span></text:span><text:span text:style-name="Default_20_Paragraph_20_Font"><text:span text:style-name="T4">מ</text:span></text:span><text:span text:style-name="Default_20_Paragraph_20_Font"><text:span text:style-name="T4">ּ</text:span></text:span><text:span text:style-name="Default_20_Paragraph_20_Font"><text:span text:style-name="T4">ו</text:span></text:span><text:span text:style-name="Default_20_Paragraph_20_Font"><text:span text:style-name="T4">ֹ</text:span></text:span><text:span text:style-name="Default_20_Paragraph_20_Font"><text:span text:style-name="T4">ת</text:span></text:span><text:span text:style-name="Default_20_Paragraph_20_Font"><text:span text:style-name="T4">ָ</text:span></text:span><text:span text:style-name="Default_20_Paragraph_20_Font"> = </text:span><text:span text:style-name="Default_20_Paragraph_20_Font">מהשורש</text:span><text:span text:style-name="Default_20_Paragraph_20_Font"> </text:span><text:span text:style-name="Default_20_Paragraph_20_Font">זמם</text:span><text:span text:style-name="Default_20_Paragraph_20_Font">, </text:span><text:span text:style-name="Default_20_Paragraph_20_Font">המציין</text:span><text:span text:style-name="Default_20_Paragraph_20_Font"> </text:span><text:span text:style-name="Default_20_Paragraph_20_Font">מחשבות</text:span><text:span text:style-name="Default_20_Paragraph_20_Font"> </text:span><text:span text:style-name="Default_20_Paragraph_20_Font">עמוקות</text:span><text:span text:style-name="Default_20_Paragraph_20_Font">; </text:span><text:span text:style-name="Default_20_Paragraph_20_Font"><text:span text:style-name="T4">אם</text:span></text:span><text:span text:style-name="Default_20_Paragraph_20_Font"><text:span text:style-name="T4"> </text:span></text:span><text:span text:style-name="Default_20_Paragraph_20_Font"><text:span text:style-name="T4">זמות</text:span></text:span><text:span text:style-name="Default_20_Paragraph_20_Font"> = </text:span><text:span text:style-name="Default_20_Paragraph_20_Font">שקעת</text:span><text:span text:style-name="Default_20_Paragraph_20_Font"> </text:span><text:span text:style-name="Default_20_Paragraph_20_Font">במחשבות</text:span><text:span text:style-name="Default_20_Paragraph_20_Font"> </text:span><text:span text:style-name="Default_20_Paragraph_20_Font">עמוקות</text:span><text:span text:style-name="Default_20_Paragraph_20_Font"> </text:span><text:span text:style-name="Default_20_Paragraph_20_Font">מרוב</text:span><text:span text:style-name="Default_20_Paragraph_20_Font"> </text:span><text:span text:style-name="Default_20_Paragraph_20_Font">עייפות</text:span><text:span text:style-name="Default_20_Paragraph_20_Font"> </text:span><text:span text:style-name="Default_20_Paragraph_20_Font">וחוסר</text:span><text:span text:style-name="Default_20_Paragraph_20_Font">-</text:span><text:span text:style-name="Default_20_Paragraph_20_Font">ריכוז</text:span><text:span text:style-name="Default_20_Paragraph_20_Font">.</text:span></text:p>
      <text:p text:style-name="P3"/>
      <text:p text:style-name="P13"><text:span text:style-name="Default_20_Paragraph_20_Font"><text:span text:style-name="T4">יד</text:span></text:span><text:span text:style-name="Default_20_Paragraph_20_Font"><text:span text:style-name="T4"> </text:span></text:span><text:span text:style-name="Default_20_Paragraph_20_Font"><text:span text:style-name="T4">לפה</text:span></text:span><text:span text:style-name="Default_20_Paragraph_20_Font"> = </text:span><text:span text:style-name="Default_20_Paragraph_20_Font">משל</text:span><text:span text:style-name="Default_20_Paragraph_20_Font"> </text:span><text:span text:style-name="Default_20_Paragraph_20_Font">לשתיקה</text:span><text:span text:style-name="Default_20_Paragraph_20_Font">, </text:span><text:span text:style-name="Default_20_Paragraph_20_Font">כמו</text:span><text:a xlink:type="simple" xlink:href="http://tora.us.fm/tnk1/prqim/t0718.htm#19"><text:span text:style-name="Default_20_Paragraph_20_Font"><text:span text:style-name="Default_20_Paragraph_20_Font"> </text:span></text:span></text:a><text:span text:style-name="Default_20_Paragraph_20_Font">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לו</text:span><text:span text:style-name="Default_20_Paragraph_20_Font"> '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ֵ</text:span><text:span text:style-name="Default_20_Paragraph_20_Font">ש</text:span><text:span text:style-name="Default_20_Paragraph_20_Font">ׁ! </text:span><text:span text:style-name="Default_20_Paragraph_20_Font">ש</text:span><text:span text:style-name="Default_20_Paragraph_20_Font">ִׂ</text:span><text:span text:style-name="Default_20_Paragraph_20_Font">ים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ָ</text:span></text:span><text:span text:style-name="Default_20_Paragraph_20_Font"><text:span text:style-name="T4">ד</text:span></text:span><text:span text:style-name="Default_20_Paragraph_20_Font"><text:span text:style-name="T4">ְ</text:span></text:span><text:span text:style-name="Default_20_Paragraph_20_Font"><text:span text:style-name="T4">ך</text:span></text:span><text:span text:style-name="Default_20_Paragraph_20_Font"><text:span text:style-name="T4">ָ </text:span></text:span><text:span text:style-name="Default_20_Paragraph_20_Font"><text:span text:style-name="T4">ע</text:span></text:span><text:span text:style-name="Default_20_Paragraph_20_Font"><text:span text:style-name="T4">ַ</text:span></text:span><text:span text:style-name="Default_20_Paragraph_20_Font"><text:span text:style-name="T4">ל</text:span></text:span><text:span text:style-name="Default_20_Paragraph_20_Font"><text:span text:style-name="T4"> </text:span></text:span><text:span text:style-name="Default_20_Paragraph_20_Font"><text:span text:style-name="T4">פ</text:span></text:span><text:span text:style-name="Default_20_Paragraph_20_Font"><text:span text:style-name="T4">ִּ</text:span></text:span><text:span text:style-name="Default_20_Paragraph_20_Font"><text:span text:style-name="T4">יך</text:span></text:span><text:span text:style-name="Default_20_Paragraph_20_Font"><text:span text:style-name="T4">ָ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ע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נו</text:span><text:span text:style-name="Default_20_Paragraph_20_Font">ּ...!'" (</text:span><text:span text:style-name="Default_20_Paragraph_20_Font">שופטים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יט</text:span><text:span text:style-name="Default_20_Paragraph_20_Font">); </text:span><text:span text:style-name="Default_20_Paragraph_20_Font">או</text:span><text:span text:style-name="Default_20_Paragraph_20_Font"> </text:span><text:span text:style-name="Default_20_Paragraph_20_Font">משל</text:span><text:span text:style-name="Default_20_Paragraph_20_Font"> </text:span><text:span text:style-name="Default_20_Paragraph_20_Font">לאכילה</text:span><text:span text:style-name="Default_20_Paragraph_20_Font">, </text:span><text:span text:style-name="Default_20_Paragraph_20_Font">כמו</text:span><text:a xlink:type="simple" xlink:href="http://tora.us.fm/tnk1/prqim/t2819.htm#24"><text:span text:style-name="Default_20_Paragraph_20_Font"><text:span text:style-name="Default_20_Paragraph_20_Font"> </text:span></text:span></text:a><text:span text:style-name="Default_20_Paragraph_20_Font">"</text:span><text:span text:style-name="Default_20_Paragraph_20_Font">ט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צ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<text:span text:style-name="T4">י</text:span></text:span><text:span text:style-name="Default_20_Paragraph_20_Font"><text:span text:style-name="T4">ָ</text:span></text:span><text:span text:style-name="Default_20_Paragraph_20_Font"><text:span text:style-name="T4">דו</text:span></text:span><text:span text:style-name="Default_20_Paragraph_20_Font"><text:span text:style-name="T4">ֹ</text:span>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צ</text:span><text:span text:style-name="Default_20_Paragraph_20_Font">ַּ</text:span><text:span text:style-name="Default_20_Paragraph_20_Font">ל</text:span><text:span text:style-name="Default_20_Paragraph_20_Font">ָּ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, </text:span><text:span text:style-name="Default_20_Paragraph_20_Font">ג</text:span><text:span text:style-name="Default_20_Paragraph_20_Font">ַּ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<text:span text:style-name="T4">פ</text:span></text:span><text:span text:style-name="Default_20_Paragraph_20_Font"><text:span text:style-name="T4">ִּ</text:span></text:span><text:span text:style-name="Default_20_Paragraph_20_Font"><text:span text:style-name="T4">יהו</text:span></text:span><text:span text:style-name="Default_20_Paragraph_20_Font"><text:span text:style-name="T4">ּ</text:span>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ש</text:span><text:span text:style-name="Default_20_Paragraph_20_Font">ִׁ</text:span><text:span text:style-name="Default_20_Paragraph_20_Font">יב</text:span><text:span text:style-name="Default_20_Paragraph_20_Font">ֶ</text:span><text:span text:style-name="Default_20_Paragraph_20_Font">נ</text:span><text:span text:style-name="Default_20_Paragraph_20_Font">ָּ</text:span><text:span text:style-name="Default_20_Paragraph_20_Font">ה</text:span><text:span text:style-name="Default_20_Paragraph_20_Font">"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ד</text:span><text:span text:style-name="Default_20_Paragraph_20_Font">).</text:span></text:p>
      <text:p text:style-name="P13"/>
      <text:p text:style-name="P13"><text:span text:style-name="Default_20_Paragraph_20_Font">הפסוק</text:span><text:span text:style-name="Default_20_Paragraph_20_Font"> </text:span><text:span text:style-name="Default_20_Paragraph_20_Font">פונ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מנהיג</text:span><text:span text:style-name="Default_20_Paragraph_20_Font">: </text:span><text:span text:style-name="Default_20_Paragraph_20_Font">אם</text:span><text:span text:style-name="Default_20_Paragraph_20_Font"> </text:span><text:span text:style-name="Default_20_Paragraph_20_Font">אתה</text:span><text:span text:style-name="Default_20_Paragraph_20_Font">, </text:span><text:span text:style-name="Default_20_Paragraph_20_Font">המנהיג</text:span><text:span text:style-name="Default_20_Paragraph_20_Font">, </text:span><text:span text:style-name="Default_20_Paragraph_20_Font">מרגיש</text:span><text:span text:style-name="Default_20_Paragraph_20_Font"> </text:span><text:span text:style-name="Default_20_Paragraph_20_Font">שאתה</text:span><text:span text:style-name="Default_20_Paragraph_20_Font"> </text:span><text:span text:style-name="Default_20_Paragraph_20_Font">נובל</text:span><text:span text:style-name="Default_20_Paragraph_20_Font">, </text:span><text:span text:style-name="Default_20_Paragraph_20_Font">שחוק</text:span><text:span text:style-name="Default_20_Paragraph_20_Font"> </text:span><text:span text:style-name="Default_20_Paragraph_20_Font">ועייף</text:span><text:span text:style-name="Default_20_Paragraph_20_Font"> </text:span><text:span text:style-name="Default_20_Paragraph_20_Font">מהנהגת</text:span><text:span text:style-name="Default_20_Paragraph_20_Font"> </text:span><text:span text:style-name="Default_20_Paragraph_20_Font">הציבור</text:span><text:span text:style-name="Default_20_Paragraph_20_Font">, </text:span><text:span text:style-name="Default_20_Paragraph_20_Font">ואתה</text:span><text:span text:style-name="Default_20_Paragraph_20_Font"> </text:span><text:span text:style-name="Default_20_Paragraph_20_Font">נוטה</text:span><text:span text:style-name="Default_20_Paragraph_20_Font"> '</text:span><text:span text:style-name="Default_20_Paragraph_20_Font">לרחף</text:span><text:span text:style-name="Default_20_Paragraph_20_Font">' </text:span><text:span text:style-name="Default_20_Paragraph_20_Font">ולשקוע</text:span><text:span text:style-name="Default_20_Paragraph_20_Font"> </text:span><text:span text:style-name="Default_20_Paragraph_20_Font">במחשבות</text:span><text:span text:style-name="Default_20_Paragraph_20_Font">, </text:span><text:span text:style-name="Default_20_Paragraph_20_Font">זה</text:span><text:span text:style-name="Default_20_Paragraph_20_Font"> </text:span><text:span text:style-name="Default_20_Paragraph_20_Font">הזמן</text:span><text:span text:style-name="Default_20_Paragraph_20_Font"> </text:span><text:span text:style-name="Default_20_Paragraph_20_Font">לעצור</text:span><text:span text:style-name="Default_20_Paragraph_20_Font">, </text:span><text:span text:style-name="Default_20_Paragraph_20_Font">לשתוק</text:span><text:span text:style-name="Default_20_Paragraph_20_Font"> </text:span><text:span text:style-name="Default_20_Paragraph_20_Font">ולהפסיק</text:span><text:span text:style-name="Default_20_Paragraph_20_Font"> </text:span><text:span text:style-name="Default_20_Paragraph_20_Font">לרגע</text:span><text:span text:style-name="Default_20_Paragraph_20_Font"> </text:span><text:span text:style-name="Default_20_Paragraph_20_Font">מתפקידך</text:span><text:span text:style-name="Default_20_Paragraph_20_Font"> </text:span><text:span text:style-name="Default_20_Paragraph_20_Font">כמנהיג</text:span><text:span text:style-name="Default_20_Paragraph_20_Font">, </text:span><text:span text:style-name="Default_20_Paragraph_20_Font">לאכול</text:span><text:span text:style-name="Default_20_Paragraph_20_Font"> </text:span><text:span text:style-name="Default_20_Paragraph_20_Font">ולהתרענן</text:span><text:span text:style-name="Default_20_Paragraph_20_Font">, </text:span><text:span text:style-name="Default_20_Paragraph_20_Font">ורק</text:span><text:span text:style-name="Default_20_Paragraph_20_Font"> </text:span><text:span text:style-name="Default_20_Paragraph_20_Font">אז</text:span><text:span text:style-name="Default_20_Paragraph_20_Font"> </text:span><text:span text:style-name="Default_20_Paragraph_20_Font">לחזור</text:span><text:span text:style-name="Default_20_Paragraph_20_Font"> </text:span><text:span text:style-name="Default_20_Paragraph_20_Font">לעבודה</text:span><text:span text:style-name="Default_20_Paragraph_20_Font">.</text:span></text:p>
      <text:p text:style-name="P13"><text:soft-page-break/></text:p>
      <text:p text:style-name="P13"><text:span text:style-name="Default_20_Paragraph_20_Font"><text:span text:style-name="T1">סיכום</text:span></text:span><text:span text:style-name="Default_20_Paragraph_20_Font"><text:span text:style-name="T1"> </text:span></text:span><text:span text:style-name="Default_20_Paragraph_20_Font"><text:span text:style-name="T1">ומחקר</text:span></text:span><text:span text:style-name="Default_20_Paragraph_20_Font"><text:span text:style-name="T1"> </text:span></text:span><text:span text:style-name="Default_20_Paragraph_20_Font"><text:span text:style-name="T1">עתידי</text:span></text:span></text:p>
      <text:p text:style-name="P13"><text:span text:style-name="Default_20_Paragraph_20_Font">ישנן עוד הקבלות רבות בין פסוקים בספר משלי לבין פסוקים אחרים. במאמר זה התייחסתי רק להקבלות שהצלחתי למצוא את ההשלכה שלהן על פרשנות הפסוקים ואת המשמעות המעשית שלהן.</text:span></text:p>
      <text:p text:style-name="P29"><text:span text:style-name="Default_20_Paragraph_20_Font"/></text:p>
      <text:p text:style-name="P29"><text:span text:style-name="Default_20_Paragraph_20_Font">כמו כן, התייחסתי רק להקבלות ל</text:span><text:span text:style-name="Default_20_Paragraph_20_Font"><text:span text:style-name="T4">סיפורים</text:span></text:span><text:span text:style-name="Default_20_Paragraph_20_Font">. ישנן עוד הקבלות רבות ל</text:span><text:span text:style-name="Default_20_Paragraph_20_Font"><text:span text:style-name="T4">מצוות</text:span></text:span><text:span text:style-name="Default_20_Paragraph_20_Font"> ול</text:span><text:span text:style-name="Default_20_Paragraph_20_Font"><text:span text:style-name="T4">נבואות</text:span></text:span><text:span text:style-name="Default_20_Paragraph_20_Font">, <text:s/>והן ראויות למאמר בפני עצמן.</text:span></text:p>
      <text:p text:style-name="P13"/>
      <text:p text:style-name="P13"><text:span text:style-name="Default_20_Paragraph_20_Font">אולם</text:span><text:span text:style-name="Default_20_Paragraph_20_Font">, </text:span><text:span text:style-name="Default_20_Paragraph_20_Font">המספר</text:span><text:span text:style-name="Default_20_Paragraph_20_Font"> </text:span><text:span text:style-name="Default_20_Paragraph_20_Font">הרב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הקבלות</text:span><text:span text:style-name="Default_20_Paragraph_20_Font"> </text:span><text:span text:style-name="Default_20_Paragraph_20_Font">שמצאנו</text:span><text:span text:style-name="Default_20_Paragraph_20_Font"> </text:span><text:span text:style-name="Default_20_Paragraph_20_Font">מחז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השערה</text:span><text:span text:style-name="Default_20_Paragraph_20_Font">, </text:span><text:span text:style-name="Default_20_Paragraph_20_Font">ש</text:span><text:span text:style-name="Default_20_Paragraph_20_Font"><text:span text:style-name="T4">לכל</text:span>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ישנו</text:span><text:span text:style-name="Default_20_Paragraph_20_Font"> </text:span><text:span text:style-name="Default_20_Paragraph_20_Font">סיפור</text:span><text:span text:style-name="Default_20_Paragraph_20_Font"> </text:span><text:span text:style-name="Default_20_Paragraph_20_Font">מקביל</text:span><text:span text:style-name="Default_20_Paragraph_20_Font">. </text:span><text:span text:style-name="Default_20_Paragraph_20_Font">כל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למעשה</text:span><text:span text:style-name="Default_20_Paragraph_20_Font"> </text:span><text:span text:style-name="Default_20_Paragraph_20_Font">מוסר</text:span><text:span text:style-name="Default_20_Paragraph_20_Font"> </text:span><text:span text:style-name="Default_20_Paragraph_20_Font">השכל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סיפור</text:span><text:span text:style-name="Default_20_Paragraph_20_Font"> </text:span><text:span text:style-name="Default_20_Paragraph_20_Font">כלשהו</text:span><text:span text:style-name="Default_20_Paragraph_20_Font">.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ציג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תמצית</text:span><text:span text:style-name="Default_20_Paragraph_20_Font"> - </text:span><text:span text:style-name="Default_20_Paragraph_20_Font">ר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וסר</text:span><text:span text:style-name="Default_20_Paragraph_20_Font"> </text:span><text:span text:style-name="Default_20_Paragraph_20_Font">ההשכל</text:span><text:span text:style-name="Default_20_Paragraph_20_Font"> - </text:span><text:span text:style-name="Default_20_Paragraph_20_Font">ומשאיר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אתגר</text:span><text:span text:style-name="Default_20_Paragraph_20_Font">, </text:span><text:span text:style-name="Default_20_Paragraph_20_Font">לגל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פורים</text:span><text:span text:style-name="Default_20_Paragraph_20_Font"> </text:span><text:span text:style-name="Default_20_Paragraph_20_Font">שמאחרי</text:span><text:span text:style-name="Default_20_Paragraph_20_Font"> </text:span><text:span text:style-name="Default_20_Paragraph_20_Font">הפסוקים</text:span><text:span text:style-name="Default_20_Paragraph_20_Font"> (</text:span><text:span text:style-name="Default_20_Paragraph_20_Font">י</text:span><text:span text:style-name="Default_20_Paragraph_20_Font">.</text:span><text:span text:style-name="Default_20_Paragraph_20_Font">קיל</text:span><text:span text:style-name="Default_20_Paragraph_20_Font">, <text:s/>"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", </text:span><text:span text:style-name="Default_20_Paragraph_20_Font">מבוא</text:span><text:span text:style-name="Default_20_Paragraph_20_Font">, </text:span><text:span text:style-name="Default_20_Paragraph_20_Font">עמ</text:span><text:span text:style-name="Default_20_Paragraph_20_Font">' 14-19). "</text:span><text:span text:style-name="Default_20_Paragraph_20_Font">שלמה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התבונן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רשה</text:span><text:span text:style-name="Default_20_Paragraph_20_Font"> </text:span><text:span text:style-name="Default_20_Paragraph_20_Font">עיונית</text:span><text:span text:style-name="Default_20_Paragraph_20_Font"> </text:span><text:span text:style-name="Default_20_Paragraph_20_Font">בתורה</text:span><text:span text:style-name="Default_20_Paragraph_20_Font">, </text:span><text:span text:style-name="Default_20_Paragraph_20_Font">א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רשה</text:span><text:span text:style-name="Default_20_Paragraph_20_Font"> </text:span><text:span text:style-name="Default_20_Paragraph_20_Font">בדברי</text:span><text:span text:style-name="Default_20_Paragraph_20_Font"> </text:span><text:span text:style-name="Default_20_Paragraph_20_Font">ימי</text:span><text:span text:style-name="Default_20_Paragraph_20_Font"> </text:span><text:span text:style-name="Default_20_Paragraph_20_Font">מלכות</text:span><text:span text:style-name="Default_20_Paragraph_20_Font"> </text:span><text:span text:style-name="Default_20_Paragraph_20_Font">ישראל</text:span><text:span text:style-name="Default_20_Paragraph_20_Font">, </text:span><text:span text:style-name="Default_20_Paragraph_20_Font">הפקיע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מהצמצום</text:span><text:span text:style-name="Default_20_Paragraph_20_Font"> </text:span><text:span text:style-name="Default_20_Paragraph_20_Font">הפרטי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הכללה</text:span><text:span text:style-name="Default_20_Paragraph_20_Font"> </text:span><text:span text:style-name="Default_20_Paragraph_20_Font">הרחבה</text:span><text:span text:style-name="Default_20_Paragraph_20_Font">, </text:span><text:span text:style-name="Default_20_Paragraph_20_Font">ותיכן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במשפט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של</text:span><text:span text:style-name="Default_20_Paragraph_20_Font">. </text:span><text:span text:style-name="Default_20_Paragraph_20_Font">על</text:span><text:span text:style-name="Default_20_Paragraph_20_Font">-</text:span><text:span text:style-name="Default_20_Paragraph_20_Font">כן</text:span><text:span text:style-name="Default_20_Paragraph_20_Font"> </text:span><text:span text:style-name="Default_20_Paragraph_20_Font">המשלים</text:span><text:span text:style-name="Default_20_Paragraph_20_Font"> </text:span><text:span text:style-name="Default_20_Paragraph_20_Font">במשלי</text:span><text:span text:style-name="Default_20_Paragraph_20_Font">-</text:span><text:span text:style-name="Default_20_Paragraph_20_Font">שלמה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בבחינת</text:span><text:span text:style-name="Default_20_Paragraph_20_Font"> </text:span><text:span text:style-name="Default_20_Paragraph_20_Font">משל</text:span><text:span text:style-name="Default_20_Paragraph_20_Font">-</text:span><text:span text:style-name="Default_20_Paragraph_20_Font">חידה</text:span><text:span text:style-name="Default_20_Paragraph_20_Font">, </text:span><text:span text:style-name="Default_20_Paragraph_20_Font">שכדי</text:span><text:span text:style-name="Default_20_Paragraph_20_Font"> </text:span><text:span text:style-name="Default_20_Paragraph_20_Font">להכ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סיבות</text:span><text:span text:style-name="Default_20_Paragraph_20_Font"> </text:span><text:span text:style-name="Default_20_Paragraph_20_Font">היווצרותם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להתחקות</text:span><text:span text:style-name="Default_20_Paragraph_20_Font"> </text:span><text:span text:style-name="Default_20_Paragraph_20_Font">לאחו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שורשם</text:span><text:span text:style-name="Default_20_Paragraph_20_Font">" (</text:span><text:span text:style-name="Default_20_Paragraph_20_Font">ס</text:span><text:span text:style-name="Default_20_Paragraph_20_Font">. </text:span><text:span text:style-name="Default_20_Paragraph_20_Font">שרייבר</text:span><text:span text:style-name="Default_20_Paragraph_20_Font">, "</text:span><text:span text:style-name="Default_20_Paragraph_20_Font">משלי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לכות</text:span><text:span text:style-name="Default_20_Paragraph_20_Font"> </text:span><text:span text:style-name="Default_20_Paragraph_20_Font">בית</text:span><text:span text:style-name="Default_20_Paragraph_20_Font"> </text:span><text:span text:style-name="Default_20_Paragraph_20_Font">דוד</text:span><text:span text:style-name="Default_20_Paragraph_20_Font">", </text:span><text:span text:style-name="Default_20_Paragraph_20_Font">פתח</text:span><text:span text:style-name="Default_20_Paragraph_20_Font"> </text:span><text:span text:style-name="Default_20_Paragraph_20_Font">תקוה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ס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עמ</text:span><text:span text:style-name="Default_20_Paragraph_20_Font">' </text:span><text:span text:style-name="Default_20_Paragraph_20_Font">טו</text:span><text:span text:style-name="Default_20_Paragraph_20_Font">).</text:span></text:p>
      <text:p text:style-name="P13"/>
      <text:p text:style-name="P13"><text:span text:style-name="Default_20_Paragraph_20_Font">מעבר</text:span><text:span text:style-name="Default_20_Paragraph_20_Font"> </text:span><text:span text:style-name="Default_20_Paragraph_20_Font">לכך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כל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רצוף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תורה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סיפורי</text:span><text:span text:style-name="Default_20_Paragraph_20_Font"> </text:span><text:span text:style-name="Default_20_Paragraph_20_Font">הנביאים</text:span><text:span text:style-name="Default_20_Paragraph_20_Font">: "</text:span><text:span text:style-name="Default_20_Paragraph_20_Font">חז</text:span><text:span text:style-name="Default_20_Paragraph_20_Font">"</text:span><text:span text:style-name="Default_20_Paragraph_20_Font">ל</text:span><text:span text:style-name="Default_20_Paragraph_20_Font"> </text:span><text:span text:style-name="Default_20_Paragraph_20_Font">אמרו</text:span><text:span text:style-name="Default_20_Paragraph_20_Font"> </text:span><text:span text:style-name="Default_20_Paragraph_20_Font">ששלמה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עשה</text:span><text:span text:style-name="Default_20_Paragraph_20_Font"> </text:span><text:span text:style-name="Default_20_Paragraph_20_Font">אזניים</text:span><text:span text:style-name="Default_20_Paragraph_20_Font"> </text:span><text:span text:style-name="Default_20_Paragraph_20_Font">לתורה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ידי</text:span><text:span text:style-name="Default_20_Paragraph_20_Font"> </text:span><text:span text:style-name="Default_20_Paragraph_20_Font">משלים</text:span><text:span text:style-name="Default_20_Paragraph_20_Font">, </text:span><text:span text:style-name="Default_20_Paragraph_20_Font">כדי</text:span><text:span text:style-name="Default_20_Paragraph_20_Font"> </text:span><text:span text:style-name="Default_20_Paragraph_20_Font">שיוכלו</text:span><text:span text:style-name="Default_20_Paragraph_20_Font"> </text:span><text:span text:style-name="Default_20_Paragraph_20_Font">להבין</text:span><text:span text:style-name="Default_20_Paragraph_20_Font"> </text:span><text:span text:style-name="Default_20_Paragraph_20_Font">תורה</text:span><text:span text:style-name="Default_20_Paragraph_20_Font"> </text:span><text:span text:style-name="Default_20_Paragraph_20_Font">אלוקית</text:span><text:span text:style-name="Default_20_Paragraph_20_Font"> </text:span><text:span text:style-name="Default_20_Paragraph_20_Font">בשכל</text:span><text:span text:style-name="Default_20_Paragraph_20_Font"> </text:span><text:span text:style-name="Default_20_Paragraph_20_Font">אנושי</text:span><text:span text:style-name="Default_20_Paragraph_20_Font">. </text:span><text:span text:style-name="Default_20_Paragraph_20_Font">כלומר</text:span><text:span text:style-name="Default_20_Paragraph_20_Font"> </text:span><text:span text:style-name="Default_20_Paragraph_20_Font">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קדמון</text:span><text:span text:style-name="Default_20_Paragraph_20_Font"> </text:span><text:span text:style-name="Default_20_Paragraph_20_Font">בכתב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תורה</text:span><text:span text:style-name="Default_20_Paragraph_20_Font">...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הפשט</text:span><text:span text:style-name="Default_20_Paragraph_20_Font">, </text:span><text:span text:style-name="Default_20_Paragraph_20_Font">החלק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משלים</text:span><text:span text:style-name="Default_20_Paragraph_20_Font"> </text:span><text:span text:style-name="Default_20_Paragraph_20_Font">ודברי</text:span><text:span text:style-name="Default_20_Paragraph_20_Font"> </text:span><text:span text:style-name="Default_20_Paragraph_20_Font">מוסר</text:span><text:span text:style-name="Default_20_Paragraph_20_Font"> </text:span><text:span text:style-name="Default_20_Paragraph_20_Font">בדברים</text:span><text:span text:style-name="Default_20_Paragraph_20_Font"> </text:span><text:span text:style-name="Default_20_Paragraph_20_Font">בודדים</text:span><text:span text:style-name="Default_20_Paragraph_20_Font"> (</text:span><text:span text:style-name="Default_20_Paragraph_20_Font">רס</text:span><text:span text:style-name="Default_20_Paragraph_20_Font">"</text:span><text:span text:style-name="Default_20_Paragraph_20_Font">ג</text:span><text:span text:style-name="Default_20_Paragraph_20_Font">), </text:span><text:span text:style-name="Default_20_Paragraph_20_Font">אבל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פי</text:span><text:span text:style-name="Default_20_Paragraph_20_Font"> </text:span><text:span text:style-name="Default_20_Paragraph_20_Font">הדרש</text:span><text:span text:style-name="Default_20_Paragraph_20_Font"> </text:span><text:span text:style-name="Default_20_Paragraph_20_Font">והאגדה</text:span><text:span text:style-name="Default_20_Paragraph_20_Font"> - </text:span><text:span text:style-name="Default_20_Paragraph_20_Font">החלק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איננו</text:span><text:span text:style-name="Default_20_Paragraph_20_Font"> </text:span><text:span text:style-name="Default_20_Paragraph_20_Font">דברים</text:span><text:span text:style-name="Default_20_Paragraph_20_Font"> </text:span><text:span text:style-name="Default_20_Paragraph_20_Font">בודדים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רציף</text:span><text:span text:style-name="Default_20_Paragraph_20_Font">, </text:span><text:span text:style-name="Default_20_Paragraph_20_Font">כלול</text:span><text:span text:style-name="Default_20_Paragraph_20_Font"> </text:span><text:span text:style-name="Default_20_Paragraph_20_Font">בהדר</text:span><text:span text:style-name="Default_20_Paragraph_20_Font"> </text:span><text:span text:style-name="Default_20_Paragraph_20_Font">מבנהו</text:span><text:span text:style-name="Default_20_Paragraph_20_Font">, </text:span><text:span text:style-name="Default_20_Paragraph_20_Font">משוכלל</text:span><text:span text:style-name="Default_20_Paragraph_20_Font"> </text:span><text:span text:style-name="Default_20_Paragraph_20_Font">בצורתו</text:span><text:span text:style-name="Default_20_Paragraph_20_Font">..." (</text:span><text:span text:style-name="Default_20_Paragraph_20_Font">ס</text:span><text:span text:style-name="Default_20_Paragraph_20_Font">. </text:span><text:span text:style-name="Default_20_Paragraph_20_Font">שרייבר</text:span><text:span text:style-name="Default_20_Paragraph_20_Font">, "</text:span><text:span text:style-name="Default_20_Paragraph_20_Font">משלי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ישי</text:span><text:span text:style-name="Default_20_Paragraph_20_Font"> </text:span><text:span text:style-name="Default_20_Paragraph_20_Font">התורה</text:span><text:span text:style-name="Default_20_Paragraph_20_Font">", </text:span><text:span text:style-name="Default_20_Paragraph_20_Font">פתח</text:span><text:span text:style-name="Default_20_Paragraph_20_Font"> </text:span><text:span text:style-name="Default_20_Paragraph_20_Font">תקוה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ס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עמ</text:span><text:span text:style-name="Default_20_Paragraph_20_Font">' </text:span><text:span text:style-name="Default_20_Paragraph_20_Font">ח</text:span><text:span text:style-name="Default_20_Paragraph_20_Font">).</text:span></text:p>
      <text:p text:style-name="P13"/>
      <text:p text:style-name="P2"><text:a xlink:type="simple" xlink:href="http://tora.us.fm/tnk1/ktuv/mjly/hqblot.html"><text:span text:style-name="Default_20_Paragraph_20_Font"><text:span text:style-name="T5">מאמרים</text:span></text:span></text:a></text:p>
      <text:p text:style-name="P2"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T5">טבלה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00%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00%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00%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0%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0%" fo:break-before="auto" fo:break-after="auto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0%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0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0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0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0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0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0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0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0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0.998cm" fo:margin-bottom="0.998cm" fo:margin-left="0.998cm" fo:margin-right="0.998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Erel Segal</dc:creator>
    <meta:editing-cycles>4</meta:editing-cycles>
    <dc:date>2011-11-16T09:01:55</dc:date>
    <meta:editing-duration>PT00H16M32S</meta:editing-duration>
    <meta:document-statistic meta:table-count="0" meta:image-count="0" meta:object-count="0" meta:page-count="14" meta:paragraph-count="180" meta:word-count="5492" meta:character-count="25273"/>
  </office:meta>
</office:document-meta>
</file>